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cdf34" officeooo:paragraph-rsid="000cdf34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cdf34" officeooo:paragraph-rsid="000cdf34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cdf34" officeooo:paragraph-rsid="000cdf34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cdf34" officeooo:paragraph-rsid="000cdf34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style:text-underline-style="none" fo:font-weight="bold" officeooo:rsid="000cdf34" officeooo:paragraph-rsid="000cdf34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style="italic" style:text-underline-style="none" fo:font-weight="bold" officeooo:rsid="000cdf34" officeooo:paragraph-rsid="001119b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119b5" officeooo:paragraph-rsid="001119b5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119b5" officeooo:paragraph-rsid="001552bf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119b5" officeooo:paragraph-rsid="001870b5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1153d7" officeooo:paragraph-rsid="001153d7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d302c" officeooo:paragraph-rsid="000d302c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d302c" officeooo:paragraph-rsid="001153d7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e952f" officeooo:paragraph-rsid="000e952f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119b5" officeooo:paragraph-rsid="001119b5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fe88d" officeooo:paragraph-rsid="000fe88d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fe88d" officeooo:paragraph-rsid="001119b5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119b5" officeooo:paragraph-rsid="001119b5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119b5" officeooo:paragraph-rsid="001552bf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119b5" officeooo:paragraph-rsid="001870b5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153d7" officeooo:paragraph-rsid="001153d7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153d7" officeooo:paragraph-rsid="0014b9e3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153d7" officeooo:paragraph-rsid="001552bf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4b9e3" officeooo:paragraph-rsid="0014b9e3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4b9e3" officeooo:paragraph-rsid="001552bf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552bf" officeooo:paragraph-rsid="001552bf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6be24" officeooo:paragraph-rsid="0016be24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870b5" officeooo:paragraph-rsid="001870b5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870b5" officeooo:paragraph-rsid="001870b5" style:font-size-asian="11.3500003814697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870b5" officeooo:paragraph-rsid="001870b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119b5" officeooo:paragraph-rsid="001119b5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cdf34" officeooo:paragraph-rsid="000cdf34" style:font-size-asian="14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cdf34" officeooo:paragraph-rsid="001119b5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119b5" officeooo:paragraph-rsid="001552bf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119b5" officeooo:paragraph-rsid="001870b5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1119b5" officeooo:paragraph-rsid="001870b5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119b5" officeooo:paragraph-rsid="001119b5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153d7" officeooo:paragraph-rsid="001153d7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c2630" officeooo:paragraph-rsid="001c2630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c50d6" officeooo:paragraph-rsid="001c50d6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de256" officeooo:paragraph-rsid="001de256" style:font-size-asian="11.3500003814697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officeooo:rsid="001552bf" officeooo:paragraph-rsid="001552bf" style:font-size-asian="13pt" style:font-style-asian="italic" style:font-weight-asian="normal" style:font-size-complex="13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3pt" fo:font-style="italic" style:text-underline-style="none" fo:font-weight="normal" officeooo:rsid="001153d7" officeooo:paragraph-rsid="001870b5" style:font-size-asian="13pt" style:font-style-asian="italic" style:font-weight-asian="normal" style:font-size-complex="13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870b5" officeooo:paragraph-rsid="001870b5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c2630" officeooo:paragraph-rsid="001c2630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8pt" fo:font-style="italic" style:text-underline-style="none" fo:font-weight="bold" officeooo:rsid="001c2630" officeooo:paragraph-rsid="001c2630" style:font-size-asian="18pt" style:font-style-asian="italic" style:font-weight-asian="bold" style:font-size-complex="18pt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8pt" fo:font-style="italic" style:text-underline-style="none" fo:font-weight="bold" officeooo:rsid="001c50d6" officeooo:paragraph-rsid="001c50d6" style:font-size-asian="15.75pt" style:font-style-asian="italic" style:font-weight-asian="bold" style:font-size-complex="18pt" style:font-style-complex="italic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8pt" fo:font-style="italic" style:text-underline-style="none" fo:font-weight="bold" officeooo:rsid="001de256" officeooo:paragraph-rsid="001de256" style:font-size-asian="15.75pt" style:font-style-asian="italic" style:font-weight-asian="bold" style:font-size-complex="18pt" style:font-style-complex="italic" style:font-weight-complex="bold"/>
    </style:style>
    <style:style style:name="P48" style:family="paragraph">
      <style:paragraph-properties fo:text-align="start" style:writing-mode="lr-tb"/>
    </style:style>
    <style:style style:name="P49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70b5" style:font-weight-asian="bold" style:font-weight-complex="bold"/>
    </style:style>
    <style:style style:name="T5" style:family="text">
      <style:text-properties officeooo:rsid="000e952f"/>
    </style:style>
    <style:style style:name="T6" style:family="text">
      <style:text-properties officeooo:rsid="001119b5"/>
    </style:style>
    <style:style style:name="T7" style:family="text">
      <style:text-properties officeooo:rsid="001153d7"/>
    </style:style>
    <style:style style:name="T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size="16pt" fo:font-style="italic" fo:font-weight="bold" officeooo:rsid="001552bf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font-size="16pt" fo:font-style="italic" fo:font-weight="bold" officeooo:rsid="001870b5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552bf" style:font-style-asian="italic" style:font-style-complex="italic"/>
    </style:style>
    <style:style style:name="T13" style:family="text">
      <style:text-properties officeooo:rsid="001870b5"/>
    </style:style>
    <style:style style:name="T14" style:family="text">
      <style:text-properties officeooo:rsid="001a4699"/>
    </style:style>
    <style:style style:name="T15" style:family="text">
      <style:text-properties officeooo:rsid="001c2630"/>
    </style:style>
    <style:style style:name="T16" style:family="text">
      <style:text-properties officeooo:rsid="001e6cf9"/>
    </style:style>
    <style:style style:name="T17" style:family="text">
      <style:text-properties fo:color="#000000" style:font-name="Courier" fo:font-size="10pt" style:font-size-asian="10pt" style:font-name-complex="Courier" style:font-size-complex="10pt"/>
    </style:style>
    <style:style style:name="T18" style:family="text">
      <style:text-properties fo:color="#a020f0" style:font-name="Courier" fo:font-size="10pt" fo:font-weight="bold" style:font-size-asian="10pt" style:font-name-complex="Courier" style:font-size-complex="10pt" style:font-weight-complex="bold"/>
    </style:style>
    <style:style style:name="T19" style:family="text">
      <style:text-properties fo:color="#0000ff" style:font-name="Courier" fo:font-size="10pt" fo:font-weight="bold" style:font-size-asian="10pt" style:font-name-complex="Courier" style:font-size-complex="10pt" style:font-weight-complex="bold"/>
    </style:style>
    <style:style style:name="T20" style:family="text">
      <style:text-properties fo:color="#b22222" style:font-name="Courier" fo:font-size="10pt" fo:font-style="italic" style:font-size-asian="10pt" style:font-name-complex="Courier" style:font-size-complex="10pt" style:font-style-complex="italic"/>
    </style:style>
    <style:style style:name="T21" style:family="text">
      <style:text-properties fo:color="#b22222" style:font-name="Courier" fo:font-size="10pt" style:font-size-asian="10pt" style:font-name-complex="Courier" style:font-size-complex="10pt"/>
    </style:style>
    <style:style style:name="T22" style:family="text">
      <style:text-properties fo:color="#bc8f8f" style:font-name="Courier" fo:font-size="10pt" fo:font-weight="bold" style:font-size-asian="10pt" style:font-name-complex="Courier" style:font-size-complex="10pt" style:font-weight-complex="bold"/>
    </style:style>
    <style:style style:name="T23" style:family="text">
      <style:text-properties fo:color="#a020f0" style:font-name="Courier" fo:font-size="10pt" style:font-size-asian="10pt" style:font-name-complex="Courier" style:font-size-complex="10pt"/>
    </style:style>
    <style:style style:name="T24" style:family="text">
      <style:text-properties fo:color="#000000" style:font-name="Courier" fo:font-size="10pt" fo:font-weight="bold" style:font-size-asian="10pt" style:font-name-complex="Courier" style:font-size-complex="10pt" style:font-weight-complex="bol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2.28cm" fo:padding-top="0cm" fo:padding-bottom="0cm" fo:padding-left="0cm" fo:padding-right="0cm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8.63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1.434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1.222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2.12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8.259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8.207cm" fo:padding-top="0cm" fo:padding-bottom="0cm" fo:padding-left="0cm" fo:padding-right="0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5.084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2.332cm" fo:padding-top="0cm" fo:padding-bottom="0cm" fo:padding-left="0cm" fo:padding-right="0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2.755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6.989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4.185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0.639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6.937cm" fo:padding-top="0cm" fo:padding-bottom="0cm" fo:padding-left="0cm" fo:padding-right="0cm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7.835cm" fo:padding-top="0cm" fo:padding-bottom="0cm" fo:padding-left="0cm" fo:padding-right="0cm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3.814cm" fo:padding-top="0cm" fo:padding-bottom="0cm" fo:padding-left="0cm" fo:padding-right="0cm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3.39cm" fo:padding-top="0cm" fo:padding-bottom="0cm" fo:padding-left="0cm" fo:padding-right="0cm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5.667cm" fo:padding-top="0cm" fo:padding-bottom="0cm" fo:padding-left="0cm" fo:padding-right="0cm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3.339cm" fo:padding-top="0cm" fo:padding-bottom="0cm" fo:padding-left="0cm" fo:padding-right="0cm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2.704cm" fo:padding-top="0cm" fo:padding-bottom="0cm" fo:padding-left="0cm" fo:padding-right="0cm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3.602cm" fo:padding-top="0cm" fo:padding-bottom="0cm" fo:padding-left="0cm" fo:padding-right="0cm" style:run-through="foreground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6.725cm" fo:padding-top="0cm" fo:padding-bottom="0cm" fo:padding-left="0cm" fo:padding-right="0cm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9.317cm" fo:padding-top="0cm" fo:padding-bottom="0cm" fo:padding-left="0cm" fo:padding-right="0cm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1.857cm" fo:padding-top="0cm" fo:padding-bottom="0cm" fo:padding-left="0cm" fo:padding-right="0cm" style:run-through="foreground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6.302cm" fo:padding-top="0cm" fo:padding-bottom="0cm" fo:padding-left="0cm" fo:padding-right="0cm" style:run-through="foreground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.909cm" fo:padding-top="0cm" fo:padding-bottom="0cm" fo:padding-left="0cm" fo:padding-right="0cm" style:run-through="foreground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4.872cm" fo:padding-top="0cm" fo:padding-bottom="0cm" fo:padding-left="0cm" fo:padding-right="0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5.93cm" fo:padding-top="0cm" fo:padding-bottom="0cm" fo:padding-left="0cm" fo:padding-right="0cm" style:run-through="foreground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6.142cm" fo:padding-top="0cm" fo:padding-bottom="0cm" fo:padding-left="0cm" fo:padding-right="0cm" style:run-through="foreground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5.295cm" fo:padding-top="0cm" fo:padding-bottom="0cm" fo:padding-left="0cm" fo:padding-right="0cm" style:run-through="foreground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3.179cm" fo:padding-top="0cm" fo:padding-bottom="0cm" fo:padding-left="0cm" fo:padding-right="0cm" style:run-through="foreground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2.492cm" fo:padding-top="0cm" fo:padding-bottom="0cm" fo:padding-left="0cm" fo:padding-right="0cm" style:run-through="foreground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8.842cm" fo:padding-top="0cm" fo:padding-bottom="0cm" fo:padding-left="0cm" fo:padding-right="0cm" style:run-through="foreground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6.565cm" fo:padding-top="0cm" fo:padding-bottom="0cm" fo:padding-left="0cm" fo:padding-right="0cm" style:run-through="foreground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5.507cm" fo:padding-top="0cm" fo:padding-bottom="0cm" fo:padding-left="0cm" fo:padding-right="0cm" style:run-through="foreground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0.85cm" fo:padding-top="0cm" fo:padding-bottom="0cm" fo:padding-left="0cm" fo:padding-right="0cm" style:run-through="foreground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4.025cm" fo:padding-top="0cm" fo:padding-bottom="0cm" fo:padding-left="0cm" fo:padding-right="0cm" style:run-through="foreground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9.74cm" fo:padding-top="0cm" fo:padding-bottom="0cm" fo:padding-left="0cm" fo:padding-right="0cm" style:run-through="foreground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9.529cm" fo:padding-top="0cm" fo:padding-bottom="0cm" fo:padding-left="0cm" fo:padding-right="0cm" style:run-through="foreground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4.609cm" fo:padding-top="0cm" fo:padding-bottom="0cm" fo:padding-left="0cm" fo:padding-right="0cm" style:run-through="foreground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6.354cm" fo:padding-top="0cm" fo:padding-bottom="0cm" fo:padding-left="0cm" fo:padding-right="0cm" style:run-through="foreground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5.719cm" fo:padding-top="0cm" fo:padding-bottom="0cm" fo:padding-left="0cm" fo:padding-right="0cm" style:run-through="foreground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4.237cm" fo:padding-top="0cm" fo:padding-bottom="0cm" fo:padding-left="0cm" fo:padding-right="0cm" style:run-through="foreground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9.952cm" fo:padding-top="0cm" fo:padding-bottom="0cm" fo:padding-left="0cm" fo:padding-right="0cm" style:run-through="foreground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5.244cm" fo:padding-top="0cm" fo:padding-bottom="0cm" fo:padding-left="0cm" fo:padding-right="0cm" style:run-through="foreground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3.762cm" fo:padding-top="0cm" fo:padding-bottom="0cm" fo:padding-left="0cm" fo:padding-right="0cm" style:run-through="foreground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4.66cm" fo:padding-top="0cm" fo:padding-bottom="0cm" fo:padding-left="0cm" fo:padding-right="0cm" style:run-through="foreground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2.967cm" fo:padding-top="0cm" fo:padding-bottom="0cm" fo:padding-left="0cm" fo:padding-right="0cm" style:run-through="foreground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7.2cm" fo:padding-top="0cm" fo:padding-bottom="0cm" fo:padding-left="0cm" fo:padding-right="0cm" style:run-through="foreground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1.645cm" fo:padding-top="0cm" fo:padding-bottom="0cm" fo:padding-left="0cm" fo:padding-right="0cm" style:run-through="foreground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4.397cm" fo:padding-top="0cm" fo:padding-bottom="0cm" fo:padding-left="0cm" fo:padding-right="0cm" style:run-through="foreground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7.149cm" fo:padding-top="0cm" fo:padding-bottom="0cm" fo:padding-left="0cm" fo:padding-right="0cm" style:run-through="foreground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3.974cm" fo:padding-top="0cm" fo:padding-bottom="0cm" fo:padding-left="0cm" fo:padding-right="0cm" style:run-through="foreground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7.412cm" fo:padding-top="0cm" fo:padding-bottom="0cm" fo:padding-left="0cm" fo:padding-right="0cm" style:run-through="foreground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19.9cm" fo:padding-top="0cm" fo:padding-bottom="0cm" fo:padding-left="0cm" fo:padding-right="0cm" style:run-through="foreground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02cm" fo:min-width="2.544cm" fo:padding-top="0cm" fo:padding-bottom="0cm" fo:padding-left="0cm" fo:padding-right="0cm" style:run-through="foreground"/>
    </style:style>
    <style:style style:name="gr5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3.602cm" fo:padding-top="0cm" fo:padding-bottom="0cm" fo:padding-left="0cm" fo:padding-right="0cm" style:run-through="foreground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0.85cm" fo:padding-top="0cm" fo:padding-bottom="0cm" fo:padding-left="0cm" fo:padding-right="0cm" style:run-through="foreground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13.762cm" fo:padding-top="0cm" fo:padding-bottom="0cm" fo:padding-left="0cm" fo:padding-right="0cm" style:run-through="foreground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18.207cm" fo:padding-top="0cm" fo:padding-bottom="0cm" fo:padding-left="0cm" fo:padding-right="0cm" style:run-through="foreground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18.419cm" fo:padding-top="0cm" fo:padding-bottom="0cm" fo:padding-left="0cm" fo:padding-right="0cm" style:run-through="foreground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1.697cm" fo:padding-top="0cm" fo:padding-bottom="0cm" fo:padding-left="0cm" fo:padding-right="0cm" style:run-through="foreground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14.82cm" fo:padding-top="0cm" fo:padding-bottom="0cm" fo:padding-left="0cm" fo:padding-right="0cm" style:run-through="foreground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9.74cm" fo:padding-top="0cm" fo:padding-bottom="0cm" fo:padding-left="0cm" fo:padding-right="0cm" style:run-through="foreground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3.814cm" fo:padding-top="0cm" fo:padding-bottom="0cm" fo:padding-left="0cm" fo:padding-right="0cm" style:run-through="foreground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0.427cm" fo:padding-top="0cm" fo:padding-bottom="0cm" fo:padding-left="0cm" fo:padding-right="0cm" style:run-through="foreground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0.639cm" fo:padding-top="0cm" fo:padding-bottom="0cm" fo:padding-left="0cm" fo:padding-right="0cm" style:run-through="foreground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14.397cm" fo:padding-top="0cm" fo:padding-bottom="0cm" fo:padding-left="0cm" fo:padding-right="0cm" style:run-through="foreground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16.09cm" fo:padding-top="0cm" fo:padding-bottom="0cm" fo:padding-left="0cm" fo:padding-right="0cm" style:run-through="foreground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8.047cm" fo:padding-top="0cm" fo:padding-bottom="0cm" fo:padding-left="0cm" fo:padding-right="0cm" style:run-through="foreground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6.142cm" fo:padding-top="0cm" fo:padding-bottom="0cm" fo:padding-left="0cm" fo:padding-right="0cm" style:run-through="foreground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11.434cm" fo:padding-top="0cm" fo:padding-bottom="0cm" fo:padding-left="0cm" fo:padding-right="0cm" style:run-through="foreground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4.872cm" fo:padding-top="0cm" fo:padding-bottom="0cm" fo:padding-left="0cm" fo:padding-right="0cm" style:run-through="foreground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2.755cm" fo:padding-top="0cm" fo:padding-bottom="0cm" fo:padding-left="0cm" fo:padding-right="0cm" style:run-through="foreground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6.989cm" fo:padding-top="0cm" fo:padding-bottom="0cm" fo:padding-left="0cm" fo:padding-right="0cm" style:run-through="foreground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7.2cm" fo:padding-top="0cm" fo:padding-bottom="0cm" fo:padding-left="0cm" fo:padding-right="0cm" style:run-through="foreground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18.63cm" fo:padding-top="0cm" fo:padding-bottom="0cm" fo:padding-left="0cm" fo:padding-right="0cm" style:run-through="foreground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9.529cm" fo:padding-top="0cm" fo:padding-bottom="0cm" fo:padding-left="0cm" fo:padding-right="0cm" style:run-through="foreground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4.449cm" fo:padding-top="0cm" fo:padding-bottom="0cm" fo:padding-left="0cm" fo:padding-right="0cm" style:run-through="foreground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15.455cm" fo:padding-top="0cm" fo:padding-bottom="0cm" fo:padding-left="0cm" fo:padding-right="0cm" style:run-through="foreground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14.185cm" fo:padding-top="0cm" fo:padding-bottom="0cm" fo:padding-left="0cm" fo:padding-right="0cm" style:run-through="foreground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16.937cm" fo:padding-top="0cm" fo:padding-bottom="0cm" fo:padding-left="0cm" fo:padding-right="0cm" style:run-through="foreground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4.025cm" fo:padding-top="0cm" fo:padding-bottom="0cm" fo:padding-left="0cm" fo:padding-right="0cm" style:run-through="foreground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6.777cm" fo:padding-top="0cm" fo:padding-bottom="0cm" fo:padding-left="0cm" fo:padding-right="0cm" style:run-through="foreground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12.069cm" fo:padding-top="0cm" fo:padding-bottom="0cm" fo:padding-left="0cm" fo:padding-right="0cm" style:run-through="foreground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3.179cm" fo:padding-top="0cm" fo:padding-bottom="0cm" fo:padding-left="0cm" fo:padding-right="0cm" style:run-through="foreground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1.909cm" fo:padding-top="0cm" fo:padding-bottom="0cm" fo:padding-left="0cm" fo:padding-right="0cm" style:run-through="foreground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12.28cm" fo:padding-top="0cm" fo:padding-bottom="0cm" fo:padding-left="0cm" fo:padding-right="0cm" style:run-through="foreground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2.544cm" fo:padding-top="0cm" fo:padding-bottom="0cm" fo:padding-left="0cm" fo:padding-right="0cm" style:run-through="foreground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2.332cm" fo:padding-top="0cm" fo:padding-bottom="0cm" fo:padding-left="0cm" fo:padding-right="0cm" style:run-through="foreground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2.12cm" fo:padding-top="0cm" fo:padding-bottom="0cm" fo:padding-left="0cm" fo:padding-right="0cm" style:run-through="foreground"/>
    </style:style>
    <style:style style:name="gr9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8.259cm" fo:padding-top="0cm" fo:padding-bottom="0cm" fo:padding-left="0cm" fo:padding-right="0cm" style:run-through="foreground"/>
    </style:style>
    <style:style style:name="gr9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24cm" fo:min-width="5.084cm" fo:padding-top="0cm" fo:padding-bottom="0cm" fo:padding-left="0cm" fo:padding-right="0cm" style:run-through="foreground"/>
    </style:style>
    <style:style style:name="gr9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.483cm" fo:padding-top="0cm" fo:padding-bottom="0cm" fo:padding-left="0cm" fo:padding-right="0cm" style:run-through="foreground"/>
    </style:style>
    <style:style style:name="gr9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5.082cm" fo:padding-top="0cm" fo:padding-bottom="0cm" fo:padding-left="0cm" fo:padding-right="0cm" style:run-through="foreground"/>
    </style:style>
    <style:style style:name="gr9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0.353cm" fo:padding-top="0cm" fo:padding-bottom="0cm" fo:padding-left="0cm" fo:padding-right="0cm" style:run-through="foreground"/>
    </style:style>
    <style:style style:name="gr9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6.142cm" fo:padding-top="0cm" fo:padding-bottom="0cm" fo:padding-left="0cm" fo:padding-right="0cm" style:run-through="foreground"/>
    </style:style>
    <style:style style:name="gr10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5.293cm" fo:padding-top="0cm" fo:padding-bottom="0cm" fo:padding-left="0cm" fo:padding-right="0cm" style:run-through="foreground"/>
    </style:style>
    <style:style style:name="gr10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0.637cm" fo:padding-top="0cm" fo:padding-bottom="0cm" fo:padding-left="0cm" fo:padding-right="0cm" style:run-through="foreground"/>
    </style:style>
    <style:style style:name="gr10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3.177cm" fo:padding-top="0cm" fo:padding-bottom="0cm" fo:padding-left="0cm" fo:padding-right="0cm" style:run-through="foreground"/>
    </style:style>
    <style:style style:name="gr10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3.6cm" fo:padding-top="0cm" fo:padding-bottom="0cm" fo:padding-left="0cm" fo:padding-right="0cm" style:run-through="foreground"/>
    </style:style>
    <style:style style:name="gr10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0.848cm" fo:padding-top="0cm" fo:padding-bottom="0cm" fo:padding-left="0cm" fo:padding-right="0cm" style:run-through="foreground"/>
    </style:style>
    <style:style style:name="gr10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8.417cm" fo:padding-top="0cm" fo:padding-bottom="0cm" fo:padding-left="0cm" fo:padding-right="0cm" style:run-through="foreground"/>
    </style:style>
    <style:style style:name="gr10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2.118cm" fo:padding-top="0cm" fo:padding-bottom="0cm" fo:padding-left="0cm" fo:padding-right="0cm" style:run-through="foreground"/>
    </style:style>
    <style:style style:name="gr10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 style:run-through="foreground"/>
    </style:style>
    <style:style style:name="gr10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7.358cm" fo:padding-top="0cm" fo:padding-bottom="0cm" fo:padding-left="0cm" fo:padding-right="0cm" style:run-through="foreground"/>
    </style:style>
    <style:style style:name="gr10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2.332cm" fo:padding-top="0cm" fo:padding-bottom="0cm" fo:padding-left="0cm" fo:padding-right="0cm" style:run-through="foreground"/>
    </style:style>
    <style:style style:name="gr1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0.585cm" fo:padding-top="0cm" fo:padding-bottom="0cm" fo:padding-left="0cm" fo:padding-right="0cm" style:run-through="foreground"/>
    </style:style>
    <style:style style:name="gr1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0.425cm" fo:padding-top="0cm" fo:padding-bottom="0cm" fo:padding-left="0cm" fo:padding-right="0cm" style:run-through="foreground"/>
    </style:style>
    <style:style style:name="gr1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7.198cm" fo:padding-top="0cm" fo:padding-bottom="0cm" fo:padding-left="0cm" fo:padding-right="0cm" style:run-through="foreground"/>
    </style:style>
    <style:style style:name="gr1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8.628cm" fo:padding-top="0cm" fo:padding-bottom="0cm" fo:padding-left="0cm" fo:padding-right="0cm" style:run-through="foreground"/>
    </style:style>
    <style:style style:name="gr1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6.088cm" fo:padding-top="0cm" fo:padding-bottom="0cm" fo:padding-left="0cm" fo:padding-right="0cm" style:run-through="foreground"/>
    </style:style>
    <style:style style:name="gr1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3.812cm" fo:padding-top="0cm" fo:padding-bottom="0cm" fo:padding-left="0cm" fo:padding-right="0cm" style:run-through="foreground"/>
    </style:style>
    <style:style style:name="gr1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3.388cm" fo:padding-top="0cm" fo:padding-bottom="0cm" fo:padding-left="0cm" fo:padding-right="0cm" style:run-through="foreground"/>
    </style:style>
    <style:style style:name="gr1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5.665cm" fo:padding-top="0cm" fo:padding-bottom="0cm" fo:padding-left="0cm" fo:padding-right="0cm" style:run-through="foreground"/>
    </style:style>
    <style:style style:name="gr1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3.337cm" fo:padding-top="0cm" fo:padding-bottom="0cm" fo:padding-left="0cm" fo:padding-right="0cm" style:run-through="foreground"/>
    </style:style>
    <style:style style:name="gr1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2.702cm" fo:padding-top="0cm" fo:padding-bottom="0cm" fo:padding-left="0cm" fo:padding-right="0cm" style:run-through="foreground"/>
    </style:style>
    <style:style style:name="gr1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6.723cm" fo:padding-top="0cm" fo:padding-bottom="0cm" fo:padding-left="0cm" fo:padding-right="0cm" style:run-through="foreground"/>
    </style:style>
    <style:style style:name="gr1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9.317cm" fo:padding-top="0cm" fo:padding-bottom="0cm" fo:padding-left="0cm" fo:padding-right="0cm" style:run-through="foreground"/>
    </style:style>
    <style:style style:name="gr1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9.315cm" fo:padding-top="0cm" fo:padding-bottom="0cm" fo:padding-left="0cm" fo:padding-right="0cm" style:run-through="foreground"/>
    </style:style>
    <style:style style:name="gr1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1.857cm" fo:padding-top="0cm" fo:padding-bottom="0cm" fo:padding-left="0cm" fo:padding-right="0cm" style:run-through="foreground"/>
    </style:style>
    <style:style style:name="gr1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6.3cm" fo:padding-top="0cm" fo:padding-bottom="0cm" fo:padding-left="0cm" fo:padding-right="0cm" style:run-through="foreground"/>
    </style:style>
    <style:style style:name="gr1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.907cm" fo:padding-top="0cm" fo:padding-bottom="0cm" fo:padding-left="0cm" fo:padding-right="0cm" style:run-through="foreground"/>
    </style:style>
    <style:style style:name="gr1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4.872cm" fo:padding-top="0cm" fo:padding-bottom="0cm" fo:padding-left="0cm" fo:padding-right="0cm" style:run-through="foreground"/>
    </style:style>
    <style:style style:name="gr1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6.987cm" fo:padding-top="0cm" fo:padding-bottom="0cm" fo:padding-left="0cm" fo:padding-right="0cm" style:run-through="foreground"/>
    </style:style>
    <style:style style:name="gr1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8.045cm" fo:padding-top="0cm" fo:padding-bottom="0cm" fo:padding-left="0cm" fo:padding-right="0cm" style:run-through="foreground"/>
    </style:style>
    <style:style style:name="gr1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6.14cm" fo:padding-top="0cm" fo:padding-bottom="0cm" fo:padding-left="0cm" fo:padding-right="0cm" style:run-through="foreground"/>
    </style:style>
    <style:style style:name="gr1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1.008cm" fo:padding-top="0cm" fo:padding-bottom="0cm" fo:padding-left="0cm" fo:padding-right="0cm" style:run-through="foreground"/>
    </style:style>
    <style:style style:name="gr1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4.87cm" fo:padding-top="0cm" fo:padding-bottom="0cm" fo:padding-left="0cm" fo:padding-right="0cm" style:run-through="foreground"/>
    </style:style>
    <style:style style:name="gr1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2.753cm" fo:padding-top="0cm" fo:padding-bottom="0cm" fo:padding-left="0cm" fo:padding-right="0cm" style:run-through="foreground"/>
    </style:style>
    <style:style style:name="gr1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3.762cm" fo:padding-top="0cm" fo:padding-bottom="0cm" fo:padding-left="0cm" fo:padding-right="0cm" style:run-through="foreground"/>
    </style:style>
    <style:style style:name="gr1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9.527cm" fo:padding-top="0cm" fo:padding-bottom="0cm" fo:padding-left="0cm" fo:padding-right="0cm" style:run-through="foreground"/>
    </style:style>
    <style:style style:name="gr1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4.447cm" fo:padding-top="0cm" fo:padding-bottom="0cm" fo:padding-left="0cm" fo:padding-right="0cm" style:run-through="foreground"/>
    </style:style>
    <style:style style:name="gr1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5.453cm" fo:padding-top="0cm" fo:padding-bottom="0cm" fo:padding-left="0cm" fo:padding-right="0cm" style:run-through="foreground"/>
    </style:style>
    <style:style style:name="gr1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1.563cm" fo:padding-top="0cm" fo:padding-bottom="0cm" fo:padding-left="0cm" fo:padding-right="0cm" style:run-through="foreground"/>
    </style:style>
    <style:style style:name="gr1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3.962cm" fo:padding-top="0cm" fo:padding-bottom="0cm" fo:padding-left="0cm" fo:padding-right="0cm" style:run-through="foreground"/>
    </style:style>
    <style:style style:name="gr1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cm" fo:min-width="3.962cm" fo:padding-top="0cm" fo:padding-bottom="0cm" fo:padding-left="0cm" fo:padding-right="0cm" style:run-through="foreground"/>
    </style:style>
    <style:style style:name="gr1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cm" fo:min-width="6.481cm" fo:padding-top="0cm" fo:padding-bottom="0cm" fo:padding-left="0cm" fo:padding-right="0cm" style:run-through="foreground"/>
    </style:style>
    <style:style style:name="gr1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cm" fo:min-width="4.322cm" fo:padding-top="0cm" fo:padding-bottom="0cm" fo:padding-left="0cm" fo:padding-right="0cm" style:run-through="foreground"/>
    </style:style>
    <style:style style:name="gr1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cm" fo:min-width="4.082cm" fo:padding-top="0cm" fo:padding-bottom="0cm" fo:padding-left="0cm" fo:padding-right="0cm" style:run-through="foreground"/>
    </style:style>
    <style:style style:name="gr1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cm" fo:min-width="8.042cm" fo:padding-top="0cm" fo:padding-bottom="0cm" fo:padding-left="0cm" fo:padding-right="0cm" style:run-through="foreground"/>
    </style:style>
    <style:style style:name="gr1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cm" fo:min-width="0.362cm" fo:padding-top="0cm" fo:padding-bottom="0cm" fo:padding-left="0cm" fo:padding-right="0cm" style:run-through="foreground"/>
    </style:style>
    <style:style style:name="gr1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cm" fo:min-width="9.603cm" fo:padding-top="0cm" fo:padding-bottom="0cm" fo:padding-left="0cm" fo:padding-right="0cm" style:run-through="foreground"/>
    </style:style>
    <style:style style:name="gr1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10.56cm" fo:padding-top="0cm" fo:padding-bottom="0cm" fo:padding-left="0cm" fo:padding-right="0cm" style:run-through="foreground"/>
    </style:style>
    <style:style style:name="gr1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2.282cm" fo:padding-top="0cm" fo:padding-bottom="0cm" fo:padding-left="0cm" fo:padding-right="0cm" style:run-through="foreground"/>
    </style:style>
    <style:style style:name="gr1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0.362cm" fo:padding-top="0cm" fo:padding-bottom="0cm" fo:padding-left="0cm" fo:padding-right="0cm" style:run-through="foreground"/>
    </style:style>
    <style:style style:name="gr1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3.842cm" fo:padding-top="0cm" fo:padding-bottom="0cm" fo:padding-left="0cm" fo:padding-right="0cm" style:run-through="foreground"/>
    </style:style>
    <style:style style:name="gr1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6.84cm" fo:padding-top="0cm" fo:padding-bottom="0cm" fo:padding-left="0cm" fo:padding-right="0cm" style:run-through="foreground"/>
    </style:style>
    <style:style style:name="gr1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1.803cm" fo:padding-top="0cm" fo:padding-bottom="0cm" fo:padding-left="0cm" fo:padding-right="0cm" style:run-through="foreground"/>
    </style:style>
    <style:style style:name="gr1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1.081cm" fo:padding-top="0cm" fo:padding-bottom="0cm" fo:padding-left="0cm" fo:padding-right="0cm" style:run-through="foreground"/>
    </style:style>
    <style:style style:name="gr1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6.962cm" fo:padding-top="0cm" fo:padding-bottom="0cm" fo:padding-left="0cm" fo:padding-right="0cm" style:run-through="foreground"/>
    </style:style>
    <style:style style:name="gr1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1.443cm" fo:padding-top="0cm" fo:padding-bottom="0cm" fo:padding-left="0cm" fo:padding-right="0cm" style:run-through="foreground"/>
    </style:style>
    <style:style style:name="gr1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1.323cm" fo:padding-top="0cm" fo:padding-bottom="0cm" fo:padding-left="0cm" fo:padding-right="0cm" style:run-through="foreground"/>
    </style:style>
    <style:style style:name="gr1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1.201cm" fo:padding-top="0cm" fo:padding-bottom="0cm" fo:padding-left="0cm" fo:padding-right="0cm" style:run-through="foreground"/>
    </style:style>
    <style:style style:name="gr1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4.681cm" fo:padding-top="0cm" fo:padding-bottom="0cm" fo:padding-left="0cm" fo:padding-right="0cm" style:run-through="foreground"/>
    </style:style>
    <style:style style:name="gr1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3.362cm" fo:padding-top="0cm" fo:padding-bottom="0cm" fo:padding-left="0cm" fo:padding-right="0cm" style:run-through="foreground"/>
    </style:style>
    <style:style style:name="gr1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2.882cm" fo:padding-top="0cm" fo:padding-bottom="0cm" fo:padding-left="0cm" fo:padding-right="0cm" style:run-through="foreground"/>
    </style:style>
    <style:style style:name="gr1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3.482cm" fo:padding-top="0cm" fo:padding-bottom="0cm" fo:padding-left="0cm" fo:padding-right="0cm" style:run-through="foreground"/>
    </style:style>
    <style:style style:name="gr1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3.002cm" fo:padding-top="0cm" fo:padding-bottom="0cm" fo:padding-left="0cm" fo:padding-right="0cm" style:run-through="foreground"/>
    </style:style>
    <style:style style:name="gr1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3.602cm" fo:padding-top="0cm" fo:padding-bottom="0cm" fo:padding-left="0cm" fo:padding-right="0cm" style:run-through="foreground"/>
    </style:style>
    <style:style style:name="gr1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0.85cm" fo:padding-top="0cm" fo:padding-bottom="0cm" fo:padding-left="0cm" fo:padding-right="0cm" style:run-through="foreground"/>
    </style:style>
    <style:style style:name="gr1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18.419cm" fo:padding-top="0cm" fo:padding-bottom="0cm" fo:padding-left="0cm" fo:padding-right="0cm" style:run-through="foreground"/>
    </style:style>
    <style:style style:name="gr1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2.12cm" fo:padding-top="0cm" fo:padding-bottom="0cm" fo:padding-left="0cm" fo:padding-right="0cm" style:run-through="foreground"/>
    </style:style>
    <style:style style:name="gr1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5.719cm" fo:padding-top="0cm" fo:padding-bottom="0cm" fo:padding-left="0cm" fo:padding-right="0cm" style:run-through="foreground"/>
    </style:style>
    <style:style style:name="gr1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16.725cm" fo:padding-top="0cm" fo:padding-bottom="0cm" fo:padding-left="0cm" fo:padding-right="0cm" style:run-through="foreground"/>
    </style:style>
    <style:style style:name="gr1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14.397cm" fo:padding-top="0cm" fo:padding-bottom="0cm" fo:padding-left="0cm" fo:padding-right="0cm" style:run-through="foreground"/>
    </style:style>
    <style:style style:name="gr1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12.28cm" fo:padding-top="0cm" fo:padding-bottom="0cm" fo:padding-left="0cm" fo:padding-right="0cm" style:run-through="foreground"/>
    </style:style>
    <style:style style:name="gr1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0.375cm" fo:padding-top="0cm" fo:padding-bottom="0cm" fo:padding-left="0cm" fo:padding-right="0cm" style:run-through="foreground"/>
    </style:style>
    <style:style style:name="gr1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0.427cm" fo:padding-top="0cm" fo:padding-bottom="0cm" fo:padding-left="0cm" fo:padding-right="0cm" style:run-through="foreground"/>
    </style:style>
    <style:style style:name="gr1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7.412cm" fo:padding-top="0cm" fo:padding-bottom="0cm" fo:padding-left="0cm" fo:padding-right="0cm" style:run-through="foreground"/>
    </style:style>
    <style:style style:name="gr1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18.63cm" fo:padding-top="0cm" fo:padding-bottom="0cm" fo:padding-left="0cm" fo:padding-right="0cm" style:run-through="foreground"/>
    </style:style>
    <style:style style:name="gr1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16.302cm" fo:padding-top="0cm" fo:padding-bottom="0cm" fo:padding-left="0cm" fo:padding-right="0cm" style:run-through="foreground"/>
    </style:style>
    <style:style style:name="gr1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0.639cm" fo:padding-top="0cm" fo:padding-bottom="0cm" fo:padding-left="0cm" fo:padding-right="0cm" style:run-through="foreground"/>
    </style:style>
    <style:style style:name="gr1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3.814cm" fo:padding-top="0cm" fo:padding-bottom="0cm" fo:padding-left="0cm" fo:padding-right="0cm" style:run-through="foreground"/>
    </style:style>
    <style:style style:name="gr1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3.39cm" fo:padding-top="0cm" fo:padding-bottom="0cm" fo:padding-left="0cm" fo:padding-right="0cm" style:run-through="foreground"/>
    </style:style>
    <style:style style:name="gr1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4.025cm" fo:padding-top="0cm" fo:padding-bottom="0cm" fo:padding-left="0cm" fo:padding-right="0cm" style:run-through="foreground"/>
    </style:style>
    <style:style style:name="gr1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5.93cm" fo:padding-top="0cm" fo:padding-bottom="0cm" fo:padding-left="0cm" fo:padding-right="0cm" style:run-through="foreground"/>
    </style:style>
    <style:style style:name="gr1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12.069cm" fo:padding-top="0cm" fo:padding-bottom="0cm" fo:padding-left="0cm" fo:padding-right="0cm" style:run-through="foreground"/>
    </style:style>
    <style:style style:name="gr1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13.339cm" fo:padding-top="0cm" fo:padding-bottom="0cm" fo:padding-left="0cm" fo:padding-right="0cm" style:run-through="foreground"/>
    </style:style>
    <style:style style:name="gr1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12.704cm" fo:padding-top="0cm" fo:padding-bottom="0cm" fo:padding-left="0cm" fo:padding-right="0cm" style:run-through="foreground"/>
    </style:style>
    <style:style style:name="gr1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2.704cm" fo:padding-top="0cm" fo:padding-bottom="0cm" fo:padding-left="0cm" fo:padding-right="0cm" style:run-through="foreground"/>
    </style:style>
    <style:style style:name="gr1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16.09cm" fo:padding-top="0cm" fo:padding-bottom="0cm" fo:padding-left="0cm" fo:padding-right="0cm" style:run-through="foreground"/>
    </style:style>
    <style:style style:name="gr1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12.492cm" fo:padding-top="0cm" fo:padding-bottom="0cm" fo:padding-left="0cm" fo:padding-right="0cm" style:run-through="foreground"/>
    </style:style>
    <style:style style:name="gr1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11.857cm" fo:padding-top="0cm" fo:padding-bottom="0cm" fo:padding-left="0cm" fo:padding-right="0cm" style:run-through="foreground"/>
    </style:style>
    <style:style style:name="gr1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12.069cm" fo:padding-top="0cm" fo:padding-bottom="0cm" fo:padding-left="0cm" fo:padding-right="0cm" style:run-through="foreground"/>
    </style:style>
    <style:style style:name="gr1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13.55cm" fo:padding-top="0cm" fo:padding-bottom="0cm" fo:padding-left="0cm" fo:padding-right="0cm" style:run-through="foreground"/>
    </style:style>
    <style:style style:name="gr1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8cm" fo:min-width="0.353cm" fo:padding-top="0cm" fo:padding-bottom="0cm" fo:padding-left="0cm" fo:padding-right="0cm" style:run-through="foreground"/>
    </style:style>
    <style:style style:name="gr1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1.909cm" fo:padding-top="0cm" fo:padding-bottom="0cm" fo:padding-left="0cm" fo:padding-right="0cm" style:run-through="foreground"/>
    </style:style>
    <style:style style:name="gr1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9.529cm" fo:padding-top="0cm" fo:padding-bottom="0cm" fo:padding-left="0cm" fo:padding-right="0cm" style:run-through="foreground"/>
    </style:style>
    <style:style style:name="gr1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4.872cm" fo:padding-top="0cm" fo:padding-bottom="0cm" fo:padding-left="0cm" fo:padding-right="0cm" style:run-through="foreground"/>
    </style:style>
    <style:style style:name="gr1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6cm" fo:min-width="6.989cm" fo:padding-top="0cm" fo:padding-bottom="0cm" fo:padding-left="0cm" fo:padding-right="0cm" style:run-through="foreground"/>
    </style:style>
    <style:style style:name="gr19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4.561cm" fo:padding-top="0cm" fo:padding-bottom="0cm" fo:padding-left="0cm" fo:padding-right="0cm" style:run-through="foreground"/>
    </style:style>
    <style:style style:name="gr19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3.48cm" fo:padding-top="0cm" fo:padding-bottom="0cm" fo:padding-left="0cm" fo:padding-right="0cm" style:run-through="foreground"/>
    </style:style>
    <style:style style:name="gr19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6.001cm" fo:padding-top="0cm" fo:padding-bottom="0cm" fo:padding-left="0cm" fo:padding-right="0cm" style:run-through="foreground"/>
    </style:style>
    <style:style style:name="gr19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6.241cm" fo:padding-top="0cm" fo:padding-bottom="0cm" fo:padding-left="0cm" fo:padding-right="0cm" style:run-through="foreground"/>
    </style:style>
    <style:style style:name="gr19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2.163cm" fo:padding-top="0cm" fo:padding-bottom="0cm" fo:padding-left="0cm" fo:padding-right="0cm" style:run-through="foreground"/>
    </style:style>
    <style:style style:name="gr19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2.762cm" fo:padding-top="0cm" fo:padding-bottom="0cm" fo:padding-left="0cm" fo:padding-right="0cm" style:run-through="foreground"/>
    </style:style>
    <style:style style:name="gr20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7.798cm" fo:padding-top="0cm" fo:padding-bottom="0cm" fo:padding-left="0cm" fo:padding-right="0cm" style:run-through="foreground"/>
    </style:style>
    <style:style style:name="gr20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3.602cm" fo:padding-top="0cm" fo:padding-bottom="0cm" fo:padding-left="0cm" fo:padding-right="0cm" style:run-through="foreground"/>
    </style:style>
    <style:style style:name="gr20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4.082cm" fo:padding-top="0cm" fo:padding-bottom="0cm" fo:padding-left="0cm" fo:padding-right="0cm" style:run-through="foreground"/>
    </style:style>
    <style:style style:name="gr20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10.559cm" fo:padding-top="0cm" fo:padding-bottom="0cm" fo:padding-left="0cm" fo:padding-right="0cm" style:run-through="foreground"/>
    </style:style>
    <style:style style:name="gr20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5.399cm" fo:padding-top="0cm" fo:padding-bottom="0cm" fo:padding-left="0cm" fo:padding-right="0cm" style:run-through="foreground"/>
    </style:style>
    <style:style style:name="gr20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2.521cm" fo:padding-top="0cm" fo:padding-bottom="0cm" fo:padding-left="0cm" fo:padding-right="0cm" style:run-through="foreground"/>
    </style:style>
    <style:style style:name="gr20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8.759cm" fo:padding-top="0cm" fo:padding-bottom="0cm" fo:padding-left="0cm" fo:padding-right="0cm" style:run-through="foreground"/>
    </style:style>
    <style:style style:name="gr20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4.322cm" fo:padding-top="0cm" fo:padding-bottom="0cm" fo:padding-left="0cm" fo:padding-right="0cm" style:run-through="foreground"/>
    </style:style>
    <style:style style:name="gr20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6.481cm" fo:padding-top="0cm" fo:padding-bottom="0cm" fo:padding-left="0cm" fo:padding-right="0cm" style:run-through="foreground"/>
    </style:style>
    <style:style style:name="gr20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8.04cm" fo:padding-top="0cm" fo:padding-bottom="0cm" fo:padding-left="0cm" fo:padding-right="0cm" style:run-through="foreground"/>
    </style:style>
    <style:style style:name="gr2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9.599cm" fo:padding-top="0cm" fo:padding-bottom="0cm" fo:padding-left="0cm" fo:padding-right="0cm" style:run-through="foreground"/>
    </style:style>
    <style:style style:name="gr2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2.281cm" fo:padding-top="0cm" fo:padding-bottom="0cm" fo:padding-left="0cm" fo:padding-right="0cm" style:run-through="foreground"/>
    </style:style>
    <style:style style:name="gr2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6.959cm" fo:padding-top="0cm" fo:padding-bottom="0cm" fo:padding-left="0cm" fo:padding-right="0cm" style:run-through="foreground"/>
    </style:style>
    <style:style style:name="gr2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1.923cm" fo:padding-top="0cm" fo:padding-bottom="0cm" fo:padding-left="0cm" fo:padding-right="0cm" style:run-through="foreground"/>
    </style:style>
    <style:style style:name="gr2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0.482cm" fo:padding-top="0cm" fo:padding-bottom="0cm" fo:padding-left="0cm" fo:padding-right="0cm" style:run-through="foreground"/>
    </style:style>
    <style:style style:name="gr2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7.08cm" fo:padding-top="0cm" fo:padding-bottom="0cm" fo:padding-left="0cm" fo:padding-right="0cm" style:run-through="foreground"/>
    </style:style>
    <style:style style:name="gr2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10.679cm" fo:padding-top="0cm" fo:padding-bottom="0cm" fo:padding-left="0cm" fo:padding-right="0cm" style:run-through="foreground"/>
    </style:style>
    <style:style style:name="gr2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5.519cm" fo:padding-top="0cm" fo:padding-bottom="0cm" fo:padding-left="0cm" fo:padding-right="0cm" style:run-through="foreground"/>
    </style:style>
    <style:style style:name="gr2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1.321cm" fo:padding-top="0cm" fo:padding-bottom="0cm" fo:padding-left="0cm" fo:padding-right="0cm" style:run-through="foreground"/>
    </style:style>
    <style:style style:name="gr2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4.68cm" fo:padding-top="0cm" fo:padding-bottom="0cm" fo:padding-left="0cm" fo:padding-right="0cm" style:run-through="foreground"/>
    </style:style>
    <style:style style:name="gr2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3.722cm" fo:padding-top="0cm" fo:padding-bottom="0cm" fo:padding-left="0cm" fo:padding-right="0cm" style:run-through="foreground"/>
    </style:style>
    <style:style style:name="gr2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2.88cm" fo:padding-top="0cm" fo:padding-bottom="0cm" fo:padding-left="0cm" fo:padding-right="0cm" style:run-through="foreground"/>
    </style:style>
    <style:style style:name="gr2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3.12cm" fo:padding-top="0cm" fo:padding-bottom="0cm" fo:padding-left="0cm" fo:padding-right="0cm" style:run-through="foreground"/>
    </style:style>
    <style:style style:name="gr2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7.622cm" fo:padding-top="0cm" fo:padding-bottom="0cm" fo:padding-left="0cm" fo:padding-right="0cm" style:run-through="foreground"/>
    </style:style>
    <style:style style:name="gr2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1.22cm" fo:padding-top="0cm" fo:padding-bottom="0cm" fo:padding-left="0cm" fo:padding-right="0cm" style:run-through="foreground"/>
    </style:style>
    <style:style style:name="gr2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0.373cm" fo:padding-top="0cm" fo:padding-bottom="0cm" fo:padding-left="0cm" fo:padding-right="0cm" style:run-through="foreground"/>
    </style:style>
    <style:style style:name="gr2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7.41cm" fo:padding-top="0cm" fo:padding-bottom="0cm" fo:padding-left="0cm" fo:padding-right="0cm" style:run-through="foreground"/>
    </style:style>
    <style:style style:name="gr2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4.023cm" fo:padding-top="0cm" fo:padding-bottom="0cm" fo:padding-left="0cm" fo:padding-right="0cm" style:run-through="foreground"/>
    </style:style>
    <style:style style:name="gr2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9.738cm" fo:padding-top="0cm" fo:padding-bottom="0cm" fo:padding-left="0cm" fo:padding-right="0cm" style:run-through="foreground"/>
    </style:style>
    <style:style style:name="gr2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5.928cm" fo:padding-top="0cm" fo:padding-bottom="0cm" fo:padding-left="0cm" fo:padding-right="0cm" style:run-through="foreground"/>
    </style:style>
    <style:style style:name="gr2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4.607cm" fo:padding-top="0cm" fo:padding-bottom="0cm" fo:padding-left="0cm" fo:padding-right="0cm" style:run-through="foreground"/>
    </style:style>
    <style:style style:name="gr2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4.183cm" fo:padding-top="0cm" fo:padding-bottom="0cm" fo:padding-left="0cm" fo:padding-right="0cm" style:run-through="foreground"/>
    </style:style>
    <style:style style:name="gr2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6.352cm" fo:padding-top="0cm" fo:padding-bottom="0cm" fo:padding-left="0cm" fo:padding-right="0cm" style:run-through="foreground"/>
    </style:style>
    <style:style style:name="gr2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6.563cm" fo:padding-top="0cm" fo:padding-bottom="0cm" fo:padding-left="0cm" fo:padding-right="0cm" style:run-through="foreground"/>
    </style:style>
    <style:style style:name="gr2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5.505cm" fo:padding-top="0cm" fo:padding-bottom="0cm" fo:padding-left="0cm" fo:padding-right="0cm" style:run-through="foreground"/>
    </style:style>
    <style:style style:name="gr2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4.235cm" fo:padding-top="0cm" fo:padding-bottom="0cm" fo:padding-left="0cm" fo:padding-right="0cm" style:run-through="foreground"/>
    </style:style>
    <style:style style:name="gr2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9.95cm" fo:padding-top="0cm" fo:padding-bottom="0cm" fo:padding-left="0cm" fo:padding-right="0cm" style:run-through="foreground"/>
    </style:style>
    <style:style style:name="gr2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6.142cm" fo:padding-top="0cm" fo:padding-bottom="0cm" fo:padding-left="0cm" fo:padding-right="0cm" style:run-through="foreground"/>
    </style:style>
    <style:style style:name="gr2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9.529cm" fo:padding-top="0cm" fo:padding-bottom="0cm" fo:padding-left="0cm" fo:padding-right="0cm" style:run-through="foreground"/>
    </style:style>
    <style:style style:name="gr2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1.909cm" fo:padding-top="0cm" fo:padding-bottom="0cm" fo:padding-left="0cm" fo:padding-right="0cm" style:run-through="foreground"/>
    </style:style>
    <style:style style:name="gr2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9.317cm" fo:padding-top="0cm" fo:padding-bottom="0cm" fo:padding-left="0cm" fo:padding-right="0cm" style:run-through="foreground"/>
    </style:style>
    <style:style style:name="gr2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2.12cm" fo:padding-top="0cm" fo:padding-bottom="0cm" fo:padding-left="0cm" fo:padding-right="0cm" style:run-through="foreground"/>
    </style:style>
    <style:style style:name="gr2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3.602cm" fo:padding-top="0cm" fo:padding-bottom="0cm" fo:padding-left="0cm" fo:padding-right="0cm" style:run-through="foreground"/>
    </style:style>
    <style:style style:name="gr2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5.507cm" fo:padding-top="0cm" fo:padding-bottom="0cm" fo:padding-left="0cm" fo:padding-right="0cm" style:run-through="foreground"/>
    </style:style>
    <style:style style:name="gr2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4.872cm" fo:padding-top="0cm" fo:padding-bottom="0cm" fo:padding-left="0cm" fo:padding-right="0cm" style:run-through="foreground"/>
    </style:style>
    <style:style style:name="gr2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5.295cm" fo:padding-top="0cm" fo:padding-bottom="0cm" fo:padding-left="0cm" fo:padding-right="0cm" style:run-through="foreground"/>
    </style:style>
    <style:style style:name="gr2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0.639cm" fo:padding-top="0cm" fo:padding-bottom="0cm" fo:padding-left="0cm" fo:padding-right="0cm" style:run-through="foreground"/>
    </style:style>
    <style:style style:name="gr2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8.047cm" fo:padding-top="0cm" fo:padding-bottom="0cm" fo:padding-left="0cm" fo:padding-right="0cm" style:run-through="foreground"/>
    </style:style>
    <style:style style:name="gr2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12.28cm" fo:padding-top="0cm" fo:padding-bottom="0cm" fo:padding-left="0cm" fo:padding-right="0cm" style:run-through="foreground"/>
    </style:style>
    <style:style style:name="gr2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15.244cm" fo:padding-top="0cm" fo:padding-bottom="0cm" fo:padding-left="0cm" fo:padding-right="0cm" style:run-through="foreground"/>
    </style:style>
    <style:style style:name="gr2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3.814cm" fo:padding-top="0cm" fo:padding-bottom="0cm" fo:padding-left="0cm" fo:padding-right="0cm" style:run-through="foreground"/>
    </style:style>
    <style:style style:name="gr2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2.755cm" fo:padding-top="0cm" fo:padding-bottom="0cm" fo:padding-left="0cm" fo:padding-right="0cm" style:run-through="foreground"/>
    </style:style>
    <style:style style:name="gr2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6.989cm" fo:padding-top="0cm" fo:padding-bottom="0cm" fo:padding-left="0cm" fo:padding-right="0cm" style:run-through="foreground"/>
    </style:style>
    <style:style style:name="gr2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13.762cm" fo:padding-top="0cm" fo:padding-bottom="0cm" fo:padding-left="0cm" fo:padding-right="0cm" style:run-through="foreground"/>
    </style:style>
    <style:style style:name="gr2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6.354cm" fo:padding-top="0cm" fo:padding-bottom="0cm" fo:padding-left="0cm" fo:padding-right="0cm" style:run-through="foreground"/>
    </style:style>
    <style:style style:name="gr2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4.66cm" fo:padding-top="0cm" fo:padding-bottom="0cm" fo:padding-left="0cm" fo:padding-right="0cm" style:run-through="foreground"/>
    </style:style>
    <style:style style:name="gr2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5.93cm" fo:padding-top="0cm" fo:padding-bottom="0cm" fo:padding-left="0cm" fo:padding-right="0cm" style:run-through="foreground"/>
    </style:style>
    <style:style style:name="gr2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18.63cm" fo:padding-top="0cm" fo:padding-bottom="0cm" fo:padding-left="0cm" fo:padding-right="0cm" style:run-through="foreground"/>
    </style:style>
    <style:style style:name="gr2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4.449cm" fo:padding-top="0cm" fo:padding-bottom="0cm" fo:padding-left="0cm" fo:padding-right="0cm" style:run-through="foreground"/>
    </style:style>
    <style:style style:name="gr2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15.455cm" fo:padding-top="0cm" fo:padding-bottom="0cm" fo:padding-left="0cm" fo:padding-right="0cm" style:run-through="foreground"/>
    </style:style>
    <style:style style:name="gr2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0.85cm" fo:padding-top="0cm" fo:padding-bottom="0cm" fo:padding-left="0cm" fo:padding-right="0cm" style:run-through="foreground"/>
    </style:style>
    <style:style style:name="gr2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2.967cm" fo:padding-top="0cm" fo:padding-bottom="0cm" fo:padding-left="0cm" fo:padding-right="0cm" style:run-through="foreground"/>
    </style:style>
    <style:style style:name="gr2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7.2cm" fo:padding-top="0cm" fo:padding-bottom="0cm" fo:padding-left="0cm" fo:padding-right="0cm" style:run-through="foreground"/>
    </style:style>
    <style:style style:name="gr2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6.565cm" fo:padding-top="0cm" fo:padding-bottom="0cm" fo:padding-left="0cm" fo:padding-right="0cm" style:run-through="foreground"/>
    </style:style>
    <style:style style:name="gr2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11.645cm" fo:padding-top="0cm" fo:padding-bottom="0cm" fo:padding-left="0cm" fo:padding-right="0cm" style:run-through="foreground"/>
    </style:style>
    <style:style style:name="gr2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14.397cm" fo:padding-top="0cm" fo:padding-bottom="0cm" fo:padding-left="0cm" fo:padding-right="0cm" style:run-through="foreground"/>
    </style:style>
    <style:style style:name="gr2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17.149cm" fo:padding-top="0cm" fo:padding-bottom="0cm" fo:padding-left="0cm" fo:padding-right="0cm" style:run-through="foreground"/>
    </style:style>
    <style:style style:name="gr2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18.842cm" fo:padding-top="0cm" fo:padding-bottom="0cm" fo:padding-left="0cm" fo:padding-right="0cm" style:run-through="foreground"/>
    </style:style>
    <style:style style:name="gr2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4.025cm" fo:padding-top="0cm" fo:padding-bottom="0cm" fo:padding-left="0cm" fo:padding-right="0cm" style:run-through="foreground"/>
    </style:style>
    <style:style style:name="gr2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2.965cm" fo:padding-top="0cm" fo:padding-bottom="0cm" fo:padding-left="0cm" fo:padding-right="0cm" style:run-through="foreground"/>
    </style:style>
    <style:style style:name="gr2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2.278cm" fo:padding-top="0cm" fo:padding-bottom="0cm" fo:padding-left="0cm" fo:padding-right="0cm" style:run-through="foreground"/>
    </style:style>
    <style:style style:name="gr2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2.492cm" fo:padding-top="0cm" fo:padding-bottom="0cm" fo:padding-left="0cm" fo:padding-right="0cm" style:run-through="foreground"/>
    </style:style>
    <style:style style:name="gr2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8.842cm" fo:padding-top="0cm" fo:padding-bottom="0cm" fo:padding-left="0cm" fo:padding-right="0cm" style:run-through="foreground"/>
    </style:style>
    <style:style style:name="gr2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2.542cm" fo:padding-top="0cm" fo:padding-bottom="0cm" fo:padding-left="0cm" fo:padding-right="0cm" style:run-through="foreground"/>
    </style:style>
    <style:style style:name="gr2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2.33cm" fo:padding-top="0cm" fo:padding-bottom="0cm" fo:padding-left="0cm" fo:padding-right="0cm" style:run-through="foreground"/>
    </style:style>
    <style:style style:name="gr2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8.259cm" fo:padding-top="0cm" fo:padding-bottom="0cm" fo:padding-left="0cm" fo:padding-right="0cm" style:run-through="foreground"/>
    </style:style>
    <style:style style:name="gr2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5.507cm" fo:padding-top="0cm" fo:padding-bottom="0cm" fo:padding-left="0cm" fo:padding-right="0cm" style:run-through="foreground"/>
    </style:style>
    <style:style style:name="gr2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5.643cm" fo:padding-top="0cm" fo:padding-bottom="0cm" fo:padding-left="0cm" fo:padding-right="0cm" style:run-through="foreground"/>
    </style:style>
    <style:style style:name="gr2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5.403cm" fo:padding-top="0cm" fo:padding-bottom="0cm" fo:padding-left="0cm" fo:padding-right="0cm" style:run-through="foreground"/>
    </style:style>
    <style:style style:name="gr2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cm" fo:min-width="5.283cm" fo:padding-top="0cm" fo:padding-bottom="0cm" fo:padding-left="0cm" fo:padding-right="0cm" style:run-through="foreground"/>
    </style:style>
    <style:style style:name="gr2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2.043cm" fo:padding-top="0cm" fo:padding-bottom="0cm" fo:padding-left="0cm" fo:padding-right="0cm" style:run-through="foreground"/>
    </style:style>
    <style:style style:name="gr2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cm" fo:min-width="3.122cm" fo:padding-top="0cm" fo:padding-bottom="0cm" fo:padding-left="0cm" fo:padding-right="0cm" style:run-through="foreground"/>
    </style:style>
    <style:style style:name="gr2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cm" fo:min-width="2.043cm" fo:padding-top="0cm" fo:padding-bottom="0cm" fo:padding-left="0cm" fo:padding-right="0cm" style:run-through="foreground"/>
    </style:style>
    <style:style style:name="gr2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4.563cm" fo:padding-top="0cm" fo:padding-bottom="0cm" fo:padding-left="0cm" fo:padding-right="0cm" style:run-through="foreground"/>
    </style:style>
    <style:style style:name="gr2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cm" fo:min-width="3.482cm" fo:padding-top="0cm" fo:padding-bottom="0cm" fo:padding-left="0cm" fo:padding-right="0cm" style:run-through="foreground"/>
    </style:style>
    <style:style style:name="gr2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cm" fo:min-width="6.962cm" fo:padding-top="0cm" fo:padding-bottom="0cm" fo:padding-left="0cm" fo:padding-right="0cm" style:run-through="foreground"/>
    </style:style>
    <style:style style:name="gr2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cm" fo:min-width="8.641cm" fo:padding-top="0cm" fo:padding-bottom="0cm" fo:padding-left="0cm" fo:padding-right="0cm" style:run-through="foreground"/>
    </style:style>
    <style:style style:name="gr2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8.043cm" fo:padding-top="0cm" fo:padding-bottom="0cm" fo:padding-left="0cm" fo:padding-right="0cm" style:run-through="foreground"/>
    </style:style>
    <style:style style:name="gr2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9.723cm" fo:padding-top="0cm" fo:padding-bottom="0cm" fo:padding-left="0cm" fo:padding-right="0cm" style:run-through="foreground"/>
    </style:style>
    <style:style style:name="gr2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cm" fo:min-width="7.803cm" fo:padding-top="0cm" fo:padding-bottom="0cm" fo:padding-left="0cm" fo:padding-right="0cm" style:run-through="foreground"/>
    </style:style>
    <style:style style:name="gr2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cm" fo:min-width="3.602cm" fo:padding-top="0cm" fo:padding-bottom="0cm" fo:padding-left="0cm" fo:padding-right="0cm" style:run-through="foreground"/>
    </style:style>
    <style:style style:name="gr2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cm" fo:min-width="2.642cm" fo:padding-top="0cm" fo:padding-bottom="0cm" fo:padding-left="0cm" fo:padding-right="0cm" style:run-through="foreground"/>
    </style:style>
    <style:style style:name="gr2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8cm" fo:min-width="3.362cm" fo:padding-top="0cm" fo:padding-bottom="0cm" fo:padding-left="0cm" fo:padding-right="0cm" style:run-through="foreground"/>
    </style:style>
    <style:style style:name="gr2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1.683cm" fo:padding-top="0cm" fo:padding-bottom="0cm" fo:padding-left="0cm" fo:padding-right="0cm" style:run-through="foreground"/>
    </style:style>
    <style:style style:name="gr29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4.083cm" fo:padding-top="0cm" fo:padding-bottom="0cm" fo:padding-left="0cm" fo:padding-right="0cm" style:run-through="foreground"/>
    </style:style>
    <style:style style:name="gr29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3.724cm" fo:padding-top="0cm" fo:padding-bottom="0cm" fo:padding-left="0cm" fo:padding-right="0cm" style:run-through="foreground"/>
    </style:style>
    <style:style style:name="gr29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6.602cm" fo:padding-top="0cm" fo:padding-bottom="0cm" fo:padding-left="0cm" fo:padding-right="0cm" style:run-through="foreground"/>
    </style:style>
    <style:style style:name="gr29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8.163cm" fo:padding-top="0cm" fo:padding-bottom="0cm" fo:padding-left="0cm" fo:padding-right="0cm" style:run-through="foreground"/>
    </style:style>
    <style:style style:name="gr29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7.923cm" fo:padding-top="0cm" fo:padding-bottom="0cm" fo:padding-left="0cm" fo:padding-right="0cm" style:run-through="foreground"/>
    </style:style>
    <style:style style:name="gr29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6cm" fo:min-width="3.484cm" fo:padding-top="0cm" fo:padding-bottom="0cm" fo:padding-left="0cm" fo:padding-right="0cm" style:run-through="foreground"/>
    </style:style>
    <style:style style:name="gr30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3.602cm" fo:padding-top="0cm" fo:padding-bottom="0cm" fo:padding-left="0cm" fo:padding-right="0cm" style:run-through="foreground"/>
    </style:style>
    <style:style style:name="gr30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2.704cm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2</text:p>
      <text:p text:style-name="P3">Programación ensamblador x86-64 Linux</text:p>
      <text:p text:style-name="P3"/>
      <text:p text:style-name="P11">Durante todos los ejercicios realizados utilizaremos las siguientes variables:</text:p>
      <text:p text:style-name="P11"><text:tab/><text:span text:style-name="T3">lista:</text:span> <text:span text:style-name="T5">almacena todos los numeros con los que vamos a trabjar</text:span></text:p>
      <text:p text:style-name="P11"><text:span text:style-name="T3"><text:tab/>longlista: </text:span><text:span text:style-name="T5">almacena el numero de datos guardados en lista</text:span></text:p>
      <text:p text:style-name="P11"><text:span text:style-name="T3"><text:tab/>resultado: </text:span><text:span text:style-name="T5">guarda el calculo realizado con los datos de lista.</text:span></text:p>
      <text:p text:style-name="P12"><text:tab/><text:tab/><text:span text:style-name="T7">Como es una variable que debe ser de 64 bits y vamos a estar <text:tab/><text:tab/><text:tab/><text:tab/>trabajando con registros de 32bits almacenaremos los datos de manera <text:tab/><text:tab/><text:tab/>que el registro que guarde la parte más significativa lo almacenaremos <text:tab/><text:tab/><text:tab/>en resultado+4 y el registro que guarde la parte menos significativa lo <text:tab/><text:tab/><text:tab/>almacenaremos en resultado. De esta manera al acceder a resultado <text:tab/><text:tab/><text:tab/><text:tab/>obtendremos en orden los 64 bits que forman el número</text:span></text:p>
      <text:p text:style-name="P11"><text:span text:style-name="T3"><text:tab/>formato:</text:span> <text:span text:style-name="T5">guarda la manera en la que serán mostrados por pantalla los datos <text:tab/><text:tab/>calculados</text:span></text:p>
      <text:p text:style-name="P13">En los ejercicios dedicados a calcular la media veremos también:</text:p>
      <text:p text:style-name="P13"><text:tab/><text:span text:style-name="T3">media: </text:span>almacena la parte entera de la división euclidiana</text:p>
      <text:p text:style-name="P13"><text:tab/><text:span text:style-name="T3">resto:<text:tab/></text:span>almacena el resto de la división</text:p>
      <text:p text:style-name="P13"/>
      <text:p text:style-name="P14">Los códigos fuente serán adjuntados en el archivo .zip</text:p>
      <text:p text:style-name="P4"/>
      <text:p text:style-name="P5">5.1-<text:tab/><text:span text:style-name="T1">Sumar N enteros sin signo de 32 bits sobre dos registros de 32 bits usando uno de ellos como acumulador de acarreos (N≈16)</text:span></text:p>
      <text:p text:style-name="P31"/>
      <text:p text:style-name="P15">La parte a destacar de este ejercicio es la suma y como añadimos el acarreo mediante un salto condicional.</text:p>
      <text:p text:style-name="P15"><draw:g text:anchor-type="paragraph" draw:z-index="0" draw:name="Forma1" draw:style-name="gr1"><draw:frame draw:style-name="gr2" draw:text-style-name="P49" svg:width="12.281cm" svg:height="0.403cm" svg:x="-2.399cm" svg:y="0.134cm"><draw:text-box><text:p text:style-name="P48"><text:span text:style-name="T17">50: <text:s text:c="8"/></text:span><text:span text:style-name="T18">movq</text:span><text:span text:style-name="T17"> <text:s text:c="4"/>$0, %rsi <text:s text:c="6"/># </text:span><text:span text:style-name="T17">iterador de la lista</text:span></text:p></draw:text-box></draw:frame><draw:frame draw:style-name="gr3" draw:text-style-name="P49" svg:width="18.631cm" svg:height="0.403cm" svg:x="-2.399cm" svg:y="0.522cm"><draw:text-box><text:p text:style-name="P48"><text:span text:style-name="T17">51: <text:s text:c="8"/></text:span><text:span text:style-name="T18">movl</text:span><text:span text:style-name="T17"> <text:s text:c="4"/>$0, %eax <text:s text:c="6"/># </text:span><text:span text:style-name="T17">acumulador de la suma. Representa la </text:span><text:span text:style-name="T17">parte menos s</text:span></text:p></draw:text-box></draw:frame><draw:frame draw:style-name="gr4" draw:text-style-name="P49" svg:width="11.434cm" svg:height="0.403cm" svg:x="-3.069cm" svg:y="0.91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gnificativa</text:span></text:p></draw:text-box></draw:frame><draw:frame draw:style-name="gr3" draw:text-style-name="P49" svg:width="18.631cm" svg:height="0.403cm" svg:x="-2.399cm" svg:y="1.298cm"><draw:text-box><text:p text:style-name="P48"><text:span text:style-name="T17">52: <text:s text:c="8"/></text:span><text:span text:style-name="T18">movl</text:span><text:span text:style-name="T17"> <text:s text:c="4"/>$0, %edx <text:s text:c="6"/># </text:span><text:span text:style-name="T17">acumulador de la suma. Representa la </text:span><text:span text:style-name="T17">parte mÃ¡s si</text:span></text:p></draw:text-box></draw:frame><draw:frame draw:style-name="gr5" draw:text-style-name="P49" svg:width="11.223cm" svg:height="0.403cm" svg:x="-3.069cm" svg:y="1.686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gnificativa</text:span></text:p></draw:text-box></draw:frame><draw:frame draw:style-name="gr6" draw:text-style-name="P49" svg:width="2.121cm" svg:height="0.403cm" svg:x="-2.399cm" svg:y="2.074cm"><draw:text-box><text:p text:style-name="P48"><text:span text:style-name="T17">53:</text:span><text:span text:style-name="T19"> bucle:</text:span></text:p></draw:text-box></draw:frame><draw:frame draw:style-name="gr7" draw:text-style-name="P49" svg:width="8.259cm" svg:height="0.403cm" svg:x="-2.399cm" svg:y="2.462cm"><draw:text-box><text:p text:style-name="P48"><text:span text:style-name="T17">54: <text:s text:c="8"/></text:span><text:span text:style-name="T18">addl</text:span><text:span text:style-name="T17"> <text:s text:c="3"/>(%rbx,%rsi,4), </text:span><text:span text:style-name="T17">%eax</text:span></text:p></draw:text-box></draw:frame><draw:frame draw:style-name="gr3" draw:text-style-name="P49" svg:width="18.631cm" svg:height="0.403cm" svg:x="-2.399cm" svg:y="2.85cm"><draw:text-box><text:p text:style-name="P48"><text:span text:style-name="T17">55: <text:s text:c="8"/></text:span><text:span text:style-name="T18">jnc</text:span><text:span text:style-name="T17"> <text:s text:c="12"/>no_inc <text:s text:c="3"/></text:span><text:span text:style-name="T17"><text:s text:c="6"/># si no hay acarreo no </text:span><text:span text:style-name="T17">incrementamos %edx y </text:span></text:p></draw:text-box></draw:frame><draw:frame draw:style-name="gr8" draw:text-style-name="P49" svg:width="18.208cm" svg:height="0.403cm" svg:x="-3.069cm" svg:y="3.238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seguimos con las iteraciones </text:span><text:span text:style-name="T17">del bucle</text:span></text:p></draw:text-box></draw:frame><draw:frame draw:style-name="gr9" draw:text-style-name="P49" svg:width="5.084cm" svg:height="0.403cm" svg:x="-2.399cm" svg:y="3.627cm"><draw:text-box><text:p text:style-name="P48"><text:span text:style-name="T17">56: <text:s text:c="8"/></text:span><text:span text:style-name="T18">inc</text:span><text:span text:style-name="T17"> <text:s text:c="4"/>%edx</text:span></text:p></draw:text-box></draw:frame><draw:frame draw:style-name="gr10" draw:text-style-name="P49" svg:width="2.333cm" svg:height="0.403cm" svg:x="-2.399cm" svg:y="4.015cm"><draw:text-box><text:p text:style-name="P48"><text:span text:style-name="T17">57:</text:span><text:span text:style-name="T19"> no_inc:</text:span></text:p></draw:text-box></draw:frame><draw:frame draw:style-name="gr9" draw:text-style-name="P49" svg:width="5.084cm" svg:height="0.403cm" svg:x="-2.399cm" svg:y="4.403cm"><draw:text-box><text:p text:style-name="P48"><text:span text:style-name="T17">58: <text:s text:c="8"/></text:span><text:span text:style-name="T18">inc</text:span><text:span text:style-name="T17"> <text:s text:c="4"/>%rsi</text:span></text:p></draw:text-box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Utilizamos los registros <text:span text:style-name="T3">%eax</text:span> y <text:span text:style-name="T3">%edx</text:span> para poder conformar números de 64bits.</text:p>
      <text:p text:style-name="P17">Para imprimir:</text:p>
      <text:p text:style-name="P17"><draw:g text:anchor-type="paragraph" draw:z-index="1" draw:name="Forma2" draw:style-name="gr1"><draw:frame draw:style-name="gr11" draw:text-style-name="P49" svg:width="2.756cm" svg:height="0.403cm" svg:x="-1.764cm" svg:y="0.161cm"><draw:text-box><text:p text:style-name="P48"><text:span text:style-name="T17">34: #imprim_C</text:span></text:p></draw:text-box></draw:frame><draw:frame draw:style-name="gr12" draw:text-style-name="P49" svg:width="6.989cm" svg:height="0.403cm" svg:x="-1.764cm" svg:y="0.549cm"><draw:text-box><text:p text:style-name="P48"><text:span text:style-name="T17">35: <text:s text:c="8"/></text:span><text:span text:style-name="T18">movq</text:span><text:span text:style-name="T17"> <text:s text:c="2"/>$formato, %rdi</text:span></text:p></draw:text-box></draw:frame><draw:frame draw:style-name="gr12" draw:text-style-name="P49" svg:width="6.989cm" svg:height="0.403cm" svg:x="-1.764cm" svg:y="0.937cm"><draw:text-box><text:p text:style-name="P48"><text:span text:style-name="T17">36: <text:s text:c="8"/></text:span><text:span text:style-name="T18">movq</text:span><text:span text:style-name="T17"> <text:s text:c="2"/>resultado,%rsi</text:span></text:p></draw:text-box></draw:frame><draw:frame draw:style-name="gr12" draw:text-style-name="P49" svg:width="6.989cm" svg:height="0.403cm" svg:x="-1.764cm" svg:y="1.325cm"><draw:text-box><text:p text:style-name="P48"><text:span text:style-name="T17">37: <text:s text:c="8"/></text:span><text:span text:style-name="T18">movq</text:span><text:span text:style-name="T17"> <text:s text:c="2"/>resultado,%rdx</text:span></text:p></draw:text-box></draw:frame><draw:frame draw:style-name="gr4" draw:text-style-name="P49" svg:width="11.434cm" svg:height="0.403cm" svg:x="-1.764cm" svg:y="1.713cm"><draw:text-box><text:p text:style-name="P48"><text:span text:style-name="T17">38: <text:s text:c="8"/></text:span><text:span text:style-name="T18">movl</text:span><text:span text:style-name="T17"> <text:s text:c="9"/>$0,%eax <text:s text:c="2"/># </text:span><text:span text:style-name="T17">varargin sin xmm</text:span></text:p></draw:text-box></draw:frame><draw:frame draw:style-name="gr13" draw:text-style-name="P49" svg:width="14.186cm" svg:height="0.403cm" svg:x="-1.764cm" svg:y="2.101cm"><draw:text-box><text:p text:style-name="P48"><text:span text:style-name="T17">39: <text:s text:c="8"/></text:span><text:span text:style-name="T18">call</text:span><text:span text:style-name="T17"> <text:s/>printf <text:s text:c="11"/># </text:span><text:span text:style-name="T17">== printf(formato, res, res)</text:span><text:span text:style-name="T20">;</text:span></text:p></draw:text-box></draw:frame><draw:frame draw:style-name="gr14" draw:text-style-name="P49" svg:width="0.639cm" svg:height="0.403cm" svg:x="-1.764cm" svg:y="2.489cm"><draw:text-box><text:p text:style-name="P48"><text:span text:style-name="T21">40:</text:span></text:p></draw:text-box></draw:frame><draw:frame draw:style-name="gr15" draw:text-style-name="P49" svg:width="16.938cm" svg:height="0.403cm" svg:x="-1.764cm" svg:y="2.877cm"><draw:text-box><text:p text:style-name="P48"><text:span text:style-name="T21">41:</text:span><text:span text:style-name="T17"> <text:s text:c="8"/></text:span><text:span text:style-name="T18">#</text:span><text:span text:style-name="T17"> SegÃºn el manual de </text:span><text:span text:style-name="T17">’prinf’ formato debe ser especificado </text:span><text:span text:style-name="T17">en %rdi,</text:span></text:p></draw:text-box></draw:frame><draw:frame draw:style-name="gr3" draw:text-style-name="P49" svg:width="18.631cm" svg:height="0.403cm" svg:x="-1.764cm" svg:y="3.265cm"><draw:text-box><text:p text:style-name="P48"><text:span text:style-name="T17">42: <text:s text:c="8"/></text:span><text:span text:style-name="T18">#</text:span><text:span text:style-name="T17"> el primer resultado a </text:span><text:span text:style-name="T17">mostrar (unsigned long) en %rsi y el </text:span><text:span text:style-name="T17">segundo (hexade</text:span></text:p></draw:text-box></draw:frame><draw:frame draw:style-name="gr16" draw:text-style-name="P49" svg:width="7.836cm" svg:height="0.403cm" svg:x="-2.434cm" svg:y="3.655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cimal long) en %rdx</text:span></text:p></draw:text-box></draw:frame></draw:g></text:p>
      <text:p text:style-name="P17"/>
      <text:p text:style-name="P17"/>
      <text:p text:style-name="P17"/>
      <text:p text:style-name="P17"/>
      <text:p text:style-name="P17"/>
      <text:p text:style-name="P6"><text:soft-page-break/>5.<text:span text:style-name="T6">2</text:span>-<text:tab/><text:span text:style-name="T1">Sumar N enteros sin signo de 32 bits sobre dos registros de 32 bits</text:span></text:p>
      <text:p text:style-name="P32">mediante extensión con ceros (N≈16)</text:p>
      <text:p text:style-name="P32"/>
      <text:p text:style-name="P20">En este ejercicio en vez de tener una única lista con números definiremos una macro que nos permitirá seleccionar distintas listas para realizar los cálculos y tener mayor diversidad de salidas.</text:p>
      <text:p text:style-name="P20"><draw:g text:anchor-type="paragraph" draw:z-index="2" draw:name="Forma4" draw:style-name="gr1"><draw:frame draw:style-name="gr17" draw:text-style-name="P49" svg:width="3.814cm" svg:height="0.403cm" svg:x="-0.792cm" svg:y="0.293cm"><draw:text-box><text:p text:style-name="P48"><text:span text:style-name="T17">15: #define TEST 9</text:span></text:p></draw:text-box></draw:frame><draw:frame draw:style-name="gr6" draw:text-style-name="P49" svg:width="2.121cm" svg:height="0.403cm" svg:x="-0.792cm" svg:y="0.681cm"><draw:text-box><text:p text:style-name="P48"><text:span text:style-name="T17">16: #endif</text:span></text:p></draw:text-box></draw:frame><draw:frame draw:style-name="gr18" draw:text-style-name="P49" svg:width="3.391cm" svg:height="0.403cm" svg:x="-0.792cm" svg:y="1.069cm"><draw:text-box><text:p text:style-name="P48"><text:span text:style-name="T17">17: .macro linea</text:span></text:p></draw:text-box></draw:frame><draw:frame draw:style-name="gr3" draw:text-style-name="P49" svg:width="18.631cm" svg:height="0.403cm" svg:x="-0.792cm" svg:y="1.457cm"><draw:text-box><text:p text:style-name="P48"><text:span text:style-name="T17">18: #if TEST==1 <text:s text:c="22"/></text:span><text:span text:style-name="T17"><text:s text:c="14"/>// 16 â\200\223 ejemplo </text:span><text:span text:style-name="T17">muy sencillo</text:span></text:p></draw:text-box></draw:frame><draw:frame draw:style-name="gr9" draw:text-style-name="P49" svg:width="5.084cm" svg:height="0.403cm" svg:x="-0.792cm" svg:y="1.845cm"><draw:text-box><text:p text:style-name="P48"><text:span text:style-name="T17">19: <text:s text:c="8"/></text:span><text:span text:style-name="T18">.int</text:span><text:span text:style-name="T17"> 1,1,1,1</text:span></text:p></draw:text-box></draw:frame><draw:frame draw:style-name="gr19" draw:text-style-name="P49" svg:width="15.668cm" svg:height="0.403cm" svg:x="-0.792cm" svg:y="2.233cm"><draw:text-box><text:p text:style-name="P48"><text:span text:style-name="T17">20: #elif TEST==2 <text:s text:c="20"/></text:span><text:span text:style-name="T17"><text:s text:c="6"/>// 0x0 ffff fff0, casi acarreo</text:span></text:p></draw:text-box></draw:frame><draw:frame draw:style-name="gr20" draw:text-style-name="P49" svg:width="13.339cm" svg:height="0.403cm" svg:x="-0.792cm" svg:y="2.621cm"><draw:text-box><text:p text:style-name="P48"><text:span text:style-name="T17">21: <text:s text:c="8"/></text:span><text:span text:style-name="T18">.int</text:span><text:span text:style-name="T17"> 0x0fffffff, </text:span><text:span text:style-name="T17">0x0fffffff, 0x0fffffff, 0x0fffffff</text:span></text:p></draw:text-box></draw:frame><draw:frame draw:style-name="gr19" draw:text-style-name="P49" svg:width="15.668cm" svg:height="0.403cm" svg:x="-0.792cm" svg:y="3.009cm"><draw:text-box><text:p text:style-name="P48"><text:span text:style-name="T17">22: #elif TEST==3 <text:s text:c="20"/></text:span><text:span text:style-name="T17"><text:s text:c="6"/>// 0x10000000, justo 1 acarreo</text:span></text:p></draw:text-box></draw:frame><draw:frame draw:style-name="gr21" draw:text-style-name="P49" svg:width="12.704cm" svg:height="0.403cm" svg:x="-0.792cm" svg:y="3.397cm"><draw:text-box><text:p text:style-name="P48"><text:span text:style-name="T17">23: <text:s text:c="8"/></text:span><text:span text:style-name="T18">.int</text:span><text:span text:style-name="T17"> </text:span><text:span text:style-name="T17">0x10000000,0x10000000,0x10000000,0x10</text:span><text:span text:style-name="T17">000000</text:span></text:p></draw:text-box></draw:frame><draw:frame draw:style-name="gr22" draw:text-style-name="P49" svg:width="3.603cm" svg:height="0.403cm" svg:x="-0.792cm" svg:y="3.786cm"><draw:text-box><text:p text:style-name="P48"><text:span text:style-name="T17">24: #elif TEST==4</text:span></text:p></draw:text-box></draw:frame><draw:frame draw:style-name="gr21" draw:text-style-name="P49" svg:width="12.704cm" svg:height="0.403cm" svg:x="-0.792cm" svg:y="4.174cm"><draw:text-box><text:p text:style-name="P48"><text:span text:style-name="T17">25: <text:s text:c="8"/></text:span><text:span text:style-name="T18">.int</text:span><text:span text:style-name="T17"> </text:span><text:span text:style-name="T17">0xffffffff,0xffffffff,0xffffffff,0xff</text:span><text:span text:style-name="T17">ffffff</text:span></text:p></draw:text-box></draw:frame><draw:frame draw:style-name="gr23" draw:text-style-name="P49" svg:width="16.726cm" svg:height="0.403cm" svg:x="-0.792cm" svg:y="4.562cm"><draw:text-box><text:p text:style-name="P48"><text:span text:style-name="T17">26: #elif TEST==5 <text:s text:c="20"/></text:span><text:span text:style-name="T17"><text:s text:c="6"/>// no trabaja con numeros </text:span><text:span text:style-name="T17">negativos</text:span></text:p></draw:text-box></draw:frame><draw:frame draw:style-name="gr24" draw:text-style-name="P49" svg:width="9.318cm" svg:height="0.403cm" svg:x="-0.792cm" svg:y="4.95cm"><draw:text-box><text:p text:style-name="P48"><text:span text:style-name="T17">27: <text:s text:c="8"/></text:span><text:span text:style-name="T18">.int</text:span><text:span text:style-name="T17"> -1,-1,-1,-1 <text:s text:c="9"/></text:span><text:span text:style-name="T17"><text:s text:c="6"/></text:span></text:p></draw:text-box></draw:frame><draw:frame draw:style-name="gr24" draw:text-style-name="P49" svg:width="9.318cm" svg:height="0.403cm" svg:x="-0.792cm" svg:y="5.338cm"><draw:text-box><text:p text:style-name="P48"><text:span text:style-name="T17">28: #elif TEST==6 <text:s text:c="20"/></text:span><text:span text:style-name="T17"><text:s text:c="6"/></text:span></text:p></draw:text-box></draw:frame><draw:frame draw:style-name="gr25" draw:text-style-name="P49" svg:width="11.858cm" svg:height="0.403cm" svg:x="-0.792cm" svg:y="5.726cm"><draw:text-box><text:p text:style-name="P48"><text:span text:style-name="T17">29: <text:s text:c="8"/></text:span><text:span text:style-name="T18">.int</text:span><text:span text:style-name="T17"> </text:span><text:span text:style-name="T17">200000000,200000000,200000000,2000000</text:span><text:span text:style-name="T17">00</text:span></text:p></draw:text-box></draw:frame><draw:frame draw:style-name="gr24" draw:text-style-name="P49" svg:width="9.318cm" svg:height="0.403cm" svg:x="-0.792cm" svg:y="6.114cm"><draw:text-box><text:p text:style-name="P48"><text:span text:style-name="T17">30: #elif TEST==7 <text:s text:c="20"/></text:span><text:span text:style-name="T17"><text:s text:c="6"/></text:span></text:p></draw:text-box></draw:frame><draw:frame draw:style-name="gr25" draw:text-style-name="P49" svg:width="11.858cm" svg:height="0.403cm" svg:x="-0.792cm" svg:y="6.502cm"><draw:text-box><text:p text:style-name="P48"><text:span text:style-name="T17">31: <text:s text:c="8"/></text:span><text:span text:style-name="T18">.int</text:span><text:span text:style-name="T17"> </text:span><text:span text:style-name="T17">300000000,300000000,300000000,3000000</text:span><text:span text:style-name="T17">00</text:span></text:p></draw:text-box></draw:frame><draw:frame draw:style-name="gr26" draw:text-style-name="P49" svg:width="16.303cm" svg:height="0.403cm" svg:x="-0.792cm" svg:y="6.89cm"><draw:text-box><text:p text:style-name="P48"><text:span text:style-name="T17">32: #elif TEST==8 <text:s text:c="20"/></text:span><text:span text:style-name="T17"><text:s text:c="6"/>// 11 280 523 264 &lt;&lt; 16x5e9= </text:span><text:span text:style-name="T17">80e9</text:span></text:p></draw:text-box></draw:frame><draw:frame draw:style-name="gr21" draw:text-style-name="P49" svg:width="12.704cm" svg:height="0.403cm" svg:x="-0.792cm" svg:y="7.278cm"><draw:text-box><text:p text:style-name="P48"><text:span text:style-name="T17">33: <text:s text:c="8"/></text:span><text:span text:style-name="T18">.int</text:span><text:span text:style-name="T17"> </text:span><text:span text:style-name="T17">5000000000,5000000000,5000000000,5000</text:span><text:span text:style-name="T17">000000</text:span></text:p></draw:text-box></draw:frame><draw:frame draw:style-name="gr27" draw:text-style-name="P49" svg:width="1.909cm" svg:height="0.403cm" svg:x="-0.792cm" svg:y="7.666cm"><draw:text-box><text:p text:style-name="P48"><text:span text:style-name="T17">34: #else</text:span></text:p></draw:text-box></draw:frame><draw:frame draw:style-name="gr24" draw:text-style-name="P49" svg:width="9.318cm" svg:height="0.403cm" svg:x="-0.792cm" svg:y="8.054cm"><draw:text-box><text:p text:style-name="P48"><text:span text:style-name="T17">35: <text:s text:c="8"/></text:span><text:span text:style-name="T18">.error</text:span><text:span text:style-name="T17"> </text:span><text:span text:style-name="T22">"Definir TEST </text:span><text:span text:style-name="T22">entre 1..8"</text:span></text:p></draw:text-box></draw:frame><draw:frame draw:style-name="gr6" draw:text-style-name="P49" svg:width="2.121cm" svg:height="0.403cm" svg:x="-0.792cm" svg:y="8.442cm"><draw:text-box><text:p text:style-name="P48"><text:span text:style-name="T17">36: #endif</text:span></text:p></draw:text-box></draw:frame><draw:frame draw:style-name="gr22" draw:text-style-name="P49" svg:width="3.603cm" svg:height="0.403cm" svg:x="-0.792cm" svg:y="8.83cm"><draw:text-box><text:p text:style-name="P48"><text:span text:style-name="T17">37: <text:s text:c="8"/></text:span><text:span text:style-name="T18">.endm</text:span></text:p></draw:text-box></draw:frame><draw:frame draw:style-name="gr14" draw:text-style-name="P49" svg:width="0.639cm" svg:height="0.403cm" svg:x="-0.792cm" svg:y="9.218cm"><draw:text-box><text:p text:style-name="P48"><text:span text:style-name="T23">38:</text:span></text:p></draw:text-box></draw:frame><draw:frame draw:style-name="gr28" draw:text-style-name="P49" svg:width="4.873cm" svg:height="0.403cm" svg:x="-0.792cm" svg:y="9.606cm"><draw:text-box><text:p text:style-name="P48"><text:span text:style-name="T17">39:</text:span><text:span text:style-name="T19"> lista:</text:span><text:span text:style-name="T17"> .irpc i,1234</text:span></text:p></draw:text-box></draw:frame><draw:frame draw:style-name="gr12" draw:text-style-name="P49" svg:width="6.989cm" svg:height="0.403cm" svg:x="-0.792cm" svg:y="9.994cm"><draw:text-box><text:p text:style-name="P48"><text:span text:style-name="T17">40: <text:s text:c="24"/></text:span><text:span text:style-name="T18">linea</text:span></text:p></draw:text-box></draw:frame><draw:frame draw:style-name="gr22" draw:text-style-name="P49" svg:width="3.603cm" svg:height="0.403cm" svg:x="-0.792cm" svg:y="10.382cm"><draw:text-box><text:p text:style-name="P48"><text:span text:style-name="T23">41:</text:span><text:span text:style-name="T17"> <text:s text:c="8"/></text:span><text:span text:style-name="T18">.endr</text:span></text:p></draw:text-box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><draw:g text:anchor-type="paragraph" draw:z-index="3" draw:name="Forma3" draw:style-name="gr1"><draw:frame draw:style-name="gr27" draw:text-style-name="P49" svg:width="1.909cm" svg:height="0.403cm" svg:x="-0.85cm" svg:y="1.004cm"><draw:text-box><text:p text:style-name="P48"><text:span text:style-name="T17">80:</text:span><text:span text:style-name="T19"> suma:</text:span></text:p></draw:text-box></draw:frame><draw:frame draw:style-name="gr2" draw:text-style-name="P49" svg:width="12.281cm" svg:height="0.403cm" svg:x="-0.85cm" svg:y="1.392cm"><draw:text-box><text:p text:style-name="P48"><text:span text:style-name="T17">81: <text:s text:c="8"/></text:span><text:span text:style-name="T18">movq</text:span><text:span text:style-name="T17"> <text:s text:c="4"/>$0, %rsi <text:s text:c="6"/># </text:span><text:span text:style-name="T17">iterador de la lista</text:span></text:p></draw:text-box></draw:frame><draw:frame draw:style-name="gr3" draw:text-style-name="P49" svg:width="18.631cm" svg:height="0.403cm" svg:x="-0.85cm" svg:y="1.78cm"><draw:text-box><text:p text:style-name="P48"><text:span text:style-name="T17">82: <text:s text:c="8"/></text:span><text:span text:style-name="T18">movl</text:span><text:span text:style-name="T17"> <text:s text:c="4"/>$0, %eax <text:s text:c="6"/># </text:span><text:span text:style-name="T17">acumulador de la suma. Representa la </text:span><text:span text:style-name="T17">parte menos s</text:span></text:p></draw:text-box></draw:frame><draw:frame draw:style-name="gr4" draw:text-style-name="P49" svg:width="11.434cm" svg:height="0.403cm" svg:x="-1.52cm" svg:y="2.168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gnificativa</text:span></text:p></draw:text-box></draw:frame><draw:frame draw:style-name="gr3" draw:text-style-name="P49" svg:width="18.631cm" svg:height="0.403cm" svg:x="-0.85cm" svg:y="2.556cm"><draw:text-box><text:p text:style-name="P48"><text:span text:style-name="T17">83: <text:s text:c="8"/></text:span><text:span text:style-name="T18">movl</text:span><text:span text:style-name="T17"> <text:s text:c="4"/>$0, %edx <text:s text:c="6"/># </text:span><text:span text:style-name="T17">acumulador de la suma. Representa la </text:span><text:span text:style-name="T17">parte mÃ¡s si</text:span></text:p></draw:text-box></draw:frame><draw:frame draw:style-name="gr5" draw:text-style-name="P49" svg:width="11.223cm" svg:height="0.403cm" svg:x="-1.52cm" svg:y="2.944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gnificativa</text:span></text:p></draw:text-box></draw:frame><draw:frame draw:style-name="gr6" draw:text-style-name="P49" svg:width="2.121cm" svg:height="0.403cm" svg:x="-0.85cm" svg:y="3.332cm"><draw:text-box><text:p text:style-name="P48"><text:span text:style-name="T17">84:</text:span><text:span text:style-name="T19"> bucle:</text:span></text:p></draw:text-box></draw:frame><draw:frame draw:style-name="gr7" draw:text-style-name="P49" svg:width="8.259cm" svg:height="0.403cm" svg:x="-0.85cm" svg:y="3.72cm"><draw:text-box><text:p text:style-name="P48"><text:span text:style-name="T17">85: <text:s text:c="8"/></text:span><text:span text:style-name="T18">addl</text:span><text:span text:style-name="T17"> <text:s text:c="3"/>(%rbx,%rsi,4), </text:span><text:span text:style-name="T17">%eax</text:span></text:p></draw:text-box></draw:frame><draw:frame draw:style-name="gr29" draw:text-style-name="P49" svg:width="5.931cm" svg:height="0.403cm" svg:x="-0.85cm" svg:y="4.108cm"><draw:text-box><text:p text:style-name="P48"><text:span text:style-name="T17">86: <text:s text:c="8"/></text:span><text:span text:style-name="T18">adc</text:span><text:span text:style-name="T17"> <text:s text:c="4"/>$0, %edx</text:span></text:p></draw:text-box></draw:frame><draw:frame draw:style-name="gr9" draw:text-style-name="P49" svg:width="5.084cm" svg:height="0.403cm" svg:x="-0.85cm" svg:y="4.497cm"><draw:text-box><text:p text:style-name="P48"><text:span text:style-name="T17">87: <text:s text:c="8"/></text:span><text:span text:style-name="T18">inc</text:span><text:span text:style-name="T17"> <text:s text:c="4"/>%rsi</text:span></text:p></draw:text-box></draw:frame><draw:frame draw:style-name="gr30" draw:text-style-name="P49" svg:width="6.143cm" svg:height="0.403cm" svg:x="-0.85cm" svg:y="4.885cm"><draw:text-box><text:p text:style-name="P48"><text:span text:style-name="T17">88: <text:s text:c="8"/></text:span><text:span text:style-name="T18">cmpq</text:span><text:span text:style-name="T17"> <text:s text:c="3"/>%rsi,%rcx</text:span></text:p></draw:text-box></draw:frame><draw:frame draw:style-name="gr31" draw:text-style-name="P49" svg:width="5.296cm" svg:height="0.403cm" svg:x="-0.85cm" svg:y="5.273cm"><draw:text-box><text:p text:style-name="P48"><text:span text:style-name="T17">89: <text:s text:c="8"/></text:span><text:span text:style-name="T18">jne</text:span><text:span text:style-name="T17"> <text:s text:c="4"/>bucle</text:span></text:p></draw:text-box></draw:frame><draw:frame draw:style-name="gr14" draw:text-style-name="P49" svg:width="0.639cm" svg:height="0.403cm" svg:x="-0.85cm" svg:y="5.661cm"><draw:text-box><text:p text:style-name="P48"><text:span text:style-name="T17">90:</text:span></text:p></draw:text-box></draw:frame><draw:frame draw:style-name="gr32" draw:text-style-name="P49" svg:width="3.179cm" svg:height="0.403cm" svg:x="-0.85cm" svg:y="6.049cm"><draw:text-box><text:p text:style-name="P48"><text:span text:style-name="T17">91: <text:s text:c="8"/></text:span><text:span text:style-name="T18">ret</text:span></text:p></draw:text-box></draw:frame><draw:frame draw:style-name="gr14" draw:text-style-name="P49" svg:width="0.639cm" svg:height="0.403cm" svg:x="-0.85cm" svg:y="6.437cm"><draw:text-box><text:p text:style-name="P48"><text:span text:style-name="T23">92:</text:span></text:p></draw:text-box></draw:frame></draw:g>La parte a destacar <text:span text:style-name="T6">vuelve a ser</text:span> la suma y como añadimos el acarreo mediante <text:span text:style-name="T6">una operación específica para ello: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7">La operación <text:span text:style-name="T3">adc</text:span> suma el primer operando al segundo junto con el bit de acarreo.</text:p>
      <text:p text:style-name="P20">Para su ejecución utilizaremos:</text:p>
      <text:p text:style-name="P10">for i in $(seq 1 9); do rm media; gcc -x assembler-with-cpp -D TEST=$i -no-pie media.s -o media; printf "__TEST%02d__%35s\n" $i "" | tr " " "-" ; ./media; done</text:p>
      <text:p text:style-name="P17"/>
      <text:p text:style-name="P17"><text:soft-page-break/><text:span text:style-name="T8">5.3 </text:span><text:span text:style-name="T2">Sumar N enteros con signo de 32 bits sobre dos registros de 32 bits</text:span></text:p>
      <text:p text:style-name="P30">(mediante extensión de signo, naturalmente) (N≈16)</text:p>
      <text:p text:style-name="P30"/>
      <text:p text:style-name="P21">Para su ejecución utilizaremos:</text:p>
      <text:p text:style-name="P7">for i in $(seq 1 20); do rm media; gcc -x assembler-with-cpp -D TEST=$i -no-pie media.s -o media; printf "__TEST%02d__%35s\n" $i "" | tr " " "-" ; ./media; done</text:p>
      <text:p text:style-name="P7"/>
      <text:p text:style-name="P23">Hemos añadido más posibilidades a la macro de ‘lista’</text:p>
      <text:p text:style-name="P23"/>
      <text:p text:style-name="P23">El cambio importante sigue estando en el código de ‘suma’:</text:p>
      <text:p text:style-name="P23"/>
      <text:p text:style-name="P23"><draw:g text:anchor-type="paragraph" draw:z-index="4" draw:name="Forma5" draw:style-name="gr1"><draw:frame draw:style-name="gr6" draw:text-style-name="P49" svg:width="2.121cm" svg:height="0.403cm" svg:x="0.459cm" svg:y="0.002cm"><draw:text-box><text:p text:style-name="P48"><text:span text:style-name="T17">104:</text:span><text:span text:style-name="T19"> suma:</text:span></text:p></draw:text-box></draw:frame><draw:frame draw:style-name="gr33" draw:text-style-name="P49" svg:width="12.493cm" svg:height="0.403cm" svg:x="0.459cm" svg:y="0.39cm"><draw:text-box><text:p text:style-name="P48"><text:span text:style-name="T17">105: <text:s text:c="8"/></text:span><text:span text:style-name="T18">movq</text:span><text:span text:style-name="T17"> <text:s text:c="4"/>$0, %r8 <text:s text:c="7"/></text:span><text:span text:style-name="T17"># iterador de la lista</text:span></text:p></draw:text-box></draw:frame><draw:frame draw:style-name="gr34" draw:text-style-name="P49" svg:width="18.843cm" svg:height="0.403cm" svg:x="0.459cm" svg:y="0.778cm"><draw:text-box><text:p text:style-name="P48"><text:span text:style-name="T17">106: <text:s text:c="8"/></text:span><text:span text:style-name="T18">movl</text:span><text:span text:style-name="T17"> <text:s text:c="4"/>$0, %eax <text:s text:c="6"/></text:span><text:span text:style-name="T17"># En un principio se usarÃ¡ para </text:span><text:span text:style-name="T17">extender el signo a</text:span></text:p></draw:text-box></draw:frame><draw:frame draw:style-name="gr3" draw:text-style-name="P49" svg:width="18.631cm" svg:height="0.403cm" svg:x="0cm" svg:y="1.166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/text:span><text:span text:style-name="T17">%edx. Representa la parte </text:span><text:span text:style-name="T17">menos significativa</text:span></text:p></draw:text-box></draw:frame><draw:frame draw:style-name="gr34" draw:text-style-name="P49" svg:width="18.843cm" svg:height="0.403cm" svg:x="0.459cm" svg:y="1.554cm"><draw:text-box><text:p text:style-name="P48"><text:span text:style-name="T17">107: <text:s text:c="8"/></text:span><text:span text:style-name="T18">movl</text:span><text:span text:style-name="T17"> <text:s text:c="4"/>$0, %esi <text:s text:c="6"/></text:span><text:span text:style-name="T17"># Acumulador de la suma. Representa </text:span><text:span text:style-name="T17">la parte menos s</text:span></text:p></draw:text-box></draw:frame><draw:frame draw:style-name="gr4" draw:text-style-name="P49" svg:width="11.434cm" svg:height="0.403cm" svg:x="0cm" svg:y="1.942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gnificativa</text:span></text:p></draw:text-box></draw:frame><draw:frame draw:style-name="gr34" draw:text-style-name="P49" svg:width="18.843cm" svg:height="0.403cm" svg:x="0.459cm" svg:y="2.33cm"><draw:text-box><text:p text:style-name="P48"><text:span text:style-name="T17">108: <text:s text:c="8"/></text:span><text:span text:style-name="T18">movl</text:span><text:span text:style-name="T17"> <text:s text:c="4"/>$0, %edi <text:s text:c="6"/></text:span><text:span text:style-name="T17"># Acumulador de la suma. Representa </text:span><text:span text:style-name="T17">la parte mÃ¡s si</text:span></text:p></draw:text-box></draw:frame><draw:frame draw:style-name="gr5" draw:text-style-name="P49" svg:width="11.223cm" svg:height="0.403cm" svg:x="0cm" svg:y="2.718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gnificativa</text:span></text:p></draw:text-box></draw:frame><draw:frame draw:style-name="gr10" draw:text-style-name="P49" svg:width="2.333cm" svg:height="0.403cm" svg:x="0.459cm" svg:y="3.106cm"><draw:text-box><text:p text:style-name="P48"><text:span text:style-name="T17">109:</text:span><text:span text:style-name="T19"> bucle:</text:span></text:p></draw:text-box></draw:frame><draw:frame draw:style-name="gr7" draw:text-style-name="P49" svg:width="8.259cm" svg:height="0.403cm" svg:x="0.459cm" svg:y="3.495cm"><draw:text-box><text:p text:style-name="P48"><text:span text:style-name="T17">110: <text:s text:c="8"/></text:span><text:span text:style-name="T18">movl</text:span><text:span text:style-name="T17"> <text:s text:c="3"/>(%rbx,%r8,4), </text:span><text:span text:style-name="T17">%eax</text:span></text:p></draw:text-box></draw:frame><draw:frame draw:style-name="gr18" draw:text-style-name="P49" svg:width="3.391cm" svg:height="0.403cm" svg:x="0.459cm" svg:y="3.883cm"><draw:text-box><text:p text:style-name="P48"><text:span text:style-name="T17">111: <text:s text:c="8"/></text:span><text:span text:style-name="T18">cdq</text:span></text:p></draw:text-box></draw:frame><draw:frame draw:style-name="gr35" draw:text-style-name="P49" svg:width="6.566cm" svg:height="0.403cm" svg:x="0.459cm" svg:y="4.271cm"><draw:text-box><text:p text:style-name="P48"><text:span text:style-name="T23">112:</text:span><text:span text:style-name="T17"> <text:s text:c="8"/></text:span><text:span text:style-name="T18">add</text:span><text:span text:style-name="T17"> <text:s text:c="4"/>%eax, %esi</text:span></text:p></draw:text-box></draw:frame><draw:frame draw:style-name="gr35" draw:text-style-name="P49" svg:width="6.566cm" svg:height="0.403cm" svg:x="0.459cm" svg:y="4.659cm"><draw:text-box><text:p text:style-name="P48"><text:span text:style-name="T17">113: <text:s text:c="8"/></text:span><text:span text:style-name="T18">adc</text:span><text:span text:style-name="T17"> <text:s text:c="4"/>%edx, %edi</text:span></text:p></draw:text-box></draw:frame><draw:frame draw:style-name="gr9" draw:text-style-name="P49" svg:width="5.084cm" svg:height="0.403cm" svg:x="0.459cm" svg:y="5.047cm"><draw:text-box><text:p text:style-name="P48"><text:span text:style-name="T17">114: <text:s text:c="8"/></text:span><text:span text:style-name="T18">inc</text:span><text:span text:style-name="T17"> <text:s text:c="4"/>%r8</text:span></text:p></draw:text-box></draw:frame><draw:frame draw:style-name="gr30" draw:text-style-name="P49" svg:width="6.143cm" svg:height="0.403cm" svg:x="0.459cm" svg:y="5.435cm"><draw:text-box><text:p text:style-name="P48"><text:span text:style-name="T17">115: <text:s text:c="8"/></text:span><text:span text:style-name="T18">cmpq</text:span><text:span text:style-name="T17"> <text:s text:c="3"/>%r8,%rcx</text:span></text:p></draw:text-box></draw:frame><draw:frame draw:style-name="gr36" draw:text-style-name="P49" svg:width="5.508cm" svg:height="0.403cm" svg:x="0.459cm" svg:y="5.823cm"><draw:text-box><text:p text:style-name="P48"><text:span text:style-name="T17">116: <text:s text:c="8"/></text:span><text:span text:style-name="T18">jne</text:span><text:span text:style-name="T17"> <text:s text:c="4"/>bucle</text:span></text:p></draw:text-box></draw:frame><draw:frame draw:style-name="gr37" draw:text-style-name="P49" svg:width="0.851cm" svg:height="0.403cm" svg:x="0.459cm" svg:y="6.211cm"><draw:text-box><text:p text:style-name="P48"><text:span text:style-name="T17">117:</text:span></text:p></draw:text-box></draw:frame><draw:frame draw:style-name="gr18" draw:text-style-name="P49" svg:width="3.391cm" svg:height="0.403cm" svg:x="0.459cm" svg:y="6.599cm"><draw:text-box><text:p text:style-name="P48"><text:span text:style-name="T17">118: <text:s text:c="8"/></text:span><text:span text:style-name="T18">ret</text:span></text:p></draw:text-box></draw:frame><draw:frame draw:style-name="gr37" draw:text-style-name="P49" svg:width="0.851cm" svg:height="0.403cm" svg:x="0.459cm" svg:y="6.987cm"><draw:text-box><text:p text:style-name="P48"><text:span text:style-name="T23">119:</text:span></text:p></draw:text-box></draw:frame></draw:g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Ya no acumulamos en <text:span text:style-name="T3">%eax</text:span> sino que copiamos en él el número de la lista con el que toca trabajar. Con la operación <text:span text:style-name="T3"><text:s/>cdq</text:span> extendemos el signo de <text:span text:style-name="T3">%eax a %edx.</text:span> Acumulamos la parte menos significativa en <text:span text:style-name="T3">%esi</text:span> y la más significativa en <text:span text:style-name="T3">%edi.</text:span> La operación <text:span text:style-name="T3">adc </text:span>ya no sumará siempre <text:span text:style-name="T11">CF+0+%reg </text:span>sino que sumará <text:span text:style-name="T11">CF+%edx+reg </text:span>siendo <text:span text:style-name="T3">%edx </text:span>0x0000 0000 ó 0xffff ffff dependiendo si el número a sumar es positivo o negativo respectivamente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><text:soft-page-break/><text:span text:style-name="T8">5.</text:span><text:span text:style-name="T9">4</text:span><text:span text:style-name="T8"> </text:span><text:span text:style-name="T2">Media y resto de N enteros con signo de 32 bits calculada usando</text:span></text:p>
      <text:p text:style-name="P33">registros de 32 bits (N≈16)</text:p>
      <text:p text:style-name="P33"/>
      <text:p text:style-name="P22">Para su ejecución utilizaremos:</text:p>
      <text:p text:style-name="P8">for i in $(seq 1 20); do rm media; gcc -x assembler-with-cpp -D TEST=$i -no-pie media.s -o media; printf "__TEST%02d__%35s\n" $i "" | tr " " "-" ; ./media; done</text:p>
      <text:p text:style-name="P8"/>
      <text:p text:style-name="P24"><text:span text:style-name="T11">Hemos añadido más posibilidades a la macro de ‘lista’ </text:span><text:span text:style-name="T12">y además nos apoyamos en otra macro para su formación:</text:span></text:p>
      <text:p text:style-name="P41"><draw:g text:anchor-type="paragraph" draw:z-index="5" draw:name="Forma6" draw:style-name="gr1"><draw:frame draw:style-name="gr18" draw:text-style-name="P49" svg:width="3.391cm" svg:height="0.403cm" svg:x="0.002cm" svg:y="0.002cm"><draw:text-box><text:p text:style-name="P48"><text:span text:style-name="T17">14: #ifndef TEST</text:span></text:p></draw:text-box></draw:frame><draw:frame draw:style-name="gr38" draw:text-style-name="P49" svg:width="4.026cm" svg:height="0.403cm" svg:x="0.002cm" svg:y="0.39cm"><draw:text-box><text:p text:style-name="P48"><text:span text:style-name="T17">15: #define TEST 20</text:span></text:p></draw:text-box></draw:frame><draw:frame draw:style-name="gr6" draw:text-style-name="P49" svg:width="2.121cm" svg:height="0.403cm" svg:x="0.002cm" svg:y="0.778cm"><draw:text-box><text:p text:style-name="P48"><text:span text:style-name="T17">16: #endif</text:span></text:p></draw:text-box></draw:frame><draw:frame draw:style-name="gr18" draw:text-style-name="P49" svg:width="3.391cm" svg:height="0.403cm" svg:x="0.002cm" svg:y="1.166cm"><draw:text-box><text:p text:style-name="P48"><text:span text:style-name="T17">17: .macro linea</text:span></text:p></draw:text-box></draw:frame><draw:frame draw:style-name="gr5" draw:text-style-name="P49" svg:width="11.223cm" svg:height="0.403cm" svg:x="0.002cm" svg:y="1.554cm"><draw:text-box><text:p text:style-name="P48"><text:span text:style-name="T17">18: #if <text:s/></text:span><text:span text:style-name="T17">TEST==1 <text:s text:c="19"/>//1 <text:s text:c="7"/></text:span><text:span text:style-name="T17"><text:s text:c="5"/>8</text:span></text:p></draw:text-box></draw:frame><draw:frame draw:style-name="gr9" draw:text-style-name="P49" svg:width="5.084cm" svg:height="0.403cm" svg:x="0.002cm" svg:y="1.942cm"><draw:text-box><text:p text:style-name="P48"><text:span text:style-name="T17">19: <text:s text:c="8"/></text:span><text:span text:style-name="T18">.int</text:span><text:span text:style-name="T17"> 1,2,1,2</text:span></text:p></draw:text-box></draw:frame><draw:frame draw:style-name="gr39" draw:text-style-name="P49" svg:width="9.741cm" svg:height="0.403cm" svg:x="0.002cm" svg:y="2.33cm"><draw:text-box><text:p text:style-name="P48"><text:span text:style-name="T17">20: #elif </text:span><text:span text:style-name="T17">TEST==2 <text:s text:c="18"/>//-1 <text:s text:c="3"/>-8</text:span></text:p></draw:text-box></draw:frame><draw:frame draw:style-name="gr29" draw:text-style-name="P49" svg:width="5.931cm" svg:height="0.403cm" svg:x="0.002cm" svg:y="2.718cm"><draw:text-box><text:p text:style-name="P48"><text:span text:style-name="T17">21: <text:s text:c="8"/></text:span><text:span text:style-name="T18">.int</text:span><text:span text:style-name="T17"> -1,-2,-1,-2</text:span></text:p></draw:text-box></draw:frame><draw:frame draw:style-name="gr5" draw:text-style-name="P49" svg:width="11.223cm" svg:height="0.403cm" svg:x="0.002cm" svg:y="3.106cm"><draw:text-box><text:p text:style-name="P48"><text:span text:style-name="T17">22: #elif </text:span><text:span text:style-name="T17">TEST==3 <text:s text:c="18"/></text:span><text:span text:style-name="T17">//2147483647 <text:s text:c="3"/>0</text:span></text:p></draw:text-box></draw:frame><draw:frame draw:style-name="gr20" draw:text-style-name="P49" svg:width="13.339cm" svg:height="0.403cm" svg:x="0.002cm" svg:y="3.495cm"><draw:text-box><text:p text:style-name="P48"><text:span text:style-name="T17">23: <text:s text:c="8"/></text:span><text:span text:style-name="T18">.int</text:span><text:span text:style-name="T17"> 0x7fffffff, </text:span><text:span text:style-name="T17">0x7fffffff, 0x7fffffff, 0x7fffffff</text:span></text:p></draw:text-box></draw:frame><draw:frame draw:style-name="gr5" draw:text-style-name="P49" svg:width="11.223cm" svg:height="0.403cm" svg:x="0.002cm" svg:y="3.883cm"><draw:text-box><text:p text:style-name="P48"><text:span text:style-name="T17">24: #elif </text:span><text:span text:style-name="T17">TEST==4 <text:s text:c="18"/>//-</text:span><text:span text:style-name="T17">2147483648 <text:s text:c="2"/>0</text:span></text:p></draw:text-box></draw:frame><draw:frame draw:style-name="gr20" draw:text-style-name="P49" svg:width="13.339cm" svg:height="0.403cm" svg:x="0.002cm" svg:y="4.271cm"><draw:text-box><text:p text:style-name="P48"><text:span text:style-name="T17">25: <text:s text:c="8"/></text:span><text:span text:style-name="T18">.int</text:span><text:span text:style-name="T17"> 0x80000000, </text:span><text:span text:style-name="T17">0x80000000, 0x80000000, 0x80000000</text:span></text:p></draw:text-box></draw:frame><draw:frame draw:style-name="gr40" draw:text-style-name="P49" svg:width="9.529cm" svg:height="0.403cm" svg:x="0.002cm" svg:y="4.659cm"><draw:text-box><text:p text:style-name="P48"><text:span text:style-name="T17">26: #elif </text:span><text:span text:style-name="T17">TEST==5 <text:s text:c="18"/>//-1 <text:s text:c="3"/>0</text:span></text:p></draw:text-box></draw:frame><draw:frame draw:style-name="gr20" draw:text-style-name="P49" svg:width="13.339cm" svg:height="0.403cm" svg:x="0.002cm" svg:y="5.047cm"><draw:text-box><text:p text:style-name="P48"><text:span text:style-name="T17">27: <text:s text:c="8"/></text:span><text:span text:style-name="T18">.int</text:span><text:span text:style-name="T17"> 0xffffffff, </text:span><text:span text:style-name="T17">0xffffffff, 0xffffffff, 0xffffffff</text:span></text:p></draw:text-box></draw:frame><draw:frame draw:style-name="gr5" draw:text-style-name="P49" svg:width="11.223cm" svg:height="0.403cm" svg:x="0.002cm" svg:y="5.435cm"><draw:text-box><text:p text:style-name="P48"><text:span text:style-name="T17">28: #elif </text:span><text:span text:style-name="T17">TEST==6 <text:s text:c="18"/></text:span><text:span text:style-name="T17">//2000000000 <text:s text:c="3"/>0</text:span></text:p></draw:text-box></draw:frame><draw:frame draw:style-name="gr20" draw:text-style-name="P49" svg:width="13.339cm" svg:height="0.403cm" svg:x="0.002cm" svg:y="5.823cm"><draw:text-box><text:p text:style-name="P48"><text:span text:style-name="T17">29: <text:s text:c="8"/></text:span><text:span text:style-name="T18">.int</text:span><text:span text:style-name="T17"> 2000000000, </text:span><text:span text:style-name="T17">2000000000, 2000000000, 2000000000</text:span></text:p></draw:text-box></draw:frame><draw:frame draw:style-name="gr41" draw:text-style-name="P49" svg:width="14.609cm" svg:height="0.403cm" svg:x="0.002cm" svg:y="6.211cm"><draw:text-box><text:p text:style-name="P48"><text:span text:style-name="T17">30: #elif </text:span><text:span text:style-name="T17">TEST==7 <text:s text:c="18"/></text:span><text:span text:style-name="T17">//desbordamiento--&gt; -1294967296 0</text:span></text:p></draw:text-box></draw:frame><draw:frame draw:style-name="gr20" draw:text-style-name="P49" svg:width="13.339cm" svg:height="0.403cm" svg:x="0.002cm" svg:y="6.599cm"><draw:text-box><text:p text:style-name="P48"><text:span text:style-name="T17">31: <text:s text:c="8"/></text:span><text:span text:style-name="T18">.int</text:span><text:span text:style-name="T17"> 3000000000, </text:span><text:span text:style-name="T17">3000000000, 3000000000, 3000000000</text:span></text:p></draw:text-box></draw:frame><draw:frame draw:style-name="gr5" draw:text-style-name="P49" svg:width="11.223cm" svg:height="0.403cm" svg:x="0.002cm" svg:y="6.987cm"><draw:text-box><text:p text:style-name="P48"><text:span text:style-name="T17">32: #elif </text:span><text:span text:style-name="T17">TEST==8 <text:s text:c="18"/>//-</text:span><text:span text:style-name="T17">2000000000 <text:s text:c="2"/>0</text:span></text:p></draw:text-box></draw:frame><draw:frame draw:style-name="gr13" draw:text-style-name="P49" svg:width="14.186cm" svg:height="0.403cm" svg:x="0.002cm" svg:y="7.375cm"><draw:text-box><text:p text:style-name="P48"><text:span text:style-name="T17">33: <text:s text:c="8"/></text:span><text:span text:style-name="T18">.int</text:span><text:span text:style-name="T17"> -2000000000, -</text:span><text:span text:style-name="T17">2000000000, -2000000000, -2000000000</text:span></text:p></draw:text-box></draw:frame><draw:frame draw:style-name="gr41" draw:text-style-name="P49" svg:width="14.609cm" svg:height="0.403cm" svg:x="0.002cm" svg:y="7.763cm"><draw:text-box><text:p text:style-name="P48"><text:span text:style-name="T17">34: #elif </text:span><text:span text:style-name="T17">TEST==9 <text:s text:c="18"/></text:span><text:span text:style-name="T17">//desbordamiento--&gt; 1294967296 <text:s/>0</text:span></text:p></draw:text-box></draw:frame><draw:frame draw:style-name="gr13" draw:text-style-name="P49" svg:width="14.186cm" svg:height="0.403cm" svg:x="0.002cm" svg:y="8.151cm"><draw:text-box><text:p text:style-name="P48"><text:span text:style-name="T17">35: <text:s text:c="8"/></text:span><text:span text:style-name="T18">.int</text:span><text:span text:style-name="T17"> -3000000000, -</text:span><text:span text:style-name="T17">3000000000, -3000000000, -3000000000</text:span></text:p></draw:text-box></draw:frame><draw:frame draw:style-name="gr42" draw:text-style-name="P49" svg:width="6.354cm" svg:height="0.403cm" svg:x="0.002cm" svg:y="8.539cm"><draw:text-box><text:p text:style-name="P48"><text:span text:style-name="T17">36: #elif TEST&gt;=10 &amp;&amp; TEST&lt;=14</text:span></text:p></draw:text-box></draw:frame><draw:frame draw:style-name="gr43" draw:text-style-name="P49" svg:width="5.719cm" svg:height="0.403cm" svg:x="0.002cm" svg:y="8.927cm"><draw:text-box><text:p text:style-name="P48"><text:span text:style-name="T17">37: <text:s text:c="8"/></text:span><text:span text:style-name="T18">.int</text:span><text:span text:style-name="T17"> 1, 1, 1, 1</text:span></text:p></draw:text-box></draw:frame><draw:frame draw:style-name="gr42" draw:text-style-name="P49" svg:width="6.354cm" svg:height="0.403cm" svg:x="0.002cm" svg:y="9.315cm"><draw:text-box><text:p text:style-name="P48"><text:span text:style-name="T17">38: #elif TEST&gt;=15 &amp;&amp; TEST&lt;=19</text:span></text:p></draw:text-box></draw:frame><draw:frame draw:style-name="gr35" draw:text-style-name="P49" svg:width="6.566cm" svg:height="0.403cm" svg:x="0.002cm" svg:y="9.703cm"><draw:text-box><text:p text:style-name="P48"><text:span text:style-name="T17">39: <text:s text:c="8"/></text:span><text:span text:style-name="T18">.int</text:span><text:span text:style-name="T17"> -1, -1, -1, -1</text:span></text:p></draw:text-box></draw:frame><draw:frame draw:style-name="gr42" draw:text-style-name="P49" svg:width="6.354cm" svg:height="0.403cm" svg:x="0.002cm" svg:y="10.091cm"><draw:text-box><text:p text:style-name="P48"><text:span text:style-name="T17">40: #else <text:s text:c="18"/>//</text:span></text:p></draw:text-box></draw:frame><draw:frame draw:style-name="gr24" draw:text-style-name="P49" svg:width="9.318cm" svg:height="0.403cm" svg:x="0.002cm" svg:y="10.48cm"><draw:text-box><text:p text:style-name="P48"><text:span text:style-name="T17">41: <text:s text:c="8"/></text:span><text:span text:style-name="T18">.error</text:span><text:span text:style-name="T17"> </text:span><text:span text:style-name="T22">"Definir TEST ente </text:span><text:span text:style-name="T22">1..19"</text:span></text:p></draw:text-box></draw:frame><draw:frame draw:style-name="gr42" draw:text-style-name="P49" svg:width="6.354cm" svg:height="0.403cm" svg:x="0.002cm" svg:y="10.868cm"><draw:text-box><text:p text:style-name="P48"><text:span text:style-name="T17">42: #endif <text:s text:c="17"/>//</text:span></text:p></draw:text-box></draw:frame><draw:frame draw:style-name="gr22" draw:text-style-name="P49" svg:width="3.603cm" svg:height="0.403cm" svg:x="0.002cm" svg:y="11.256cm"><draw:text-box><text:p text:style-name="P48"><text:span text:style-name="T17">43: <text:s text:c="8"/></text:span><text:span text:style-name="T18">.endm</text:span></text:p></draw:text-box></draw:frame><draw:frame draw:style-name="gr14" draw:text-style-name="P49" svg:width="0.639cm" svg:height="0.403cm" svg:x="0.002cm" svg:y="11.644cm"><draw:text-box><text:p text:style-name="P48"><text:span text:style-name="T23">44:</text:span></text:p></draw:text-box></draw:frame><draw:frame draw:style-name="gr22" draw:text-style-name="P49" svg:width="3.603cm" svg:height="0.403cm" svg:x="0.002cm" svg:y="12.032cm"><draw:text-box><text:p text:style-name="P48"><text:span text:style-name="T17">45: .macro linea0</text:span></text:p></draw:text-box></draw:frame><draw:frame draw:style-name="gr36" draw:text-style-name="P49" svg:width="5.508cm" svg:height="0.403cm" svg:x="0.002cm" svg:y="12.42cm"><draw:text-box><text:p text:style-name="P48"><text:span text:style-name="T17">46: #if TEST&gt;=1 &amp;&amp; TEST&lt;=9</text:span></text:p></draw:text-box></draw:frame><draw:frame draw:style-name="gr44" draw:text-style-name="P49" svg:width="4.238cm" svg:height="0.403cm" svg:x="0.002cm" svg:y="12.808cm"><draw:text-box><text:p text:style-name="P48"><text:span text:style-name="T17">47: <text:s text:c="8"/></text:span><text:span text:style-name="T18">linea</text:span><text:span text:style-name="T17"> <text:s text:c="2"/></text:span></text:p></draw:text-box></draw:frame><draw:frame draw:style-name="gr40" draw:text-style-name="P49" svg:width="9.529cm" svg:height="0.403cm" svg:x="0.002cm" svg:y="13.196cm"><draw:text-box><text:p text:style-name="P48"><text:span text:style-name="T17">48: #elif </text:span><text:span text:style-name="T17">TEST==10 <text:s text:c="17"/>//1 <text:s text:c="4"/>0</text:span></text:p></draw:text-box></draw:frame><draw:frame draw:style-name="gr29" draw:text-style-name="P49" svg:width="5.931cm" svg:height="0.403cm" svg:x="0.002cm" svg:y="13.584cm"><draw:text-box><text:p text:style-name="P48"><text:span text:style-name="T17">49: <text:s text:c="8"/></text:span><text:span text:style-name="T18">.int</text:span><text:span text:style-name="T17"> 0,2,1,1 <text:s text:c="3"/></text:span></text:p></draw:text-box></draw:frame><draw:frame draw:style-name="gr40" draw:text-style-name="P49" svg:width="9.529cm" svg:height="0.403cm" svg:x="0.002cm" svg:y="13.972cm"><draw:text-box><text:p text:style-name="P48"><text:span text:style-name="T17">50: #elif </text:span><text:span text:style-name="T17">TEST==11 <text:s text:c="17"/>//1 <text:s text:c="4"/>1</text:span></text:p></draw:text-box></draw:frame><draw:frame draw:style-name="gr9" draw:text-style-name="P49" svg:width="5.084cm" svg:height="0.403cm" svg:x="0.002cm" svg:y="14.36cm"><draw:text-box><text:p text:style-name="P48"><text:span text:style-name="T17">51: <text:s text:c="8"/></text:span><text:span text:style-name="T18">.int</text:span><text:span text:style-name="T17"> 1,2,1,1</text:span></text:p></draw:text-box></draw:frame><draw:frame draw:style-name="gr40" draw:text-style-name="P49" svg:width="9.529cm" svg:height="0.403cm" svg:x="0.002cm" svg:y="14.748cm"><draw:text-box><text:p text:style-name="P48"><text:span text:style-name="T17">52: #elif </text:span><text:span text:style-name="T17">TEST==12 <text:s text:c="17"/>//1 <text:s text:c="4"/>8</text:span></text:p></draw:text-box></draw:frame><draw:frame draw:style-name="gr9" draw:text-style-name="P49" svg:width="5.084cm" svg:height="0.403cm" svg:x="0.002cm" svg:y="15.136cm"><draw:text-box><text:p text:style-name="P48"><text:span text:style-name="T17">53: <text:s text:c="8"/></text:span><text:span text:style-name="T18">.int</text:span><text:span text:style-name="T17"> 8,2,1,1</text:span></text:p></draw:text-box></draw:frame><draw:frame draw:style-name="gr39" draw:text-style-name="P49" svg:width="9.741cm" svg:height="0.403cm" svg:x="0.002cm" svg:y="15.524cm"><draw:text-box><text:p text:style-name="P48"><text:span text:style-name="T17">54: #elif </text:span><text:span text:style-name="T17">TEST==13 <text:s text:c="17"/>//1 <text:s text:c="4"/>15</text:span></text:p></draw:text-box></draw:frame><draw:frame draw:style-name="gr31" draw:text-style-name="P49" svg:width="5.296cm" svg:height="0.403cm" svg:x="0.002cm" svg:y="15.912cm"><draw:text-box><text:p text:style-name="P48"><text:span text:style-name="T17">55: <text:s text:c="8"/></text:span><text:span text:style-name="T18">.int</text:span><text:span text:style-name="T17"> 15,2,1,1</text:span></text:p></draw:text-box></draw:frame><draw:frame draw:style-name="gr40" draw:text-style-name="P49" svg:width="9.529cm" svg:height="0.403cm" svg:x="0.002cm" svg:y="16.3cm"><draw:text-box><text:p text:style-name="P48"><text:span text:style-name="T17">56: #elif </text:span><text:span text:style-name="T17">TEST==14 <text:s text:c="17"/>//2 <text:s text:c="4"/>0</text:span></text:p></draw:text-box></draw:frame><draw:frame draw:style-name="gr31" draw:text-style-name="P49" svg:width="5.296cm" svg:height="0.403cm" svg:x="0.002cm" svg:y="16.688cm"><draw:text-box><text:p text:style-name="P48"><text:span text:style-name="T17">57: <text:s text:c="8"/></text:span><text:span text:style-name="T18">.int</text:span><text:span text:style-name="T17"> 16,2,1,1</text:span></text:p></draw:text-box></draw:frame><draw:frame draw:style-name="gr40" draw:text-style-name="P49" svg:width="9.529cm" svg:height="0.403cm" svg:x="0.002cm" svg:y="17.076cm"><draw:text-box><text:p text:style-name="P48"><text:span text:style-name="T17">58: #elif </text:span><text:span text:style-name="T17">TEST==15 <text:s text:c="17"/>//-1 <text:s text:c="3"/>0</text:span></text:p></draw:text-box></draw:frame><draw:frame draw:style-name="gr43" draw:text-style-name="P49" svg:width="5.719cm" svg:height="0.403cm" svg:x="0.002cm" svg:y="17.465cm"><draw:text-box><text:p text:style-name="P48"><text:span text:style-name="T17">59: <text:s text:c="8"/></text:span><text:span text:style-name="T18">.int</text:span><text:span text:style-name="T17"> 0,-2,-1,-1</text:span></text:p></draw:text-box></draw:frame><draw:frame draw:style-name="gr39" draw:text-style-name="P49" svg:width="9.741cm" svg:height="0.403cm" svg:x="0.002cm" svg:y="17.853cm"><draw:text-box><text:p text:style-name="P48"><text:span text:style-name="T17">60: #elif </text:span><text:span text:style-name="T17">TEST==16 <text:s text:c="17"/>//-1 <text:s text:c="3"/>-1</text:span></text:p></draw:text-box></draw:frame><draw:frame draw:style-name="gr29" draw:text-style-name="P49" svg:width="5.931cm" svg:height="0.403cm" svg:x="0.002cm" svg:y="18.241cm"><draw:text-box><text:p text:style-name="P48"><text:span text:style-name="T17">61: <text:s text:c="8"/></text:span><text:span text:style-name="T18">.int</text:span><text:span text:style-name="T17"> -1,-2,-1,-1</text:span></text:p></draw:text-box></draw:frame><draw:frame draw:style-name="gr39" draw:text-style-name="P49" svg:width="9.741cm" svg:height="0.403cm" svg:x="0.002cm" svg:y="18.629cm"><draw:text-box><text:p text:style-name="P48"><text:span text:style-name="T17">62: #elif </text:span><text:span text:style-name="T17">TEST==17 <text:s text:c="17"/>//-1 <text:s text:c="3"/>-8</text:span></text:p></draw:text-box></draw:frame><draw:frame draw:style-name="gr29" draw:text-style-name="P49" svg:width="5.931cm" svg:height="0.403cm" svg:x="0.002cm" svg:y="19.017cm"><draw:text-box><text:p text:style-name="P48"><text:span text:style-name="T17">63: <text:s text:c="8"/></text:span><text:span text:style-name="T18">.int</text:span><text:span text:style-name="T17"> -8,-2,-1,-1</text:span></text:p></draw:text-box></draw:frame><draw:frame draw:style-name="gr45" draw:text-style-name="P49" svg:width="9.953cm" svg:height="0.403cm" svg:x="0.002cm" svg:y="19.405cm"><draw:text-box><text:p text:style-name="P48"><text:span text:style-name="T17">64: #elif </text:span><text:span text:style-name="T17">TEST==18 <text:s text:c="17"/>//-1 <text:s text:c="3"/>-15</text:span></text:p></draw:text-box></draw:frame></draw:g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g text:anchor-type="paragraph" draw:z-index="6" draw:name="Forma7" draw:style-name="gr1"><draw:frame draw:style-name="gr30" draw:text-style-name="P49" svg:width="6.143cm" svg:height="0.403cm" svg:x="0.002cm" svg:y="0.002cm"><draw:text-box><text:p text:style-name="P48"><text:span text:style-name="T17">65: <text:s text:c="8"/></text:span><text:span text:style-name="T18">.int</text:span><text:span text:style-name="T17"> -15,-2,-1,-1</text:span></text:p></draw:text-box></draw:frame><draw:frame draw:style-name="gr40" draw:text-style-name="P49" svg:width="9.529cm" svg:height="0.403cm" svg:x="0.002cm" svg:y="0.39cm"><draw:text-box><text:p text:style-name="P48"><text:span text:style-name="T17">66: #elif </text:span><text:span text:style-name="T17">TEST==19 <text:s text:c="17"/>//-2 <text:s text:c="3"/>0</text:span></text:p></draw:text-box></draw:frame><draw:frame draw:style-name="gr30" draw:text-style-name="P49" svg:width="6.143cm" svg:height="0.403cm" svg:x="0.002cm" svg:y="0.778cm"><draw:text-box><text:p text:style-name="P48"><text:span text:style-name="T17">67: <text:s text:c="8"/></text:span><text:span text:style-name="T18">.int</text:span><text:span text:style-name="T17"> -16,-2,-1,-1</text:span></text:p></draw:text-box></draw:frame><draw:frame draw:style-name="gr27" draw:text-style-name="P49" svg:width="1.909cm" svg:height="0.403cm" svg:x="0.002cm" svg:y="1.166cm"><draw:text-box><text:p text:style-name="P48"><text:span text:style-name="T17">68: #else</text:span></text:p></draw:text-box></draw:frame><draw:frame draw:style-name="gr24" draw:text-style-name="P49" svg:width="9.318cm" svg:height="0.403cm" svg:x="0.002cm" svg:y="1.554cm"><draw:text-box><text:p text:style-name="P48"><text:span text:style-name="T17">69: <text:s text:c="8"/></text:span><text:span text:style-name="T18">.error</text:span><text:span text:style-name="T17"> </text:span><text:span text:style-name="T22">"Definir TEST ente </text:span><text:span text:style-name="T22">1..19"</text:span></text:p></draw:text-box></draw:frame><draw:frame draw:style-name="gr6" draw:text-style-name="P49" svg:width="2.121cm" svg:height="0.403cm" svg:x="0.002cm" svg:y="1.942cm"><draw:text-box><text:p text:style-name="P48"><text:span text:style-name="T17">70: #endif</text:span></text:p></draw:text-box></draw:frame><draw:frame draw:style-name="gr22" draw:text-style-name="P49" svg:width="3.603cm" svg:height="0.403cm" svg:x="0.002cm" svg:y="2.33cm"><draw:text-box><text:p text:style-name="P48"><text:span text:style-name="T17">71: <text:s text:c="8"/></text:span><text:span text:style-name="T18">.endm</text:span></text:p></draw:text-box></draw:frame><draw:frame draw:style-name="gr36" draw:text-style-name="P49" svg:width="5.508cm" svg:height="0.403cm" svg:x="0.002cm" svg:y="2.718cm"><draw:text-box><text:p text:style-name="P48"><text:span text:style-name="T23">72:</text:span><text:span text:style-name="T19"> lista:</text:span><text:span text:style-name="T17"> <text:s text:c="9"/>linea0</text:span></text:p></draw:text-box></draw:frame><draw:frame draw:style-name="gr28" draw:text-style-name="P49" svg:width="4.873cm" svg:height="0.403cm" svg:x="0.002cm" svg:y="3.106cm"><draw:text-box><text:p text:style-name="P48"><text:span text:style-name="T17">73: <text:s text:c="8"/></text:span><text:span text:style-name="T18">.irpc</text:span><text:span text:style-name="T17"> i,123</text:span></text:p></draw:text-box></draw:frame><draw:frame draw:style-name="gr31" draw:text-style-name="P49" svg:width="5.296cm" svg:height="0.403cm" svg:x="0.002cm" svg:y="3.495cm"><draw:text-box><text:p text:style-name="P48"><text:span text:style-name="T17">74: <text:s text:c="16"/></text:span><text:span text:style-name="T18">linea</text:span></text:p></draw:text-box></draw:frame><draw:frame draw:style-name="gr22" draw:text-style-name="P49" svg:width="3.603cm" svg:height="0.403cm" svg:x="0.002cm" svg:y="3.883cm"><draw:text-box><text:p text:style-name="P48"><text:span text:style-name="T23">75:</text:span><text:span text:style-name="T17"> <text:s text:c="8"/></text:span><text:span text:style-name="T18">.endr</text:span></text:p></draw:text-box></draw:frame></draw:g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5">Hemos cambiado el formato para imprimir correctamente los datos.</text:p>
      <text:p text:style-name="P25">En la función imprimir pasamos los parámetros a determinados registros para que salgan en orden:</text:p>
      <text:p text:style-name="P25"><text:tab/>rdi, rsi, rdx, rcx, r8 y r9 en ese orden</text:p>
      <text:p text:style-name="P25"/>
      <text:p text:style-name="P26"><draw:g text:anchor-type="paragraph" draw:z-index="7" draw:name="Forma8" draw:style-name="gr1"><draw:frame draw:style-name="gr2" draw:text-style-name="P49" svg:width="12.281cm" svg:height="0.403cm" svg:x="0.089cm" svg:y="2.873cm"><draw:text-box><text:p text:style-name="P48"><text:span text:style-name="T17">81:</text:span><text:span text:style-name="T19"> formato:</text:span><text:span text:style-name="T17"> .ascii </text:span><text:span text:style-name="T22">"media \t = </text:span><text:span text:style-name="T22">%11d \t resto \t = %11d\n"</text:span></text:p></draw:text-box></draw:frame><draw:frame draw:style-name="gr46" draw:text-style-name="P49" svg:width="15.244cm" svg:height="0.403cm" svg:x="0.089cm" svg:y="3.261cm"><draw:text-box><text:p text:style-name="P48"><text:span text:style-name="T17">82: <text:s text:c="17"/></text:span><text:span text:style-name="T18">.asciz</text:span><text:span text:style-name="T17"> </text:span><text:span text:style-name="T22">"media \t </text:span><text:span text:style-name="T22">= 0x %08x \t resto \t = 0x %08x\n"</text:span></text:p></draw:text-box></draw:frame><draw:frame draw:style-name="gr14" draw:text-style-name="P49" svg:width="0.639cm" svg:height="0.403cm" svg:x="0.089cm" svg:y="3.649cm"><draw:text-box><text:p text:style-name="P48"><text:span text:style-name="T17">83:</text:span></text:p></draw:text-box></draw:frame><draw:frame draw:style-name="gr17" draw:text-style-name="P49" svg:width="3.814cm" svg:height="0.403cm" svg:x="0.089cm" svg:y="4.037cm"><draw:text-box><text:p text:style-name="P48"><text:span text:style-name="T17">84: .section .text</text:span></text:p></draw:text-box></draw:frame><draw:frame draw:style-name="gr28" draw:text-style-name="P49" svg:width="4.873cm" svg:height="0.403cm" svg:x="0.089cm" svg:y="4.425cm"><draw:text-box><text:p text:style-name="P48"><text:span text:style-name="T17">85:</text:span><text:span text:style-name="T19"> main:</text:span><text:span text:style-name="T17"> .global <text:s/>main</text:span></text:p></draw:text-box></draw:frame><draw:frame draw:style-name="gr14" draw:text-style-name="P49" svg:width="0.639cm" svg:height="0.403cm" svg:x="0.089cm" svg:y="4.813cm"><draw:text-box><text:p text:style-name="P48"><text:span text:style-name="T17">86:</text:span></text:p></draw:text-box></draw:frame><draw:frame draw:style-name="gr11" draw:text-style-name="P49" svg:width="2.756cm" svg:height="0.403cm" svg:x="0.089cm" svg:y="5.201cm"><draw:text-box><text:p text:style-name="P48"><text:span text:style-name="T17">87: #trabajar</text:span></text:p></draw:text-box></draw:frame><draw:frame draw:style-name="gr12" draw:text-style-name="P49" svg:width="6.989cm" svg:height="0.403cm" svg:x="0.089cm" svg:y="5.589cm"><draw:text-box><text:p text:style-name="P48"><text:span text:style-name="T17">88: <text:s text:c="8"/></text:span><text:span text:style-name="T18">movq</text:span><text:span text:style-name="T17"> <text:s text:c="4"/>$lista, %rbx</text:span></text:p></draw:text-box></draw:frame><draw:frame draw:style-name="gr12" draw:text-style-name="P49" svg:width="6.989cm" svg:height="0.403cm" svg:x="0.089cm" svg:y="5.977cm"><draw:text-box><text:p text:style-name="P48"><text:span text:style-name="T17">89: <text:s text:c="8"/></text:span><text:span text:style-name="T18">movl</text:span><text:span text:style-name="T17"> <text:s/>longlista, %ecx</text:span></text:p></draw:text-box></draw:frame><draw:frame draw:style-name="gr47" draw:text-style-name="P49" svg:width="13.763cm" svg:height="0.403cm" svg:x="0.089cm" svg:y="6.366cm"><draw:text-box><text:p text:style-name="P48"><text:span text:style-name="T17">90: <text:s text:c="8"/></text:span><text:span text:style-name="T18">call</text:span><text:span text:style-name="T17"> suma <text:s text:c="14"/># </text:span><text:span text:style-name="T17">== suma(&amp;lista, longlista)</text:span><text:span text:style-name="T20">;</text:span></text:p></draw:text-box></draw:frame><draw:frame draw:style-name="gr42" draw:text-style-name="P49" svg:width="6.354cm" svg:height="0.403cm" svg:x="0.089cm" svg:y="6.754cm"><draw:text-box><text:p text:style-name="P48"><text:span text:style-name="T21">91:</text:span><text:span text:style-name="T20"> <text:s text:c="8"/>mov <text:s text:c="4"/>%esi, %eax</text:span></text:p></draw:text-box></draw:frame><draw:frame draw:style-name="gr42" draw:text-style-name="P49" svg:width="6.354cm" svg:height="0.403cm" svg:x="0.089cm" svg:y="7.142cm"><draw:text-box><text:p text:style-name="P48"><text:span text:style-name="T21">92:</text:span><text:span text:style-name="T17"> <text:s text:c="8"/></text:span><text:span text:style-name="T18">mov</text:span><text:span text:style-name="T17"> <text:s text:c="4"/>%edi, %edx</text:span></text:p></draw:text-box></draw:frame><draw:frame draw:style-name="gr48" draw:text-style-name="P49" svg:width="4.661cm" svg:height="0.403cm" svg:x="0.089cm" svg:y="7.53cm"><draw:text-box><text:p text:style-name="P48"><text:span text:style-name="T17">93: <text:s text:c="8"/></text:span><text:span text:style-name="T18">idivl</text:span><text:span text:style-name="T17"> %ecx</text:span></text:p></draw:text-box></draw:frame><draw:frame draw:style-name="gr30" draw:text-style-name="P49" svg:width="6.143cm" svg:height="0.403cm" svg:x="0.089cm" svg:y="7.918cm"><draw:text-box><text:p text:style-name="P48"><text:span text:style-name="T17">94: <text:s text:c="8"/></text:span><text:span text:style-name="T18">movl</text:span><text:span text:style-name="T17"> <text:s/>%eax, media</text:span></text:p></draw:text-box></draw:frame><draw:frame draw:style-name="gr29" draw:text-style-name="P49" svg:width="5.931cm" svg:height="0.403cm" svg:x="0.089cm" svg:y="8.306cm"><draw:text-box><text:p text:style-name="P48"><text:span text:style-name="T17">95: <text:s text:c="8"/></text:span><text:span text:style-name="T18">movl</text:span><text:span text:style-name="T17"> %edx, resto</text:span></text:p></draw:text-box></draw:frame><draw:frame draw:style-name="gr14" draw:text-style-name="P49" svg:width="0.639cm" svg:height="0.403cm" svg:x="0.089cm" svg:y="8.694cm"><draw:text-box><text:p text:style-name="P48"><text:span text:style-name="T17">96:</text:span></text:p></draw:text-box></draw:frame><draw:frame draw:style-name="gr49" draw:text-style-name="P49" svg:width="2.968cm" svg:height="0.403cm" svg:x="-0.123cm" svg:y="11.41cm"><draw:text-box><text:p text:style-name="P48"><text:span text:style-name="T17">101: #imprim_C</text:span></text:p></draw:text-box></draw:frame><draw:frame draw:style-name="gr50" draw:text-style-name="P49" svg:width="7.201cm" svg:height="0.403cm" svg:x="-0.123cm" svg:y="11.798cm"><draw:text-box><text:p text:style-name="P48"><text:span text:style-name="T17">102: <text:s text:c="8"/></text:span><text:span text:style-name="T18">movq</text:span><text:span text:style-name="T17"> <text:s text:c="2"/>$formato, %rdi</text:span></text:p></draw:text-box></draw:frame><draw:frame draw:style-name="gr42" draw:text-style-name="P49" svg:width="6.354cm" svg:height="0.403cm" svg:x="-0.123cm" svg:y="12.186cm"><draw:text-box><text:p text:style-name="P48"><text:span text:style-name="T17">103: <text:s text:c="8"/></text:span><text:span text:style-name="T18">movl</text:span><text:span text:style-name="T17"> <text:s text:c="2"/>media,%esi</text:span></text:p></draw:text-box></draw:frame><draw:frame draw:style-name="gr42" draw:text-style-name="P49" svg:width="6.354cm" svg:height="0.403cm" svg:x="-0.123cm" svg:y="12.574cm"><draw:text-box><text:p text:style-name="P48"><text:span text:style-name="T17">104: <text:s text:c="8"/></text:span><text:span text:style-name="T18">movl</text:span><text:span text:style-name="T17"> <text:s text:c="2"/>resto,%edx</text:span></text:p></draw:text-box></draw:frame><draw:frame draw:style-name="gr35" draw:text-style-name="P49" svg:width="6.566cm" svg:height="0.403cm" svg:x="-0.123cm" svg:y="12.962cm"><draw:text-box><text:p text:style-name="P48"><text:span text:style-name="T17">105: <text:s text:c="8"/></text:span><text:span text:style-name="T18">movl</text:span><text:span text:style-name="T17"> <text:s text:c="2"/>media, %ecx</text:span></text:p></draw:text-box></draw:frame><draw:frame draw:style-name="gr35" draw:text-style-name="P49" svg:width="6.566cm" svg:height="0.403cm" svg:x="-0.123cm" svg:y="13.351cm"><draw:text-box><text:p text:style-name="P48"><text:span text:style-name="T17">106: <text:s text:c="8"/></text:span><text:span text:style-name="T18">movl</text:span><text:span text:style-name="T17"> <text:s text:c="2"/>resto, %r8d</text:span></text:p></draw:text-box></draw:frame><draw:frame draw:style-name="gr51" draw:text-style-name="P49" svg:width="11.646cm" svg:height="0.403cm" svg:x="-0.123cm" svg:y="13.739cm"><draw:text-box><text:p text:style-name="P48"><text:span text:style-name="T17">107: <text:s text:c="8"/></text:span><text:span text:style-name="T18">movl</text:span><text:span text:style-name="T17"> <text:s text:c="9"/>$0,%eax <text:s text:c="2"/></text:span><text:span text:style-name="T17"># varargin sin xmm</text:span></text:p></draw:text-box></draw:frame><draw:frame draw:style-name="gr52" draw:text-style-name="P49" svg:width="14.398cm" svg:height="0.403cm" svg:x="-0.123cm" svg:y="14.127cm"><draw:text-box><text:p text:style-name="P48"><text:span text:style-name="T17">108: <text:s text:c="8"/></text:span><text:span text:style-name="T18">call</text:span><text:span text:style-name="T17"> <text:s/>printf <text:s text:c="11"/></text:span><text:span text:style-name="T17"># == printf(formato, res, res)</text:span><text:span text:style-name="T20">;</text:span></text:p></draw:text-box></draw:frame></draw:g>La media la calculamos con la operación <text:span text:style-name="T3">idiv</text:span><text:span text:style-name="T4">l</text:span> <text:span text:style-name="T13">que divide </text:span><text:span text:style-name="T4">edx:eax</text:span><text:span text:style-name="T13"> entre el parámetro pasado y almacena el cociente en </text:span><text:span text:style-name="T4">eax</text:span><text:span text:style-name="T13"> y el resto en </text:span><text:span text:style-name="T4">edx</text:span><text:span text:style-name="T13">. En este caso como dividendo pasamos </text:span><text:span text:style-name="T4">ecx</text:span><text:span text:style-name="T13"> que contiene la longitud de la lista.</text:span></text:p>
      <text:p text:style-name="P26"/>
      <text:p text:style-name="P27">En printf usamos 4 registros para imprimir la media y el resto en decimal y en hexadecimal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9"><text:soft-page-break/><text:span text:style-name="T8">5.</text:span><text:span text:style-name="T10">5</text:span><text:span text:style-name="T8"> </text:span><text:span text:style-name="T2">Media y resto de N enteros calculada en 32 y en 64 bits (N≈16)</text:span></text:p>
      <text:p text:style-name="P34"/>
      <text:p text:style-name="P42">Para su ejecución utilizaremos:</text:p>
      <text:p text:style-name="P9">for i in $(seq 1 20); do rm media; gcc -x assembler-with-cpp -D TEST=$i -no-pie media.s -o media; printf "__TEST%02d__%35s\n" $i "" | tr " " "-" ; ./media; done</text:p>
      <text:p text:style-name="P35"/>
      <text:p text:style-name="P29">En este ejercicio creamos los códigos para trabajar, imprimir y sumar de 64 bits.</text:p>
      <text:p text:style-name="P29">Para diferenciar la impresión de 32bits de la de 64bits creamos también un nuevo formato.</text:p>
      <text:p text:style-name="P29"/>
      <text:p text:style-name="P29"><draw:g text:anchor-type="paragraph" draw:z-index="8" draw:name="Forma9" draw:style-name="gr1"><draw:frame draw:style-name="gr13" draw:text-style-name="P49" svg:width="14.186cm" svg:height="0.403cm" svg:x="0cm" svg:y="0.002cm"><draw:text-box><text:p text:style-name="P48"><text:span text:style-name="T17">84:</text:span><text:span text:style-name="T19"> formatoq:</text:span><text:span text:style-name="T17"> .ascii </text:span><text:span text:style-name="T22">"media_x64 \t = </text:span><text:span text:style-name="T22">%11d \t resto_x64 \t = %11d\n"</text:span></text:p></draw:text-box></draw:frame><draw:frame draw:style-name="gr53" draw:text-style-name="P49" svg:width="17.149cm" svg:height="0.403cm" svg:x="0cm" svg:y="0.39cm"><draw:text-box><text:p text:style-name="P48"><text:span text:style-name="T17">85: <text:s text:c="18"/></text:span><text:span text:style-name="T18">.asciz</text:span><text:span text:style-name="T17"> </text:span><text:span text:style-name="T22">"media_x64 \t = 0x %08x \t </text:span><text:span text:style-name="T22">resto_x64 \t = 0x %08x\n"</text:span></text:p></draw:text-box></draw:frame></draw:g></text:p>
      <text:p text:style-name="P29"/>
      <text:p text:style-name="P29"/>
      <text:p text:style-name="P29">Ahora en vez de almacenar la suma en dos registros de 32bits lo haremos en tan solo uno de 64bits.</text:p>
      <text:p text:style-name="P29">Copiamos el valor del dato de la lista a <text:span text:style-name="T3">eax</text:span> y con la operación <text:span text:style-name="T3">cdqe</text:span> extendemos el signo de </text:p>
      <text:p text:style-name="P29"><text:span text:style-name="T3">eax → rax </text:span>y este dato lo vamos acumulando en <text:span text:style-name="T3">rdi.</text:span></text:p>
      <text:p text:style-name="P29"><draw:g text:anchor-type="paragraph" draw:z-index="9" draw:name="Forma10" draw:style-name="gr1"><draw:frame draw:style-name="gr50" draw:text-style-name="P49" svg:width="7.201cm" svg:height="0.403cm" svg:x="-0.714cm" svg:y="8.996cm"><draw:text-box><text:p text:style-name="P48"><text:span text:style-name="T17">110: <text:s text:c="8"/></text:span><text:span text:style-name="T18">movq</text:span><text:span text:style-name="T17"> <text:s text:c="4"/>$lista, %rbx</text:span></text:p></draw:text-box></draw:frame><draw:frame draw:style-name="gr50" draw:text-style-name="P49" svg:width="7.201cm" svg:height="0.403cm" svg:x="-0.714cm" svg:y="9.386cm"><draw:text-box><text:p text:style-name="P48"><text:span text:style-name="T17">111: <text:s text:c="8"/></text:span><text:span text:style-name="T18">movq</text:span><text:span text:style-name="T17"> <text:s/>longlista, %rcx</text:span></text:p></draw:text-box></draw:frame><draw:frame draw:style-name="gr54" draw:text-style-name="P49" svg:width="13.974cm" svg:height="0.403cm" svg:x="-0.714cm" svg:y="9.774cm"><draw:text-box><text:p text:style-name="P48"><text:span text:style-name="T17">112: <text:s text:c="8"/></text:span><text:span text:style-name="T18">call</text:span><text:span text:style-name="T17"> sumaq <text:s text:c="13"/></text:span><text:span text:style-name="T17"># == suma(&amp;lista, longlista)</text:span><text:span text:style-name="T20">;</text:span></text:p></draw:text-box></draw:frame><draw:frame draw:style-name="gr35" draw:text-style-name="P49" svg:width="6.566cm" svg:height="0.403cm" svg:x="-0.714cm" svg:y="10.16cm"><draw:text-box><text:p text:style-name="P48"><text:span text:style-name="T21">113:</text:span><text:span text:style-name="T20"> <text:s text:c="8"/>mov <text:s text:c="4"/>%rdi, %rax</text:span></text:p></draw:text-box></draw:frame><draw:frame draw:style-name="gr22" draw:text-style-name="P49" svg:width="3.603cm" svg:height="0.403cm" svg:x="-0.714cm" svg:y="10.548cm"><draw:text-box><text:p text:style-name="P48"><text:span text:style-name="T21">114:</text:span><text:span text:style-name="T17"> <text:s text:c="8"/></text:span><text:span text:style-name="T18">cqto</text:span></text:p></draw:text-box></draw:frame><draw:frame draw:style-name="gr28" draw:text-style-name="P49" svg:width="4.873cm" svg:height="0.403cm" svg:x="-0.714cm" svg:y="10.936cm"><draw:text-box><text:p text:style-name="P48"><text:span text:style-name="T23">115:</text:span><text:span text:style-name="T17"> <text:s text:c="8"/></text:span><text:span text:style-name="T18">idivq</text:span><text:span text:style-name="T17"> %rcx</text:span></text:p></draw:text-box></draw:frame><draw:frame draw:style-name="gr42" draw:text-style-name="P49" svg:width="6.354cm" svg:height="0.403cm" svg:x="-0.714cm" svg:y="11.324cm"><draw:text-box><text:p text:style-name="P48"><text:span text:style-name="T17">116: <text:s text:c="8"/></text:span><text:span text:style-name="T18">movq</text:span><text:span text:style-name="T17"> <text:s/>%rax, media</text:span></text:p></draw:text-box></draw:frame><draw:frame draw:style-name="gr30" draw:text-style-name="P49" svg:width="6.143cm" svg:height="0.403cm" svg:x="-0.714cm" svg:y="11.712cm"><draw:text-box><text:p text:style-name="P48"><text:span text:style-name="T17">117: <text:s text:c="8"/></text:span><text:span text:style-name="T18">movq</text:span><text:span text:style-name="T17"> %rdx, resto</text:span></text:p></draw:text-box></draw:frame><draw:frame draw:style-name="gr37" draw:text-style-name="P49" svg:width="0.851cm" svg:height="0.403cm" svg:x="-0.714cm" svg:y="12.1cm"><draw:text-box><text:p text:style-name="P48"><text:span text:style-name="T17">118:</text:span></text:p></draw:text-box></draw:frame><draw:frame draw:style-name="gr18" draw:text-style-name="P49" svg:width="3.391cm" svg:height="0.403cm" svg:x="-0.714cm" svg:y="12.489cm"><draw:text-box><text:p text:style-name="P48"><text:span text:style-name="T17">119: #imprim_C_q</text:span></text:p></draw:text-box></draw:frame><draw:frame draw:style-name="gr55" draw:text-style-name="P49" svg:width="7.413cm" svg:height="0.403cm" svg:x="-0.714cm" svg:y="12.877cm"><draw:text-box><text:p text:style-name="P48"><text:span text:style-name="T17">120: <text:s text:c="8"/></text:span><text:span text:style-name="T18">movq</text:span><text:span text:style-name="T17"> <text:s text:c="2"/>$formatoq, %rdi</text:span></text:p></draw:text-box></draw:frame><draw:frame draw:style-name="gr42" draw:text-style-name="P49" svg:width="6.354cm" svg:height="0.403cm" svg:x="-0.714cm" svg:y="13.265cm"><draw:text-box><text:p text:style-name="P48"><text:span text:style-name="T17">121: <text:s text:c="8"/></text:span><text:span text:style-name="T18">movq</text:span><text:span text:style-name="T17"> <text:s text:c="2"/>media,%rsi</text:span></text:p></draw:text-box></draw:frame><draw:frame draw:style-name="gr42" draw:text-style-name="P49" svg:width="6.354cm" svg:height="0.403cm" svg:x="-0.714cm" svg:y="13.653cm"><draw:text-box><text:p text:style-name="P48"><text:span text:style-name="T17">122: <text:s text:c="8"/></text:span><text:span text:style-name="T18">movq</text:span><text:span text:style-name="T17"> <text:s text:c="2"/>resto,%rdx</text:span></text:p></draw:text-box></draw:frame><draw:frame draw:style-name="gr35" draw:text-style-name="P49" svg:width="6.566cm" svg:height="0.403cm" svg:x="-0.714cm" svg:y="14.041cm"><draw:text-box><text:p text:style-name="P48"><text:span text:style-name="T17">123: <text:s text:c="8"/></text:span><text:span text:style-name="T18">movq</text:span><text:span text:style-name="T17"> <text:s text:c="2"/>media, %rcx</text:span></text:p></draw:text-box></draw:frame><draw:frame draw:style-name="gr42" draw:text-style-name="P49" svg:width="6.354cm" svg:height="0.403cm" svg:x="-0.714cm" svg:y="14.429cm"><draw:text-box><text:p text:style-name="P48"><text:span text:style-name="T17">124: <text:s text:c="8"/></text:span><text:span text:style-name="T18">movq</text:span><text:span text:style-name="T17"> <text:s text:c="2"/>resto, %r8</text:span></text:p></draw:text-box></draw:frame><draw:frame draw:style-name="gr51" draw:text-style-name="P49" svg:width="11.646cm" svg:height="0.403cm" svg:x="-0.714cm" svg:y="14.817cm"><draw:text-box><text:p text:style-name="P48"><text:span text:style-name="T17">125: <text:s text:c="8"/></text:span><text:span text:style-name="T18">movq</text:span><text:span text:style-name="T17"> <text:s text:c="9"/>$0,%rax <text:s text:c="2"/></text:span><text:span text:style-name="T17"># varargin sin xmm</text:span></text:p></draw:text-box></draw:frame><draw:frame draw:style-name="gr52" draw:text-style-name="P49" svg:width="14.398cm" svg:height="0.403cm" svg:x="-0.714cm" svg:y="15.205cm"><draw:text-box><text:p text:style-name="P48"><text:span text:style-name="T17">126: <text:s text:c="8"/></text:span><text:span text:style-name="T18">call</text:span><text:span text:style-name="T17"> <text:s/>printf <text:s text:c="11"/></text:span><text:span text:style-name="T17"># == printf(formato, res, res)</text:span><text:span text:style-name="T20">;</text:span></text:p></draw:text-box></draw:frame></draw:g><draw:g text:anchor-type="paragraph" draw:z-index="10" draw:name="Forma11" draw:style-name="gr1"><draw:frame draw:style-name="gr10" draw:text-style-name="P49" svg:width="2.333cm" svg:height="0.403cm" svg:x="-0.758cm" svg:y="2.753cm"><draw:text-box><text:p text:style-name="P48"><text:span text:style-name="T17">149:</text:span><text:span text:style-name="T19"> sumaq:</text:span></text:p></draw:text-box></draw:frame><draw:frame draw:style-name="gr33" draw:text-style-name="P49" svg:width="12.493cm" svg:height="0.403cm" svg:x="-0.758cm" svg:y="3.141cm"><draw:text-box><text:p text:style-name="P48"><text:span text:style-name="T17">150: <text:s text:c="8"/></text:span><text:span text:style-name="T18">movq</text:span><text:span text:style-name="T17"> <text:s text:c="4"/>$0, %r8 <text:s text:c="7"/></text:span><text:span text:style-name="T17"># iterador de la lista</text:span></text:p></draw:text-box></draw:frame><draw:frame draw:style-name="gr34" draw:text-style-name="P49" svg:width="18.843cm" svg:height="0.403cm" svg:x="-0.758cm" svg:y="3.529cm"><draw:text-box><text:p text:style-name="P48"><text:span text:style-name="T17">151: <text:s text:c="8"/></text:span><text:span text:style-name="T18">movq</text:span><text:span text:style-name="T17"> <text:s text:c="4"/>$0, %rax <text:s text:c="6"/></text:span><text:span text:style-name="T17"># En un principio se usarÃ¡ para </text:span><text:span text:style-name="T17">extender el signo a</text:span></text:p></draw:text-box></draw:frame><draw:frame draw:style-name="gr56" draw:text-style-name="P49" svg:width="19.901cm" svg:height="0.403cm" svg:x="-1.217cm" svg:y="3.917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/text:span><text:span text:style-name="T17">%edx. Representa la parte </text:span><text:span text:style-name="T17">menos significativa</text:span></text:p></draw:text-box></draw:frame><draw:frame draw:style-name="gr21" draw:text-style-name="P49" svg:width="12.704cm" svg:height="0.403cm" svg:x="-0.758cm" svg:y="4.305cm"><draw:text-box><text:p text:style-name="P48"><text:span text:style-name="T17">152: <text:s text:c="8"/></text:span><text:span text:style-name="T18">movq</text:span><text:span text:style-name="T17"> <text:s text:c="4"/>$0, %rdi <text:s text:c="6"/></text:span><text:span text:style-name="T17"># Acumulador de la suma</text:span></text:p></draw:text-box></draw:frame><draw:frame draw:style-name="gr57" draw:text-style-name="P49" svg:width="2.544cm" svg:height="0.403cm" svg:x="-0.758cm" svg:y="4.693cm"><draw:text-box><text:p text:style-name="P48"><text:span text:style-name="T17">153:</text:span><text:span text:style-name="T19"> bucleq:</text:span></text:p></draw:text-box></draw:frame><draw:frame draw:style-name="gr7" draw:text-style-name="P49" svg:width="8.259cm" svg:height="0.403cm" svg:x="-0.758cm" svg:y="5.081cm"><draw:text-box><text:p text:style-name="P48"><text:span text:style-name="T17">154: <text:s text:c="8"/></text:span><text:span text:style-name="T18">movl</text:span><text:span text:style-name="T17"> <text:s text:c="3"/>(%rbx,%r8,4), </text:span><text:span text:style-name="T17">%eax</text:span></text:p></draw:text-box></draw:frame><draw:frame draw:style-name="gr22" draw:text-style-name="P49" svg:width="3.603cm" svg:height="0.403cm" svg:x="-0.758cm" svg:y="5.469cm"><draw:text-box><text:p text:style-name="P48"><text:span text:style-name="T17">155: <text:s text:c="8"/></text:span><text:span text:style-name="T18">cdqe</text:span></text:p></draw:text-box></draw:frame><draw:frame draw:style-name="gr35" draw:text-style-name="P49" svg:width="6.566cm" svg:height="0.403cm" svg:x="-0.758cm" svg:y="5.857cm"><draw:text-box><text:p text:style-name="P48"><text:span text:style-name="T23">156:</text:span><text:span text:style-name="T17"> <text:s text:c="8"/></text:span><text:span text:style-name="T18">add</text:span><text:span text:style-name="T17"> <text:s text:c="4"/>%rax, %rdi</text:span></text:p></draw:text-box></draw:frame><draw:frame draw:style-name="gr9" draw:text-style-name="P49" svg:width="5.084cm" svg:height="0.403cm" svg:x="-0.758cm" svg:y="6.246cm"><draw:text-box><text:p text:style-name="P48"><text:span text:style-name="T17">157: <text:s text:c="8"/></text:span><text:span text:style-name="T18">inc</text:span><text:span text:style-name="T17"> <text:s text:c="4"/>%r8</text:span></text:p></draw:text-box></draw:frame><draw:frame draw:style-name="gr30" draw:text-style-name="P49" svg:width="6.143cm" svg:height="0.403cm" svg:x="-0.758cm" svg:y="6.634cm"><draw:text-box><text:p text:style-name="P48"><text:span text:style-name="T17">158: <text:s text:c="8"/></text:span><text:span text:style-name="T18">cmpq</text:span><text:span text:style-name="T17"> <text:s text:c="3"/>%r8,%rcx</text:span></text:p></draw:text-box></draw:frame><draw:frame draw:style-name="gr43" draw:text-style-name="P49" svg:width="5.719cm" svg:height="0.403cm" svg:x="-0.758cm" svg:y="7.022cm"><draw:text-box><text:p text:style-name="P48"><text:span text:style-name="T17">159: <text:s text:c="8"/></text:span><text:span text:style-name="T18">jne</text:span><text:span text:style-name="T17"> <text:s text:c="4"/>bucleq</text:span></text:p></draw:text-box></draw:frame><draw:frame draw:style-name="gr37" draw:text-style-name="P49" svg:width="0.851cm" svg:height="0.403cm" svg:x="-0.758cm" svg:y="7.41cm"><draw:text-box><text:p text:style-name="P48"><text:span text:style-name="T17">160:</text:span></text:p></draw:text-box></draw:frame><draw:frame draw:style-name="gr18" draw:text-style-name="P49" svg:width="3.391cm" svg:height="0.403cm" svg:x="-0.758cm" svg:y="7.798cm"><draw:text-box><text:p text:style-name="P48"><text:span text:style-name="T17">161: <text:s text:c="8"/></text:span><text:span text:style-name="T18">ret</text:span></text:p></draw:text-box></draw:frame><draw:frame draw:style-name="gr37" draw:text-style-name="P49" svg:width="0.851cm" svg:height="0.403cm" svg:x="-0.758cm" svg:y="8.186cm"><draw:text-box><text:p text:style-name="P48"><text:span text:style-name="T23">162:</text:span></text:p></draw:text-box></draw:frame></draw:g>Una vez acaba el código de suma copiamos el resultado en r<text:span text:style-name="T3">ax</text:span> para que con la operación <text:span text:style-name="T3">cqto</text:span> extendamos el signo a <text:span text:style-name="T3">rdx</text:span> de tal forma que al realizar la división se tenga en cuenta el signo del dato. De nuevo el cociente se almacena en el registro A y el resto en el registro D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Durante la realización de la práctica se ha dedicado a la resolución de los problemas una semana habiendo dedicado las primeras dos a la lectura, comprensión y estudio de las prácticas y lenguaje ensamblador. <text:span text:style-name="T15">Desde el lunes hasta el viernes se han realizado los ejercicios (uno por día). </text:span>Siendo hoy domingo el último día disponible para la entrega de la práctica se ha realizado una revisión del trabajo realizado días atrás corrigiendo así algunos fallos <text:span text:style-name="T14">y</text:span> adecuando mejor el código y sus comentarios. <text:span text:style-name="T16">También se ha llevado a cabo hoy la realización de la memoria.</text:span></text:p>
      <text:p text:style-name="P29"/>
      <text:p text:style-name="P44">A continuación pondré todo el código de los programas (en las páginas anteriores solo se adjunta parte del código referente a la explicación) y las salidas de su ejecución:</text:p>
      <text:p text:style-name="P44"/>
      <text:p text:style-name="P45">5.1 código</text:p>
      <text:p text:style-name="P45"><draw:g text:anchor-type="paragraph" draw:z-index="11" draw:name="Forma12" draw:style-name="gr58"><draw:frame draw:style-name="gr59" draw:text-style-name="P49" svg:width="3.603cm" svg:height="0.525cm" svg:x="-1.145cm" svg:y="0.141cm"><draw:text-box><text:p text:style-name="P48"><text:span text:style-name="T17">1: #EJERCICIO 5.1</text:span></text:p></draw:text-box></draw:frame><draw:frame draw:style-name="gr60" draw:text-style-name="P49" svg:width="0.851cm" svg:height="0.525cm" svg:x="-1.145cm" svg:y="0.446cm"><draw:text-box><text:p text:style-name="P48"><text:span text:style-name="T17">2: #</text:span></text:p></draw:text-box></draw:frame><draw:frame draw:style-name="gr61" draw:text-style-name="P49" svg:width="13.763cm" svg:height="0.525cm" svg:x="-1.145cm" svg:y="0.751cm"><draw:text-box><text:p text:style-name="P48"><text:span text:style-name="T17">3: # Se han seguido los pasos tal y </text:span><text:span text:style-name="T17">como se indican en el guiÃ³n.</text:span></text:p></draw:text-box></draw:frame><draw:frame draw:style-name="gr62" draw:text-style-name="P49" svg:width="18.208cm" svg:height="0.525cm" svg:x="-1.145cm" svg:y="1.056cm"><draw:text-box><text:p text:style-name="P48"><text:span text:style-name="T17">4: # ’lista’ se ha dividido en cuatro </text:span><text:span text:style-name="T17">lineas para una lectura mÃ¡s cÃ³moda </text:span><text:span text:style-name="T17">del cÃ³digo</text:span></text:p></draw:text-box></draw:frame><draw:frame draw:style-name="gr63" draw:text-style-name="P49" svg:width="18.419cm" svg:height="0.525cm" svg:x="-1.145cm" svg:y="1.362cm"><draw:text-box><text:p text:style-name="P48"><text:span text:style-name="T17">5: # ’resultado’ se ha cambiado por </text:span><text:span text:style-name="T17">tipo de dato ’quad’ para permitir </text:span><text:span text:style-name="T17">imprimir datos de</text:span></text:p></draw:text-box></draw:frame><draw:frame draw:style-name="gr64" draw:text-style-name="P49" svg:width="2.968cm" svg:height="0.525cm" svg:x="-2.027cm" svg:y="1.667cm"><draw:text-box><text:p text:style-name="P48"><text:span text:style-name="T17"><text:tab/></text:span><text:span text:style-name="T17"><text:tab/></text:span><text:span text:style-name="T17"> </text:span><text:span text:style-name="T17">64 bits</text:span></text:p></draw:text-box></draw:frame><draw:frame draw:style-name="gr63" draw:text-style-name="P49" svg:width="18.419cm" svg:height="0.525cm" svg:x="-1.145cm" svg:y="1.972cm"><draw:text-box><text:p text:style-name="P48"><text:span text:style-name="T17">6: # ’formato’ ha sido modificado </text:span><text:span text:style-name="T17">para que la impresion mediante </text:span><text:span text:style-name="T17">’printf’ fuera posible</text:span></text:p></draw:text-box></draw:frame><draw:frame draw:style-name="gr65" draw:text-style-name="P49" svg:width="16.072cm" svg:height="0.525cm" svg:x="-2.027cm" svg:y="2.277cm"><draw:text-box><text:p text:style-name="P48"><text:span text:style-name="T17"><text:tab/></text:span><text:span text:style-name="T17"> </text:span><text:span text:style-name="T17">y mostrase adecuadamente los </text:span><text:span text:style-name="T17">datos (unsigned long y hexadecimal </text:span><text:span text:style-name="T17">long)</text:span></text:p></draw:text-box></draw:frame><draw:frame draw:style-name="gr63" draw:text-style-name="P49" svg:width="18.419cm" svg:height="0.525cm" svg:x="-1.145cm" svg:y="2.582cm"><draw:text-box><text:p text:style-name="P48"><text:span text:style-name="T17">7: # ’_start’ fue cambiado por ’main’ </text:span><text:span text:style-name="T17">para poder compilar mediante gcc y </text:span><text:span text:style-name="T17">las funciones </text:span></text:p></draw:text-box></draw:frame><draw:frame draw:style-name="gr66" draw:text-style-name="P49" svg:width="10.992cm" svg:height="0.525cm" svg:x="-2.027cm" svg:y="2.887cm"><draw:text-box><text:p text:style-name="P48"><text:span text:style-name="T17"><text:tab/></text:span><text:span text:style-name="T17">fueron sustituidas por su </text:span><text:span text:style-name="T17">cÃ³digo directamente</text:span></text:p></draw:text-box></draw:frame><draw:frame draw:style-name="gr63" draw:text-style-name="P49" svg:width="18.419cm" svg:height="0.525cm" svg:x="-1.145cm" svg:y="3.193cm"><draw:text-box><text:p text:style-name="P48"><text:span text:style-name="T17">8: # A muchas instrucciones se les ha </text:span><text:span text:style-name="T17">aÃ±adido un subfijo para ir </text:span><text:span text:style-name="T17">acostumbrandonos a su</text:span></text:p></draw:text-box></draw:frame><draw:frame draw:style-name="gr67" draw:text-style-name="P49" svg:width="5.065cm" svg:height="0.525cm" svg:x="-2.027cm" svg:y="3.498cm"><draw:text-box><text:p text:style-name="P48"><text:span text:style-name="T17"><text:tab/></text:span><text:span text:style-name="T17"> </text:span><text:span text:style-name="T17">uso y significado</text:span></text:p></draw:text-box></draw:frame><draw:frame draw:style-name="gr68" draw:text-style-name="P49" svg:width="0.428cm" svg:height="0.525cm" svg:x="-1.145cm" svg:y="3.803cm"><draw:text-box><text:p text:style-name="P48"><text:span text:style-name="T17">9:</text:span></text:p></draw:text-box></draw:frame><draw:frame draw:style-name="gr69" draw:text-style-name="P49" svg:width="0.639cm" svg:height="0.525cm" svg:x="-1.357cm" svg:y="4.108cm"><draw:text-box><text:p text:style-name="P48"><text:span text:style-name="T17">10:</text:span></text:p></draw:text-box></draw:frame><draw:frame draw:style-name="gr67" draw:text-style-name="P49" svg:width="3.814cm" svg:height="0.525cm" svg:x="-1.357cm" svg:y="4.413cm"><draw:text-box><text:p text:style-name="P48"><text:span text:style-name="T17">11: .section .data</text:span></text:p></draw:text-box></draw:frame><draw:frame draw:style-name="gr70" draw:text-style-name="P49" svg:width="14.398cm" svg:height="0.525cm" svg:x="-1.357cm" svg:y="4.718cm"><draw:text-box><text:p text:style-name="P48"><text:span text:style-name="T17">12:</text:span><text:span text:style-name="T19"> lista:</text:span><text:span text:style-name="T17"> <text:s text:c="9"/>.int </text:span><text:span text:style-name="T17">0x10000000,0x10000000,0x10000000,0x10</text:span><text:span text:style-name="T17">000000</text:span></text:p></draw:text-box></draw:frame><draw:frame draw:style-name="gr71" draw:text-style-name="P49" svg:width="16.091cm" svg:height="0.525cm" svg:x="-1.357cm" svg:y="5.023cm"><draw:text-box><text:p text:style-name="P48"><text:span text:style-name="T17">13: <text:s text:c="24"/></text:span><text:span text:style-name="T18">.int</text:span><text:span text:style-name="T17"> </text:span><text:span text:style-name="T17">0x10000000,0x10000000,0x10000000,0x10</text:span><text:span text:style-name="T17">000000</text:span></text:p></draw:text-box></draw:frame><draw:frame draw:style-name="gr71" draw:text-style-name="P49" svg:width="16.091cm" svg:height="0.525cm" svg:x="-1.357cm" svg:y="5.329cm"><draw:text-box><text:p text:style-name="P48"><text:span text:style-name="T17">14: <text:s text:c="24"/></text:span><text:span text:style-name="T18">.int</text:span><text:span text:style-name="T17"> </text:span><text:span text:style-name="T17">0x10000000,0x10000000,0x10000000,0x10</text:span><text:span text:style-name="T17">000000</text:span></text:p></draw:text-box></draw:frame><draw:frame draw:style-name="gr71" draw:text-style-name="P49" svg:width="16.091cm" svg:height="0.525cm" svg:x="-1.357cm" svg:y="5.634cm"><draw:text-box><text:p text:style-name="P48"><text:span text:style-name="T17">15: <text:s text:c="24"/></text:span><text:span text:style-name="T18">.int</text:span><text:span text:style-name="T17"> </text:span><text:span text:style-name="T17">0x10000000,0x10000000,0x10000000,0x10</text:span><text:span text:style-name="T17">000000</text:span></text:p></draw:text-box></draw:frame><draw:frame draw:style-name="gr72" draw:text-style-name="P49" svg:width="8.048cm" svg:height="0.525cm" svg:x="-1.357cm" svg:y="5.939cm"><draw:text-box><text:p text:style-name="P48"><text:span text:style-name="T17">16:</text:span><text:span text:style-name="T19"> longlista:</text:span><text:span text:style-name="T17"> <text:s text:c="5"/>.int <text:s text:c="2"/>(.-lista)/</text:span><text:span text:style-name="T17">4</text:span></text:p></draw:text-box></draw:frame><draw:frame draw:style-name="gr73" draw:text-style-name="P49" svg:width="6.143cm" svg:height="0.525cm" svg:x="-1.357cm" svg:y="6.244cm"><draw:text-box><text:p text:style-name="P48"><text:span text:style-name="T17">17:</text:span><text:span text:style-name="T19"> resultado:</text:span><text:span text:style-name="T17"> <text:s text:c="5"/>.quad <text:s text:c="2"/>0</text:span></text:p></draw:text-box></draw:frame><draw:frame draw:style-name="gr74" draw:text-style-name="P49" svg:width="11.434cm" svg:height="0.525cm" svg:x="-1.357cm" svg:y="6.549cm"><draw:text-box><text:p text:style-name="P48"><text:span text:style-name="T17">18:</text:span><text:span text:style-name="T19"> formato:</text:span><text:span text:style-name="T17"> <text:s text:c="7"/>.asciz <text:s/></text:span><text:span text:style-name="T22">"suma = </text:span><text:span text:style-name="T22">%lu = 0x%lx hex\n"</text:span></text:p></draw:text-box></draw:frame><draw:frame draw:style-name="gr69" draw:text-style-name="P49" svg:width="0.639cm" svg:height="0.525cm" svg:x="-1.357cm" svg:y="6.854cm"><draw:text-box><text:p text:style-name="P48"><text:span text:style-name="T17">19:</text:span></text:p></draw:text-box></draw:frame><draw:frame draw:style-name="gr67" draw:text-style-name="P49" svg:width="3.814cm" svg:height="0.525cm" svg:x="-1.357cm" svg:y="7.16cm"><draw:text-box><text:p text:style-name="P48"><text:span text:style-name="T17">20: .section .text</text:span></text:p></draw:text-box></draw:frame><draw:frame draw:style-name="gr75" draw:text-style-name="P49" svg:width="4.873cm" svg:height="0.525cm" svg:x="-1.357cm" svg:y="7.465cm"><draw:text-box><text:p text:style-name="P48"><text:span text:style-name="T17">21:</text:span><text:span text:style-name="T19"> main:</text:span><text:span text:style-name="T17"> .global <text:s/>main</text:span></text:p></draw:text-box></draw:frame><draw:frame draw:style-name="gr69" draw:text-style-name="P49" svg:width="0.639cm" svg:height="0.525cm" svg:x="-1.357cm" svg:y="7.77cm"><draw:text-box><text:p text:style-name="P48"><text:span text:style-name="T17">22:</text:span></text:p></draw:text-box></draw:frame><draw:frame draw:style-name="gr76" draw:text-style-name="P49" svg:width="2.756cm" svg:height="0.525cm" svg:x="-1.357cm" svg:y="8.075cm"><draw:text-box><text:p text:style-name="P48"><text:span text:style-name="T17">23: #trabajar</text:span></text:p></draw:text-box></draw:frame><draw:frame draw:style-name="gr77" draw:text-style-name="P49" svg:width="6.989cm" svg:height="0.525cm" svg:x="-1.357cm" svg:y="8.38cm"><draw:text-box><text:p text:style-name="P48"><text:span text:style-name="T17">24: <text:s text:c="8"/></text:span><text:span text:style-name="T18">movq</text:span><text:span text:style-name="T17"> <text:s text:c="4"/>$lista, %rbx</text:span></text:p></draw:text-box></draw:frame><draw:frame draw:style-name="gr77" draw:text-style-name="P49" svg:width="6.989cm" svg:height="0.525cm" svg:x="-1.357cm" svg:y="8.685cm"><draw:text-box><text:p text:style-name="P48"><text:span text:style-name="T17">25: <text:s text:c="8"/></text:span><text:span text:style-name="T18">movl</text:span><text:span text:style-name="T17"> <text:s/>longlista, %ecx</text:span></text:p></draw:text-box></draw:frame><draw:frame draw:style-name="gr61" draw:text-style-name="P49" svg:width="13.763cm" svg:height="0.525cm" svg:x="-1.357cm" svg:y="8.99cm"><draw:text-box><text:p text:style-name="P48"><text:span text:style-name="T17">26: <text:s text:c="8"/></text:span><text:span text:style-name="T18">call</text:span><text:span text:style-name="T17"> suma <text:s text:c="14"/># </text:span><text:span text:style-name="T17">== suma(&amp;lista, longlista)</text:span><text:span text:style-name="T20">;</text:span></text:p></draw:text-box></draw:frame><draw:frame draw:style-name="gr77" draw:text-style-name="P49" svg:width="6.989cm" svg:height="0.525cm" svg:x="-1.357cm" svg:y="9.296cm"><draw:text-box><text:p text:style-name="P48"><text:span text:style-name="T21">27:</text:span><text:span text:style-name="T20"> <text:s text:c="8"/>movl <text:s/>%eax, resultado</text:span></text:p></draw:text-box></draw:frame><draw:frame draw:style-name="gr78" draw:text-style-name="P49" svg:width="7.201cm" svg:height="0.525cm" svg:x="-1.357cm" svg:y="9.601cm"><draw:text-box><text:p text:style-name="P48"><text:span text:style-name="T21">28:</text:span><text:span text:style-name="T17"> <text:s text:c="8"/></text:span><text:span text:style-name="T18">movl</text:span><text:span text:style-name="T17"> %edx, resultado+4</text:span></text:p></draw:text-box></draw:frame><draw:frame draw:style-name="gr69" draw:text-style-name="P49" svg:width="0.639cm" svg:height="0.525cm" svg:x="-1.357cm" svg:y="9.906cm"><draw:text-box><text:p text:style-name="P48"><text:span text:style-name="T17">29:</text:span></text:p></draw:text-box></draw:frame><draw:frame draw:style-name="gr79" draw:text-style-name="P49" svg:width="18.631cm" svg:height="0.525cm" svg:x="-1.357cm" svg:y="10.211cm"><draw:text-box><text:p text:style-name="P48"><text:span text:style-name="T17">30: <text:s text:c="8"/></text:span><text:span text:style-name="T18">#</text:span><text:span text:style-name="T17"> Como ’resultado’ es de </text:span><text:span text:style-name="T17">64 bits, es almacenado en pila y la </text:span><text:span text:style-name="T17">arquitectura ut</text:span></text:p></draw:text-box></draw:frame><draw:frame draw:style-name="gr80" draw:text-style-name="P49" svg:width="13.339cm" svg:height="0.525cm" svg:x="-2.027cm" svg:y="10.516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ilizada almacena </text:span><text:span text:style-name="T17">los datos en ’little endian’</text:span></text:p></draw:text-box></draw:frame><draw:frame draw:style-name="gr79" draw:text-style-name="P49" svg:width="18.631cm" svg:height="0.525cm" svg:x="-1.357cm" svg:y="10.821cm"><draw:text-box><text:p text:style-name="P48"><text:span text:style-name="T17">31: <text:s text:c="8"/></text:span><text:span text:style-name="T18">#</text:span><text:span text:style-name="T17"> su parte mÃ¡s </text:span><text:span text:style-name="T17">significativa (%edx) tiene que ser </text:span><text:span text:style-name="T17">guarda antes que la menos</text:span></text:p></draw:text-box></draw:frame><draw:frame draw:style-name="gr81" draw:text-style-name="P49" svg:width="8.259cm" svg:height="0.525cm" svg:x="-2.027cm" svg:y="11.127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 </text:span><text:span text:style-name="T17">significativa </text:span><text:span text:style-name="T17">(%eax)</text:span></text:p></draw:text-box></draw:frame><draw:frame draw:style-name="gr82" draw:text-style-name="P49" svg:width="15.456cm" svg:height="0.525cm" svg:x="-1.357cm" svg:y="11.432cm"><draw:text-box><text:p text:style-name="P48"><text:span text:style-name="T17">32: <text:s text:c="8"/></text:span><text:span text:style-name="T18">#</text:span><text:span text:style-name="T17"> por eso almacenamos </text:span><text:span text:style-name="T17">%edx en resultado+4 y %eax en </text:span><text:span text:style-name="T17">resultado</text:span></text:p></draw:text-box></draw:frame><draw:frame draw:style-name="gr69" draw:text-style-name="P49" svg:width="0.639cm" svg:height="0.525cm" svg:x="-1.357cm" svg:y="11.737cm"><draw:text-box><text:p text:style-name="P48"><text:span text:style-name="T17">33:</text:span></text:p></draw:text-box></draw:frame><draw:frame draw:style-name="gr76" draw:text-style-name="P49" svg:width="2.756cm" svg:height="0.525cm" svg:x="-1.357cm" svg:y="12.042cm"><draw:text-box><text:p text:style-name="P48"><text:span text:style-name="T17">34: #imprim_C</text:span></text:p></draw:text-box></draw:frame><draw:frame draw:style-name="gr77" draw:text-style-name="P49" svg:width="6.989cm" svg:height="0.525cm" svg:x="-1.357cm" svg:y="12.347cm"><draw:text-box><text:p text:style-name="P48"><text:span text:style-name="T17">35: <text:s text:c="8"/></text:span><text:span text:style-name="T18">movq</text:span><text:span text:style-name="T17"> <text:s text:c="2"/>$formato, %rdi</text:span></text:p></draw:text-box></draw:frame><draw:frame draw:style-name="gr77" draw:text-style-name="P49" svg:width="6.989cm" svg:height="0.525cm" svg:x="-1.357cm" svg:y="12.651cm"><draw:text-box><text:p text:style-name="P48"><text:span text:style-name="T17">36: <text:s text:c="8"/></text:span><text:span text:style-name="T18">movq</text:span><text:span text:style-name="T17"> <text:s text:c="2"/>resultado,%rsi</text:span></text:p></draw:text-box></draw:frame><draw:frame draw:style-name="gr77" draw:text-style-name="P49" svg:width="6.989cm" svg:height="0.525cm" svg:x="-1.357cm" svg:y="12.956cm"><draw:text-box><text:p text:style-name="P48"><text:span text:style-name="T17">37: <text:s text:c="8"/></text:span><text:span text:style-name="T18">movq</text:span><text:span text:style-name="T17"> <text:s text:c="2"/>resultado,%rdx</text:span></text:p></draw:text-box></draw:frame><draw:frame draw:style-name="gr74" draw:text-style-name="P49" svg:width="11.434cm" svg:height="0.525cm" svg:x="-1.357cm" svg:y="13.261cm"><draw:text-box><text:p text:style-name="P48"><text:span text:style-name="T17">38: <text:s text:c="8"/></text:span><text:span text:style-name="T18">movl</text:span><text:span text:style-name="T17"> <text:s text:c="9"/>$0,%eax <text:s text:c="2"/># </text:span><text:span text:style-name="T17">varargin sin xmm</text:span></text:p></draw:text-box></draw:frame><draw:frame draw:style-name="gr83" draw:text-style-name="P49" svg:width="14.186cm" svg:height="0.525cm" svg:x="-1.357cm" svg:y="13.566cm"><draw:text-box><text:p text:style-name="P48"><text:span text:style-name="T17">39: <text:s text:c="8"/></text:span><text:span text:style-name="T18">call</text:span><text:span text:style-name="T17"> <text:s/>printf <text:s text:c="11"/># </text:span><text:span text:style-name="T17">== printf(formato, res, res)</text:span><text:span text:style-name="T20">;</text:span></text:p></draw:text-box></draw:frame><draw:frame draw:style-name="gr69" draw:text-style-name="P49" svg:width="0.639cm" svg:height="0.525cm" svg:x="-1.357cm" svg:y="13.871cm"><draw:text-box><text:p text:style-name="P48"><text:span text:style-name="T21">40:</text:span></text:p></draw:text-box></draw:frame><draw:frame draw:style-name="gr84" draw:text-style-name="P49" svg:width="16.938cm" svg:height="0.525cm" svg:x="-1.357cm" svg:y="14.176cm"><draw:text-box><text:p text:style-name="P48"><text:span text:style-name="T21">41:</text:span><text:span text:style-name="T17"> <text:s text:c="8"/></text:span><text:span text:style-name="T18">#</text:span><text:span text:style-name="T17"> SegÃºn el manual de </text:span><text:span text:style-name="T17">’prinf’ formato debe ser especificado </text:span><text:span text:style-name="T17">en %rdi,</text:span></text:p></draw:text-box></draw:frame><draw:frame draw:style-name="gr79" draw:text-style-name="P49" svg:width="18.631cm" svg:height="0.525cm" svg:x="-1.357cm" svg:y="14.481cm"><draw:text-box><text:p text:style-name="P48"><text:span text:style-name="T17">42: <text:s text:c="8"/></text:span><text:span text:style-name="T18">#</text:span><text:span text:style-name="T17"> el primer resultado a </text:span><text:span text:style-name="T17">mostrar (unsigned long) en %rsi y el </text:span><text:span text:style-name="T17">segundo (hexade</text:span></text:p></draw:text-box></draw:frame><draw:frame draw:style-name="gr85" draw:text-style-name="P49" svg:width="7.836cm" svg:height="0.525cm" svg:x="-2.027cm" svg:y="14.787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cimal long) en %rdx</text:span></text:p></draw:text-box></draw:frame><draw:frame draw:style-name="gr69" draw:text-style-name="P49" svg:width="0.639cm" svg:height="0.525cm" svg:x="-1.357cm" svg:y="15.092cm"><draw:text-box><text:p text:style-name="P48"><text:span text:style-name="T17">43:</text:span></text:p></draw:text-box></draw:frame><draw:frame draw:style-name="gr76" draw:text-style-name="P49" svg:width="2.756cm" svg:height="0.525cm" svg:x="-1.357cm" svg:y="15.397cm"><draw:text-box><text:p text:style-name="P48"><text:span text:style-name="T17">44: #acabar_C</text:span></text:p></draw:text-box></draw:frame><draw:frame draw:style-name="gr86" draw:text-style-name="P49" svg:width="6.778cm" svg:height="0.525cm" svg:x="-1.357cm" svg:y="15.702cm"><draw:text-box><text:p text:style-name="P48"><text:span text:style-name="T17">45: <text:s text:c="8"/></text:span><text:span text:style-name="T18">mov</text:span><text:span text:style-name="T17"> <text:s/>resultado, %edi</text:span></text:p></draw:text-box></draw:frame><draw:frame draw:style-name="gr87" draw:text-style-name="P49" svg:width="12.069cm" svg:height="0.525cm" svg:x="-1.357cm" svg:y="16.007cm"><draw:text-box><text:p text:style-name="P48"><text:span text:style-name="T17">46: <text:s text:c="8"/></text:span><text:span text:style-name="T18">call</text:span><text:span text:style-name="T17"> _exit <text:s text:c="13"/># </text:span><text:span text:style-name="T17">== <text:s/>exit(resultado)</text:span></text:p></draw:text-box></draw:frame><draw:frame draw:style-name="gr88" draw:text-style-name="P49" svg:width="3.179cm" svg:height="0.525cm" svg:x="-1.357cm" svg:y="16.312cm"><draw:text-box><text:p text:style-name="P48"><text:span text:style-name="T17">47: <text:s text:c="8"/></text:span><text:span text:style-name="T18">ret</text:span></text:p></draw:text-box></draw:frame><draw:frame draw:style-name="gr69" draw:text-style-name="P49" svg:width="0.639cm" svg:height="0.525cm" svg:x="-1.357cm" svg:y="16.617cm"><draw:text-box><text:p text:style-name="P48"><text:span text:style-name="T23">48:</text:span></text:p></draw:text-box></draw:frame><draw:frame draw:style-name="gr89" draw:text-style-name="P49" svg:width="1.909cm" svg:height="0.525cm" svg:x="-1.357cm" svg:y="16.923cm"><draw:text-box><text:p text:style-name="P48"><text:span text:style-name="T17">49:</text:span><text:span text:style-name="T19"> suma:</text:span></text:p></draw:text-box></draw:frame><draw:frame draw:style-name="gr90" draw:text-style-name="P49" svg:width="12.281cm" svg:height="0.525cm" svg:x="-1.357cm" svg:y="17.228cm"><draw:text-box><text:p text:style-name="P48"><text:span text:style-name="T17">50: <text:s text:c="8"/></text:span><text:span text:style-name="T18">movq</text:span><text:span text:style-name="T17"> <text:s text:c="4"/>$0, %rsi <text:s text:c="6"/># </text:span><text:span text:style-name="T17">iterador de la lista</text:span></text:p></draw:text-box></draw:frame><draw:frame draw:style-name="gr79" draw:text-style-name="P49" svg:width="18.631cm" svg:height="0.525cm" svg:x="-1.357cm" svg:y="17.533cm"><draw:text-box><text:p text:style-name="P48"><text:span text:style-name="T17">51: <text:s text:c="8"/></text:span><text:span text:style-name="T18">movl</text:span><text:span text:style-name="T17"> <text:s text:c="4"/>$0, %eax <text:s text:c="6"/># </text:span><text:span text:style-name="T17">acumulador de la suma. Representa la </text:span><text:span text:style-name="T17">parte menos s</text:span></text:p></draw:text-box></draw:frame><draw:frame draw:style-name="gr91" draw:text-style-name="P49" svg:width="11.434cm" svg:height="0.525cm" svg:x="-2.027cm" svg:y="17.838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gnificativa</text:span></text:p></draw:text-box></draw:frame><draw:frame draw:style-name="gr79" draw:text-style-name="P49" svg:width="18.631cm" svg:height="0.525cm" svg:x="-1.357cm" svg:y="18.143cm"><draw:text-box><text:p text:style-name="P48"><text:span text:style-name="T17">52: <text:s text:c="8"/></text:span><text:span text:style-name="T18">movl</text:span><text:span text:style-name="T17"> <text:s text:c="4"/>$0, %edx <text:s text:c="6"/># </text:span><text:span text:style-name="T17">acumulador de la suma. Representa la </text:span><text:span text:style-name="T17">parte mÃ¡s si</text:span></text:p></draw:text-box></draw:frame><draw:frame draw:style-name="gr92" draw:text-style-name="P49" svg:width="11.223cm" svg:height="0.525cm" svg:x="-2.027cm" svg:y="18.448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gnificativa</text:span></text:p></draw:text-box></draw:frame><draw:frame draw:style-name="gr93" draw:text-style-name="P49" svg:width="2.121cm" svg:height="0.525cm" svg:x="-1.357cm" svg:y="18.754cm"><draw:text-box><text:p text:style-name="P48"><text:span text:style-name="T17">53:</text:span><text:span text:style-name="T19"> bucle:</text:span></text:p></draw:text-box></draw:frame><draw:frame draw:style-name="gr94" draw:text-style-name="P49" svg:width="8.259cm" svg:height="0.525cm" svg:x="-1.357cm" svg:y="19.059cm"><draw:text-box><text:p text:style-name="P48"><text:span text:style-name="T17">54: <text:s text:c="8"/></text:span><text:span text:style-name="T18">addl</text:span><text:span text:style-name="T17"> <text:s text:c="3"/>(%rbx,%rsi,4), </text:span><text:span text:style-name="T17">%eax</text:span></text:p></draw:text-box></draw:frame><draw:frame draw:style-name="gr79" draw:text-style-name="P49" svg:width="18.631cm" svg:height="0.525cm" svg:x="-1.357cm" svg:y="19.364cm"><draw:text-box><text:p text:style-name="P48"><text:span text:style-name="T17">55: <text:s text:c="8"/></text:span><text:span text:style-name="T18">jnc</text:span><text:span text:style-name="T17"> <text:s text:c="12"/>no_inc <text:s text:c="3"/></text:span><text:span text:style-name="T17"><text:s text:c="6"/># si no hay acarreo no </text:span><text:span text:style-name="T17">incrementamos %edx y </text:span></text:p></draw:text-box></draw:frame><draw:frame draw:style-name="gr72" draw:text-style-name="P49" svg:width="18.208cm" svg:height="0.525cm" svg:x="-2.027cm" svg:y="19.669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seguimos con las iteraciones </text:span><text:span text:style-name="T17">del bucle</text:span></text:p></draw:text-box></draw:frame><draw:frame draw:style-name="gr95" draw:text-style-name="P49" svg:width="5.084cm" svg:height="0.525cm" svg:x="-1.357cm" svg:y="19.974cm"><draw:text-box><text:p text:style-name="P48"><text:span text:style-name="T17">56: <text:s text:c="8"/></text:span><text:span text:style-name="T18">inc</text:span><text:span text:style-name="T17"> <text:s text:c="4"/>%edx</text:span></text:p></draw:text-box></draw:frame><draw:frame draw:style-name="gr92" draw:text-style-name="P49" svg:width="2.333cm" svg:height="0.525cm" svg:x="-1.357cm" svg:y="20.279cm"><draw:text-box><text:p text:style-name="P48"><text:span text:style-name="T17">57:</text:span><text:span text:style-name="T19"> no_inc:</text:span></text:p></draw:text-box></draw:frame><draw:frame draw:style-name="gr95" draw:text-style-name="P49" svg:width="5.084cm" svg:height="0.525cm" svg:x="-1.357cm" svg:y="20.584cm"><draw:text-box><text:p text:style-name="P48"><text:span text:style-name="T17">58: <text:s text:c="8"/></text:span><text:span text:style-name="T18">inc</text:span><text:span text:style-name="T17"> <text:s text:c="4"/>%rsi</text:span></text:p></draw:text-box></draw:frame></draw:g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g text:anchor-type="paragraph" draw:z-index="12" draw:name="Forma13" draw:style-name="gr58"><draw:frame draw:style-name="gr96" draw:text-style-name="P49" svg:width="1.486cm" svg:height="0.403cm" svg:x="0cm" svg:y="0.002cm"><draw:text-box><text:p text:style-name="P48"><text:span text:style-name="T24">media.s</text:span></text:p></draw:text-box></draw:frame><draw:frame draw:style-name="gr97" draw:text-style-name="P49" svg:width="5.084cm" svg:height="0.403cm" svg:x="3.069cm" svg:y="0.002cm"><draw:text-box><text:p text:style-name="P48"><text:span text:style-name="T24">Sun Oct 14 19:19:35 2018</text:span></text:p></draw:text-box></draw:frame><draw:frame draw:style-name="gr98" draw:text-style-name="P49" svg:width="0.354cm" svg:height="0.403cm" svg:x="9.737cm" svg:y="0.002cm"><draw:text-box><text:p text:style-name="P48"><text:span text:style-name="T24">2</text:span></text:p></draw:text-box></draw:frame><draw:frame draw:style-name="gr99" draw:text-style-name="P49" svg:width="6.143cm" svg:height="0.403cm" svg:x="0.67cm" svg:y="0.579cm"><draw:text-box><text:p text:style-name="P48"><text:span text:style-name="T17">59: <text:s text:c="8"/></text:span><text:span text:style-name="T18">cmpq</text:span><text:span text:style-name="T17"> <text:s text:c="3"/>%rsi,%rcx</text:span></text:p></draw:text-box></draw:frame><draw:frame draw:style-name="gr100" draw:text-style-name="P49" svg:width="5.296cm" svg:height="0.403cm" svg:x="0.67cm" svg:y="0.967cm"><draw:text-box><text:p text:style-name="P48"><text:span text:style-name="T17">60: <text:s text:c="8"/></text:span><text:span text:style-name="T18">jne</text:span><text:span text:style-name="T17"> <text:s text:c="4"/>bucle</text:span></text:p></draw:text-box></draw:frame><draw:frame draw:style-name="gr101" draw:text-style-name="P49" svg:width="0.639cm" svg:height="0.403cm" svg:x="0.67cm" svg:y="1.353cm"><draw:text-box><text:p text:style-name="P48"><text:span text:style-name="T17">61:</text:span></text:p></draw:text-box></draw:frame><draw:frame draw:style-name="gr102" draw:text-style-name="P49" svg:width="3.179cm" svg:height="0.403cm" svg:x="0.67cm" svg:y="1.741cm"><draw:text-box><text:p text:style-name="P48"><text:span text:style-name="T17">62: <text:s text:c="8"/></text:span><text:span text:style-name="T18">ret</text:span></text:p></draw:text-box></draw:frame><draw:frame draw:style-name="gr101" draw:text-style-name="P49" svg:width="0.639cm" svg:height="0.403cm" svg:x="0.67cm" svg:y="2.129cm"><draw:text-box><text:p text:style-name="P48"><text:span text:style-name="T23">63:</text:span></text:p></draw:text-box></draw:frame></draw:g><text:soft-page-break/></text:p>
      <text:p text:style-name="P45"/>
      <text:p text:style-name="P45"/>
      <text:p text:style-name="P45"/>
      <text:p text:style-name="P45">5.1 salida</text:p>
      <text:p text:style-name="P38">suma = 4294967296 = 0x100000000 hex</text:p>
      <text:p text:style-name="P38"/>
      <text:p text:style-name="P46">5.2 código</text:p>
      <text:p text:style-name="P46"><draw:g text:anchor-type="paragraph" draw:z-index="13" draw:name="Forma14" draw:style-name="gr58"><draw:frame draw:style-name="gr103" draw:text-style-name="P49" svg:width="3.603cm" svg:height="0.403cm" svg:x="-0.427cm" svg:y="0.161cm"><draw:text-box><text:p text:style-name="P48"><text:span text:style-name="T17">1: #EJERCICIO 5.2</text:span></text:p></draw:text-box></draw:frame><draw:frame draw:style-name="gr104" draw:text-style-name="P49" svg:width="0.851cm" svg:height="0.403cm" svg:x="-0.427cm" svg:y="0.549cm"><draw:text-box><text:p text:style-name="P48"><text:span text:style-name="T17">2: #</text:span></text:p></draw:text-box></draw:frame><draw:frame draw:style-name="gr105" draw:text-style-name="P49" svg:width="18.419cm" svg:height="0.403cm" svg:x="-0.427cm" svg:y="0.937cm"><draw:text-box><text:p text:style-name="P48"><text:span text:style-name="T17">3: # Se ha usado el uso de una macro </text:span><text:span text:style-name="T17">para poder cambiar la ’lista’ de </text:span><text:span text:style-name="T17">nÃºmeros que se v</text:span></text:p></draw:text-box></draw:frame><draw:frame draw:style-name="gr106" draw:text-style-name="P49" svg:width="2.121cm" svg:height="0.403cm" svg:x="-1.309cm" svg:y="1.325cm"><draw:text-box><text:p text:style-name="P48"><text:span text:style-name="T17">an a sumar</text:span></text:p></draw:text-box></draw:frame><draw:frame draw:style-name="gr105" draw:text-style-name="P49" svg:width="18.419cm" svg:height="0.403cm" svg:x="-0.427cm" svg:y="1.713cm"><draw:text-box><text:p text:style-name="P48"><text:span text:style-name="T17">4: # A la hora de imprimir hemos </text:span><text:span text:style-name="T17">usado los registros %ecx y %r8d para </text:span><text:span text:style-name="T17">imprimir el numer</text:span></text:p></draw:text-box></draw:frame><draw:frame draw:style-name="gr107" draw:text-style-name="P49" svg:width="5.719cm" svg:height="0.403cm" svg:x="-1.309cm" svg:y="2.101cm"><draw:text-box><text:p text:style-name="P48"><text:span text:style-name="T17">o hexadecimal en dos partes</text:span></text:p></draw:text-box></draw:frame><draw:frame draw:style-name="gr108" draw:text-style-name="P49" svg:width="17.361cm" svg:height="0.403cm" svg:x="-0.427cm" svg:y="2.489cm"><draw:text-box><text:p text:style-name="P48"><text:span text:style-name="T17">5: # En el cÃ³digo ’suma’ hemos </text:span><text:span text:style-name="T17">cambiado la implementaciÃ³n de la </text:span><text:span text:style-name="T17">suma del acarreo</text:span></text:p></draw:text-box></draw:frame><draw:frame draw:style-name="gr105" draw:text-style-name="P49" svg:width="18.419cm" svg:height="0.403cm" svg:x="-0.427cm" svg:y="2.877cm"><draw:text-box><text:p text:style-name="P48"><text:span text:style-name="T17">6: # en vez de usar un salto </text:span><text:span text:style-name="T17">condicional utilizamos la </text:span><text:span text:style-name="T17">instrucciÃ³n ’adc’ que contempla</text:span></text:p></draw:text-box></draw:frame><draw:frame draw:style-name="gr109" draw:text-style-name="P49" svg:width="2.333cm" svg:height="0.403cm" svg:x="-1.309cm" svg:y="3.265cm"><draw:text-box><text:p text:style-name="P48"><text:span text:style-name="T17"><text:s/></text:span><text:span text:style-name="T17">el acarreo</text:span></text:p></draw:text-box></draw:frame><draw:frame draw:style-name="gr110" draw:text-style-name="P49" svg:width="10.588cm" svg:height="0.403cm" svg:x="-0.427cm" svg:y="3.654cm"><draw:text-box><text:p text:style-name="P48"><text:span text:style-name="T17">7: # Por lo demÃ¡s el cÃ³digo es </text:span><text:span text:style-name="T17">igual al del 5.1 </text:span></text:p></draw:text-box></draw:frame><draw:frame draw:style-name="gr111" draw:text-style-name="P49" svg:width="0.428cm" svg:height="0.403cm" svg:x="-0.427cm" svg:y="4.042cm"><draw:text-box><text:p text:style-name="P48"><text:span text:style-name="T17">8:</text:span></text:p></draw:text-box></draw:frame><draw:frame draw:style-name="gr112" draw:text-style-name="P49" svg:width="7.201cm" svg:height="0.403cm" svg:x="-0.427cm" svg:y="4.43cm"><draw:text-box><text:p text:style-name="P48"><text:span text:style-name="T17">9: #COMANDO PARA LA EJECUCIÃ\223N:</text:span></text:p></draw:text-box></draw:frame><draw:frame draw:style-name="gr113" draw:text-style-name="P49" svg:width="18.631cm" svg:height="0.403cm" svg:x="-0.639cm" svg:y="4.818cm"><draw:text-box><text:p text:style-name="P48"><text:span text:style-name="T17">10: #for i in $(seq 1 9)</text:span><text:span text:style-name="T20">; do rm </text:span><text:span text:style-name="T20">media; gcc -x assembler-with-cpp -D </text:span><text:span text:style-name="T20">TEST=$i -no-pie medi</text:span></text:p></draw:text-box></draw:frame><draw:frame draw:style-name="gr114" draw:text-style-name="P49" svg:width="16.091cm" svg:height="0.403cm" svg:x="-1.309cm" svg:y="5.206cm"><draw:text-box><text:p text:style-name="P48"><text:span text:style-name="T20">a.s -o media; printf "__TEST%02d__</text:span><text:span text:style-name="T20">%35s\n" $i "" | tr " " "-" ; ./media; </text:span><text:span text:style-name="T20">done</text:span></text:p></draw:text-box></draw:frame><draw:frame draw:style-name="gr101" draw:text-style-name="P49" svg:width="0.639cm" svg:height="0.403cm" svg:x="-0.639cm" svg:y="5.594cm"><draw:text-box><text:p text:style-name="P48"><text:span text:style-name="T21">11:</text:span></text:p></draw:text-box></draw:frame><draw:frame draw:style-name="gr101" draw:text-style-name="P49" svg:width="0.639cm" svg:height="0.403cm" svg:x="-0.639cm" svg:y="5.982cm"><draw:text-box><text:p text:style-name="P48"><text:span text:style-name="T21">12:</text:span></text:p></draw:text-box></draw:frame><draw:frame draw:style-name="gr115" draw:text-style-name="P49" svg:width="3.814cm" svg:height="0.403cm" svg:x="-0.639cm" svg:y="6.37cm"><draw:text-box><text:p text:style-name="P48"><text:span text:style-name="T17">13: .section .data</text:span></text:p></draw:text-box></draw:frame><draw:frame draw:style-name="gr116" draw:text-style-name="P49" svg:width="3.391cm" svg:height="0.403cm" svg:x="-0.639cm" svg:y="6.758cm"><draw:text-box><text:p text:style-name="P48"><text:span text:style-name="T17">14: #ifndef TEST</text:span></text:p></draw:text-box></draw:frame><draw:frame draw:style-name="gr115" draw:text-style-name="P49" svg:width="3.814cm" svg:height="0.403cm" svg:x="-0.639cm" svg:y="7.146cm"><draw:text-box><text:p text:style-name="P48"><text:span text:style-name="T17">15: #define TEST 9</text:span></text:p></draw:text-box></draw:frame><draw:frame draw:style-name="gr106" draw:text-style-name="P49" svg:width="2.121cm" svg:height="0.403cm" svg:x="-0.639cm" svg:y="7.534cm"><draw:text-box><text:p text:style-name="P48"><text:span text:style-name="T17">16: #endif</text:span></text:p></draw:text-box></draw:frame><draw:frame draw:style-name="gr116" draw:text-style-name="P49" svg:width="3.391cm" svg:height="0.403cm" svg:x="-0.639cm" svg:y="7.922cm"><draw:text-box><text:p text:style-name="P48"><text:span text:style-name="T17">17: .macro linea</text:span></text:p></draw:text-box></draw:frame><draw:frame draw:style-name="gr113" draw:text-style-name="P49" svg:width="18.631cm" svg:height="0.403cm" svg:x="-0.639cm" svg:y="8.31cm"><draw:text-box><text:p text:style-name="P48"><text:span text:style-name="T17">18: #if TEST==1 <text:s text:c="22"/></text:span><text:span text:style-name="T17"><text:s text:c="14"/>// 16 â\200\223 ejemplo </text:span><text:span text:style-name="T17">muy sencillo</text:span></text:p></draw:text-box></draw:frame><draw:frame draw:style-name="gr97" draw:text-style-name="P49" svg:width="5.084cm" svg:height="0.403cm" svg:x="-0.639cm" svg:y="8.698cm"><draw:text-box><text:p text:style-name="P48"><text:span text:style-name="T17">19: <text:s text:c="8"/></text:span><text:span text:style-name="T18">.int</text:span><text:span text:style-name="T17"> 1,1,1,1</text:span></text:p></draw:text-box></draw:frame><draw:frame draw:style-name="gr117" draw:text-style-name="P49" svg:width="15.668cm" svg:height="0.403cm" svg:x="-0.639cm" svg:y="9.086cm"><draw:text-box><text:p text:style-name="P48"><text:span text:style-name="T17">20: #elif TEST==2 <text:s text:c="20"/></text:span><text:span text:style-name="T17"><text:s text:c="6"/>// 0x0 ffff fff0, casi acarreo</text:span></text:p></draw:text-box></draw:frame><draw:frame draw:style-name="gr118" draw:text-style-name="P49" svg:width="13.339cm" svg:height="0.403cm" svg:x="-0.639cm" svg:y="9.474cm"><draw:text-box><text:p text:style-name="P48"><text:span text:style-name="T17">21: <text:s text:c="8"/></text:span><text:span text:style-name="T18">.int</text:span><text:span text:style-name="T17"> 0x0fffffff, </text:span><text:span text:style-name="T17">0x0fffffff, 0x0fffffff, 0x0fffffff</text:span></text:p></draw:text-box></draw:frame><draw:frame draw:style-name="gr117" draw:text-style-name="P49" svg:width="15.668cm" svg:height="0.403cm" svg:x="-0.639cm" svg:y="9.862cm"><draw:text-box><text:p text:style-name="P48"><text:span text:style-name="T17">22: #elif TEST==3 <text:s text:c="20"/></text:span><text:span text:style-name="T17"><text:s text:c="6"/>// 0x10000000, justo 1 acarreo</text:span></text:p></draw:text-box></draw:frame><draw:frame draw:style-name="gr119" draw:text-style-name="P49" svg:width="12.704cm" svg:height="0.403cm" svg:x="-0.639cm" svg:y="10.25cm"><draw:text-box><text:p text:style-name="P48"><text:span text:style-name="T17">23: <text:s text:c="8"/></text:span><text:span text:style-name="T18">.int</text:span><text:span text:style-name="T17"> </text:span><text:span text:style-name="T17">0x10000000,0x10000000,0x10000000,0x10</text:span><text:span text:style-name="T17">000000</text:span></text:p></draw:text-box></draw:frame><draw:frame draw:style-name="gr103" draw:text-style-name="P49" svg:width="3.603cm" svg:height="0.403cm" svg:x="-0.639cm" svg:y="10.639cm"><draw:text-box><text:p text:style-name="P48"><text:span text:style-name="T17">24: #elif TEST==4</text:span></text:p></draw:text-box></draw:frame><draw:frame draw:style-name="gr119" draw:text-style-name="P49" svg:width="12.704cm" svg:height="0.403cm" svg:x="-0.639cm" svg:y="11.027cm"><draw:text-box><text:p text:style-name="P48"><text:span text:style-name="T17">25: <text:s text:c="8"/></text:span><text:span text:style-name="T18">.int</text:span><text:span text:style-name="T17"> </text:span><text:span text:style-name="T17">0xffffffff,0xffffffff,0xffffffff,0xff</text:span><text:span text:style-name="T17">ffffff</text:span></text:p></draw:text-box></draw:frame><draw:frame draw:style-name="gr120" draw:text-style-name="P49" svg:width="16.726cm" svg:height="0.403cm" svg:x="-0.639cm" svg:y="11.415cm"><draw:text-box><text:p text:style-name="P48"><text:span text:style-name="T17">26: #elif TEST==5 <text:s text:c="20"/></text:span><text:span text:style-name="T17"><text:s text:c="6"/>// no trabaja con numeros </text:span><text:span text:style-name="T17">negativos</text:span></text:p></draw:text-box></draw:frame><draw:frame draw:style-name="gr121" draw:text-style-name="P49" svg:width="9.318cm" svg:height="0.403cm" svg:x="-0.639cm" svg:y="11.803cm"><draw:text-box><text:p text:style-name="P48"><text:span text:style-name="T17">27: <text:s text:c="8"/></text:span><text:span text:style-name="T18">.int</text:span><text:span text:style-name="T17"> -1,-1,-1,-1 <text:s text:c="9"/></text:span><text:span text:style-name="T17"><text:s text:c="6"/></text:span></text:p></draw:text-box></draw:frame><draw:frame draw:style-name="gr122" draw:text-style-name="P49" svg:width="9.318cm" svg:height="0.403cm" svg:x="-0.639cm" svg:y="12.191cm"><draw:text-box><text:p text:style-name="P48"><text:span text:style-name="T17">28: #elif TEST==6 <text:s text:c="20"/></text:span><text:span text:style-name="T17"><text:s text:c="6"/></text:span></text:p></draw:text-box></draw:frame><draw:frame draw:style-name="gr123" draw:text-style-name="P49" svg:width="11.858cm" svg:height="0.403cm" svg:x="-0.639cm" svg:y="12.579cm"><draw:text-box><text:p text:style-name="P48"><text:span text:style-name="T17">29: <text:s text:c="8"/></text:span><text:span text:style-name="T18">.int</text:span><text:span text:style-name="T17"> </text:span><text:span text:style-name="T17">200000000,200000000,200000000,2000000</text:span><text:span text:style-name="T17">00</text:span></text:p></draw:text-box></draw:frame><draw:frame draw:style-name="gr122" draw:text-style-name="P49" svg:width="9.318cm" svg:height="0.403cm" svg:x="-0.639cm" svg:y="12.967cm"><draw:text-box><text:p text:style-name="P48"><text:span text:style-name="T17">30: #elif TEST==7 <text:s text:c="20"/></text:span><text:span text:style-name="T17"><text:s text:c="6"/></text:span></text:p></draw:text-box></draw:frame><draw:frame draw:style-name="gr123" draw:text-style-name="P49" svg:width="11.858cm" svg:height="0.403cm" svg:x="-0.639cm" svg:y="13.355cm"><draw:text-box><text:p text:style-name="P48"><text:span text:style-name="T17">31: <text:s text:c="8"/></text:span><text:span text:style-name="T18">.int</text:span><text:span text:style-name="T17"> </text:span><text:span text:style-name="T17">300000000,300000000,300000000,3000000</text:span><text:span text:style-name="T17">00</text:span></text:p></draw:text-box></draw:frame><draw:frame draw:style-name="gr124" draw:text-style-name="P49" svg:width="16.303cm" svg:height="0.403cm" svg:x="-0.639cm" svg:y="13.743cm"><draw:text-box><text:p text:style-name="P48"><text:span text:style-name="T17">32: #elif TEST==8 <text:s text:c="20"/></text:span><text:span text:style-name="T17"><text:s text:c="6"/>// 11 280 523 264 &lt;&lt; 16x5e9= </text:span><text:span text:style-name="T17">80e9</text:span></text:p></draw:text-box></draw:frame><draw:frame draw:style-name="gr119" draw:text-style-name="P49" svg:width="12.704cm" svg:height="0.403cm" svg:x="-0.639cm" svg:y="14.131cm"><draw:text-box><text:p text:style-name="P48"><text:span text:style-name="T17">33: <text:s text:c="8"/></text:span><text:span text:style-name="T18">.int</text:span><text:span text:style-name="T17"> </text:span><text:span text:style-name="T17">5000000000,5000000000,5000000000,5000</text:span><text:span text:style-name="T17">000000</text:span></text:p></draw:text-box></draw:frame><draw:frame draw:style-name="gr125" draw:text-style-name="P49" svg:width="1.909cm" svg:height="0.403cm" svg:x="-0.639cm" svg:y="14.519cm"><draw:text-box><text:p text:style-name="P48"><text:span text:style-name="T17">34: #else</text:span></text:p></draw:text-box></draw:frame><draw:frame draw:style-name="gr121" draw:text-style-name="P49" svg:width="9.318cm" svg:height="0.403cm" svg:x="-0.639cm" svg:y="14.907cm"><draw:text-box><text:p text:style-name="P48"><text:span text:style-name="T17">35: <text:s text:c="8"/></text:span><text:span text:style-name="T18">.error</text:span><text:span text:style-name="T17"> </text:span><text:span text:style-name="T22">"Definir TEST </text:span><text:span text:style-name="T22">entre 1..8"</text:span></text:p></draw:text-box></draw:frame><draw:frame draw:style-name="gr106" draw:text-style-name="P49" svg:width="2.121cm" svg:height="0.403cm" svg:x="-0.639cm" svg:y="15.295cm"><draw:text-box><text:p text:style-name="P48"><text:span text:style-name="T17">36: #endif</text:span></text:p></draw:text-box></draw:frame><draw:frame draw:style-name="gr103" draw:text-style-name="P49" svg:width="3.603cm" svg:height="0.403cm" svg:x="-0.639cm" svg:y="15.683cm"><draw:text-box><text:p text:style-name="P48"><text:span text:style-name="T17">37: <text:s text:c="8"/></text:span><text:span text:style-name="T18">.endm</text:span></text:p></draw:text-box></draw:frame><draw:frame draw:style-name="gr101" draw:text-style-name="P49" svg:width="0.639cm" svg:height="0.403cm" svg:x="-0.639cm" svg:y="16.071cm"><draw:text-box><text:p text:style-name="P48"><text:span text:style-name="T23">38:</text:span></text:p></draw:text-box></draw:frame><draw:frame draw:style-name="gr126" draw:text-style-name="P49" svg:width="4.873cm" svg:height="0.403cm" svg:x="-0.639cm" svg:y="16.459cm"><draw:text-box><text:p text:style-name="P48"><text:span text:style-name="T17">39:</text:span><text:span text:style-name="T19"> lista:</text:span><text:span text:style-name="T17"> .irpc i,1234</text:span></text:p></draw:text-box></draw:frame><draw:frame draw:style-name="gr127" draw:text-style-name="P49" svg:width="6.989cm" svg:height="0.403cm" svg:x="-0.639cm" svg:y="16.847cm"><draw:text-box><text:p text:style-name="P48"><text:span text:style-name="T17">40: <text:s text:c="24"/></text:span><text:span text:style-name="T18">linea</text:span></text:p></draw:text-box></draw:frame><draw:frame draw:style-name="gr103" draw:text-style-name="P49" svg:width="3.603cm" svg:height="0.403cm" svg:x="-0.639cm" svg:y="17.235cm"><draw:text-box><text:p text:style-name="P48"><text:span text:style-name="T23">41:</text:span><text:span text:style-name="T17"> <text:s text:c="8"/></text:span><text:span text:style-name="T18">.endr</text:span></text:p></draw:text-box></draw:frame><draw:frame draw:style-name="gr101" draw:text-style-name="P49" svg:width="0.639cm" svg:height="0.403cm" svg:x="-0.639cm" svg:y="17.624cm"><draw:text-box><text:p text:style-name="P48"><text:span text:style-name="T23">42:</text:span></text:p></draw:text-box></draw:frame><draw:frame draw:style-name="gr128" draw:text-style-name="P49" svg:width="8.048cm" svg:height="0.403cm" svg:x="-0.639cm" svg:y="18.012cm"><draw:text-box><text:p text:style-name="P48"><text:span text:style-name="T17">43:</text:span><text:span text:style-name="T19"> longlista:</text:span><text:span text:style-name="T17"> <text:s text:c="5"/>.int <text:s text:c="2"/>(.-lista)/</text:span><text:span text:style-name="T17">4</text:span></text:p></draw:text-box></draw:frame><draw:frame draw:style-name="gr129" draw:text-style-name="P49" svg:width="6.143cm" svg:height="0.403cm" svg:x="-0.639cm" svg:y="18.4cm"><draw:text-box><text:p text:style-name="P48"><text:span text:style-name="T17">44:</text:span><text:span text:style-name="T19"> resultado:</text:span><text:span text:style-name="T17"> <text:s text:c="5"/>.quad <text:s text:c="2"/>0</text:span></text:p></draw:text-box></draw:frame><draw:frame draw:style-name="gr110" draw:text-style-name="P49" svg:width="10.588cm" svg:height="0.403cm" svg:x="-0.639cm" svg:y="18.788cm"><draw:text-box><text:p text:style-name="P48"><text:span text:style-name="T17">45:</text:span><text:span text:style-name="T19"> formato:</text:span><text:span text:style-name="T17"> .ascii </text:span><text:span text:style-name="T22">"resultado \t = </text:span><text:span text:style-name="T22">%18lu (uns)\n"</text:span></text:p></draw:text-box></draw:frame><draw:frame draw:style-name="gr130" draw:text-style-name="P49" svg:width="11.011cm" svg:height="0.403cm" svg:x="-0.639cm" svg:y="19.176cm"><draw:text-box><text:p text:style-name="P48"><text:span text:style-name="T17">46: <text:s text:c="17"/></text:span><text:span text:style-name="T18">.ascii</text:span><text:span text:style-name="T17"> </text:span><text:span text:style-name="T22">"\t\t = </text:span><text:span text:style-name="T22">0x%18lx (hex)\n"</text:span></text:p></draw:text-box></draw:frame><draw:frame draw:style-name="gr130" draw:text-style-name="P49" svg:width="11.011cm" svg:height="0.403cm" svg:x="-0.639cm" svg:y="19.564cm"><draw:text-box><text:p text:style-name="P48"><text:span text:style-name="T17">47: <text:s text:c="17"/></text:span><text:span text:style-name="T18">.asciz</text:span><text:span text:style-name="T17"> </text:span><text:span text:style-name="T22">"\t\t = </text:span><text:span text:style-name="T22">0x %08x %08x \n"</text:span></text:p></draw:text-box></draw:frame><draw:frame draw:style-name="gr101" draw:text-style-name="P49" svg:width="0.639cm" svg:height="0.403cm" svg:x="-0.639cm" svg:y="19.952cm"><draw:text-box><text:p text:style-name="P48"><text:span text:style-name="T17">48:</text:span></text:p></draw:text-box></draw:frame><draw:frame draw:style-name="gr115" draw:text-style-name="P49" svg:width="3.814cm" svg:height="0.403cm" svg:x="-0.639cm" svg:y="20.34cm"><draw:text-box><text:p text:style-name="P48"><text:span text:style-name="T17">49: .section .text</text:span></text:p></draw:text-box></draw:frame><draw:frame draw:style-name="gr131" draw:text-style-name="P49" svg:width="4.873cm" svg:height="0.403cm" svg:x="-0.639cm" svg:y="20.728cm"><draw:text-box><text:p text:style-name="P48"><text:span text:style-name="T17">50:</text:span><text:span text:style-name="T19"> main:</text:span><text:span text:style-name="T17"> .global <text:s/>main</text:span></text:p></draw:text-box></draw:frame></draw:g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g text:anchor-type="paragraph" draw:z-index="14" draw:name="Forma15" draw:style-name="gr58"><draw:frame draw:style-name="gr132" draw:text-style-name="P49" svg:width="2.756cm" svg:height="0.403cm" svg:x="0.67cm" svg:y="0.002cm"><draw:text-box><text:p text:style-name="P48"><text:span text:style-name="T17">52: #trabajar</text:span></text:p></draw:text-box></draw:frame><draw:frame draw:style-name="gr127" draw:text-style-name="P49" svg:width="6.989cm" svg:height="0.403cm" svg:x="0.67cm" svg:y="0.39cm"><draw:text-box><text:p text:style-name="P48"><text:span text:style-name="T17">53: <text:s text:c="8"/></text:span><text:span text:style-name="T18">movq</text:span><text:span text:style-name="T17"> <text:s text:c="4"/>$lista, %rbx</text:span></text:p></draw:text-box></draw:frame><draw:frame draw:style-name="gr127" draw:text-style-name="P49" svg:width="6.989cm" svg:height="0.403cm" svg:x="0.67cm" svg:y="0.778cm"><draw:text-box><text:p text:style-name="P48"><text:span text:style-name="T17">54: <text:s text:c="8"/></text:span><text:span text:style-name="T18">movl</text:span><text:span text:style-name="T17"> <text:s/>longlista, %ecx</text:span></text:p></draw:text-box></draw:frame><draw:frame draw:style-name="gr133" draw:text-style-name="P49" svg:width="13.763cm" svg:height="0.403cm" svg:x="0.67cm" svg:y="1.166cm"><draw:text-box><text:p text:style-name="P48"><text:span text:style-name="T17">55: <text:s text:c="8"/></text:span><text:span text:style-name="T18">call</text:span><text:span text:style-name="T17"> suma <text:s text:c="14"/># </text:span><text:span text:style-name="T17">== suma(&amp;lista, longlista)</text:span><text:span text:style-name="T20">;</text:span></text:p></draw:text-box></draw:frame><draw:frame draw:style-name="gr127" draw:text-style-name="P49" svg:width="6.989cm" svg:height="0.403cm" svg:x="0.67cm" svg:y="1.554cm"><draw:text-box><text:p text:style-name="P48"><text:span text:style-name="T21">56:</text:span><text:span text:style-name="T20"> <text:s text:c="8"/>movl <text:s/>%eax, resultado</text:span></text:p></draw:text-box></draw:frame><draw:frame draw:style-name="gr112" draw:text-style-name="P49" svg:width="7.201cm" svg:height="0.403cm" svg:x="0.67cm" svg:y="1.942cm"><draw:text-box><text:p text:style-name="P48"><text:span text:style-name="T21">57:</text:span><text:span text:style-name="T17"> <text:s text:c="8"/></text:span><text:span text:style-name="T18">movl</text:span><text:span text:style-name="T17"> %edx, resultado+4</text:span></text:p></draw:text-box></draw:frame><draw:frame draw:style-name="gr101" draw:text-style-name="P49" svg:width="0.639cm" svg:height="0.403cm" svg:x="0.67cm" svg:y="2.33cm"><draw:text-box><text:p text:style-name="P48"><text:span text:style-name="T17">58:</text:span></text:p></draw:text-box></draw:frame><draw:frame draw:style-name="gr113" draw:text-style-name="P49" svg:width="18.631cm" svg:height="0.403cm" svg:x="0.67cm" svg:y="2.718cm"><draw:text-box><text:p text:style-name="P48"><text:span text:style-name="T17">59: <text:s text:c="8"/></text:span><text:span text:style-name="T18">#</text:span><text:span text:style-name="T17"> Como ’resultado’ es de </text:span><text:span text:style-name="T17">64 bits, es almacenado en pila y la </text:span><text:span text:style-name="T17">arquitectura ut</text:span></text:p></draw:text-box></draw:frame><draw:frame draw:style-name="gr134" draw:text-style-name="P49" svg:width="9.529cm" svg:height="0.403cm" svg:x="0cm" svg:y="3.106cm"><draw:text-box><text:p text:style-name="P48"><text:span text:style-name="T17">ilizada almacena los datos en ’little </text:span><text:span text:style-name="T17">endian’</text:span></text:p></draw:text-box></draw:frame><draw:frame draw:style-name="gr113" draw:text-style-name="P49" svg:width="18.631cm" svg:height="0.403cm" svg:x="0.67cm" svg:y="3.495cm"><draw:text-box><text:p text:style-name="P48"><text:span text:style-name="T17">60: <text:s text:c="8"/></text:span><text:span text:style-name="T18">#</text:span><text:span text:style-name="T17"> su parte mÃ¡s </text:span><text:span text:style-name="T17">significativa (%edx) tiene que ser </text:span><text:span text:style-name="T17">guarda antes que la menos</text:span></text:p></draw:text-box></draw:frame><draw:frame draw:style-name="gr135" draw:text-style-name="P49" svg:width="4.449cm" svg:height="0.403cm" svg:x="0cm" svg:y="3.883cm"><draw:text-box><text:p text:style-name="P48"><text:span text:style-name="T17"><text:s/></text:span><text:span text:style-name="T17">significativa (%eax)</text:span></text:p></draw:text-box></draw:frame><draw:frame draw:style-name="gr136" draw:text-style-name="P49" svg:width="15.456cm" svg:height="0.403cm" svg:x="0.67cm" svg:y="4.271cm"><draw:text-box><text:p text:style-name="P48"><text:span text:style-name="T17">61: <text:s text:c="8"/></text:span><text:span text:style-name="T18">#</text:span><text:span text:style-name="T17"> por eso almacenamos </text:span><text:span text:style-name="T17">%edx en resultado+4 y %eax en </text:span><text:span text:style-name="T17">resultado</text:span></text:p></draw:text-box></draw:frame><draw:frame draw:style-name="gr101" draw:text-style-name="P49" svg:width="0.639cm" svg:height="0.403cm" svg:x="0.67cm" svg:y="4.659cm"><draw:text-box><text:p text:style-name="P48"><text:span text:style-name="T17">62:</text:span></text:p></draw:text-box></draw:frame></draw:g><text:soft-page-break/></text:p>
      <text:p text:style-name="P46"/>
      <text:p text:style-name="P46"/>
      <text:p text:style-name="P46"/>
      <text:p text:style-name="P46"/>
      <text:p text:style-name="P46"/>
      <text:p text:style-name="P46"><draw:g text:anchor-type="paragraph" draw:z-index="15" draw:name="Forma16" draw:style-name="gr58"><draw:frame draw:style-name="gr137" draw:text-style-name="P49" svg:width="2.756cm" svg:height="0.403cm" svg:x="0.368cm" svg:y="0.665cm"><draw:text-box><text:p text:style-name="P48"><text:span text:style-name="T17">63: #imprim_C</text:span></text:p></draw:text-box></draw:frame><draw:frame draw:style-name="gr138" draw:text-style-name="P49" svg:width="6.989cm" svg:height="0.403cm" svg:x="0.368cm" svg:y="1.053cm"><draw:text-box><text:p text:style-name="P48"><text:span text:style-name="T17">64: <text:s text:c="8"/></text:span><text:span text:style-name="T18">movq</text:span><text:span text:style-name="T17"> <text:s text:c="2"/>$formato, %rdi</text:span></text:p></draw:text-box></draw:frame><draw:frame draw:style-name="gr138" draw:text-style-name="P49" svg:width="6.989cm" svg:height="0.403cm" svg:x="0.368cm" svg:y="1.439cm"><draw:text-box><text:p text:style-name="P48"><text:span text:style-name="T17">65: <text:s text:c="8"/></text:span><text:span text:style-name="T18">movq</text:span><text:span text:style-name="T17"> <text:s text:c="2"/>resultado,%rsi</text:span></text:p></draw:text-box></draw:frame><draw:frame draw:style-name="gr139" draw:text-style-name="P49" svg:width="6.989cm" svg:height="0.403cm" svg:x="0.368cm" svg:y="1.827cm"><draw:text-box><text:p text:style-name="P48"><text:span text:style-name="T17">66: <text:s text:c="8"/></text:span><text:span text:style-name="T18">movq</text:span><text:span text:style-name="T17"> <text:s text:c="2"/>resultado,%rdx</text:span></text:p></draw:text-box></draw:frame><draw:frame draw:style-name="gr140" draw:text-style-name="P49" svg:width="11.434cm" svg:height="0.403cm" svg:x="0.368cm" svg:y="2.215cm"><draw:text-box><text:p text:style-name="P48"><text:span text:style-name="T17">67: <text:s text:c="8"/></text:span><text:span text:style-name="T18">movl</text:span><text:span text:style-name="T17"> <text:s text:c="9"/>$0,%eax <text:s text:c="2"/># </text:span><text:span text:style-name="T17">varargin sin xmm</text:span></text:p></draw:text-box></draw:frame><draw:frame draw:style-name="gr141" draw:text-style-name="P49" svg:width="7.624cm" svg:height="0.403cm" svg:x="0.368cm" svg:y="2.604cm"><draw:text-box><text:p text:style-name="P48"><text:span text:style-name="T17">68: <text:s text:c="8"/></text:span><text:span text:style-name="T18">movl</text:span><text:span text:style-name="T17"> <text:s text:c="2"/>resultado+4, %ecx</text:span></text:p></draw:text-box></draw:frame><draw:frame draw:style-name="gr142" draw:text-style-name="P49" svg:width="7.201cm" svg:height="0.403cm" svg:x="0.368cm" svg:y="2.992cm"><draw:text-box><text:p text:style-name="P48"><text:span text:style-name="T17">69: <text:s text:c="8"/></text:span><text:span text:style-name="T18">movl</text:span><text:span text:style-name="T17"> <text:s text:c="2"/>resultado, %r8d</text:span></text:p></draw:text-box></draw:frame><draw:frame draw:style-name="gr143" draw:text-style-name="P49" svg:width="14.186cm" svg:height="0.403cm" svg:x="0.368cm" svg:y="3.38cm"><draw:text-box><text:p text:style-name="P48"><text:span text:style-name="T17">70: <text:s text:c="8"/></text:span><text:span text:style-name="T18">call</text:span><text:span text:style-name="T17"> <text:s/>printf <text:s text:c="11"/># </text:span><text:span text:style-name="T17">== printf(formato, res, res)</text:span><text:span text:style-name="T20">;</text:span></text:p></draw:text-box></draw:frame><draw:frame draw:style-name="gr144" draw:text-style-name="P49" svg:width="0.639cm" svg:height="0.403cm" svg:x="0.368cm" svg:y="3.768cm"><draw:text-box><text:p text:style-name="P48"><text:span text:style-name="T21">71:</text:span></text:p></draw:text-box></draw:frame><draw:frame draw:style-name="gr145" draw:text-style-name="P49" svg:width="16.938cm" svg:height="0.403cm" svg:x="0.368cm" svg:y="4.156cm"><draw:text-box><text:p text:style-name="P48"><text:span text:style-name="T21">72:</text:span><text:span text:style-name="T17"> <text:s text:c="8"/></text:span><text:span text:style-name="T18">#</text:span><text:span text:style-name="T17"> SegÃºn el manual de </text:span><text:span text:style-name="T17">’prinf’ formato debe ser especificado </text:span><text:span text:style-name="T17">en %rdi,</text:span></text:p></draw:text-box></draw:frame><draw:frame draw:style-name="gr146" draw:text-style-name="P49" svg:width="18.631cm" svg:height="0.403cm" svg:x="0.368cm" svg:y="4.546cm"><draw:text-box><text:p text:style-name="P48"><text:span text:style-name="T17">73: <text:s text:c="8"/></text:span><text:span text:style-name="T18">#</text:span><text:span text:style-name="T17"> el primer resultado a </text:span><text:span text:style-name="T17">mostrar (unsigned long) en %rsi y el </text:span><text:span text:style-name="T17">segundo (hexade</text:span></text:p></draw:text-box></draw:frame><draw:frame draw:style-name="gr147" draw:text-style-name="P49" svg:width="4.026cm" svg:height="0.403cm" svg:x="-0.302cm" svg:y="4.935cm"><draw:text-box><text:p text:style-name="P48"><text:span text:style-name="T17">cimal long) en %rdx</text:span></text:p></draw:text-box></draw:frame><draw:frame draw:style-name="gr148" draw:text-style-name="P49" svg:width="0.639cm" svg:height="0.403cm" svg:x="0.368cm" svg:y="5.323cm"><draw:text-box><text:p text:style-name="P48"><text:span text:style-name="T17">74:</text:span></text:p></draw:text-box></draw:frame><draw:frame draw:style-name="gr137" draw:text-style-name="P49" svg:width="2.756cm" svg:height="0.403cm" svg:x="0.368cm" svg:y="5.711cm"><draw:text-box><text:p text:style-name="P48"><text:span text:style-name="T17">75: #acabar_C</text:span></text:p></draw:text-box></draw:frame><draw:frame draw:style-name="gr149" draw:text-style-name="P49" svg:width="6.778cm" svg:height="0.403cm" svg:x="0.368cm" svg:y="6.1cm"><draw:text-box><text:p text:style-name="P48"><text:span text:style-name="T17">76: <text:s text:c="8"/></text:span><text:span text:style-name="T18">mov</text:span><text:span text:style-name="T17"> <text:s/>resultado, %edi</text:span></text:p></draw:text-box></draw:frame><draw:frame draw:style-name="gr150" draw:text-style-name="P49" svg:width="12.069cm" svg:height="0.403cm" svg:x="0.368cm" svg:y="6.488cm"><draw:text-box><text:p text:style-name="P48"><text:span text:style-name="T17">77: <text:s text:c="8"/></text:span><text:span text:style-name="T18">call</text:span><text:span text:style-name="T17"> _exit <text:s text:c="13"/># </text:span><text:span text:style-name="T17">== <text:s/>exit(resultado)</text:span></text:p></draw:text-box></draw:frame><draw:frame draw:style-name="gr151" draw:text-style-name="P49" svg:width="3.179cm" svg:height="0.403cm" svg:x="0.368cm" svg:y="6.876cm"><draw:text-box><text:p text:style-name="P48"><text:span text:style-name="T17">78: <text:s text:c="8"/></text:span><text:span text:style-name="T18">ret</text:span></text:p></draw:text-box></draw:frame><draw:frame draw:style-name="gr148" draw:text-style-name="P49" svg:width="0.639cm" svg:height="0.403cm" svg:x="0.368cm" svg:y="7.264cm"><draw:text-box><text:p text:style-name="P48"><text:span text:style-name="T23">79:</text:span></text:p></draw:text-box></draw:frame><draw:frame draw:style-name="gr152" draw:text-style-name="P49" svg:width="1.909cm" svg:height="0.403cm" svg:x="0.368cm" svg:y="7.652cm"><draw:text-box><text:p text:style-name="P48"><text:span text:style-name="T17">80:</text:span><text:span text:style-name="T19"> suma:</text:span></text:p></draw:text-box></draw:frame><draw:frame draw:style-name="gr153" draw:text-style-name="P49" svg:width="12.281cm" svg:height="0.403cm" svg:x="0.368cm" svg:y="8.04cm"><draw:text-box><text:p text:style-name="P48"><text:span text:style-name="T17">81: <text:s text:c="8"/></text:span><text:span text:style-name="T18">movq</text:span><text:span text:style-name="T17"> <text:s text:c="4"/>$0, %rsi <text:s text:c="6"/># </text:span><text:span text:style-name="T17">iterador de la lista</text:span></text:p></draw:text-box></draw:frame><draw:frame draw:style-name="gr146" draw:text-style-name="P49" svg:width="18.631cm" svg:height="0.403cm" svg:x="0.368cm" svg:y="8.428cm"><draw:text-box><text:p text:style-name="P48"><text:span text:style-name="T17">82: <text:s text:c="8"/></text:span><text:span text:style-name="T18">movl</text:span><text:span text:style-name="T17"> <text:s text:c="4"/>$0, %eax <text:s text:c="6"/># </text:span><text:span text:style-name="T17">acumulador de la suma. Representa la </text:span><text:span text:style-name="T17">parte menos s</text:span></text:p></draw:text-box></draw:frame><draw:frame draw:style-name="gr154" draw:text-style-name="P49" svg:width="2.544cm" svg:height="0.403cm" svg:x="-0.302cm" svg:y="8.816cm"><draw:text-box><text:p text:style-name="P48"><text:span text:style-name="T17">ignificativa</text:span></text:p></draw:text-box></draw:frame><draw:frame draw:style-name="gr146" draw:text-style-name="P49" svg:width="18.631cm" svg:height="0.403cm" svg:x="0.368cm" svg:y="9.204cm"><draw:text-box><text:p text:style-name="P48"><text:span text:style-name="T17">83: <text:s text:c="8"/></text:span><text:span text:style-name="T18">movl</text:span><text:span text:style-name="T17"> <text:s text:c="4"/>$0, %edx <text:s text:c="6"/># </text:span><text:span text:style-name="T17">acumulador de la suma. Representa la </text:span><text:span text:style-name="T17">parte mÃ¡s si</text:span></text:p></draw:text-box></draw:frame><draw:frame draw:style-name="gr155" draw:text-style-name="P49" svg:width="2.333cm" svg:height="0.403cm" svg:x="-0.302cm" svg:y="9.592cm"><draw:text-box><text:p text:style-name="P48"><text:span text:style-name="T17">gnificativa</text:span></text:p></draw:text-box></draw:frame><draw:frame draw:style-name="gr156" draw:text-style-name="P49" svg:width="2.121cm" svg:height="0.403cm" svg:x="0.368cm" svg:y="9.98cm"><draw:text-box><text:p text:style-name="P48"><text:span text:style-name="T17">84:</text:span><text:span text:style-name="T19"> bucle:</text:span></text:p></draw:text-box></draw:frame><draw:frame draw:style-name="gr157" draw:text-style-name="P49" svg:width="8.259cm" svg:height="0.403cm" svg:x="0.368cm" svg:y="10.368cm"><draw:text-box><text:p text:style-name="P48"><text:span text:style-name="T17">85: <text:s text:c="8"/></text:span><text:span text:style-name="T18">addl</text:span><text:span text:style-name="T17"> <text:s text:c="3"/>(%rbx,%rsi,4), </text:span><text:span text:style-name="T17">%eax</text:span></text:p></draw:text-box></draw:frame><draw:frame draw:style-name="gr158" draw:text-style-name="P49" svg:width="5.931cm" svg:height="0.403cm" svg:x="0.368cm" svg:y="10.756cm"><draw:text-box><text:p text:style-name="P48"><text:span text:style-name="T17">86: <text:s text:c="8"/></text:span><text:span text:style-name="T18">adc</text:span><text:span text:style-name="T17"> <text:s text:c="4"/>$0, %edx</text:span></text:p></draw:text-box></draw:frame><draw:frame draw:style-name="gr159" draw:text-style-name="P49" svg:width="5.084cm" svg:height="0.403cm" svg:x="0.368cm" svg:y="11.144cm"><draw:text-box><text:p text:style-name="P48"><text:span text:style-name="T17">87: <text:s text:c="8"/></text:span><text:span text:style-name="T18">inc</text:span><text:span text:style-name="T17"> <text:s text:c="4"/>%rsi</text:span></text:p></draw:text-box></draw:frame><draw:frame draw:style-name="gr160" draw:text-style-name="P49" svg:width="6.143cm" svg:height="0.403cm" svg:x="0.368cm" svg:y="11.532cm"><draw:text-box><text:p text:style-name="P48"><text:span text:style-name="T17">88: <text:s text:c="8"/></text:span><text:span text:style-name="T18">cmpq</text:span><text:span text:style-name="T17"> <text:s text:c="3"/>%rsi,%rcx</text:span></text:p></draw:text-box></draw:frame><draw:frame draw:style-name="gr161" draw:text-style-name="P49" svg:width="5.296cm" svg:height="0.403cm" svg:x="0.368cm" svg:y="11.922cm"><draw:text-box><text:p text:style-name="P48"><text:span text:style-name="T17">89: <text:s text:c="8"/></text:span><text:span text:style-name="T18">jne</text:span><text:span text:style-name="T17"> <text:s text:c="4"/>bucle</text:span></text:p></draw:text-box></draw:frame><draw:frame draw:style-name="gr148" draw:text-style-name="P49" svg:width="0.639cm" svg:height="0.403cm" svg:x="0.368cm" svg:y="12.31cm"><draw:text-box><text:p text:style-name="P48"><text:span text:style-name="T17">90:</text:span></text:p></draw:text-box></draw:frame><draw:frame draw:style-name="gr151" draw:text-style-name="P49" svg:width="3.179cm" svg:height="0.403cm" svg:x="0.368cm" svg:y="12.698cm"><draw:text-box><text:p text:style-name="P48"><text:span text:style-name="T17">91: <text:s text:c="8"/></text:span><text:span text:style-name="T18">ret</text:span></text:p></draw:text-box></draw:frame><draw:frame draw:style-name="gr148" draw:text-style-name="P49" svg:width="0.639cm" svg:height="0.403cm" svg:x="0.368cm" svg:y="13.086cm"><draw:text-box><text:p text:style-name="P48"><text:span text:style-name="T23">92:</text:span></text:p></draw:text-box></draw:frame></draw:g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5.2 salida</text:p>
      <text:p text:style-name="P39">rm: no se puede borrar 'media': No existe el archivo o el directorio</text:p>
      <text:p text:style-name="P39">__TEST01__-----------------------------------</text:p>
      <text:p text:style-name="P39">resultado <text:tab/> = <text:s text:c="16"/>16 (uns)</text:p>
      <text:p text:style-name="P39"><text:tab/><text:tab/> = 0x <text:s text:c="15"/>10 (hex)</text:p>
      <text:p text:style-name="P39"><text:tab/><text:tab/> = 0x 00000000 00000010 </text:p>
      <text:p text:style-name="P39">__TEST02__-----------------------------------</text:p>
      <text:p text:style-name="P39">resultado <text:tab/> = <text:s text:c="8"/>4294967280 (uns)</text:p>
      <text:p text:style-name="P39"><text:tab/><text:tab/> = 0x <text:s text:c="9"/>fffffff0 (hex)</text:p>
      <text:p text:style-name="P39"><text:tab/><text:tab/> = 0x 00000000 fffffff0 </text:p>
      <text:p text:style-name="P39">__TEST03__-----------------------------------</text:p>
      <text:p text:style-name="P39"><text:soft-page-break/>resultado <text:tab/> = <text:s text:c="8"/>4294967296 (uns)</text:p>
      <text:p text:style-name="P39"><text:tab/><text:tab/> = 0x <text:s text:c="8"/>100000000 (hex)</text:p>
      <text:p text:style-name="P39"><text:tab/><text:tab/> = 0x 00000001 00000000 </text:p>
      <text:p text:style-name="P39">__TEST04__-----------------------------------</text:p>
      <text:p text:style-name="P39">resultado <text:tab/> = <text:s text:c="7"/>68719476720 (uns)</text:p>
      <text:p text:style-name="P39"><text:tab/><text:tab/> = 0x <text:s text:c="8"/>ffffffff0 (hex)</text:p>
      <text:p text:style-name="P39"><text:tab/><text:tab/> = 0x 0000000f fffffff0 </text:p>
      <text:p text:style-name="P39">__TEST05__-----------------------------------</text:p>
      <text:p text:style-name="P39">resultado <text:tab/> = <text:s text:c="7"/>68719476720 (uns)</text:p>
      <text:p text:style-name="P39"><text:tab/><text:tab/> = 0x <text:s text:c="8"/>ffffffff0 (hex)</text:p>
      <text:p text:style-name="P39"><text:tab/><text:tab/> = 0x 0000000f fffffff0 </text:p>
      <text:p text:style-name="P39">__TEST06__-----------------------------------</text:p>
      <text:p text:style-name="P39">resultado <text:tab/> = <text:s text:c="8"/>3200000000 (uns)</text:p>
      <text:p text:style-name="P39"><text:tab/><text:tab/> = 0x <text:s text:c="9"/>bebc2000 (hex)</text:p>
      <text:p text:style-name="P39"><text:tab/><text:tab/> = 0x 00000000 bebc2000 </text:p>
      <text:p text:style-name="P39">__TEST07__-----------------------------------</text:p>
      <text:p text:style-name="P39">resultado <text:tab/> = <text:s text:c="8"/>4800000000 (uns)</text:p>
      <text:p text:style-name="P39"><text:tab/><text:tab/> = 0x <text:s text:c="8"/>11e1a3000 (hex)</text:p>
      <text:p text:style-name="P39"><text:tab/><text:tab/> = 0x 00000001 1e1a3000 </text:p>
      <text:p text:style-name="P39">media.s: Mensajes del ensamblador:</text:p>
      <text:p text:style-name="P39">media.s:41: Aviso: valora 0x12a05f200 truncado a 0x2a05f200</text:p>
      <text:p text:style-name="P39">media.s:41: Aviso: valora 0x12a05f200 truncado a 0x2a05f200</text:p>
      <text:p text:style-name="P39">media.s:41: Aviso: valora 0x12a05f200 truncado a 0x2a05f200</text:p>
      <text:p text:style-name="P39">media.s:41: Aviso: valora 0x12a05f200 truncado a 0x2a05f200</text:p>
      <text:p text:style-name="P39">media.s:41: Aviso: valora 0x12a05f200 truncado a 0x2a05f200</text:p>
      <text:p text:style-name="P39">media.s:41: Aviso: valora 0x12a05f200 truncado a 0x2a05f200</text:p>
      <text:p text:style-name="P39">media.s:41: Aviso: valora 0x12a05f200 truncado a 0x2a05f200</text:p>
      <text:p text:style-name="P39">media.s:41: Aviso: valora 0x12a05f200 truncado a 0x2a05f200</text:p>
      <text:p text:style-name="P39">media.s:41: Aviso: valora 0x12a05f200 truncado a 0x2a05f200</text:p>
      <text:p text:style-name="P39">media.s:41: Aviso: valora 0x12a05f200 truncado a 0x2a05f200</text:p>
      <text:p text:style-name="P39">media.s:41: Aviso: valora 0x12a05f200 truncado a 0x2a05f200</text:p>
      <text:p text:style-name="P39">media.s:41: Aviso: valora 0x12a05f200 truncado a 0x2a05f200</text:p>
      <text:p text:style-name="P39">media.s:41: Aviso: valora 0x12a05f200 truncado a 0x2a05f200</text:p>
      <text:p text:style-name="P39">media.s:41: Aviso: valora 0x12a05f200 truncado a 0x2a05f200</text:p>
      <text:p text:style-name="P39">media.s:41: Aviso: valora 0x12a05f200 truncado a 0x2a05f200</text:p>
      <text:p text:style-name="P39">media.s:41: Aviso: valora 0x12a05f200 truncado a 0x2a05f200</text:p>
      <text:p text:style-name="P39">__TEST08__-----------------------------------</text:p>
      <text:p text:style-name="P39">resultado <text:tab/> = <text:s text:c="7"/>11280523264 (uns)</text:p>
      <text:p text:style-name="P39"><text:tab/><text:tab/> = 0x <text:s text:c="8"/>2a05f2000 (hex)</text:p>
      <text:p text:style-name="P39"><text:tab/><text:tab/> = 0x 00000002 a05f2000 </text:p>
      <text:p text:style-name="P39">media.s: Mensajes del ensamblador:</text:p>
      <text:p text:style-name="P39">media.s:41: Error: Definir TEST entre 1..8</text:p>
      <text:p text:style-name="P39">media.s:41: Error: Definir TEST entre 1..8</text:p>
      <text:p text:style-name="P39">media.s:41: Error: Definir TEST entre 1..8</text:p>
      <text:p text:style-name="P39">media.s:41: Error: Definir TEST entre 1..8</text:p>
      <text:p text:style-name="P39">__TEST09__-----------------------------------</text:p>
      <text:p text:style-name="P46"><text:soft-page-break/>5.3 código</text:p>
      <text:p text:style-name="P46"><draw:g text:anchor-type="paragraph" draw:z-index="16" draw:name="Forma17" draw:style-name="gr58"><draw:frame draw:style-name="gr162" draw:text-style-name="P49" svg:width="3.603cm" svg:height="0.403cm" svg:x="-0.295cm" svg:y="0.189cm"><draw:text-box><text:p text:style-name="P48"><text:span text:style-name="T17">1: #EJERCICIO 5.3</text:span></text:p></draw:text-box></draw:frame><draw:frame draw:style-name="gr163" draw:text-style-name="P49" svg:width="0.851cm" svg:height="0.403cm" svg:x="-0.295cm" svg:y="0.561cm"><draw:text-box><text:p text:style-name="P48"><text:span text:style-name="T17">2: #</text:span></text:p></draw:text-box></draw:frame><draw:frame draw:style-name="gr164" draw:text-style-name="P49" svg:width="18.419cm" svg:height="0.403cm" svg:x="-0.295cm" svg:y="0.935cm"><draw:text-box><text:p text:style-name="P48"><text:span text:style-name="T17">3: # Se ha usado el uso de una macro </text:span><text:span text:style-name="T17">para poder cambiar la ’lista’ de </text:span><text:span text:style-name="T17">nÃºmeros que se v</text:span></text:p></draw:text-box></draw:frame><draw:frame draw:style-name="gr165" draw:text-style-name="P49" svg:width="3.391cm" svg:height="0.403cm" svg:x="-1.177cm" svg:y="1.307cm"><draw:text-box><text:p text:style-name="P48"><text:span text:style-name="T17"><text:tab/></text:span><text:span text:style-name="T17"><text:tab/></text:span><text:span text:style-name="T17">an a sumar</text:span></text:p></draw:text-box></draw:frame><draw:frame draw:style-name="gr164" draw:text-style-name="P49" svg:width="18.419cm" svg:height="0.403cm" svg:x="-0.295cm" svg:y="1.681cm"><draw:text-box><text:p text:style-name="P48"><text:span text:style-name="T17">4: # A la hora de imprimir hemos </text:span><text:span text:style-name="T17">usado los registros %ecx y %r8d para </text:span><text:span text:style-name="T17">imprimir el numer</text:span></text:p></draw:text-box></draw:frame><draw:frame draw:style-name="gr166" draw:text-style-name="P49" svg:width="6.97cm" svg:height="0.403cm" svg:x="-1.177cm" svg:y="2.053cm"><draw:text-box><text:p text:style-name="P48"><text:span text:style-name="T17"><text:tab/></text:span><text:span text:style-name="T17">o hexadecimal en dos partes</text:span></text:p></draw:text-box></draw:frame><draw:frame draw:style-name="gr167" draw:text-style-name="P49" svg:width="16.726cm" svg:height="0.403cm" svg:x="-0.295cm" svg:y="2.426cm"><draw:text-box><text:p text:style-name="P48"><text:span text:style-name="T17">5: # En la suma hemos tenido en </text:span><text:span text:style-name="T17">cuenta el signo a la hora de hacer </text:span><text:span text:style-name="T17">operaciones.</text:span></text:p></draw:text-box></draw:frame><draw:frame draw:style-name="gr168" draw:text-style-name="P49" svg:width="14.398cm" svg:height="0.403cm" svg:x="-0.295cm" svg:y="2.8cm"><draw:text-box><text:p text:style-name="P48"><text:span text:style-name="T17">6: # Gracias a la operaciÃ³n ’cdq’ </text:span><text:span text:style-name="T17">extendemos el signo de eax a edx.</text:span></text:p></draw:text-box></draw:frame><draw:frame draw:style-name="gr169" draw:text-style-name="P49" svg:width="12.281cm" svg:height="0.403cm" svg:x="-0.295cm" svg:y="3.172cm"><draw:text-box><text:p text:style-name="P48"><text:span text:style-name="T17">7: # Utilizamos los registros esi y </text:span><text:span text:style-name="T17">edi como acumuladores.</text:span></text:p></draw:text-box></draw:frame><draw:frame draw:style-name="gr170" draw:text-style-name="P49" svg:width="10.376cm" svg:height="0.403cm" svg:x="-0.295cm" svg:y="3.544cm"><draw:text-box><text:p text:style-name="P48"><text:span text:style-name="T17">8: # Por lo demÃ¡s el cÃ³digo es </text:span><text:span text:style-name="T17">igual al del 5.2</text:span></text:p></draw:text-box></draw:frame><draw:frame draw:style-name="gr171" draw:text-style-name="P49" svg:width="0.428cm" svg:height="0.403cm" svg:x="-0.295cm" svg:y="3.918cm"><draw:text-box><text:p text:style-name="P48"><text:span text:style-name="T17">9:</text:span></text:p></draw:text-box></draw:frame><draw:frame draw:style-name="gr172" draw:text-style-name="P49" svg:width="7.413cm" svg:height="0.403cm" svg:x="-0.507cm" svg:y="4.29cm"><draw:text-box><text:p text:style-name="P48"><text:span text:style-name="T17">10: #COMANDO PARA LA EJECUCIÃ\223N:</text:span></text:p></draw:text-box></draw:frame><draw:frame draw:style-name="gr173" draw:text-style-name="P49" svg:width="18.631cm" svg:height="0.403cm" svg:x="-0.507cm" svg:y="4.664cm"><draw:text-box><text:p text:style-name="P48"><text:span text:style-name="T17">11: #for i in $(seq 1 20)</text:span><text:span text:style-name="T20">; do rm </text:span><text:span text:style-name="T20">media; gcc -x assembler-with-cpp -D </text:span><text:span text:style-name="T20">TEST=$i -no-pie med</text:span></text:p></draw:text-box></draw:frame><draw:frame draw:style-name="gr174" draw:text-style-name="P49" svg:width="17.553cm" svg:height="0.403cm" svg:x="-1.177cm" svg:y="5.036cm"><draw:text-box><text:p text:style-name="P48"><text:span text:style-name="T20"><text:tab/></text:span><text:span text:style-name="T20">ia.s -o media; printf "__TEST</text:span><text:span text:style-name="T20">%02d__%35s\n" $i "" | tr " " "-" ; ./</text:span><text:span text:style-name="T20">media; done</text:span></text:p></draw:text-box></draw:frame><draw:frame draw:style-name="gr175" draw:text-style-name="P49" svg:width="0.639cm" svg:height="0.403cm" svg:x="-0.507cm" svg:y="5.408cm"><draw:text-box><text:p text:style-name="P48"><text:span text:style-name="T21">12:</text:span></text:p></draw:text-box></draw:frame><draw:frame draw:style-name="gr176" draw:text-style-name="P49" svg:width="3.814cm" svg:height="0.403cm" svg:x="-0.507cm" svg:y="5.782cm"><draw:text-box><text:p text:style-name="P48"><text:span text:style-name="T21">13:</text:span><text:span text:style-name="T17"> .section .data</text:span></text:p></draw:text-box></draw:frame><draw:frame draw:style-name="gr177" draw:text-style-name="P49" svg:width="3.391cm" svg:height="0.403cm" svg:x="-0.507cm" svg:y="6.154cm"><draw:text-box><text:p text:style-name="P48"><text:span text:style-name="T17">14: #ifndef TEST</text:span></text:p></draw:text-box></draw:frame><draw:frame draw:style-name="gr178" draw:text-style-name="P49" svg:width="4.026cm" svg:height="0.403cm" svg:x="-0.507cm" svg:y="6.528cm"><draw:text-box><text:p text:style-name="P48"><text:span text:style-name="T17">15: #define TEST 20</text:span></text:p></draw:text-box></draw:frame><draw:frame draw:style-name="gr165" draw:text-style-name="P49" svg:width="2.121cm" svg:height="0.403cm" svg:x="-0.507cm" svg:y="6.901cm"><draw:text-box><text:p text:style-name="P48"><text:span text:style-name="T17">16: #endif</text:span></text:p></draw:text-box></draw:frame><draw:frame draw:style-name="gr177" draw:text-style-name="P49" svg:width="3.391cm" svg:height="0.403cm" svg:x="-0.507cm" svg:y="7.273cm"><draw:text-box><text:p text:style-name="P48"><text:span text:style-name="T17">17: .macro linea</text:span></text:p></draw:text-box></draw:frame><draw:frame draw:style-name="gr173" draw:text-style-name="P49" svg:width="18.631cm" svg:height="0.403cm" svg:x="-0.507cm" svg:y="7.647cm"><draw:text-box><text:p text:style-name="P48"><text:span text:style-name="T17">18: #if TEST==1 <text:s text:c="22"/></text:span><text:span text:style-name="T17"><text:s text:c="14"/>// 16 â\200\223 ejemplo </text:span><text:span text:style-name="T17">muy sencillo</text:span></text:p></draw:text-box></draw:frame><draw:frame draw:style-name="gr179" draw:text-style-name="P49" svg:width="5.931cm" svg:height="0.403cm" svg:x="-0.507cm" svg:y="8.019cm"><draw:text-box><text:p text:style-name="P48"><text:span text:style-name="T17">19: <text:s text:c="8"/></text:span><text:span text:style-name="T18">.int</text:span><text:span text:style-name="T17"> -1,-1,-1,-1</text:span></text:p></draw:text-box></draw:frame><draw:frame draw:style-name="gr180" draw:text-style-name="P49" svg:width="12.069cm" svg:height="0.403cm" svg:x="-0.507cm" svg:y="8.393cm"><draw:text-box><text:p text:style-name="P48"><text:span text:style-name="T17">20: #elif TEST==2 <text:s text:c="20"/></text:span><text:span text:style-name="T17"><text:s text:c="6"/>// 1073741824</text:span></text:p></draw:text-box></draw:frame><draw:frame draw:style-name="gr181" draw:text-style-name="P49" svg:width="13.339cm" svg:height="0.403cm" svg:x="-0.507cm" svg:y="8.765cm"><draw:text-box><text:p text:style-name="P48"><text:span text:style-name="T17">21: <text:s text:c="8"/></text:span><text:span text:style-name="T18">.int</text:span><text:span text:style-name="T17"> 0x04000000, </text:span><text:span text:style-name="T17">0x04000000, 0x04000000, 0x04000000</text:span></text:p></draw:text-box></draw:frame><draw:frame draw:style-name="gr180" draw:text-style-name="P49" svg:width="12.069cm" svg:height="0.403cm" svg:x="-0.507cm" svg:y="9.137cm"><draw:text-box><text:p text:style-name="P48"><text:span text:style-name="T17">22: #elif TEST==3 <text:s text:c="20"/></text:span><text:span text:style-name="T17"><text:s text:c="6"/>// 2147483648</text:span></text:p></draw:text-box></draw:frame><draw:frame draw:style-name="gr182" draw:text-style-name="P49" svg:width="12.704cm" svg:height="0.403cm" svg:x="-0.507cm" svg:y="9.511cm"><draw:text-box><text:p text:style-name="P48"><text:span text:style-name="T17">23: <text:s text:c="8"/></text:span><text:span text:style-name="T18">.int</text:span><text:span text:style-name="T17"> </text:span><text:span text:style-name="T17">0x08000000,0x08000000,0x08000000,0x08</text:span><text:span text:style-name="T17">000000</text:span></text:p></draw:text-box></draw:frame><draw:frame draw:style-name="gr180" draw:text-style-name="P49" svg:width="12.069cm" svg:height="0.403cm" svg:x="-0.507cm" svg:y="9.883cm"><draw:text-box><text:p text:style-name="P48"><text:span text:style-name="T17">24: #elif TEST==4 <text:s text:c="20"/></text:span><text:span text:style-name="T17"><text:s text:c="6"/>// 4294967296</text:span></text:p></draw:text-box></draw:frame><draw:frame draw:style-name="gr183" draw:text-style-name="P49" svg:width="12.704cm" svg:height="0.403cm" svg:x="-0.507cm" svg:y="10.256cm"><draw:text-box><text:p text:style-name="P48"><text:span text:style-name="T17">25: <text:s text:c="8"/></text:span><text:span text:style-name="T18">.int</text:span><text:span text:style-name="T17"> </text:span><text:span text:style-name="T17">0x10000000,0x10000000,0x10000000,0x10</text:span><text:span text:style-name="T17">000000</text:span></text:p></draw:text-box></draw:frame><draw:frame draw:style-name="gr169" draw:text-style-name="P49" svg:width="12.281cm" svg:height="0.403cm" svg:x="-0.507cm" svg:y="10.629cm"><draw:text-box><text:p text:style-name="P48"><text:span text:style-name="T17">26: #elif TEST==5 <text:s text:c="20"/></text:span><text:span text:style-name="T17"><text:s text:c="6"/>// 34359738352</text:span></text:p></draw:text-box></draw:frame><draw:frame draw:style-name="gr184" draw:text-style-name="P49" svg:width="16.091cm" svg:height="0.403cm" svg:x="-0.507cm" svg:y="11.002cm"><draw:text-box><text:p text:style-name="P48"><text:span text:style-name="T17">27: <text:s text:c="8"/></text:span><text:span text:style-name="T18">.int</text:span><text:span text:style-name="T17"> </text:span><text:span text:style-name="T17">0x7FFFFFFF,0x7FFFFFFF,0x7FFFFFFF,0x7F</text:span><text:span text:style-name="T17">FFFFFF <text:s text:c="15"/></text:span></text:p></draw:text-box></draw:frame><draw:frame draw:style-name="gr185" draw:text-style-name="P49" svg:width="12.493cm" svg:height="0.403cm" svg:x="-0.507cm" svg:y="11.376cm"><draw:text-box><text:p text:style-name="P48"><text:span text:style-name="T17">28: #elif TEST==6 <text:s text:c="20"/></text:span><text:span text:style-name="T17"><text:s text:c="6"/>// -34359738368</text:span></text:p></draw:text-box></draw:frame><draw:frame draw:style-name="gr182" draw:text-style-name="P49" svg:width="12.704cm" svg:height="0.403cm" svg:x="-0.507cm" svg:y="11.748cm"><draw:text-box><text:p text:style-name="P48"><text:span text:style-name="T17">29: <text:s text:c="8"/></text:span><text:span text:style-name="T18">.int</text:span><text:span text:style-name="T17"> </text:span><text:span text:style-name="T17">0x80000000,0x80000000,0x80000000,0x80</text:span><text:span text:style-name="T17">000000</text:span></text:p></draw:text-box></draw:frame><draw:frame draw:style-name="gr169" draw:text-style-name="P49" svg:width="12.281cm" svg:height="0.403cm" svg:x="-0.507cm" svg:y="12.12cm"><draw:text-box><text:p text:style-name="P48"><text:span text:style-name="T17">30: #elif TEST==7 <text:s text:c="20"/></text:span><text:span text:style-name="T17"><text:s text:c="6"/>// -4294967296</text:span></text:p></draw:text-box></draw:frame><draw:frame draw:style-name="gr182" draw:text-style-name="P49" svg:width="12.704cm" svg:height="0.403cm" svg:x="-0.507cm" svg:y="12.494cm"><draw:text-box><text:p text:style-name="P48"><text:span text:style-name="T17">31: <text:s text:c="8"/></text:span><text:span text:style-name="T18">.int</text:span><text:span text:style-name="T17"> </text:span><text:span text:style-name="T17">0xF0000000,0xF0000000,0xF0000000,0xF0</text:span><text:span text:style-name="T17">000000</text:span></text:p></draw:text-box></draw:frame><draw:frame draw:style-name="gr169" draw:text-style-name="P49" svg:width="12.281cm" svg:height="0.403cm" svg:x="-0.507cm" svg:y="12.866cm"><draw:text-box><text:p text:style-name="P48"><text:span text:style-name="T17">32: #elif TEST==8 <text:s text:c="20"/></text:span><text:span text:style-name="T17"><text:s text:c="6"/>// -2147483648</text:span></text:p></draw:text-box></draw:frame><draw:frame draw:style-name="gr182" draw:text-style-name="P49" svg:width="12.704cm" svg:height="0.403cm" svg:x="-0.507cm" svg:y="13.24cm"><draw:text-box><text:p text:style-name="P48"><text:span text:style-name="T17">33: <text:s text:c="8"/></text:span><text:span text:style-name="T18">.int</text:span><text:span text:style-name="T17"> </text:span><text:span text:style-name="T17">0xF8000000,0xF8000000,0xF8000000,0xF8</text:span><text:span text:style-name="T17">000000</text:span></text:p></draw:text-box></draw:frame><draw:frame draw:style-name="gr169" draw:text-style-name="P49" svg:width="12.281cm" svg:height="0.403cm" svg:x="-0.507cm" svg:y="13.612cm"><draw:text-box><text:p text:style-name="P48"><text:span text:style-name="T17">34: #elif TEST==9 <text:s text:c="20"/></text:span><text:span text:style-name="T17"><text:s text:c="6"/>// -2147483664</text:span></text:p></draw:text-box></draw:frame><draw:frame draw:style-name="gr182" draw:text-style-name="P49" svg:width="12.704cm" svg:height="0.403cm" svg:x="-0.507cm" svg:y="13.984cm"><draw:text-box><text:p text:style-name="P48"><text:span text:style-name="T17">35: <text:s text:c="8"/></text:span><text:span text:style-name="T18">.int</text:span><text:span text:style-name="T17"> </text:span><text:span text:style-name="T17">0xF7FFFFFF,0xF7FFFFFF,0xF7FFFFFF,0xF7</text:span><text:span text:style-name="T17">FFFFFF</text:span></text:p></draw:text-box></draw:frame><draw:frame draw:style-name="gr180" draw:text-style-name="P49" svg:width="12.069cm" svg:height="0.403cm" svg:x="-0.507cm" svg:y="14.358cm"><draw:text-box><text:p text:style-name="P48"><text:span text:style-name="T17">36: #elif TEST==10 <text:s text:c="19"/></text:span><text:span text:style-name="T17"><text:s text:c="6"/>// 1600000000</text:span></text:p></draw:text-box></draw:frame><draw:frame draw:style-name="gr186" draw:text-style-name="P49" svg:width="11.858cm" svg:height="0.403cm" svg:x="-0.507cm" svg:y="14.731cm"><draw:text-box><text:p text:style-name="P48"><text:span text:style-name="T17">37: <text:s text:c="8"/></text:span><text:span text:style-name="T18">.int</text:span><text:span text:style-name="T17"> </text:span><text:span text:style-name="T17">100000000,100000000,100000000,1000000</text:span><text:span text:style-name="T17">00</text:span></text:p></draw:text-box></draw:frame><draw:frame draw:style-name="gr187" draw:text-style-name="P49" svg:width="12.069cm" svg:height="0.403cm" svg:x="-0.507cm" svg:y="15.103cm"><draw:text-box><text:p text:style-name="P48"><text:span text:style-name="T17">38: #elif TEST==11 <text:s text:c="19"/></text:span><text:span text:style-name="T17"><text:s text:c="6"/>// 3200000000</text:span></text:p></draw:text-box></draw:frame><draw:frame draw:style-name="gr186" draw:text-style-name="P49" svg:width="11.858cm" svg:height="0.403cm" svg:x="-0.507cm" svg:y="15.477cm"><draw:text-box><text:p text:style-name="P48"><text:span text:style-name="T17">39: <text:s text:c="8"/></text:span><text:span text:style-name="T18">.int</text:span><text:span text:style-name="T17"> </text:span><text:span text:style-name="T17">200000000,200000000,200000000,2000000</text:span><text:span text:style-name="T17">00</text:span></text:p></draw:text-box></draw:frame><draw:frame draw:style-name="gr180" draw:text-style-name="P49" svg:width="12.069cm" svg:height="0.403cm" svg:x="-0.507cm" svg:y="15.849cm"><draw:text-box><text:p text:style-name="P48"><text:span text:style-name="T17">40: #elif TEST==12 <text:s text:c="19"/></text:span><text:span text:style-name="T17"><text:s text:c="6"/>// 4800000000</text:span></text:p></draw:text-box></draw:frame><draw:frame draw:style-name="gr186" draw:text-style-name="P49" svg:width="11.858cm" svg:height="0.403cm" svg:x="-0.507cm" svg:y="16.223cm"><draw:text-box><text:p text:style-name="P48"><text:span text:style-name="T17">41: <text:s text:c="8"/></text:span><text:span text:style-name="T18">.int</text:span><text:span text:style-name="T17"> </text:span><text:span text:style-name="T17">300000000,300000000,300000000,3000000</text:span><text:span text:style-name="T17">00</text:span></text:p></draw:text-box></draw:frame><draw:frame draw:style-name="gr169" draw:text-style-name="P49" svg:width="12.281cm" svg:height="0.403cm" svg:x="-0.507cm" svg:y="16.595cm"><draw:text-box><text:p text:style-name="P48"><text:span text:style-name="T17">42: #elif TEST==13 <text:s text:c="19"/></text:span><text:span text:style-name="T17"><text:s text:c="6"/>// 32000000000</text:span></text:p></draw:text-box></draw:frame><draw:frame draw:style-name="gr182" draw:text-style-name="P49" svg:width="12.704cm" svg:height="0.403cm" svg:x="-0.507cm" svg:y="16.967cm"><draw:text-box><text:p text:style-name="P48"><text:span text:style-name="T17">43: <text:s text:c="8"/></text:span><text:span text:style-name="T18">.int</text:span><text:span text:style-name="T17"> </text:span><text:span text:style-name="T17">2000000000,2000000000,2000000000,2000</text:span><text:span text:style-name="T17">000000</text:span></text:p></draw:text-box></draw:frame><draw:frame draw:style-name="gr173" draw:text-style-name="P49" svg:width="18.631cm" svg:height="0.403cm" svg:x="-0.507cm" svg:y="17.341cm"><draw:text-box><text:p text:style-name="P48"><text:span text:style-name="T17">44: #elif TEST==14 <text:s text:c="19"/></text:span><text:span text:style-name="T17"><text:s text:c="6"/>// -20719476736 no </text:span><text:span text:style-name="T17">representable sgn32b(&gt;=2G</text:span></text:p></draw:text-box></draw:frame><draw:frame draw:style-name="gr171" draw:text-style-name="P49" svg:width="19.478cm" svg:height="0.403cm" svg:x="-1.177cm" svg:y="17.713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)</text:span></text:p></draw:text-box></draw:frame><draw:frame draw:style-name="gr182" draw:text-style-name="P49" svg:width="12.704cm" svg:height="0.403cm" svg:x="-0.507cm" svg:y="18.087cm"><draw:text-box><text:p text:style-name="P48"><text:span text:style-name="T17">45: <text:s text:c="8"/></text:span><text:span text:style-name="T18">.int</text:span><text:span text:style-name="T17"> </text:span><text:span text:style-name="T17">3000000000,3000000000,3000000000,3000</text:span><text:span text:style-name="T17">000000</text:span></text:p></draw:text-box></draw:frame><draw:frame draw:style-name="gr169" draw:text-style-name="P49" svg:width="12.281cm" svg:height="0.403cm" svg:x="-0.507cm" svg:y="18.459cm"><draw:text-box><text:p text:style-name="P48"><text:span text:style-name="T17">46: #elif TEST==15 <text:s text:c="19"/></text:span><text:span text:style-name="T17"><text:s text:c="6"/>// -1600000000</text:span></text:p></draw:text-box></draw:frame><draw:frame draw:style-name="gr182" draw:text-style-name="P49" svg:width="12.704cm" svg:height="0.403cm" svg:x="-0.507cm" svg:y="18.832cm"><draw:text-box><text:p text:style-name="P48"><text:span text:style-name="T17">47: <text:s text:c="8"/></text:span><text:span text:style-name="T18">.int</text:span><text:span text:style-name="T17"> -100000000,-</text:span><text:span text:style-name="T17">100000000,-100000000,-100000000</text:span></text:p></draw:text-box></draw:frame><draw:frame draw:style-name="gr169" draw:text-style-name="P49" svg:width="12.281cm" svg:height="0.403cm" svg:x="-0.507cm" svg:y="19.205cm"><draw:text-box><text:p text:style-name="P48"><text:span text:style-name="T17">48: #elif TEST==16 <text:s text:c="19"/></text:span><text:span text:style-name="T17"><text:s text:c="6"/>// -3200000000</text:span></text:p></draw:text-box></draw:frame><draw:frame draw:style-name="gr182" draw:text-style-name="P49" svg:width="12.704cm" svg:height="0.403cm" svg:x="-0.507cm" svg:y="19.578cm"><draw:text-box><text:p text:style-name="P48"><text:span text:style-name="T17">49: <text:s text:c="8"/></text:span><text:span text:style-name="T18">.int</text:span><text:span text:style-name="T17"> -200000000,-</text:span><text:span text:style-name="T17">200000000,-200000000,-200000000</text:span></text:p></draw:text-box></draw:frame><draw:frame draw:style-name="gr169" draw:text-style-name="P49" svg:width="12.281cm" svg:height="0.403cm" svg:x="-0.507cm" svg:y="19.952cm"><draw:text-box><text:p text:style-name="P48"><text:span text:style-name="T17">50: #elif TEST==17 <text:s text:c="19"/></text:span><text:span text:style-name="T17"><text:s text:c="6"/>// -4800000000</text:span></text:p></draw:text-box></draw:frame><draw:frame draw:style-name="gr182" draw:text-style-name="P49" svg:width="12.704cm" svg:height="0.403cm" svg:x="-0.507cm" svg:y="20.324cm"><draw:text-box><text:p text:style-name="P48"><text:span text:style-name="T17">51: <text:s text:c="8"/></text:span><text:span text:style-name="T18">.int</text:span><text:span text:style-name="T17"> -300000000,-</text:span><text:span text:style-name="T17">300000000,-300000000,-300000000</text:span></text:p></draw:text-box></draw:frame><draw:frame draw:style-name="gr185" draw:text-style-name="P49" svg:width="12.493cm" svg:height="0.403cm" svg:x="-0.507cm" svg:y="20.696cm"><draw:text-box><text:p text:style-name="P48"><text:span text:style-name="T17">52: #elif TEST==18 <text:s text:c="19"/></text:span><text:span text:style-name="T17"><text:s text:c="6"/>// -32000000000</text:span></text:p></draw:text-box></draw:frame><draw:frame draw:style-name="gr188" draw:text-style-name="P49" svg:width="13.551cm" svg:height="0.403cm" svg:x="-0.507cm" svg:y="21.07cm"><draw:text-box><text:p text:style-name="P48"><text:span text:style-name="T17">53: <text:s text:c="8"/></text:span><text:span text:style-name="T18">.int</text:span><text:span text:style-name="T17"> -2000000000,-</text:span><text:span text:style-name="T17">2000000000,-2000000000,-2000000000</text:span></text:p></draw:text-box></draw:frame><draw:frame draw:style-name="gr173" draw:text-style-name="P49" svg:width="18.631cm" svg:height="0.403cm" svg:x="-0.507cm" svg:y="21.442cm"><draw:text-box><text:p text:style-name="P48"><text:span text:style-name="T17">54: #elif TEST==19 <text:s text:c="19"/></text:span><text:span text:style-name="T17"><text:s text:c="6"/>// 20719476736 no representable </text:span><text:span text:style-name="T17">sgn32b(&lt;-2Gi</text:span></text:p></draw:text-box></draw:frame><draw:frame draw:style-name="gr189" draw:text-style-name="P49" svg:width="19.266cm" svg:height="0.403cm" svg:x="-1.177cm" svg:y="21.814cm"><draw:text-box><text:p text:style-name="P48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)</text:span></text:p></draw:text-box></draw:frame><draw:frame draw:style-name="gr188" draw:text-style-name="P49" svg:width="13.551cm" svg:height="0.403cm" svg:x="-0.507cm" svg:y="22.188cm"><draw:text-box><text:p text:style-name="P48"><text:span text:style-name="T17">55: <text:s text:c="8"/></text:span><text:span text:style-name="T18">.int</text:span><text:span text:style-name="T17"> -3000000000,-</text:span><text:span text:style-name="T17">3000000000,-3000000000,-3000000000</text:span></text:p></draw:text-box></draw:frame><draw:frame draw:style-name="gr190" draw:text-style-name="P49" svg:width="1.909cm" svg:height="0.403cm" svg:x="-0.507cm" svg:y="22.56cm"><draw:text-box><text:p text:style-name="P48"><text:span text:style-name="T17">56: #else</text:span></text:p></draw:text-box></draw:frame><draw:frame draw:style-name="gr191" draw:text-style-name="P49" svg:width="9.529cm" svg:height="0.403cm" svg:x="-0.507cm" svg:y="22.934cm"><draw:text-box><text:p text:style-name="P48"><text:span text:style-name="T17">57: <text:s text:c="8"/></text:span><text:span text:style-name="T18">.error</text:span><text:span text:style-name="T17"> </text:span><text:span text:style-name="T22">"Definir TEST </text:span><text:span text:style-name="T22">entre 1..20"</text:span></text:p></draw:text-box></draw:frame><draw:frame draw:style-name="gr165" draw:text-style-name="P49" svg:width="2.121cm" svg:height="0.403cm" svg:x="-0.507cm" svg:y="23.307cm"><draw:text-box><text:p text:style-name="P48"><text:span text:style-name="T17">58: #endif</text:span></text:p></draw:text-box></draw:frame><draw:frame draw:style-name="gr162" draw:text-style-name="P49" svg:width="3.603cm" svg:height="0.403cm" svg:x="-0.507cm" svg:y="23.679cm"><draw:text-box><text:p text:style-name="P48"><text:span text:style-name="T17">59: <text:s text:c="8"/></text:span><text:span text:style-name="T18">.endm</text:span></text:p></draw:text-box></draw:frame><draw:frame draw:style-name="gr175" draw:text-style-name="P49" svg:width="0.639cm" svg:height="0.403cm" svg:x="-0.507cm" svg:y="24.053cm"><draw:text-box><text:p text:style-name="P48"><text:span text:style-name="T23">60:</text:span></text:p></draw:text-box></draw:frame><draw:frame draw:style-name="gr192" draw:text-style-name="P49" svg:width="4.873cm" svg:height="0.403cm" svg:x="-0.507cm" svg:y="24.425cm"><draw:text-box><text:p text:style-name="P48"><text:span text:style-name="T17">61:</text:span><text:span text:style-name="T19"> lista:</text:span><text:span text:style-name="T17"> .irpc i,1234</text:span></text:p></draw:text-box></draw:frame><draw:frame draw:style-name="gr193" draw:text-style-name="P49" svg:width="6.989cm" svg:height="0.403cm" svg:x="-0.507cm" svg:y="24.799cm"><draw:text-box><text:p text:style-name="P48"><text:span text:style-name="T17">62: <text:s text:c="24"/></text:span><text:span text:style-name="T18">linea</text:span></text:p></draw:text-box></draw:frame><draw:frame draw:style-name="gr162" draw:text-style-name="P49" svg:width="3.603cm" svg:height="0.403cm" svg:x="-0.507cm" svg:y="25.171cm"><draw:text-box><text:p text:style-name="P48"><text:span text:style-name="T23">63:</text:span><text:span text:style-name="T17"> <text:s text:c="8"/></text:span><text:span text:style-name="T18">.endr</text:span></text:p></draw:text-box></draw:frame></draw:g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g text:anchor-type="paragraph" draw:z-index="17" draw:name="Forma18" draw:style-name="gr58"><draw:frame draw:style-name="gr148" draw:text-style-name="P49" svg:width="0.639cm" svg:height="0.403cm" svg:x="-0.388cm" svg:y="0.213cm"><draw:text-box><text:p text:style-name="P48"><text:span text:style-name="T23">64:</text:span></text:p></draw:text-box></draw:frame><draw:frame draw:style-name="gr194" draw:text-style-name="P49" svg:width="8.048cm" svg:height="0.403cm" svg:x="-0.388cm" svg:y="0.601cm"><draw:text-box><text:p text:style-name="P48"><text:span text:style-name="T17">65:</text:span><text:span text:style-name="T19"> longlista:</text:span><text:span text:style-name="T17"> <text:s text:c="5"/>.int <text:s text:c="2"/>(.-lista)/</text:span><text:span text:style-name="T17">4</text:span></text:p></draw:text-box></draw:frame><draw:frame draw:style-name="gr195" draw:text-style-name="P49" svg:width="6.143cm" svg:height="0.403cm" svg:x="-0.388cm" svg:y="0.989cm"><draw:text-box><text:p text:style-name="P48"><text:span text:style-name="T17">66:</text:span><text:span text:style-name="T19"> resultado:</text:span><text:span text:style-name="T17"> <text:s text:c="5"/>.quad <text:s text:c="2"/>0</text:span></text:p></draw:text-box></draw:frame><draw:frame draw:style-name="gr196" draw:text-style-name="P49" svg:width="10.588cm" svg:height="0.403cm" svg:x="-0.388cm" svg:y="1.377cm"><draw:text-box><text:p text:style-name="P48"><text:span text:style-name="T17">67:</text:span><text:span text:style-name="T19"> formato:</text:span><text:span text:style-name="T17"> .ascii </text:span><text:span text:style-name="T22">"resultado \t = </text:span><text:span text:style-name="T22">%18ld (sgn)\n"</text:span></text:p></draw:text-box></draw:frame><draw:frame draw:style-name="gr197" draw:text-style-name="P49" svg:width="11.011cm" svg:height="0.403cm" svg:x="-0.388cm" svg:y="1.765cm"><draw:text-box><text:p text:style-name="P48"><text:span text:style-name="T17">68: <text:s text:c="17"/></text:span><text:span text:style-name="T18">.ascii</text:span><text:span text:style-name="T17"> </text:span><text:span text:style-name="T22">"\t\t = </text:span><text:span text:style-name="T22">0x%18lx (hex)\n"</text:span></text:p></draw:text-box></draw:frame><draw:frame draw:style-name="gr197" draw:text-style-name="P49" svg:width="11.011cm" svg:height="0.403cm" svg:x="-0.388cm" svg:y="2.153cm"><draw:text-box><text:p text:style-name="P48"><text:span text:style-name="T17">69: <text:s text:c="17"/></text:span><text:span text:style-name="T18">.asciz</text:span><text:span text:style-name="T17"> </text:span><text:span text:style-name="T22">"\t\t = </text:span><text:span text:style-name="T22">0x %08x %08x \n"</text:span></text:p></draw:text-box></draw:frame><draw:frame draw:style-name="gr148" draw:text-style-name="P49" svg:width="0.639cm" svg:height="0.403cm" svg:x="-0.388cm" svg:y="2.541cm"><draw:text-box><text:p text:style-name="P48"><text:span text:style-name="T17">70:</text:span></text:p></draw:text-box></draw:frame><draw:frame draw:style-name="gr198" draw:text-style-name="P49" svg:width="3.814cm" svg:height="0.403cm" svg:x="-0.388cm" svg:y="2.931cm"><draw:text-box><text:p text:style-name="P48"><text:span text:style-name="T17">71: .section .text</text:span></text:p></draw:text-box></draw:frame><draw:frame draw:style-name="gr199" draw:text-style-name="P49" svg:width="4.873cm" svg:height="0.403cm" svg:x="-0.388cm" svg:y="3.319cm"><draw:text-box><text:p text:style-name="P48"><text:span text:style-name="T17">72:</text:span><text:span text:style-name="T19"> main:</text:span><text:span text:style-name="T17"> .global <text:s/>main</text:span></text:p></draw:text-box></draw:frame><draw:frame draw:style-name="gr148" draw:text-style-name="P49" svg:width="0.639cm" svg:height="0.403cm" svg:x="-0.388cm" svg:y="3.707cm"><draw:text-box><text:p text:style-name="P48"><text:span text:style-name="T17">73:</text:span></text:p></draw:text-box></draw:frame><draw:frame draw:style-name="gr137" draw:text-style-name="P49" svg:width="2.756cm" svg:height="0.403cm" svg:x="-0.388cm" svg:y="4.095cm"><draw:text-box><text:p text:style-name="P48"><text:span text:style-name="T17">74: #trabajar</text:span></text:p></draw:text-box></draw:frame><draw:frame draw:style-name="gr138" draw:text-style-name="P49" svg:width="6.989cm" svg:height="0.403cm" svg:x="-0.388cm" svg:y="4.483cm"><draw:text-box><text:p text:style-name="P48"><text:span text:style-name="T17">75: <text:s text:c="8"/></text:span><text:span text:style-name="T18">movq</text:span><text:span text:style-name="T17"> <text:s text:c="4"/>$lista, %rbx</text:span></text:p></draw:text-box></draw:frame><draw:frame draw:style-name="gr138" draw:text-style-name="P49" svg:width="6.989cm" svg:height="0.403cm" svg:x="-0.388cm" svg:y="4.871cm"><draw:text-box><text:p text:style-name="P48"><text:span text:style-name="T17">76: <text:s text:c="8"/></text:span><text:span text:style-name="T18">movl</text:span><text:span text:style-name="T17"> <text:s/>longlista, %ecx</text:span></text:p></draw:text-box></draw:frame><draw:frame draw:style-name="gr200" draw:text-style-name="P49" svg:width="13.763cm" svg:height="0.403cm" svg:x="-0.388cm" svg:y="5.259cm"><draw:text-box><text:p text:style-name="P48"><text:span text:style-name="T17">77: <text:s text:c="8"/></text:span><text:span text:style-name="T18">call</text:span><text:span text:style-name="T17"> suma <text:s text:c="14"/># </text:span><text:span text:style-name="T17">== suma(&amp;lista, longlista)</text:span><text:span text:style-name="T20">;</text:span></text:p></draw:text-box></draw:frame><draw:frame draw:style-name="gr201" draw:text-style-name="P49" svg:width="6.354cm" svg:height="0.403cm" svg:x="-0.388cm" svg:y="5.648cm"><draw:text-box><text:p text:style-name="P48"><text:span text:style-name="T21">78:</text:span><text:span text:style-name="T20"> <text:s text:c="8"/>mov <text:s text:c="4"/>%esi, %eax</text:span></text:p></draw:text-box></draw:frame><draw:frame draw:style-name="gr201" draw:text-style-name="P49" svg:width="6.354cm" svg:height="0.403cm" svg:x="-0.388cm" svg:y="6.036cm"><draw:text-box><text:p text:style-name="P48"><text:span text:style-name="T21">79:</text:span><text:span text:style-name="T17"> <text:s text:c="8"/></text:span><text:span text:style-name="T18">mov</text:span><text:span text:style-name="T17"> <text:s text:c="4"/>%edi, %edx</text:span></text:p></draw:text-box></draw:frame><draw:frame draw:style-name="gr138" draw:text-style-name="P49" svg:width="6.989cm" svg:height="0.403cm" svg:x="-0.388cm" svg:y="6.424cm"><draw:text-box><text:p text:style-name="P48"><text:span text:style-name="T17">80: <text:s text:c="8"/></text:span><text:span text:style-name="T18">movl</text:span><text:span text:style-name="T17"> <text:s/>%eax, resultado</text:span></text:p></draw:text-box></draw:frame><draw:frame draw:style-name="gr202" draw:text-style-name="P49" svg:width="7.201cm" svg:height="0.403cm" svg:x="-0.388cm" svg:y="6.812cm"><draw:text-box><text:p text:style-name="P48"><text:span text:style-name="T17">81: <text:s text:c="8"/></text:span><text:span text:style-name="T18">movl</text:span><text:span text:style-name="T17"> %edx, resultado+4</text:span></text:p></draw:text-box></draw:frame><draw:frame draw:style-name="gr148" draw:text-style-name="P49" svg:width="0.639cm" svg:height="0.403cm" svg:x="-0.388cm" svg:y="7.2cm"><draw:text-box><text:p text:style-name="P48"><text:span text:style-name="T17">82:</text:span></text:p></draw:text-box></draw:frame><draw:frame draw:style-name="gr203" draw:text-style-name="P49" svg:width="18.631cm" svg:height="0.403cm" svg:x="-0.388cm" svg:y="7.588cm"><draw:text-box><text:p text:style-name="P48"><text:span text:style-name="T17">83: <text:s text:c="8"/></text:span><text:span text:style-name="T18">#</text:span><text:span text:style-name="T17"> Como ’resultado’ es de </text:span><text:span text:style-name="T17">64 bits, es almacenado en pila y la </text:span><text:span text:style-name="T17">arquitectura ut</text:span></text:p></draw:text-box></draw:frame><draw:frame draw:style-name="gr204" draw:text-style-name="P49" svg:width="9.529cm" svg:height="0.403cm" svg:x="-1.058cm" svg:y="7.976cm"><draw:text-box><text:p text:style-name="P48"><text:span text:style-name="T17">ilizada almacena los datos en ’little </text:span><text:span text:style-name="T17">endian’</text:span></text:p></draw:text-box></draw:frame><draw:frame draw:style-name="gr203" draw:text-style-name="P49" svg:width="18.631cm" svg:height="0.403cm" svg:x="-0.388cm" svg:y="8.364cm"><draw:text-box><text:p text:style-name="P48"><text:span text:style-name="T17">84: <text:s text:c="8"/></text:span><text:span text:style-name="T18">#</text:span><text:span text:style-name="T17"> su parte mÃ¡s </text:span><text:span text:style-name="T17">significativa (%edx) tiene que ser </text:span><text:span text:style-name="T17">guarda antes que la menos</text:span></text:p></draw:text-box></draw:frame><draw:frame draw:style-name="gr205" draw:text-style-name="P49" svg:width="4.449cm" svg:height="0.403cm" svg:x="-1.058cm" svg:y="8.752cm"><draw:text-box><text:p text:style-name="P48"><text:span text:style-name="T17"><text:s/></text:span><text:span text:style-name="T17">significativa (%eax)</text:span></text:p></draw:text-box></draw:frame><draw:frame draw:style-name="gr206" draw:text-style-name="P49" svg:width="15.456cm" svg:height="0.403cm" svg:x="-0.388cm" svg:y="9.14cm"><draw:text-box><text:p text:style-name="P48"><text:span text:style-name="T17">85: <text:s text:c="8"/></text:span><text:span text:style-name="T18">#</text:span><text:span text:style-name="T17"> por eso almacenamos </text:span><text:span text:style-name="T17">%edx en resultado+4 y %eax en </text:span><text:span text:style-name="T17">resultado</text:span></text:p></draw:text-box></draw:frame><draw:frame draw:style-name="gr148" draw:text-style-name="P49" svg:width="0.639cm" svg:height="0.403cm" svg:x="-0.388cm" svg:y="9.528cm"><draw:text-box><text:p text:style-name="P48"><text:span text:style-name="T17">86:</text:span></text:p></draw:text-box></draw:frame><draw:frame draw:style-name="gr137" draw:text-style-name="P49" svg:width="2.756cm" svg:height="0.403cm" svg:x="-0.388cm" svg:y="9.916cm"><draw:text-box><text:p text:style-name="P48"><text:span text:style-name="T17">87: #imprim_C</text:span></text:p></draw:text-box></draw:frame><draw:frame draw:style-name="gr138" draw:text-style-name="P49" svg:width="6.989cm" svg:height="0.403cm" svg:x="-0.388cm" svg:y="10.304cm"><draw:text-box><text:p text:style-name="P48"><text:span text:style-name="T17">88: <text:s text:c="8"/></text:span><text:span text:style-name="T18">movq</text:span><text:span text:style-name="T17"> <text:s text:c="2"/>$formato, %rdi</text:span></text:p></draw:text-box></draw:frame><draw:frame draw:style-name="gr138" draw:text-style-name="P49" svg:width="6.989cm" svg:height="0.403cm" svg:x="-0.388cm" svg:y="10.692cm"><draw:text-box><text:p text:style-name="P48"><text:span text:style-name="T17">89: <text:s text:c="8"/></text:span><text:span text:style-name="T18">movq</text:span><text:span text:style-name="T17"> <text:s text:c="2"/>resultado,%rsi</text:span></text:p></draw:text-box></draw:frame><draw:frame draw:style-name="gr138" draw:text-style-name="P49" svg:width="6.989cm" svg:height="0.403cm" svg:x="-0.388cm" svg:y="11.08cm"><draw:text-box><text:p text:style-name="P48"><text:span text:style-name="T17">90: <text:s text:c="8"/></text:span><text:span text:style-name="T18">movq</text:span><text:span text:style-name="T17"> <text:s text:c="2"/>resultado,%rdx</text:span></text:p></draw:text-box></draw:frame><draw:frame draw:style-name="gr207" draw:text-style-name="P49" svg:width="7.624cm" svg:height="0.403cm" svg:x="-0.388cm" svg:y="11.468cm"><draw:text-box><text:p text:style-name="P48"><text:span text:style-name="T17">91: <text:s text:c="8"/></text:span><text:span text:style-name="T18">movl</text:span><text:span text:style-name="T17"> <text:s text:c="2"/>resultado+4, %ecx</text:span></text:p></draw:text-box></draw:frame><draw:frame draw:style-name="gr202" draw:text-style-name="P49" svg:width="7.201cm" svg:height="0.403cm" svg:x="-0.388cm" svg:y="11.856cm"><draw:text-box><text:p text:style-name="P48"><text:span text:style-name="T17">92: <text:s text:c="8"/></text:span><text:span text:style-name="T18">movl</text:span><text:span text:style-name="T17"> <text:s text:c="2"/>resultado, %r8d</text:span></text:p></draw:text-box></draw:frame><draw:frame draw:style-name="gr208" draw:text-style-name="P49" svg:width="11.434cm" svg:height="0.403cm" svg:x="-0.388cm" svg:y="12.244cm"><draw:text-box><text:p text:style-name="P48"><text:span text:style-name="T17">93: <text:s text:c="8"/></text:span><text:span text:style-name="T18">movl</text:span><text:span text:style-name="T17"> <text:s text:c="9"/>$0,%eax <text:s text:c="2"/># </text:span><text:span text:style-name="T17">varargin sin xmm</text:span></text:p></draw:text-box></draw:frame><draw:frame draw:style-name="gr209" draw:text-style-name="P49" svg:width="14.186cm" svg:height="0.403cm" svg:x="-0.388cm" svg:y="12.633cm"><draw:text-box><text:p text:style-name="P48"><text:span text:style-name="T17">94: <text:s text:c="8"/></text:span><text:span text:style-name="T18">call</text:span><text:span text:style-name="T17"> <text:s/>printf <text:s text:c="11"/># </text:span><text:span text:style-name="T17">== printf(formato, res, res)</text:span><text:span text:style-name="T20">;</text:span></text:p></draw:text-box></draw:frame><draw:frame draw:style-name="gr148" draw:text-style-name="P49" svg:width="0.639cm" svg:height="0.403cm" svg:x="-0.388cm" svg:y="13.021cm"><draw:text-box><text:p text:style-name="P48"><text:span text:style-name="T21">95:</text:span></text:p></draw:text-box></draw:frame><draw:frame draw:style-name="gr210" draw:text-style-name="P49" svg:width="16.938cm" svg:height="0.403cm" svg:x="-0.388cm" svg:y="13.409cm"><draw:text-box><text:p text:style-name="P48"><text:span text:style-name="T21">96:</text:span><text:span text:style-name="T17"> <text:s text:c="8"/></text:span><text:span text:style-name="T18">#</text:span><text:span text:style-name="T17"> SegÃºn el manual de </text:span><text:span text:style-name="T17">’prinf’ formato debe ser especificado </text:span><text:span text:style-name="T17">en %rdi,</text:span></text:p></draw:text-box></draw:frame><draw:frame draw:style-name="gr203" draw:text-style-name="P49" svg:width="18.631cm" svg:height="0.403cm" svg:x="-0.388cm" svg:y="13.797cm"><draw:text-box><text:p text:style-name="P48"><text:span text:style-name="T17">97: <text:s text:c="8"/></text:span><text:span text:style-name="T18">#</text:span><text:span text:style-name="T17"> el primer resultado a </text:span><text:span text:style-name="T17">mostrar (unsigned long) en %rsi y el </text:span><text:span text:style-name="T17">segundo (hexade</text:span></text:p></draw:text-box></draw:frame><draw:frame draw:style-name="gr211" draw:text-style-name="P49" svg:width="4.026cm" svg:height="0.403cm" svg:x="-1.058cm" svg:y="14.185cm"><draw:text-box><text:p text:style-name="P48"><text:span text:style-name="T17">cimal long) en %rdx</text:span></text:p></draw:text-box></draw:frame><draw:frame draw:style-name="gr148" draw:text-style-name="P49" svg:width="0.639cm" svg:height="0.403cm" svg:x="-0.388cm" svg:y="14.573cm"><draw:text-box><text:p text:style-name="P48"><text:span text:style-name="T17">98:</text:span></text:p></draw:text-box></draw:frame><draw:frame draw:style-name="gr137" draw:text-style-name="P49" svg:width="2.756cm" svg:height="0.403cm" svg:x="-0.388cm" svg:y="14.961cm"><draw:text-box><text:p text:style-name="P48"><text:span text:style-name="T17">99: #acabar_C</text:span></text:p></draw:text-box></draw:frame><draw:frame draw:style-name="gr138" draw:text-style-name="P49" svg:width="6.989cm" svg:height="0.403cm" svg:x="-0.599cm" svg:y="15.349cm"><draw:text-box><text:p text:style-name="P48"><text:span text:style-name="T17">100: <text:s text:c="8"/></text:span><text:span text:style-name="T18">mov</text:span><text:span text:style-name="T17"> <text:s/>resultado, %edi</text:span></text:p></draw:text-box></draw:frame><draw:frame draw:style-name="gr212" draw:text-style-name="P49" svg:width="12.281cm" svg:height="0.403cm" svg:x="-0.599cm" svg:y="15.737cm"><draw:text-box><text:p text:style-name="P48"><text:span text:style-name="T17">101: <text:s text:c="8"/></text:span><text:span text:style-name="T18">call</text:span><text:span text:style-name="T17"> _exit <text:s text:c="13"/></text:span><text:span text:style-name="T17"># == <text:s/>exit(resultado)</text:span></text:p></draw:text-box></draw:frame><draw:frame draw:style-name="gr213" draw:text-style-name="P49" svg:width="3.391cm" svg:height="0.403cm" svg:x="-0.599cm" svg:y="16.125cm"><draw:text-box><text:p text:style-name="P48"><text:span text:style-name="T17">102: <text:s text:c="8"/></text:span><text:span text:style-name="T18">ret</text:span></text:p></draw:text-box></draw:frame><draw:frame draw:style-name="gr214" draw:text-style-name="P49" svg:width="0.851cm" svg:height="0.403cm" svg:x="-0.599cm" svg:y="16.513cm"><draw:text-box><text:p text:style-name="P48"><text:span text:style-name="T23">103:</text:span></text:p></draw:text-box></draw:frame><draw:frame draw:style-name="gr156" draw:text-style-name="P49" svg:width="2.121cm" svg:height="0.403cm" svg:x="-0.599cm" svg:y="16.903cm"><draw:text-box><text:p text:style-name="P48"><text:span text:style-name="T17">104:</text:span><text:span text:style-name="T19"> suma:</text:span></text:p></draw:text-box></draw:frame><draw:frame draw:style-name="gr215" draw:text-style-name="P49" svg:width="12.493cm" svg:height="0.403cm" svg:x="-0.599cm" svg:y="17.291cm"><draw:text-box><text:p text:style-name="P48"><text:span text:style-name="T17">105: <text:s text:c="8"/></text:span><text:span text:style-name="T18">movq</text:span><text:span text:style-name="T17"> <text:s text:c="4"/>$0, %r8 <text:s text:c="7"/></text:span><text:span text:style-name="T17"># iterador de la lista</text:span></text:p></draw:text-box></draw:frame><draw:frame draw:style-name="gr216" draw:text-style-name="P49" svg:width="18.843cm" svg:height="0.403cm" svg:x="-0.599cm" svg:y="17.679cm"><draw:text-box><text:p text:style-name="P48"><text:span text:style-name="T17">106: <text:s text:c="8"/></text:span><text:span text:style-name="T18">movl</text:span><text:span text:style-name="T17"> <text:s text:c="4"/>$0, %eax <text:s text:c="6"/></text:span><text:span text:style-name="T17"># En un principio se usarÃ¡ para </text:span><text:span text:style-name="T17">extender el signo a</text:span></text:p></draw:text-box></draw:frame><draw:frame draw:style-name="gr217" draw:text-style-name="P49" svg:width="9.741cm" svg:height="0.403cm" svg:x="-1.058cm" svg:y="18.067cm"><draw:text-box><text:p text:style-name="P48"><text:span text:style-name="T17"><text:s/></text:span><text:span text:style-name="T17">%edx. Representa la parte menos </text:span><text:span text:style-name="T17">significativa</text:span></text:p></draw:text-box></draw:frame><draw:frame draw:style-name="gr216" draw:text-style-name="P49" svg:width="18.843cm" svg:height="0.403cm" svg:x="-0.599cm" svg:y="18.455cm"><draw:text-box><text:p text:style-name="P48"><text:span text:style-name="T17">107: <text:s text:c="8"/></text:span><text:span text:style-name="T18">movl</text:span><text:span text:style-name="T17"> <text:s text:c="4"/>$0, %esi <text:s text:c="6"/></text:span><text:span text:style-name="T17"># Acumulador de la suma. Representa </text:span><text:span text:style-name="T17">la parte menos s</text:span></text:p></draw:text-box></draw:frame><draw:frame draw:style-name="gr154" draw:text-style-name="P49" svg:width="2.544cm" svg:height="0.403cm" svg:x="-1.058cm" svg:y="18.843cm"><draw:text-box><text:p text:style-name="P48"><text:span text:style-name="T17">ignificativa</text:span></text:p></draw:text-box></draw:frame><draw:frame draw:style-name="gr216" draw:text-style-name="P49" svg:width="18.843cm" svg:height="0.403cm" svg:x="-0.599cm" svg:y="19.231cm"><draw:text-box><text:p text:style-name="P48"><text:span text:style-name="T17">108: <text:s text:c="8"/></text:span><text:span text:style-name="T18">movl</text:span><text:span text:style-name="T17"> <text:s text:c="4"/>$0, %edi <text:s text:c="6"/></text:span><text:span text:style-name="T17"># Acumulador de la suma. Representa </text:span><text:span text:style-name="T17">la parte mÃ¡s si</text:span></text:p></draw:text-box></draw:frame><draw:frame draw:style-name="gr218" draw:text-style-name="P49" svg:width="2.333cm" svg:height="0.403cm" svg:x="-1.058cm" svg:y="19.619cm"><draw:text-box><text:p text:style-name="P48"><text:span text:style-name="T17">gnificativa</text:span></text:p></draw:text-box></draw:frame><draw:frame draw:style-name="gr218" draw:text-style-name="P49" svg:width="2.333cm" svg:height="0.403cm" svg:x="-0.599cm" svg:y="20.007cm"><draw:text-box><text:p text:style-name="P48"><text:span text:style-name="T17">109:</text:span><text:span text:style-name="T19"> bucle:</text:span></text:p></draw:text-box></draw:frame><draw:frame draw:style-name="gr219" draw:text-style-name="P49" svg:width="8.259cm" svg:height="0.403cm" svg:x="-0.599cm" svg:y="20.395cm"><draw:text-box><text:p text:style-name="P48"><text:span text:style-name="T17">110: <text:s text:c="8"/></text:span><text:span text:style-name="T18">movl</text:span><text:span text:style-name="T17"> <text:s text:c="3"/>(%rbx,%r8,4), </text:span><text:span text:style-name="T17">%eax</text:span></text:p></draw:text-box></draw:frame><draw:frame draw:style-name="gr213" draw:text-style-name="P49" svg:width="3.391cm" svg:height="0.403cm" svg:x="-0.599cm" svg:y="20.783cm"><draw:text-box><text:p text:style-name="P48"><text:span text:style-name="T17">111: <text:s text:c="8"/></text:span><text:span text:style-name="T18">cdq</text:span></text:p></draw:text-box></draw:frame><draw:frame draw:style-name="gr220" draw:text-style-name="P49" svg:width="6.566cm" svg:height="0.403cm" svg:x="-0.599cm" svg:y="21.172cm"><draw:text-box><text:p text:style-name="P48"><text:span text:style-name="T23">112:</text:span><text:span text:style-name="T17"> <text:s text:c="8"/></text:span><text:span text:style-name="T18">add</text:span><text:span text:style-name="T17"> <text:s text:c="4"/>%eax, %esi</text:span></text:p></draw:text-box></draw:frame><draw:frame draw:style-name="gr220" draw:text-style-name="P49" svg:width="6.566cm" svg:height="0.403cm" svg:x="-0.599cm" svg:y="21.56cm"><draw:text-box><text:p text:style-name="P48"><text:span text:style-name="T17">113: <text:s text:c="8"/></text:span><text:span text:style-name="T18">adc</text:span><text:span text:style-name="T17"> <text:s text:c="4"/>%edx, %edi</text:span></text:p></draw:text-box></draw:frame><draw:frame draw:style-name="gr221" draw:text-style-name="P49" svg:width="5.084cm" svg:height="0.403cm" svg:x="-0.599cm" svg:y="21.948cm"><draw:text-box><text:p text:style-name="P48"><text:span text:style-name="T17">114: <text:s text:c="8"/></text:span><text:span text:style-name="T18">inc</text:span><text:span text:style-name="T17"> <text:s text:c="4"/>%r8</text:span></text:p></draw:text-box></draw:frame><draw:frame draw:style-name="gr195" draw:text-style-name="P49" svg:width="6.143cm" svg:height="0.403cm" svg:x="-0.599cm" svg:y="22.336cm"><draw:text-box><text:p text:style-name="P48"><text:span text:style-name="T17">115: <text:s text:c="8"/></text:span><text:span text:style-name="T18">cmpq</text:span><text:span text:style-name="T17"> <text:s text:c="3"/>%r8,%rcx</text:span></text:p></draw:text-box></draw:frame><draw:frame draw:style-name="gr222" draw:text-style-name="P49" svg:width="5.508cm" svg:height="0.403cm" svg:x="-0.599cm" svg:y="22.724cm"><draw:text-box><text:p text:style-name="P48"><text:span text:style-name="T17">116: <text:s text:c="8"/></text:span><text:span text:style-name="T18">jne</text:span><text:span text:style-name="T17"> <text:s text:c="4"/>bucle</text:span></text:p></draw:text-box></draw:frame><draw:frame draw:style-name="gr214" draw:text-style-name="P49" svg:width="0.851cm" svg:height="0.403cm" svg:x="-0.599cm" svg:y="23.112cm"><draw:text-box><text:p text:style-name="P48"><text:span text:style-name="T17">117:</text:span></text:p></draw:text-box></draw:frame><draw:frame draw:style-name="gr213" draw:text-style-name="P49" svg:width="3.391cm" svg:height="0.403cm" svg:x="-0.599cm" svg:y="23.5cm"><draw:text-box><text:p text:style-name="P48"><text:span text:style-name="T17">118: <text:s text:c="8"/></text:span><text:span text:style-name="T18">ret</text:span></text:p></draw:text-box></draw:frame><draw:frame draw:style-name="gr214" draw:text-style-name="P49" svg:width="0.851cm" svg:height="0.403cm" svg:x="-0.599cm" svg:y="23.888cm"><draw:text-box><text:p text:style-name="P48"><text:span text:style-name="T23">119:</text:span></text:p></draw:text-box></draw:frame></draw:g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5.3 salida</text:p>
      <text:p text:style-name="P40">rm: no se puede borrar 'media': No existe el archivo o el directorio</text:p>
      <text:p text:style-name="P40">__TEST01__-----------------------------------</text:p>
      <text:p text:style-name="P40">resultado <text:tab/> = <text:s text:c="15"/>-16 (sgn)</text:p>
      <text:p text:style-name="P40"><text:tab/><text:tab/> = 0x <text:s/>fffffffffffffff0 (hex)</text:p>
      <text:p text:style-name="P40"><text:tab/><text:tab/> = 0x ffffffff fffffff0 </text:p>
      <text:p text:style-name="P40">__TEST02__-----------------------------------</text:p>
      <text:p text:style-name="P40">resultado <text:tab/> = <text:s text:c="8"/>1073741824 (sgn)</text:p>
      <text:p text:style-name="P40"><text:tab/><text:tab/> = 0x <text:s text:c="9"/>40000000 (hex)</text:p>
      <text:p text:style-name="P40"><text:tab/><text:tab/> = 0x 00000000 40000000 </text:p>
      <text:p text:style-name="P40">__TEST03__-----------------------------------</text:p>
      <text:p text:style-name="P40">resultado <text:tab/> = <text:s text:c="8"/>2147483648 (sgn)</text:p>
      <text:p text:style-name="P40"><text:tab/><text:tab/> = 0x <text:s text:c="9"/>80000000 (hex)</text:p>
      <text:p text:style-name="P40"><text:tab/><text:tab/> = 0x 00000000 80000000 </text:p>
      <text:p text:style-name="P40">__TEST04__-----------------------------------</text:p>
      <text:p text:style-name="P40">resultado <text:tab/> = <text:s text:c="8"/>4294967296 (sgn)</text:p>
      <text:p text:style-name="P40"><text:tab/><text:tab/> = 0x <text:s text:c="8"/>100000000 (hex)</text:p>
      <text:p text:style-name="P40"><text:tab/><text:tab/> = 0x 00000001 00000000 </text:p>
      <text:p text:style-name="P40">__TEST05__-----------------------------------</text:p>
      <text:p text:style-name="P40">resultado <text:tab/> = <text:s text:c="7"/>34359738352 (sgn)</text:p>
      <text:p text:style-name="P40"><text:tab/><text:tab/> = 0x <text:s text:c="8"/>7fffffff0 (hex)</text:p>
      <text:p text:style-name="P40"><text:tab/><text:tab/> = 0x 00000007 fffffff0 </text:p>
      <text:p text:style-name="P40">__TEST06__-----------------------------------</text:p>
      <text:p text:style-name="P40">resultado <text:tab/> = <text:s text:c="6"/>-34359738368 (sgn)</text:p>
      <text:p text:style-name="P40"><text:tab/><text:tab/> = 0x <text:s/>fffffff800000000 (hex)</text:p>
      <text:p text:style-name="P40"><text:tab/><text:tab/> = 0x fffffff8 00000000 </text:p>
      <text:p text:style-name="P40">__TEST07__-----------------------------------</text:p>
      <text:p text:style-name="P40">resultado <text:tab/> = <text:s text:c="7"/>-4294967296 (sgn)</text:p>
      <text:p text:style-name="P40"><text:tab/><text:tab/> = 0x <text:s/>ffffffff00000000 (hex)</text:p>
      <text:p text:style-name="P40"><text:tab/><text:tab/> = 0x ffffffff 00000000 </text:p>
      <text:p text:style-name="P40">__TEST08__-----------------------------------</text:p>
      <text:p text:style-name="P40">resultado <text:tab/> = <text:s text:c="7"/>-2147483648 (sgn)</text:p>
      <text:p text:style-name="P40"><text:tab/><text:tab/> = 0x <text:s/>ffffffff80000000 (hex)</text:p>
      <text:p text:style-name="P40"><text:tab/><text:tab/> = 0x ffffffff 80000000 </text:p>
      <text:p text:style-name="P40">__TEST09__-----------------------------------</text:p>
      <text:p text:style-name="P40">resultado <text:tab/> = <text:s text:c="7"/>-2147483664 (sgn)</text:p>
      <text:p text:style-name="P40"><text:tab/><text:tab/> = 0x <text:s/>ffffffff7ffffff0 (hex)</text:p>
      <text:p text:style-name="P40"><text:tab/><text:tab/> = 0x ffffffff 7ffffff0 </text:p>
      <text:p text:style-name="P40">__TEST10__-----------------------------------</text:p>
      <text:p text:style-name="P40">resultado <text:tab/> = <text:s text:c="8"/>1600000000 (sgn)</text:p>
      <text:p text:style-name="P40"><text:tab/><text:tab/> = 0x <text:s text:c="9"/>5f5e1000 (hex)</text:p>
      <text:p text:style-name="P40"><text:tab/><text:tab/> = 0x 00000000 5f5e1000 </text:p>
      <text:p text:style-name="P40">__TEST11__-----------------------------------</text:p>
      <text:p text:style-name="P40">resultado <text:tab/> = <text:s text:c="8"/>3200000000 (sgn)</text:p>
      <text:p text:style-name="P40"><text:tab/><text:tab/> = 0x <text:s text:c="9"/>bebc2000 (hex)</text:p>
      <text:p text:style-name="P40"><text:tab/><text:tab/> = 0x 00000000 bebc2000 </text:p>
      <text:p text:style-name="P40"><text:soft-page-break/>__TEST12__-----------------------------------</text:p>
      <text:p text:style-name="P40">resultado <text:tab/> = <text:s text:c="8"/>4800000000 (sgn)</text:p>
      <text:p text:style-name="P40"><text:tab/><text:tab/> = 0x <text:s text:c="8"/>11e1a3000 (hex)</text:p>
      <text:p text:style-name="P40"><text:tab/><text:tab/> = 0x 00000001 1e1a3000 </text:p>
      <text:p text:style-name="P40">__TEST13__-----------------------------------</text:p>
      <text:p text:style-name="P40">resultado <text:tab/> = <text:s text:c="7"/>32000000000 (sgn)</text:p>
      <text:p text:style-name="P40"><text:tab/><text:tab/> = 0x <text:s text:c="8"/>773594000 (hex)</text:p>
      <text:p text:style-name="P40"><text:tab/><text:tab/> = 0x 00000007 73594000 </text:p>
      <text:p text:style-name="P40">__TEST14__-----------------------------------</text:p>
      <text:p text:style-name="P40">resultado <text:tab/> = <text:s text:c="6"/>-20719476736 (sgn)</text:p>
      <text:p text:style-name="P40"><text:tab/><text:tab/> = 0x <text:s/>fffffffb2d05e000 (hex)</text:p>
      <text:p text:style-name="P40"><text:tab/><text:tab/> = 0x fffffffb 2d05e000 </text:p>
      <text:p text:style-name="P40">__TEST15__-----------------------------------</text:p>
      <text:p text:style-name="P40">resultado <text:tab/> = <text:s text:c="7"/>-1600000000 (sgn)</text:p>
      <text:p text:style-name="P40"><text:tab/><text:tab/> = 0x <text:s/>ffffffffa0a1f000 (hex)</text:p>
      <text:p text:style-name="P40"><text:tab/><text:tab/> = 0x ffffffff a0a1f000 </text:p>
      <text:p text:style-name="P40">__TEST16__-----------------------------------</text:p>
      <text:p text:style-name="P40">resultado <text:tab/> = <text:s text:c="7"/>-3200000000 (sgn)</text:p>
      <text:p text:style-name="P40"><text:tab/><text:tab/> = 0x <text:s/>ffffffff4143e000 (hex)</text:p>
      <text:p text:style-name="P40"><text:tab/><text:tab/> = 0x ffffffff 4143e000 </text:p>
      <text:p text:style-name="P40">__TEST17__-----------------------------------</text:p>
      <text:p text:style-name="P40">resultado <text:tab/> = <text:s text:c="7"/>-4800000000 (sgn)</text:p>
      <text:p text:style-name="P40"><text:tab/><text:tab/> = 0x <text:s/>fffffffee1e5d000 (hex)</text:p>
      <text:p text:style-name="P40"><text:tab/><text:tab/> = 0x fffffffe e1e5d000 </text:p>
      <text:p text:style-name="P40">__TEST18__-----------------------------------</text:p>
      <text:p text:style-name="P40">resultado <text:tab/> = <text:s text:c="6"/>-32000000000 (sgn)</text:p>
      <text:p text:style-name="P40"><text:tab/><text:tab/> = 0x <text:s/>fffffff88ca6c000 (hex)</text:p>
      <text:p text:style-name="P40"><text:tab/><text:tab/> = 0x fffffff8 8ca6c000 </text:p>
      <text:p text:style-name="P40">media.s: Mensajes del ensamblador:</text:p>
      <text:p text:style-name="P40">media.s:63: Aviso: valora 0xffffffff4d2fa200 truncado a 0x4d2fa200</text:p>
      <text:p text:style-name="P40">media.s:63: Aviso: valora 0xffffffff4d2fa200 truncado a 0x4d2fa200</text:p>
      <text:p text:style-name="P40">media.s:63: Aviso: valora 0xffffffff4d2fa200 truncado a 0x4d2fa200</text:p>
      <text:p text:style-name="P40">media.s:63: Aviso: valora 0xffffffff4d2fa200 truncado a 0x4d2fa200</text:p>
      <text:p text:style-name="P40">media.s:63: Aviso: valora 0xffffffff4d2fa200 truncado a 0x4d2fa200</text:p>
      <text:p text:style-name="P40">media.s:63: Aviso: valora 0xffffffff4d2fa200 truncado a 0x4d2fa200</text:p>
      <text:p text:style-name="P40">media.s:63: Aviso: valora 0xffffffff4d2fa200 truncado a 0x4d2fa200</text:p>
      <text:p text:style-name="P40">media.s:63: Aviso: valora 0xffffffff4d2fa200 truncado a 0x4d2fa200</text:p>
      <text:p text:style-name="P40">media.s:63: Aviso: valora 0xffffffff4d2fa200 truncado a 0x4d2fa200</text:p>
      <text:p text:style-name="P40">media.s:63: Aviso: valora 0xffffffff4d2fa200 truncado a 0x4d2fa200</text:p>
      <text:p text:style-name="P40">media.s:63: Aviso: valora 0xffffffff4d2fa200 truncado a 0x4d2fa200</text:p>
      <text:p text:style-name="P40">media.s:63: Aviso: valora 0xffffffff4d2fa200 truncado a 0x4d2fa200</text:p>
      <text:p text:style-name="P40">media.s:63: Aviso: valora 0xffffffff4d2fa200 truncado a 0x4d2fa200</text:p>
      <text:p text:style-name="P40">media.s:63: Aviso: valora 0xffffffff4d2fa200 truncado a 0x4d2fa200</text:p>
      <text:p text:style-name="P40">media.s:63: Aviso: valora 0xffffffff4d2fa200 truncado a 0x4d2fa200</text:p>
      <text:p text:style-name="P40">media.s:63: Aviso: valora 0xffffffff4d2fa200 truncado a 0x4d2fa200</text:p>
      <text:p text:style-name="P40">__TEST19__-----------------------------------</text:p>
      <text:p text:style-name="P40"><text:soft-page-break/>resultado <text:tab/> = <text:s text:c="7"/>20719476736 (sgn)</text:p>
      <text:p text:style-name="P40"><text:tab/><text:tab/> = 0x <text:s text:c="8"/>4d2fa2000 (hex)</text:p>
      <text:p text:style-name="P40"><text:tab/><text:tab/> = 0x 00000004 d2fa2000 </text:p>
      <text:p text:style-name="P40">media.s: Mensajes del ensamblador:</text:p>
      <text:p text:style-name="P40">media.s:63: Error: Definir TEST entre 1..5</text:p>
      <text:p text:style-name="P40">media.s:63: Error: Definir TEST entre 1..5</text:p>
      <text:p text:style-name="P40">media.s:63: Error: Definir TEST entre 1..5</text:p>
      <text:p text:style-name="P40">media.s:63: Error: Definir TEST entre 1..5</text:p>
      <text:p text:style-name="P40">__TEST20__-----------------------------------</text:p>
      <text:p text:style-name="P40">bash: ./media: No existe el archivo o el directorio</text:p>
      <text:p text:style-name="P40"/>
      <text:p text:style-name="P47">5.4 código</text:p>
      <text:p text:style-name="P47"/>
      <text:p text:style-name="P47"><draw:g text:anchor-type="paragraph" draw:z-index="18" draw:name="Forma19" draw:style-name="gr58"><draw:frame draw:style-name="gr103" draw:text-style-name="P49" svg:width="3.603cm" svg:height="0.403cm" svg:x="0.882cm" svg:y="0.002cm"><draw:text-box><text:p text:style-name="P48"><text:span text:style-name="T17">1: #EJERCICIO 5.4</text:span></text:p></draw:text-box></draw:frame><draw:frame draw:style-name="gr104" draw:text-style-name="P49" svg:width="0.851cm" svg:height="0.403cm" svg:x="0.882cm" svg:y="0.39cm"><draw:text-box><text:p text:style-name="P48"><text:span text:style-name="T17">2: #</text:span></text:p></draw:text-box></draw:frame><draw:frame draw:style-name="gr105" draw:text-style-name="P49" svg:width="18.419cm" svg:height="0.403cm" svg:x="0.882cm" svg:y="0.778cm"><draw:text-box><text:p text:style-name="P48"><text:span text:style-name="T17">3: # Se ha usado el uso de dos macros </text:span><text:span text:style-name="T17">para poder cambiar la ’lista’ de </text:span><text:span text:style-name="T17">nÃºmeros que se </text:span></text:p></draw:text-box></draw:frame><draw:frame draw:style-name="gr223" draw:text-style-name="P49" svg:width="7.624cm" svg:height="0.403cm" svg:x="0cm" svg:y="1.166cm"><draw:text-box><text:p text:style-name="P48"><text:span text:style-name="T17">van a sumar segÃºn explica el guiÃ³n</text:span></text:p></draw:text-box></draw:frame><draw:frame draw:style-name="gr105" draw:text-style-name="P49" svg:width="18.419cm" svg:height="0.403cm" svg:x="0.882cm" svg:y="1.554cm"><draw:text-box><text:p text:style-name="P48"><text:span text:style-name="T17">4: # A la hora de imprimir hemos </text:span><text:span text:style-name="T17">usado los registros %rsi y %rdx para </text:span><text:span text:style-name="T17">imprimir los resu</text:span></text:p></draw:text-box></draw:frame><draw:frame draw:style-name="gr224" draw:text-style-name="P49" svg:width="11.223cm" svg:height="0.403cm" svg:x="0cm" svg:y="1.942cm"><draw:text-box><text:p text:style-name="P48"><text:span text:style-name="T17">ltados en decimal de la media y resto </text:span><text:span text:style-name="T17">respectivamente</text:span></text:p></draw:text-box></draw:frame><draw:frame draw:style-name="gr110" draw:text-style-name="P49" svg:width="10.588cm" svg:height="0.403cm" svg:x="0.882cm" svg:y="2.33cm"><draw:text-box><text:p text:style-name="P48"><text:span text:style-name="T17">5: # y %ecx y %r8d para imprimirlos </text:span><text:span text:style-name="T17">en hexadecimal</text:span></text:p></draw:text-box></draw:frame><draw:frame draw:style-name="gr105" draw:text-style-name="P49" svg:width="18.419cm" svg:height="0.403cm" svg:x="0.882cm" svg:y="2.718cm"><draw:text-box><text:p text:style-name="P48"><text:span text:style-name="T17">6: # La media la hemos realizado con </text:span><text:span text:style-name="T17">’idiv’. Divide edx:eax entre el </text:span><text:span text:style-name="T17">parametro pasado. </text:span></text:p></draw:text-box></draw:frame><draw:frame draw:style-name="gr134" draw:text-style-name="P49" svg:width="9.529cm" svg:height="0.403cm" svg:x="0cm" svg:y="3.106cm"><draw:text-box><text:p text:style-name="P48"><text:span text:style-name="T17">Almacena el cociente en eax y el </text:span><text:span text:style-name="T17">resto en edx</text:span></text:p></draw:text-box></draw:frame><draw:frame draw:style-name="gr108" draw:text-style-name="P49" svg:width="17.361cm" svg:height="0.403cm" svg:x="0.882cm" svg:y="3.495cm"><draw:text-box><text:p text:style-name="P48"><text:span text:style-name="T17">7: # Hemos creado dos variables </text:span><text:span text:style-name="T17">’media’ y ’resto’ para hacer mas </text:span><text:span text:style-name="T17">legible el codigo</text:span></text:p></draw:text-box></draw:frame><draw:frame draw:style-name="gr225" draw:text-style-name="P49" svg:width="10.376cm" svg:height="0.403cm" svg:x="0.882cm" svg:y="3.883cm"><draw:text-box><text:p text:style-name="P48"><text:span text:style-name="T17">8: # Por lo demÃ¡s el cÃ³digo es </text:span><text:span text:style-name="T17">igual al del 5.3</text:span></text:p></draw:text-box></draw:frame><draw:frame draw:style-name="gr111" draw:text-style-name="P49" svg:width="0.428cm" svg:height="0.403cm" svg:x="0.882cm" svg:y="4.271cm"><draw:text-box><text:p text:style-name="P48"><text:span text:style-name="T17">9:</text:span></text:p></draw:text-box></draw:frame><draw:frame draw:style-name="gr226" draw:text-style-name="P49" svg:width="7.413cm" svg:height="0.403cm" svg:x="0.67cm" svg:y="4.659cm"><draw:text-box><text:p text:style-name="P48"><text:span text:style-name="T17">10: #COMANDO PARA LA EJECUCIÃ\223N:</text:span></text:p></draw:text-box></draw:frame><draw:frame draw:style-name="gr113" draw:text-style-name="P49" svg:width="18.631cm" svg:height="0.403cm" svg:x="0.67cm" svg:y="5.047cm"><draw:text-box><text:p text:style-name="P48"><text:span text:style-name="T17">11: #for i in $(seq 1 20)</text:span><text:span text:style-name="T20">; do rm </text:span><text:span text:style-name="T20">media; gcc -x assembler-with-cpp -D </text:span><text:span text:style-name="T20">TEST=$i -no-pie med</text:span></text:p></draw:text-box></draw:frame><draw:frame draw:style-name="gr124" draw:text-style-name="P49" svg:width="16.303cm" svg:height="0.403cm" svg:x="0cm" svg:y="5.435cm"><draw:text-box><text:p text:style-name="P48"><text:span text:style-name="T20">ia.s -o media; printf "__TEST%02d__</text:span><text:span text:style-name="T20">%35s\n" $i "" | tr " " "-" ; ./media; </text:span><text:span text:style-name="T20">done</text:span></text:p></draw:text-box></draw:frame><draw:frame draw:style-name="gr101" draw:text-style-name="P49" svg:width="0.639cm" svg:height="0.403cm" svg:x="0.67cm" svg:y="5.823cm"><draw:text-box><text:p text:style-name="P48"><text:span text:style-name="T21">12:</text:span></text:p></draw:text-box></draw:frame><draw:frame draw:style-name="gr115" draw:text-style-name="P49" svg:width="3.814cm" svg:height="0.403cm" svg:x="0.67cm" svg:y="6.211cm"><draw:text-box><text:p text:style-name="P48"><text:span text:style-name="T21">13:</text:span><text:span text:style-name="T17"> .section .data</text:span></text:p></draw:text-box></draw:frame><draw:frame draw:style-name="gr116" draw:text-style-name="P49" svg:width="3.391cm" svg:height="0.403cm" svg:x="0.67cm" svg:y="6.599cm"><draw:text-box><text:p text:style-name="P48"><text:span text:style-name="T17">14: #ifndef TEST</text:span></text:p></draw:text-box></draw:frame><draw:frame draw:style-name="gr227" draw:text-style-name="P49" svg:width="4.026cm" svg:height="0.403cm" svg:x="0.67cm" svg:y="6.987cm"><draw:text-box><text:p text:style-name="P48"><text:span text:style-name="T17">15: #define TEST 20</text:span></text:p></draw:text-box></draw:frame><draw:frame draw:style-name="gr106" draw:text-style-name="P49" svg:width="2.121cm" svg:height="0.403cm" svg:x="0.67cm" svg:y="7.375cm"><draw:text-box><text:p text:style-name="P48"><text:span text:style-name="T17">16: #endif</text:span></text:p></draw:text-box></draw:frame><draw:frame draw:style-name="gr116" draw:text-style-name="P49" svg:width="3.391cm" svg:height="0.403cm" svg:x="0.67cm" svg:y="7.763cm"><draw:text-box><text:p text:style-name="P48"><text:span text:style-name="T17">17: .macro linea</text:span></text:p></draw:text-box></draw:frame><draw:frame draw:style-name="gr224" draw:text-style-name="P49" svg:width="11.223cm" svg:height="0.403cm" svg:x="0.67cm" svg:y="8.151cm"><draw:text-box><text:p text:style-name="P48"><text:span text:style-name="T17">18: #if <text:s/></text:span><text:span text:style-name="T17">TEST==1 <text:s text:c="19"/>//1 <text:s text:c="7"/></text:span><text:span text:style-name="T17"><text:s text:c="5"/>8</text:span></text:p></draw:text-box></draw:frame><draw:frame draw:style-name="gr97" draw:text-style-name="P49" svg:width="5.084cm" svg:height="0.403cm" svg:x="0.67cm" svg:y="8.539cm"><draw:text-box><text:p text:style-name="P48"><text:span text:style-name="T17">19: <text:s text:c="8"/></text:span><text:span text:style-name="T18">.int</text:span><text:span text:style-name="T17"> 1,2,1,2</text:span></text:p></draw:text-box></draw:frame><draw:frame draw:style-name="gr228" draw:text-style-name="P49" svg:width="9.741cm" svg:height="0.403cm" svg:x="0.67cm" svg:y="8.927cm"><draw:text-box><text:p text:style-name="P48"><text:span text:style-name="T17">20: #elif </text:span><text:span text:style-name="T17">TEST==2 <text:s text:c="18"/>//-1 <text:s text:c="3"/>-8</text:span></text:p></draw:text-box></draw:frame><draw:frame draw:style-name="gr229" draw:text-style-name="P49" svg:width="5.931cm" svg:height="0.403cm" svg:x="0.67cm" svg:y="9.315cm"><draw:text-box><text:p text:style-name="P48"><text:span text:style-name="T17">21: <text:s text:c="8"/></text:span><text:span text:style-name="T18">.int</text:span><text:span text:style-name="T17"> -1,-2,-1,-2</text:span></text:p></draw:text-box></draw:frame><draw:frame draw:style-name="gr224" draw:text-style-name="P49" svg:width="11.223cm" svg:height="0.403cm" svg:x="0.67cm" svg:y="9.703cm"><draw:text-box><text:p text:style-name="P48"><text:span text:style-name="T17">22: #elif </text:span><text:span text:style-name="T17">TEST==3 <text:s text:c="18"/></text:span><text:span text:style-name="T17">//2147483647 <text:s text:c="3"/>0</text:span></text:p></draw:text-box></draw:frame><draw:frame draw:style-name="gr118" draw:text-style-name="P49" svg:width="13.339cm" svg:height="0.403cm" svg:x="0.67cm" svg:y="10.091cm"><draw:text-box><text:p text:style-name="P48"><text:span text:style-name="T17">23: <text:s text:c="8"/></text:span><text:span text:style-name="T18">.int</text:span><text:span text:style-name="T17"> 0x7fffffff, </text:span><text:span text:style-name="T17">0x7fffffff, 0x7fffffff, 0x7fffffff</text:span></text:p></draw:text-box></draw:frame><draw:frame draw:style-name="gr224" draw:text-style-name="P49" svg:width="11.223cm" svg:height="0.403cm" svg:x="0.67cm" svg:y="10.48cm"><draw:text-box><text:p text:style-name="P48"><text:span text:style-name="T17">24: #elif </text:span><text:span text:style-name="T17">TEST==4 <text:s text:c="18"/>//-</text:span><text:span text:style-name="T17">2147483648 <text:s text:c="2"/>0</text:span></text:p></draw:text-box></draw:frame><draw:frame draw:style-name="gr118" draw:text-style-name="P49" svg:width="13.339cm" svg:height="0.403cm" svg:x="0.67cm" svg:y="10.868cm"><draw:text-box><text:p text:style-name="P48"><text:span text:style-name="T17">25: <text:s text:c="8"/></text:span><text:span text:style-name="T18">.int</text:span><text:span text:style-name="T17"> 0x80000000, </text:span><text:span text:style-name="T17">0x80000000, 0x80000000, 0x80000000</text:span></text:p></draw:text-box></draw:frame><draw:frame draw:style-name="gr134" draw:text-style-name="P49" svg:width="9.529cm" svg:height="0.403cm" svg:x="0.67cm" svg:y="11.256cm"><draw:text-box><text:p text:style-name="P48"><text:span text:style-name="T17">26: #elif </text:span><text:span text:style-name="T17">TEST==5 <text:s text:c="18"/>//-1 <text:s text:c="3"/>0</text:span></text:p></draw:text-box></draw:frame><draw:frame draw:style-name="gr118" draw:text-style-name="P49" svg:width="13.339cm" svg:height="0.403cm" svg:x="0.67cm" svg:y="11.644cm"><draw:text-box><text:p text:style-name="P48"><text:span text:style-name="T17">27: <text:s text:c="8"/></text:span><text:span text:style-name="T18">.int</text:span><text:span text:style-name="T17"> 0xffffffff, </text:span><text:span text:style-name="T17">0xffffffff, 0xffffffff, 0xffffffff</text:span></text:p></draw:text-box></draw:frame><draw:frame draw:style-name="gr224" draw:text-style-name="P49" svg:width="11.223cm" svg:height="0.403cm" svg:x="0.67cm" svg:y="12.032cm"><draw:text-box><text:p text:style-name="P48"><text:span text:style-name="T17">28: #elif </text:span><text:span text:style-name="T17">TEST==6 <text:s text:c="18"/></text:span><text:span text:style-name="T17">//2000000000 <text:s text:c="3"/>0</text:span></text:p></draw:text-box></draw:frame><draw:frame draw:style-name="gr118" draw:text-style-name="P49" svg:width="13.339cm" svg:height="0.403cm" svg:x="0.67cm" svg:y="12.42cm"><draw:text-box><text:p text:style-name="P48"><text:span text:style-name="T17">29: <text:s text:c="8"/></text:span><text:span text:style-name="T18">.int</text:span><text:span text:style-name="T17"> 2000000000, </text:span><text:span text:style-name="T17">2000000000, 2000000000, 2000000000</text:span></text:p></draw:text-box></draw:frame><draw:frame draw:style-name="gr230" draw:text-style-name="P49" svg:width="14.609cm" svg:height="0.403cm" svg:x="0.67cm" svg:y="12.808cm"><draw:text-box><text:p text:style-name="P48"><text:span text:style-name="T17">30: #elif </text:span><text:span text:style-name="T17">TEST==7 <text:s text:c="18"/></text:span><text:span text:style-name="T17">//desbordamiento--&gt; -1294967296 0</text:span></text:p></draw:text-box></draw:frame><draw:frame draw:style-name="gr118" draw:text-style-name="P49" svg:width="13.339cm" svg:height="0.403cm" svg:x="0.67cm" svg:y="13.196cm"><draw:text-box><text:p text:style-name="P48"><text:span text:style-name="T17">31: <text:s text:c="8"/></text:span><text:span text:style-name="T18">.int</text:span><text:span text:style-name="T17"> 3000000000, </text:span><text:span text:style-name="T17">3000000000, 3000000000, 3000000000</text:span></text:p></draw:text-box></draw:frame><draw:frame draw:style-name="gr224" draw:text-style-name="P49" svg:width="11.223cm" svg:height="0.403cm" svg:x="0.67cm" svg:y="13.584cm"><draw:text-box><text:p text:style-name="P48"><text:span text:style-name="T17">32: #elif </text:span><text:span text:style-name="T17">TEST==8 <text:s text:c="18"/>//-</text:span><text:span text:style-name="T17">2000000000 <text:s text:c="2"/>0</text:span></text:p></draw:text-box></draw:frame><draw:frame draw:style-name="gr231" draw:text-style-name="P49" svg:width="14.186cm" svg:height="0.403cm" svg:x="0.67cm" svg:y="13.972cm"><draw:text-box><text:p text:style-name="P48"><text:span text:style-name="T17">33: <text:s text:c="8"/></text:span><text:span text:style-name="T18">.int</text:span><text:span text:style-name="T17"> -2000000000, -</text:span><text:span text:style-name="T17">2000000000, -2000000000, -2000000000</text:span></text:p></draw:text-box></draw:frame><draw:frame draw:style-name="gr230" draw:text-style-name="P49" svg:width="14.609cm" svg:height="0.403cm" svg:x="0.67cm" svg:y="14.36cm"><draw:text-box><text:p text:style-name="P48"><text:span text:style-name="T17">34: #elif </text:span><text:span text:style-name="T17">TEST==9 <text:s text:c="18"/></text:span><text:span text:style-name="T17">//desbordamiento--&gt; 1294967296 <text:s/>0</text:span></text:p></draw:text-box></draw:frame><draw:frame draw:style-name="gr231" draw:text-style-name="P49" svg:width="14.186cm" svg:height="0.403cm" svg:x="0.67cm" svg:y="14.748cm"><draw:text-box><text:p text:style-name="P48"><text:span text:style-name="T17">35: <text:s text:c="8"/></text:span><text:span text:style-name="T18">.int</text:span><text:span text:style-name="T17"> -3000000000, -</text:span><text:span text:style-name="T17">3000000000, -3000000000, -3000000000</text:span></text:p></draw:text-box></draw:frame><draw:frame draw:style-name="gr232" draw:text-style-name="P49" svg:width="6.354cm" svg:height="0.403cm" svg:x="0.67cm" svg:y="15.136cm"><draw:text-box><text:p text:style-name="P48"><text:span text:style-name="T17">36: #elif TEST&gt;=10 &amp;&amp; TEST&lt;=14</text:span></text:p></draw:text-box></draw:frame><draw:frame draw:style-name="gr107" draw:text-style-name="P49" svg:width="5.719cm" svg:height="0.403cm" svg:x="0.67cm" svg:y="15.524cm"><draw:text-box><text:p text:style-name="P48"><text:span text:style-name="T17">37: <text:s text:c="8"/></text:span><text:span text:style-name="T18">.int</text:span><text:span text:style-name="T17"> 1, 1, 1, 1</text:span></text:p></draw:text-box></draw:frame><draw:frame draw:style-name="gr232" draw:text-style-name="P49" svg:width="6.354cm" svg:height="0.403cm" svg:x="0.67cm" svg:y="15.912cm"><draw:text-box><text:p text:style-name="P48"><text:span text:style-name="T17">38: #elif TEST&gt;=15 &amp;&amp; TEST&lt;=19</text:span></text:p></draw:text-box></draw:frame><draw:frame draw:style-name="gr233" draw:text-style-name="P49" svg:width="6.566cm" svg:height="0.403cm" svg:x="0.67cm" svg:y="16.3cm"><draw:text-box><text:p text:style-name="P48"><text:span text:style-name="T17">39: <text:s text:c="8"/></text:span><text:span text:style-name="T18">.int</text:span><text:span text:style-name="T17"> -1, -1, -1, -1</text:span></text:p></draw:text-box></draw:frame><draw:frame draw:style-name="gr232" draw:text-style-name="P49" svg:width="6.354cm" svg:height="0.403cm" svg:x="0.67cm" svg:y="16.688cm"><draw:text-box><text:p text:style-name="P48"><text:span text:style-name="T17">40: #else <text:s text:c="18"/>//</text:span></text:p></draw:text-box></draw:frame><draw:frame draw:style-name="gr121" draw:text-style-name="P49" svg:width="9.318cm" svg:height="0.403cm" svg:x="0.67cm" svg:y="17.076cm"><draw:text-box><text:p text:style-name="P48"><text:span text:style-name="T17">41: <text:s text:c="8"/></text:span><text:span text:style-name="T18">.error</text:span><text:span text:style-name="T17"> </text:span><text:span text:style-name="T22">"Definir TEST ente </text:span><text:span text:style-name="T22">1..19"</text:span></text:p></draw:text-box></draw:frame><draw:frame draw:style-name="gr232" draw:text-style-name="P49" svg:width="6.354cm" svg:height="0.403cm" svg:x="0.67cm" svg:y="17.465cm"><draw:text-box><text:p text:style-name="P48"><text:span text:style-name="T17">42: #endif <text:s text:c="17"/>//</text:span></text:p></draw:text-box></draw:frame><draw:frame draw:style-name="gr103" draw:text-style-name="P49" svg:width="3.603cm" svg:height="0.403cm" svg:x="0.67cm" svg:y="17.853cm"><draw:text-box><text:p text:style-name="P48"><text:span text:style-name="T17">43: <text:s text:c="8"/></text:span><text:span text:style-name="T18">.endm</text:span></text:p></draw:text-box></draw:frame></draw:g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g text:anchor-type="paragraph" draw:z-index="19" draw:name="Forma20" draw:style-name="gr58"><draw:frame draw:style-name="gr103" draw:text-style-name="P49" svg:width="3.603cm" svg:height="0.403cm" svg:x="0.002cm" svg:y="0.002cm"><draw:text-box><text:p text:style-name="P48"><text:span text:style-name="T17">45: .macro linea0</text:span></text:p></draw:text-box></draw:frame><draw:frame draw:style-name="gr234" draw:text-style-name="P49" svg:width="5.508cm" svg:height="0.403cm" svg:x="0.002cm" svg:y="0.39cm"><draw:text-box><text:p text:style-name="P48"><text:span text:style-name="T17">46: #if TEST&gt;=1 &amp;&amp; TEST&lt;=9</text:span></text:p></draw:text-box></draw:frame><draw:frame draw:style-name="gr235" draw:text-style-name="P49" svg:width="4.238cm" svg:height="0.403cm" svg:x="0.002cm" svg:y="0.778cm"><draw:text-box><text:p text:style-name="P48"><text:span text:style-name="T17">47: <text:s text:c="8"/></text:span><text:span text:style-name="T18">linea</text:span><text:span text:style-name="T17"> <text:s text:c="2"/></text:span></text:p></draw:text-box></draw:frame><draw:frame draw:style-name="gr134" draw:text-style-name="P49" svg:width="9.529cm" svg:height="0.403cm" svg:x="0.002cm" svg:y="1.166cm"><draw:text-box><text:p text:style-name="P48"><text:span text:style-name="T17">48: #elif </text:span><text:span text:style-name="T17">TEST==10 <text:s text:c="17"/>//1 <text:s text:c="4"/>0</text:span></text:p></draw:text-box></draw:frame><draw:frame draw:style-name="gr229" draw:text-style-name="P49" svg:width="5.931cm" svg:height="0.403cm" svg:x="0.002cm" svg:y="1.554cm"><draw:text-box><text:p text:style-name="P48"><text:span text:style-name="T17">49: <text:s text:c="8"/></text:span><text:span text:style-name="T18">.int</text:span><text:span text:style-name="T17"> 0,2,1,1 <text:s text:c="3"/></text:span></text:p></draw:text-box></draw:frame><draw:frame draw:style-name="gr134" draw:text-style-name="P49" svg:width="9.529cm" svg:height="0.403cm" svg:x="0.002cm" svg:y="1.942cm"><draw:text-box><text:p text:style-name="P48"><text:span text:style-name="T17">50: #elif </text:span><text:span text:style-name="T17">TEST==11 <text:s text:c="17"/>//1 <text:s text:c="4"/>1</text:span></text:p></draw:text-box></draw:frame><draw:frame draw:style-name="gr97" draw:text-style-name="P49" svg:width="5.084cm" svg:height="0.403cm" svg:x="0.002cm" svg:y="2.33cm"><draw:text-box><text:p text:style-name="P48"><text:span text:style-name="T17">51: <text:s text:c="8"/></text:span><text:span text:style-name="T18">.int</text:span><text:span text:style-name="T17"> 1,2,1,1</text:span></text:p></draw:text-box></draw:frame><draw:frame draw:style-name="gr134" draw:text-style-name="P49" svg:width="9.529cm" svg:height="0.403cm" svg:x="0.002cm" svg:y="2.718cm"><draw:text-box><text:p text:style-name="P48"><text:span text:style-name="T17">52: #elif </text:span><text:span text:style-name="T17">TEST==12 <text:s text:c="17"/>//1 <text:s text:c="4"/>8</text:span></text:p></draw:text-box></draw:frame><draw:frame draw:style-name="gr97" draw:text-style-name="P49" svg:width="5.084cm" svg:height="0.403cm" svg:x="0.002cm" svg:y="3.106cm"><draw:text-box><text:p text:style-name="P48"><text:span text:style-name="T17">53: <text:s text:c="8"/></text:span><text:span text:style-name="T18">.int</text:span><text:span text:style-name="T17"> 8,2,1,1</text:span></text:p></draw:text-box></draw:frame><draw:frame draw:style-name="gr228" draw:text-style-name="P49" svg:width="9.741cm" svg:height="0.403cm" svg:x="0.002cm" svg:y="3.495cm"><draw:text-box><text:p text:style-name="P48"><text:span text:style-name="T17">54: #elif </text:span><text:span text:style-name="T17">TEST==13 <text:s text:c="17"/>//1 <text:s text:c="4"/>15</text:span></text:p></draw:text-box></draw:frame><draw:frame draw:style-name="gr100" draw:text-style-name="P49" svg:width="5.296cm" svg:height="0.403cm" svg:x="0.002cm" svg:y="3.883cm"><draw:text-box><text:p text:style-name="P48"><text:span text:style-name="T17">55: <text:s text:c="8"/></text:span><text:span text:style-name="T18">.int</text:span><text:span text:style-name="T17"> 15,2,1,1</text:span></text:p></draw:text-box></draw:frame><draw:frame draw:style-name="gr134" draw:text-style-name="P49" svg:width="9.529cm" svg:height="0.403cm" svg:x="0.002cm" svg:y="4.271cm"><draw:text-box><text:p text:style-name="P48"><text:span text:style-name="T17">56: #elif </text:span><text:span text:style-name="T17">TEST==14 <text:s text:c="17"/>//2 <text:s text:c="4"/>0</text:span></text:p></draw:text-box></draw:frame><draw:frame draw:style-name="gr100" draw:text-style-name="P49" svg:width="5.296cm" svg:height="0.403cm" svg:x="0.002cm" svg:y="4.659cm"><draw:text-box><text:p text:style-name="P48"><text:span text:style-name="T17">57: <text:s text:c="8"/></text:span><text:span text:style-name="T18">.int</text:span><text:span text:style-name="T17"> 16,2,1,1</text:span></text:p></draw:text-box></draw:frame><draw:frame draw:style-name="gr134" draw:text-style-name="P49" svg:width="9.529cm" svg:height="0.403cm" svg:x="0.002cm" svg:y="5.047cm"><draw:text-box><text:p text:style-name="P48"><text:span text:style-name="T17">58: #elif </text:span><text:span text:style-name="T17">TEST==15 <text:s text:c="17"/>//-1 <text:s text:c="3"/>0</text:span></text:p></draw:text-box></draw:frame><draw:frame draw:style-name="gr107" draw:text-style-name="P49" svg:width="5.719cm" svg:height="0.403cm" svg:x="0.002cm" svg:y="5.435cm"><draw:text-box><text:p text:style-name="P48"><text:span text:style-name="T17">59: <text:s text:c="8"/></text:span><text:span text:style-name="T18">.int</text:span><text:span text:style-name="T17"> 0,-2,-1,-1</text:span></text:p></draw:text-box></draw:frame><draw:frame draw:style-name="gr228" draw:text-style-name="P49" svg:width="9.741cm" svg:height="0.403cm" svg:x="0.002cm" svg:y="5.823cm"><draw:text-box><text:p text:style-name="P48"><text:span text:style-name="T17">60: #elif </text:span><text:span text:style-name="T17">TEST==16 <text:s text:c="17"/>//-1 <text:s text:c="3"/>-1</text:span></text:p></draw:text-box></draw:frame><draw:frame draw:style-name="gr229" draw:text-style-name="P49" svg:width="5.931cm" svg:height="0.403cm" svg:x="0.002cm" svg:y="6.209cm"><draw:text-box><text:p text:style-name="P48"><text:span text:style-name="T17">61: <text:s text:c="8"/></text:span><text:span text:style-name="T18">.int</text:span><text:span text:style-name="T17"> -1,-2,-1,-1</text:span></text:p></draw:text-box></draw:frame><draw:frame draw:style-name="gr228" draw:text-style-name="P49" svg:width="9.741cm" svg:height="0.403cm" svg:x="0.002cm" svg:y="6.599cm"><draw:text-box><text:p text:style-name="P48"><text:span text:style-name="T17">62: #elif </text:span><text:span text:style-name="T17">TEST==17 <text:s text:c="17"/>//-1 <text:s text:c="3"/>-8</text:span></text:p></draw:text-box></draw:frame><draw:frame draw:style-name="gr229" draw:text-style-name="P49" svg:width="5.931cm" svg:height="0.403cm" svg:x="0.002cm" svg:y="6.987cm"><draw:text-box><text:p text:style-name="P48"><text:span text:style-name="T17">63: <text:s text:c="8"/></text:span><text:span text:style-name="T18">.int</text:span><text:span text:style-name="T17"> -8,-2,-1,-1</text:span></text:p></draw:text-box></draw:frame><draw:frame draw:style-name="gr236" draw:text-style-name="P49" svg:width="9.953cm" svg:height="0.403cm" svg:x="0.002cm" svg:y="7.375cm"><draw:text-box><text:p text:style-name="P48"><text:span text:style-name="T17">64: #elif </text:span><text:span text:style-name="T17">TEST==18 <text:s text:c="17"/>//-1 <text:s text:c="3"/>-15</text:span></text:p></draw:text-box></draw:frame></draw:g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g text:anchor-type="paragraph" draw:z-index="20" draw:name="Forma21" draw:style-name="gr58"><draw:frame draw:style-name="gr237" draw:text-style-name="P49" svg:width="6.143cm" svg:height="0.403cm" svg:x="-0.004cm" svg:y="0.563cm"><draw:text-box><text:p text:style-name="P48"><text:span text:style-name="T17">65: <text:s text:c="8"/></text:span><text:span text:style-name="T18">.int</text:span><text:span text:style-name="T17"> -15,-2,-1,-1</text:span></text:p></draw:text-box></draw:frame><draw:frame draw:style-name="gr238" draw:text-style-name="P49" svg:width="9.529cm" svg:height="0.403cm" svg:x="-0.004cm" svg:y="0.925cm"><draw:text-box><text:p text:style-name="P48"><text:span text:style-name="T17">66: #elif </text:span><text:span text:style-name="T17">TEST==19 <text:s text:c="17"/>//-2 <text:s text:c="3"/>0</text:span></text:p></draw:text-box></draw:frame><draw:frame draw:style-name="gr237" draw:text-style-name="P49" svg:width="6.143cm" svg:height="0.403cm" svg:x="-0.004cm" svg:y="1.284cm"><draw:text-box><text:p text:style-name="P48"><text:span text:style-name="T17">67: <text:s text:c="8"/></text:span><text:span text:style-name="T18">.int</text:span><text:span text:style-name="T17"> -16,-2,-1,-1</text:span></text:p></draw:text-box></draw:frame><draw:frame draw:style-name="gr239" draw:text-style-name="P49" svg:width="1.909cm" svg:height="0.403cm" svg:x="-0.004cm" svg:y="1.646cm"><draw:text-box><text:p text:style-name="P48"><text:span text:style-name="T17">68: #else</text:span></text:p></draw:text-box></draw:frame><draw:frame draw:style-name="gr240" draw:text-style-name="P49" svg:width="9.318cm" svg:height="0.403cm" svg:x="-0.004cm" svg:y="2.006cm"><draw:text-box><text:p text:style-name="P48"><text:span text:style-name="T17">69: <text:s text:c="8"/></text:span><text:span text:style-name="T18">.error</text:span><text:span text:style-name="T17"> </text:span><text:span text:style-name="T22">"Definir TEST ente </text:span><text:span text:style-name="T22">1..19"</text:span></text:p></draw:text-box></draw:frame><draw:frame draw:style-name="gr241" draw:text-style-name="P49" svg:width="2.121cm" svg:height="0.403cm" svg:x="-0.004cm" svg:y="2.367cm"><draw:text-box><text:p text:style-name="P48"><text:span text:style-name="T17">70: #endif</text:span></text:p></draw:text-box></draw:frame><draw:frame draw:style-name="gr242" draw:text-style-name="P49" svg:width="3.603cm" svg:height="0.403cm" svg:x="-0.004cm" svg:y="2.727cm"><draw:text-box><text:p text:style-name="P48"><text:span text:style-name="T17">71: <text:s text:c="8"/></text:span><text:span text:style-name="T18">.endm</text:span></text:p></draw:text-box></draw:frame><draw:frame draw:style-name="gr243" draw:text-style-name="P49" svg:width="5.508cm" svg:height="0.403cm" svg:x="-0.004cm" svg:y="3.089cm"><draw:text-box><text:p text:style-name="P48"><text:span text:style-name="T23">72:</text:span><text:span text:style-name="T19"> lista:</text:span><text:span text:style-name="T17"> <text:s text:c="9"/>linea0</text:span></text:p></draw:text-box></draw:frame><draw:frame draw:style-name="gr244" draw:text-style-name="P49" svg:width="4.873cm" svg:height="0.403cm" svg:x="-0.004cm" svg:y="3.45cm"><draw:text-box><text:p text:style-name="P48"><text:span text:style-name="T17">73: <text:s text:c="8"/></text:span><text:span text:style-name="T18">.irpc</text:span><text:span text:style-name="T17"> i,123</text:span></text:p></draw:text-box></draw:frame><draw:frame draw:style-name="gr245" draw:text-style-name="P49" svg:width="5.296cm" svg:height="0.403cm" svg:x="-0.004cm" svg:y="3.81cm"><draw:text-box><text:p text:style-name="P48"><text:span text:style-name="T17">74: <text:s text:c="16"/></text:span><text:span text:style-name="T18">linea</text:span></text:p></draw:text-box></draw:frame><draw:frame draw:style-name="gr242" draw:text-style-name="P49" svg:width="3.603cm" svg:height="0.403cm" svg:x="-0.004cm" svg:y="4.172cm"><draw:text-box><text:p text:style-name="P48"><text:span text:style-name="T23">75:</text:span><text:span text:style-name="T17"> <text:s text:c="8"/></text:span><text:span text:style-name="T18">.endr</text:span></text:p></draw:text-box></draw:frame><draw:frame draw:style-name="gr246" draw:text-style-name="P49" svg:width="0.639cm" svg:height="0.403cm" svg:x="-0.004cm" svg:y="4.532cm"><draw:text-box><text:p text:style-name="P48"><text:span text:style-name="T23">76:</text:span></text:p></draw:text-box></draw:frame><draw:frame draw:style-name="gr247" draw:text-style-name="P49" svg:width="8.048cm" svg:height="0.403cm" svg:x="-0.004cm" svg:y="4.893cm"><draw:text-box><text:p text:style-name="P48"><text:span text:style-name="T17">77:</text:span><text:span text:style-name="T19"> longlista:</text:span><text:span text:style-name="T17"> <text:s text:c="5"/>.int <text:s text:c="2"/>(.-lista)/</text:span><text:span text:style-name="T17">4</text:span></text:p></draw:text-box></draw:frame><draw:frame draw:style-name="gr237" draw:text-style-name="P49" svg:width="6.143cm" svg:height="0.403cm" svg:x="-0.004cm" svg:y="5.253cm"><draw:text-box><text:p text:style-name="P48"><text:span text:style-name="T17">78:</text:span><text:span text:style-name="T19"> resultado:</text:span><text:span text:style-name="T17"> <text:s text:c="5"/>.quad <text:s text:c="2"/>0</text:span></text:p></draw:text-box></draw:frame><draw:frame draw:style-name="gr237" draw:text-style-name="P49" svg:width="6.143cm" svg:height="0.403cm" svg:x="-0.004cm" svg:y="5.615cm"><draw:text-box><text:p text:style-name="P48"><text:span text:style-name="T17">79:</text:span><text:span text:style-name="T19"> media:</text:span><text:span text:style-name="T17"> <text:s text:c="9"/>.int <text:s text:c="3"/>0</text:span></text:p></draw:text-box></draw:frame><draw:frame draw:style-name="gr237" draw:text-style-name="P49" svg:width="6.143cm" svg:height="0.403cm" svg:x="-0.004cm" svg:y="5.976cm"><draw:text-box><text:p text:style-name="P48"><text:span text:style-name="T17">80:</text:span><text:span text:style-name="T19"> resto:</text:span><text:span text:style-name="T17"> <text:s text:c="9"/>.int <text:s text:c="3"/>0</text:span></text:p></draw:text-box></draw:frame><draw:frame draw:style-name="gr248" draw:text-style-name="P49" svg:width="12.281cm" svg:height="0.403cm" svg:x="-0.004cm" svg:y="6.336cm"><draw:text-box><text:p text:style-name="P48"><text:span text:style-name="T17">81:</text:span><text:span text:style-name="T19"> formato:</text:span><text:span text:style-name="T17"> .ascii </text:span><text:span text:style-name="T22">"media \t = </text:span><text:span text:style-name="T22">%11d \t resto \t = %11d\n"</text:span></text:p></draw:text-box></draw:frame><draw:frame draw:style-name="gr249" draw:text-style-name="P49" svg:width="15.244cm" svg:height="0.403cm" svg:x="-0.004cm" svg:y="6.698cm"><draw:text-box><text:p text:style-name="P48"><text:span text:style-name="T17">82: <text:s text:c="17"/></text:span><text:span text:style-name="T18">.asciz</text:span><text:span text:style-name="T17"> </text:span><text:span text:style-name="T22">"media \t </text:span><text:span text:style-name="T22">= 0x %08x \t resto \t = 0x %08x\n"</text:span></text:p></draw:text-box></draw:frame><draw:frame draw:style-name="gr246" draw:text-style-name="P49" svg:width="0.639cm" svg:height="0.403cm" svg:x="-0.004cm" svg:y="7.058cm"><draw:text-box><text:p text:style-name="P48"><text:span text:style-name="T17">83:</text:span></text:p></draw:text-box></draw:frame><draw:frame draw:style-name="gr250" draw:text-style-name="P49" svg:width="3.814cm" svg:height="0.403cm" svg:x="-0.004cm" svg:y="7.419cm"><draw:text-box><text:p text:style-name="P48"><text:span text:style-name="T17">84: .section .text</text:span></text:p></draw:text-box></draw:frame><draw:frame draw:style-name="gr244" draw:text-style-name="P49" svg:width="4.873cm" svg:height="0.403cm" svg:x="-0.004cm" svg:y="7.779cm"><draw:text-box><text:p text:style-name="P48"><text:span text:style-name="T17">85:</text:span><text:span text:style-name="T19"> main:</text:span><text:span text:style-name="T17"> .global <text:s/>main</text:span></text:p></draw:text-box></draw:frame><draw:frame draw:style-name="gr246" draw:text-style-name="P49" svg:width="0.639cm" svg:height="0.403cm" svg:x="-0.004cm" svg:y="8.141cm"><draw:text-box><text:p text:style-name="P48"><text:span text:style-name="T17">86:</text:span></text:p></draw:text-box></draw:frame><draw:frame draw:style-name="gr251" draw:text-style-name="P49" svg:width="2.756cm" svg:height="0.403cm" svg:x="-0.004cm" svg:y="8.502cm"><draw:text-box><text:p text:style-name="P48"><text:span text:style-name="T17">87: #trabajar</text:span></text:p></draw:text-box></draw:frame><draw:frame draw:style-name="gr252" draw:text-style-name="P49" svg:width="6.989cm" svg:height="0.403cm" svg:x="-0.004cm" svg:y="8.862cm"><draw:text-box><text:p text:style-name="P48"><text:span text:style-name="T17">88: <text:s text:c="8"/></text:span><text:span text:style-name="T18">movq</text:span><text:span text:style-name="T17"> <text:s text:c="4"/>$lista, %rbx</text:span></text:p></draw:text-box></draw:frame><draw:frame draw:style-name="gr252" draw:text-style-name="P49" svg:width="6.989cm" svg:height="0.403cm" svg:x="-0.004cm" svg:y="9.224cm"><draw:text-box><text:p text:style-name="P48"><text:span text:style-name="T17">89: <text:s text:c="8"/></text:span><text:span text:style-name="T18">movl</text:span><text:span text:style-name="T17"> <text:s/>longlista, %ecx</text:span></text:p></draw:text-box></draw:frame><draw:frame draw:style-name="gr253" draw:text-style-name="P49" svg:width="13.763cm" svg:height="0.403cm" svg:x="-0.004cm" svg:y="9.584cm"><draw:text-box><text:p text:style-name="P48"><text:span text:style-name="T17">90: <text:s text:c="8"/></text:span><text:span text:style-name="T18">call</text:span><text:span text:style-name="T17"> suma <text:s text:c="14"/># </text:span><text:span text:style-name="T17">== suma(&amp;lista, longlista)</text:span><text:span text:style-name="T20">;</text:span></text:p></draw:text-box></draw:frame><draw:frame draw:style-name="gr254" draw:text-style-name="P49" svg:width="6.354cm" svg:height="0.403cm" svg:x="-0.004cm" svg:y="9.945cm"><draw:text-box><text:p text:style-name="P48"><text:span text:style-name="T21">91:</text:span><text:span text:style-name="T20"> <text:s text:c="8"/>mov <text:s text:c="4"/>%esi, %eax</text:span></text:p></draw:text-box></draw:frame><draw:frame draw:style-name="gr254" draw:text-style-name="P49" svg:width="6.354cm" svg:height="0.403cm" svg:x="-0.004cm" svg:y="10.305cm"><draw:text-box><text:p text:style-name="P48"><text:span text:style-name="T21">92:</text:span><text:span text:style-name="T17"> <text:s text:c="8"/></text:span><text:span text:style-name="T18">mov</text:span><text:span text:style-name="T17"> <text:s text:c="4"/>%edi, %edx</text:span></text:p></draw:text-box></draw:frame><draw:frame draw:style-name="gr255" draw:text-style-name="P49" svg:width="4.661cm" svg:height="0.403cm" svg:x="-0.004cm" svg:y="10.667cm"><draw:text-box><text:p text:style-name="P48"><text:span text:style-name="T17">93: <text:s text:c="8"/></text:span><text:span text:style-name="T18">idivl</text:span><text:span text:style-name="T17"> %ecx</text:span></text:p></draw:text-box></draw:frame><draw:frame draw:style-name="gr237" draw:text-style-name="P49" svg:width="6.143cm" svg:height="0.403cm" svg:x="-0.004cm" svg:y="11.028cm"><draw:text-box><text:p text:style-name="P48"><text:span text:style-name="T17">94: <text:s text:c="8"/></text:span><text:span text:style-name="T18">movl</text:span><text:span text:style-name="T17"> <text:s/>%eax, media</text:span></text:p></draw:text-box></draw:frame><draw:frame draw:style-name="gr256" draw:text-style-name="P49" svg:width="5.931cm" svg:height="0.403cm" svg:x="-0.004cm" svg:y="11.388cm"><draw:text-box><text:p text:style-name="P48"><text:span text:style-name="T17">95: <text:s text:c="8"/></text:span><text:span text:style-name="T18">movl</text:span><text:span text:style-name="T17"> %edx, resto</text:span></text:p></draw:text-box></draw:frame><draw:frame draw:style-name="gr246" draw:text-style-name="P49" svg:width="0.639cm" svg:height="0.403cm" svg:x="-0.004cm" svg:y="11.75cm"><draw:text-box><text:p text:style-name="P48"><text:span text:style-name="T17">96:</text:span></text:p></draw:text-box></draw:frame><draw:frame draw:style-name="gr257" draw:text-style-name="P49" svg:width="18.631cm" svg:height="0.403cm" svg:x="-0.004cm" svg:y="12.109cm"><draw:text-box><text:p text:style-name="P48"><text:span text:style-name="T17">97: <text:s text:c="8"/></text:span><text:span text:style-name="T18">#</text:span><text:span text:style-name="T17"> Como ’resultado’ es de </text:span><text:span text:style-name="T17">64 bits, es almacenado en pila y la </text:span><text:span text:style-name="T17">arquitectura ut</text:span></text:p></draw:text-box></draw:frame><draw:frame draw:style-name="gr238" draw:text-style-name="P49" svg:width="9.529cm" svg:height="0.403cm" svg:x="-0.674cm" svg:y="12.471cm"><draw:text-box><text:p text:style-name="P48"><text:span text:style-name="T17">ilizada almacena los datos en ’little </text:span><text:span text:style-name="T17">endian’</text:span></text:p></draw:text-box></draw:frame><draw:frame draw:style-name="gr257" draw:text-style-name="P49" svg:width="18.631cm" svg:height="0.403cm" svg:x="-0.004cm" svg:y="12.831cm"><draw:text-box><text:p text:style-name="P48"><text:span text:style-name="T17">98: <text:s text:c="8"/></text:span><text:span text:style-name="T18">#</text:span><text:span text:style-name="T17"> su parte mÃ¡s </text:span><text:span text:style-name="T17">significativa (%edx) tiene que ser </text:span><text:span text:style-name="T17">guarda antes que la menos</text:span></text:p></draw:text-box></draw:frame><draw:frame draw:style-name="gr258" draw:text-style-name="P49" svg:width="4.449cm" svg:height="0.403cm" svg:x="-0.674cm" svg:y="13.192cm"><draw:text-box><text:p text:style-name="P48"><text:span text:style-name="T17"><text:s/></text:span><text:span text:style-name="T17">significativa (%eax)</text:span></text:p></draw:text-box></draw:frame><draw:frame draw:style-name="gr259" draw:text-style-name="P49" svg:width="15.456cm" svg:height="0.403cm" svg:x="-0.004cm" svg:y="13.554cm"><draw:text-box><text:p text:style-name="P48"><text:span text:style-name="T17">99: <text:s text:c="8"/></text:span><text:span text:style-name="T18">#</text:span><text:span text:style-name="T17"> por eso almacenamos </text:span><text:span text:style-name="T17">%edx en resultado+4 y %eax en </text:span><text:span text:style-name="T17">resultado</text:span></text:p></draw:text-box></draw:frame><draw:frame draw:style-name="gr260" draw:text-style-name="P49" svg:width="0.851cm" svg:height="0.403cm" svg:x="-0.215cm" svg:y="13.914cm"><draw:text-box><text:p text:style-name="P48"><text:span text:style-name="T17">100:</text:span></text:p></draw:text-box></draw:frame><draw:frame draw:style-name="gr261" draw:text-style-name="P49" svg:width="2.968cm" svg:height="0.403cm" svg:x="-0.215cm" svg:y="14.275cm"><draw:text-box><text:p text:style-name="P48"><text:span text:style-name="T17">101: #imprim_C</text:span></text:p></draw:text-box></draw:frame><draw:frame draw:style-name="gr262" draw:text-style-name="P49" svg:width="7.201cm" svg:height="0.403cm" svg:x="-0.215cm" svg:y="14.635cm"><draw:text-box><text:p text:style-name="P48"><text:span text:style-name="T17">102: <text:s text:c="8"/></text:span><text:span text:style-name="T18">movq</text:span><text:span text:style-name="T17"> <text:s text:c="2"/>$formato, %rdi</text:span></text:p></draw:text-box></draw:frame><draw:frame draw:style-name="gr254" draw:text-style-name="P49" svg:width="6.354cm" svg:height="0.403cm" svg:x="-0.215cm" svg:y="14.997cm"><draw:text-box><text:p text:style-name="P48"><text:span text:style-name="T17">103: <text:s text:c="8"/></text:span><text:span text:style-name="T18">movl</text:span><text:span text:style-name="T17"> <text:s text:c="2"/>media,%esi</text:span></text:p></draw:text-box></draw:frame><draw:frame draw:style-name="gr254" draw:text-style-name="P49" svg:width="6.354cm" svg:height="0.403cm" svg:x="-0.215cm" svg:y="15.357cm"><draw:text-box><text:p text:style-name="P48"><text:span text:style-name="T17">104: <text:s text:c="8"/></text:span><text:span text:style-name="T18">movl</text:span><text:span text:style-name="T17"> <text:s text:c="2"/>resto,%edx</text:span></text:p></draw:text-box></draw:frame><draw:frame draw:style-name="gr263" draw:text-style-name="P49" svg:width="6.566cm" svg:height="0.403cm" svg:x="-0.215cm" svg:y="15.718cm"><draw:text-box><text:p text:style-name="P48"><text:span text:style-name="T17">105: <text:s text:c="8"/></text:span><text:span text:style-name="T18">movl</text:span><text:span text:style-name="T17"> <text:s text:c="2"/>media, %ecx</text:span></text:p></draw:text-box></draw:frame><draw:frame draw:style-name="gr263" draw:text-style-name="P49" svg:width="6.566cm" svg:height="0.403cm" svg:x="-0.215cm" svg:y="16.08cm"><draw:text-box><text:p text:style-name="P48"><text:span text:style-name="T17">106: <text:s text:c="8"/></text:span><text:span text:style-name="T18">movl</text:span><text:span text:style-name="T17"> <text:s text:c="2"/>resto, %r8d</text:span></text:p></draw:text-box></draw:frame><draw:frame draw:style-name="gr264" draw:text-style-name="P49" svg:width="11.646cm" svg:height="0.403cm" svg:x="-0.215cm" svg:y="16.44cm"><draw:text-box><text:p text:style-name="P48"><text:span text:style-name="T17">107: <text:s text:c="8"/></text:span><text:span text:style-name="T18">movl</text:span><text:span text:style-name="T17"> <text:s text:c="9"/>$0,%eax <text:s text:c="2"/></text:span><text:span text:style-name="T17"># varargin sin xmm</text:span></text:p></draw:text-box></draw:frame><draw:frame draw:style-name="gr265" draw:text-style-name="P49" svg:width="14.398cm" svg:height="0.403cm" svg:x="-0.215cm" svg:y="16.801cm"><draw:text-box><text:p text:style-name="P48"><text:span text:style-name="T17">108: <text:s text:c="8"/></text:span><text:span text:style-name="T18">call</text:span><text:span text:style-name="T17"> <text:s/>printf <text:s text:c="11"/></text:span><text:span text:style-name="T17"># == printf(formato, res, res)</text:span><text:span text:style-name="T20">;</text:span></text:p></draw:text-box></draw:frame><draw:frame draw:style-name="gr260" draw:text-style-name="P49" svg:width="0.851cm" svg:height="0.403cm" svg:x="-0.215cm" svg:y="17.161cm"><draw:text-box><text:p text:style-name="P48"><text:span text:style-name="T21">109:</text:span></text:p></draw:text-box></draw:frame><draw:frame draw:style-name="gr266" draw:text-style-name="P49" svg:width="17.149cm" svg:height="0.403cm" svg:x="-0.215cm" svg:y="17.523cm"><draw:text-box><text:p text:style-name="P48"><text:span text:style-name="T21">110:</text:span><text:span text:style-name="T17"> <text:s text:c="8"/></text:span><text:span text:style-name="T18">#</text:span><text:span text:style-name="T17"> SegÃºn el manual de </text:span><text:span text:style-name="T17">’prinf’ formato debe ser especificado </text:span><text:span text:style-name="T17">en %rdi,</text:span></text:p></draw:text-box></draw:frame><draw:frame draw:style-name="gr267" draw:text-style-name="P49" svg:width="18.843cm" svg:height="0.403cm" svg:x="-0.215cm" svg:y="17.883cm"><draw:text-box><text:p text:style-name="P48"><text:span text:style-name="T17">111: <text:s text:c="8"/></text:span><text:span text:style-name="T18">#</text:span><text:span text:style-name="T17"> el primer resultado a </text:span><text:span text:style-name="T17">mostrar (unsigned long) en %rsi y el </text:span><text:span text:style-name="T17">segundo (hexade</text:span></text:p></draw:text-box></draw:frame><draw:frame draw:style-name="gr268" draw:text-style-name="P49" svg:width="4.026cm" svg:height="0.403cm" svg:x="-0.674cm" svg:y="18.244cm"><draw:text-box><text:p text:style-name="P48"><text:span text:style-name="T17">cimal long) en %rdx</text:span></text:p></draw:text-box></draw:frame></draw:g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g text:anchor-type="paragraph" draw:z-index="21" draw:name="Forma22" draw:style-name="gr58"><draw:frame draw:style-name="gr269" draw:text-style-name="P49" svg:width="2.968cm" svg:height="0.403cm" svg:x="0.459cm" svg:y="0.002cm"><draw:text-box><text:p text:style-name="P48"><text:span text:style-name="T17">113: #acabar_C</text:span></text:p></draw:text-box></draw:frame><draw:frame draw:style-name="gr127" draw:text-style-name="P49" svg:width="6.989cm" svg:height="0.403cm" svg:x="0.459cm" svg:y="0.39cm"><draw:text-box><text:p text:style-name="P48"><text:span text:style-name="T17">114: <text:s text:c="8"/></text:span><text:span text:style-name="T18">mov</text:span><text:span text:style-name="T17"> <text:s/>resultado, %edi</text:span></text:p></draw:text-box></draw:frame><draw:frame draw:style-name="gr270" draw:text-style-name="P49" svg:width="12.281cm" svg:height="0.403cm" svg:x="0.459cm" svg:y="0.778cm"><draw:text-box><text:p text:style-name="P48"><text:span text:style-name="T17">115: <text:s text:c="8"/></text:span><text:span text:style-name="T18">call</text:span><text:span text:style-name="T17"> _exit <text:s text:c="13"/></text:span><text:span text:style-name="T17"># == <text:s/>exit(resultado)</text:span></text:p></draw:text-box></draw:frame><draw:frame draw:style-name="gr116" draw:text-style-name="P49" svg:width="3.391cm" svg:height="0.403cm" svg:x="0.459cm" svg:y="1.166cm"><draw:text-box><text:p text:style-name="P48"><text:span text:style-name="T17">116: <text:s text:c="8"/></text:span><text:span text:style-name="T18">ret</text:span></text:p></draw:text-box></draw:frame><draw:frame draw:style-name="gr104" draw:text-style-name="P49" svg:width="0.851cm" svg:height="0.403cm" svg:x="0.459cm" svg:y="1.554cm"><draw:text-box><text:p text:style-name="P48"><text:span text:style-name="T23">117:</text:span></text:p></draw:text-box></draw:frame><draw:frame draw:style-name="gr106" draw:text-style-name="P49" svg:width="2.121cm" svg:height="0.403cm" svg:x="0.459cm" svg:y="1.942cm"><draw:text-box><text:p text:style-name="P48"><text:span text:style-name="T17">118:</text:span><text:span text:style-name="T19"> suma:</text:span></text:p></draw:text-box></draw:frame><draw:frame draw:style-name="gr271" draw:text-style-name="P49" svg:width="12.493cm" svg:height="0.403cm" svg:x="0.459cm" svg:y="2.33cm"><draw:text-box><text:p text:style-name="P48"><text:span text:style-name="T17">119: <text:s text:c="8"/></text:span><text:span text:style-name="T18">movq</text:span><text:span text:style-name="T17"> <text:s text:c="4"/>$0, %r8 <text:s text:c="7"/></text:span><text:span text:style-name="T17"># iterador de la lista</text:span></text:p></draw:text-box></draw:frame><draw:frame draw:style-name="gr272" draw:text-style-name="P49" svg:width="18.843cm" svg:height="0.403cm" svg:x="0.459cm" svg:y="2.718cm"><draw:text-box><text:p text:style-name="P48"><text:span text:style-name="T17">120: <text:s text:c="8"/></text:span><text:span text:style-name="T18">movl</text:span><text:span text:style-name="T17"> <text:s text:c="4"/>$0, %eax <text:s text:c="6"/></text:span><text:span text:style-name="T17"># En un principio se usarÃ¡ para </text:span><text:span text:style-name="T17">extender el signo a</text:span></text:p></draw:text-box></draw:frame><draw:frame draw:style-name="gr228" draw:text-style-name="P49" svg:width="9.741cm" svg:height="0.403cm" svg:x="0cm" svg:y="3.106cm"><draw:text-box><text:p text:style-name="P48"><text:span text:style-name="T17"><text:s/></text:span><text:span text:style-name="T17">%edx. Representa la parte menos </text:span><text:span text:style-name="T17">significativa</text:span></text:p></draw:text-box></draw:frame><draw:frame draw:style-name="gr272" draw:text-style-name="P49" svg:width="18.843cm" svg:height="0.403cm" svg:x="0.459cm" svg:y="3.495cm"><draw:text-box><text:p text:style-name="P48"><text:span text:style-name="T17">121: <text:s text:c="8"/></text:span><text:span text:style-name="T18">movl</text:span><text:span text:style-name="T17"> <text:s text:c="4"/>$0, %esi <text:s text:c="6"/></text:span><text:span text:style-name="T17"># Acumulador de la suma. Representa </text:span><text:span text:style-name="T17">la parte menos s</text:span></text:p></draw:text-box></draw:frame><draw:frame draw:style-name="gr273" draw:text-style-name="P49" svg:width="2.544cm" svg:height="0.403cm" svg:x="0cm" svg:y="3.883cm"><draw:text-box><text:p text:style-name="P48"><text:span text:style-name="T17">ignificativa</text:span></text:p></draw:text-box></draw:frame><draw:frame draw:style-name="gr272" draw:text-style-name="P49" svg:width="18.843cm" svg:height="0.403cm" svg:x="0.459cm" svg:y="4.271cm"><draw:text-box><text:p text:style-name="P48"><text:span text:style-name="T17">122: <text:s text:c="8"/></text:span><text:span text:style-name="T18">movl</text:span><text:span text:style-name="T17"> <text:s text:c="4"/>$0, %edi <text:s text:c="6"/></text:span><text:span text:style-name="T17"># Acumulador de la suma. Representa </text:span><text:span text:style-name="T17">la parte mÃ¡s si</text:span></text:p></draw:text-box></draw:frame><draw:frame draw:style-name="gr274" draw:text-style-name="P49" svg:width="2.333cm" svg:height="0.403cm" svg:x="0cm" svg:y="4.659cm"><draw:text-box><text:p text:style-name="P48"><text:span text:style-name="T17">gnificativa</text:span></text:p></draw:text-box></draw:frame><draw:frame draw:style-name="gr109" draw:text-style-name="P49" svg:width="2.333cm" svg:height="0.403cm" svg:x="0.459cm" svg:y="5.047cm"><draw:text-box><text:p text:style-name="P48"><text:span text:style-name="T17">123:</text:span><text:span text:style-name="T19"> bucle:</text:span></text:p></draw:text-box></draw:frame><draw:frame draw:style-name="gr275" draw:text-style-name="P49" svg:width="8.259cm" svg:height="0.403cm" svg:x="0.459cm" svg:y="5.435cm"><draw:text-box><text:p text:style-name="P48"><text:span text:style-name="T17">124: <text:s text:c="8"/></text:span><text:span text:style-name="T18">movl</text:span><text:span text:style-name="T17"> <text:s text:c="3"/>(%rbx,%r8,4), </text:span><text:span text:style-name="T17">%eax</text:span></text:p></draw:text-box></draw:frame><draw:frame draw:style-name="gr116" draw:text-style-name="P49" svg:width="3.391cm" svg:height="0.403cm" svg:x="0.459cm" svg:y="5.823cm"><draw:text-box><text:p text:style-name="P48"><text:span text:style-name="T17">125: <text:s text:c="8"/></text:span><text:span text:style-name="T18">cdq</text:span></text:p></draw:text-box></draw:frame><draw:frame draw:style-name="gr233" draw:text-style-name="P49" svg:width="6.566cm" svg:height="0.403cm" svg:x="0.459cm" svg:y="6.211cm"><draw:text-box><text:p text:style-name="P48"><text:span text:style-name="T23">126:</text:span><text:span text:style-name="T17"> <text:s text:c="8"/></text:span><text:span text:style-name="T18">add</text:span><text:span text:style-name="T17"> <text:s text:c="4"/>%eax, %esi</text:span></text:p></draw:text-box></draw:frame></draw:g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g text:anchor-type="paragraph" draw:z-index="22" draw:name="Forma23" draw:style-name="gr58"><draw:frame draw:style-name="gr233" draw:text-style-name="P49" svg:width="6.566cm" svg:height="0.403cm" svg:x="0.155cm" svg:y="0.041cm"><draw:text-box><text:p text:style-name="P48"><text:span text:style-name="T17">127: <text:s text:c="8"/></text:span><text:span text:style-name="T18">adc</text:span><text:span text:style-name="T17"> <text:s text:c="4"/>%edx, %edi</text:span></text:p></draw:text-box></draw:frame><draw:frame draw:style-name="gr97" draw:text-style-name="P49" svg:width="5.084cm" svg:height="0.403cm" svg:x="0.155cm" svg:y="0.429cm"><draw:text-box><text:p text:style-name="P48"><text:span text:style-name="T17">128: <text:s text:c="8"/></text:span><text:span text:style-name="T18">inc</text:span><text:span text:style-name="T17"> <text:s text:c="4"/>%r8</text:span></text:p></draw:text-box></draw:frame><draw:frame draw:style-name="gr99" draw:text-style-name="P49" svg:width="6.143cm" svg:height="0.403cm" svg:x="0.155cm" svg:y="0.817cm"><draw:text-box><text:p text:style-name="P48"><text:span text:style-name="T17">129: <text:s text:c="8"/></text:span><text:span text:style-name="T18">cmpq</text:span><text:span text:style-name="T17"> <text:s text:c="3"/>%r8,%rcx</text:span></text:p></draw:text-box></draw:frame><draw:frame draw:style-name="gr276" draw:text-style-name="P49" svg:width="5.508cm" svg:height="0.403cm" svg:x="0.155cm" svg:y="1.205cm"><draw:text-box><text:p text:style-name="P48"><text:span text:style-name="T17">130: <text:s text:c="8"/></text:span><text:span text:style-name="T18">jne</text:span><text:span text:style-name="T17"> <text:s text:c="4"/>bucle</text:span></text:p></draw:text-box></draw:frame><draw:frame draw:style-name="gr104" draw:text-style-name="P49" svg:width="0.851cm" svg:height="0.403cm" svg:x="0.155cm" svg:y="1.593cm"><draw:text-box><text:p text:style-name="P48"><text:span text:style-name="T17">131:</text:span></text:p></draw:text-box></draw:frame><draw:frame draw:style-name="gr116" draw:text-style-name="P49" svg:width="3.391cm" svg:height="0.403cm" svg:x="0.155cm" svg:y="1.981cm"><draw:text-box><text:p text:style-name="P48"><text:span text:style-name="T17">132: <text:s text:c="8"/></text:span><text:span text:style-name="T18">ret</text:span></text:p></draw:text-box></draw:frame><draw:frame draw:style-name="gr104" draw:text-style-name="P49" svg:width="0.851cm" svg:height="0.403cm" svg:x="0.155cm" svg:y="2.369cm"><draw:text-box><text:p text:style-name="P48"><text:span text:style-name="T23">133:</text:span></text:p></draw:text-box></draw:frame></draw:g></text:p>
      <text:p text:style-name="P47"/>
      <text:p text:style-name="P47"/>
      <text:p text:style-name="P47"/>
      <text:p text:style-name="P47">5.4 salida</text:p>
      <text:p text:style-name="P40">rm: no se puede borrar 'media': No existe el archivo o el directorio</text:p>
      <text:p text:style-name="P40">__TEST01__-----------------------------------</text:p>
      <text:p text:style-name="P40">media <text:tab/> = <text:s text:c="10"/>1 <text:tab/> resto <text:tab/> = <text:s text:c="10"/>8</text:p>
      <text:p text:style-name="P40">media <text:tab/> = 0x 00000001 <text:tab/> resto <text:tab/> = 0x 00000008</text:p>
      <text:p text:style-name="P40">__TEST02__-----------------------------------</text:p>
      <text:p text:style-name="P40">media <text:tab/> = <text:s text:c="9"/>-1 <text:tab/> resto <text:tab/> = <text:s text:c="9"/>-8</text:p>
      <text:p text:style-name="P40">media <text:tab/> = 0x ffffffff <text:tab/> resto <text:tab/> = 0x fffffff8</text:p>
      <text:p text:style-name="P40">__TEST03__-----------------------------------</text:p>
      <text:p text:style-name="P40">media <text:tab/> = <text:s/>2147483647 <text:tab/> resto <text:tab/> = <text:s text:c="10"/>0</text:p>
      <text:p text:style-name="P40">media <text:tab/> = 0x 7fffffff <text:tab/> resto <text:tab/> = 0x 00000000</text:p>
      <text:p text:style-name="P40">__TEST04__-----------------------------------</text:p>
      <text:p text:style-name="P40">media <text:tab/> = -2147483648 <text:tab/> resto <text:tab/> = <text:s text:c="10"/>0</text:p>
      <text:p text:style-name="P40">media <text:tab/> = 0x 80000000 <text:tab/> resto <text:tab/> = 0x 00000000</text:p>
      <text:p text:style-name="P40">__TEST05__-----------------------------------</text:p>
      <text:p text:style-name="P40">media <text:tab/> = <text:s text:c="9"/>-1 <text:tab/> resto <text:tab/> = <text:s text:c="10"/>0</text:p>
      <text:p text:style-name="P40">media <text:tab/> = 0x ffffffff <text:tab/> resto <text:tab/> = 0x 00000000</text:p>
      <text:p text:style-name="P40">__TEST06__-----------------------------------</text:p>
      <text:p text:style-name="P40">media <text:tab/> = <text:s/>2000000000 <text:tab/> resto <text:tab/> = <text:s text:c="10"/>0</text:p>
      <text:p text:style-name="P40">media <text:tab/> = 0x 77359400 <text:tab/> resto <text:tab/> = 0x 00000000</text:p>
      <text:p text:style-name="P40">__TEST07__-----------------------------------</text:p>
      <text:p text:style-name="P40">media <text:tab/> = -1294967296 <text:tab/> resto <text:tab/> = <text:s text:c="10"/>0</text:p>
      <text:p text:style-name="P40">media <text:tab/> = 0x b2d05e00 <text:tab/> resto <text:tab/> = 0x 00000000</text:p>
      <text:p text:style-name="P40">__TEST08__-----------------------------------</text:p>
      <text:p text:style-name="P40">media <text:tab/> = -2000000000 <text:tab/> resto <text:tab/> = <text:s text:c="10"/>0</text:p>
      <text:p text:style-name="P40">media <text:tab/> = 0x 88ca6c00 <text:tab/> resto <text:tab/> = 0x 00000000</text:p>
      <text:p text:style-name="P40">media.s: Mensajes del ensamblador:</text:p>
      <text:p text:style-name="P40">media.s:72: Aviso: valora 0xffffffff4d2fa200 truncado a 0x4d2fa200</text:p>
      <text:p text:style-name="P40"><text:soft-page-break/>media.s:72: Aviso: valora 0xffffffff4d2fa200 truncado a 0x4d2fa200</text:p>
      <text:p text:style-name="P40">media.s:72: Aviso: valora 0xffffffff4d2fa200 truncado a 0x4d2fa200</text:p>
      <text:p text:style-name="P40">media.s:72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__TEST09__-----------------------------------</text:p>
      <text:p text:style-name="P40">media <text:tab/> = <text:s/>1294967296 <text:tab/> resto <text:tab/> = <text:s text:c="10"/>0</text:p>
      <text:p text:style-name="P40">media <text:tab/> = 0x 4d2fa200 <text:tab/> resto <text:tab/> = 0x 00000000</text:p>
      <text:p text:style-name="P40">__TEST10__-----------------------------------</text:p>
      <text:p text:style-name="P40">media <text:tab/> = <text:s text:c="10"/>1 <text:tab/> resto <text:tab/> = <text:s text:c="10"/>0</text:p>
      <text:p text:style-name="P40">media <text:tab/> = 0x 00000001 <text:tab/> resto <text:tab/> = 0x 00000000</text:p>
      <text:p text:style-name="P40">__TEST11__-----------------------------------</text:p>
      <text:p text:style-name="P40">media <text:tab/> = <text:s text:c="10"/>1 <text:tab/> resto <text:tab/> = <text:s text:c="10"/>1</text:p>
      <text:p text:style-name="P40">media <text:tab/> = 0x 00000001 <text:tab/> resto <text:tab/> = 0x 00000001</text:p>
      <text:p text:style-name="P40">__TEST12__-----------------------------------</text:p>
      <text:p text:style-name="P40">media <text:tab/> = <text:s text:c="10"/>1 <text:tab/> resto <text:tab/> = <text:s text:c="10"/>8</text:p>
      <text:p text:style-name="P40">media <text:tab/> = 0x 00000001 <text:tab/> resto <text:tab/> = 0x 00000008</text:p>
      <text:p text:style-name="P40">__TEST13__-----------------------------------</text:p>
      <text:p text:style-name="P40">media <text:tab/> = <text:s text:c="10"/>1 <text:tab/> resto <text:tab/> = <text:s text:c="9"/>15</text:p>
      <text:p text:style-name="P40">media <text:tab/> = 0x 00000001 <text:tab/> resto <text:tab/> = 0x 0000000f</text:p>
      <text:p text:style-name="P40">__TEST14__-----------------------------------</text:p>
      <text:p text:style-name="P40">media <text:tab/> = <text:s text:c="10"/>2 <text:tab/> resto <text:tab/> = <text:s text:c="10"/>0</text:p>
      <text:p text:style-name="P40">media <text:tab/> = 0x 00000002 <text:tab/> resto <text:tab/> = 0x 00000000</text:p>
      <text:p text:style-name="P40">__TEST15__-----------------------------------</text:p>
      <text:p text:style-name="P40">media <text:tab/> = <text:s text:c="9"/>-1 <text:tab/> resto <text:tab/> = <text:s text:c="10"/>0</text:p>
      <text:p text:style-name="P40">media <text:tab/> = 0x ffffffff <text:tab/> resto <text:tab/> = 0x 00000000</text:p>
      <text:p text:style-name="P40">__TEST16__-----------------------------------</text:p>
      <text:p text:style-name="P40">media <text:tab/> = <text:s text:c="9"/>-1 <text:tab/> resto <text:tab/> = <text:s text:c="9"/>-1</text:p>
      <text:p text:style-name="P40">media <text:tab/> = 0x ffffffff <text:tab/> resto <text:tab/> = 0x ffffffff</text:p>
      <text:p text:style-name="P40">__TEST17__-----------------------------------</text:p>
      <text:p text:style-name="P40">media <text:tab/> = <text:s text:c="9"/>-1 <text:tab/> resto <text:tab/> = <text:s text:c="9"/>-8</text:p>
      <text:p text:style-name="P40">media <text:tab/> = 0x ffffffff <text:tab/> resto <text:tab/> = 0x fffffff8</text:p>
      <text:p text:style-name="P40">__TEST18__-----------------------------------</text:p>
      <text:p text:style-name="P40">media <text:tab/> = <text:s text:c="9"/>-1 <text:tab/> resto <text:tab/> = <text:s text:c="8"/>-15</text:p>
      <text:p text:style-name="P40">media <text:tab/> = 0x ffffffff <text:tab/> resto <text:tab/> = 0x fffffff1</text:p>
      <text:p text:style-name="P40">__TEST19__-----------------------------------</text:p>
      <text:p text:style-name="P40"><text:soft-page-break/>media <text:tab/> = <text:s text:c="9"/>-2 <text:tab/> resto <text:tab/> = <text:s text:c="10"/>0</text:p>
      <text:p text:style-name="P40">media <text:tab/> = 0x fffffffe <text:tab/> resto <text:tab/> = 0x 00000000</text:p>
      <text:p text:style-name="P40">media.s: Mensajes del ensamblador:</text:p>
      <text:p text:style-name="P40">media.s:72: Error: Definir TEST ente 1..19</text:p>
      <text:p text:style-name="P40">media.s:75: Error: Definir TEST ente 1..19</text:p>
      <text:p text:style-name="P40">media.s:75: Error: Definir TEST ente 1..19</text:p>
      <text:p text:style-name="P40">media.s:75: Error: Definir TEST ente 1..19</text:p>
      <text:p text:style-name="P40">__TEST20__-----------------------------------</text:p>
      <text:p text:style-name="P40">bash: ./media: No existe el archivo o el directorio</text:p>
      <text:p text:style-name="P40"/>
      <text:p text:style-name="P47">5.5 código</text:p>
      <text:p text:style-name="P47"><draw:g text:anchor-type="paragraph" draw:z-index="23" draw:name="Forma24" draw:style-name="gr58"><draw:frame draw:style-name="gr103" draw:text-style-name="P49" svg:width="3.603cm" svg:height="0.403cm" svg:x="0.882cm" svg:y="0.002cm"><draw:text-box><text:p text:style-name="P48"><text:span text:style-name="T17">1: #EJERCICIO 5.5</text:span></text:p></draw:text-box></draw:frame><draw:frame draw:style-name="gr104" draw:text-style-name="P49" svg:width="0.851cm" svg:height="0.403cm" svg:x="0.882cm" svg:y="0.39cm"><draw:text-box><text:p text:style-name="P48"><text:span text:style-name="T17">2: #</text:span></text:p></draw:text-box></draw:frame><draw:frame draw:style-name="gr105" draw:text-style-name="P49" svg:width="18.419cm" svg:height="0.403cm" svg:x="0.882cm" svg:y="0.778cm"><draw:text-box><text:p text:style-name="P48"><text:span text:style-name="T17">3: # Se ha usado el uso de dos macros </text:span><text:span text:style-name="T17">para poder cambiar la ’lista’ de </text:span><text:span text:style-name="T17">nÃºmeros que se </text:span></text:p></draw:text-box></draw:frame><draw:frame draw:style-name="gr223" draw:text-style-name="P49" svg:width="7.624cm" svg:height="0.403cm" svg:x="0cm" svg:y="1.166cm"><draw:text-box><text:p text:style-name="P48"><text:span text:style-name="T17">van a sumar segÃºn explica el guiÃ³n</text:span></text:p></draw:text-box></draw:frame><draw:frame draw:style-name="gr105" draw:text-style-name="P49" svg:width="18.419cm" svg:height="0.403cm" svg:x="0.882cm" svg:y="1.554cm"><draw:text-box><text:p text:style-name="P48"><text:span text:style-name="T17">4: # A la hora de imprimir hemos </text:span><text:span text:style-name="T17">usado los registros %rsi y %rdx para </text:span><text:span text:style-name="T17">imprimir los resu</text:span></text:p></draw:text-box></draw:frame><draw:frame draw:style-name="gr224" draw:text-style-name="P49" svg:width="11.223cm" svg:height="0.403cm" svg:x="0cm" svg:y="1.942cm"><draw:text-box><text:p text:style-name="P48"><text:span text:style-name="T17">ltados en decimal de la media y resto </text:span><text:span text:style-name="T17">respectivamente</text:span></text:p></draw:text-box></draw:frame><draw:frame draw:style-name="gr225" draw:text-style-name="P49" svg:width="10.376cm" svg:height="0.403cm" svg:x="0.882cm" svg:y="2.33cm"><draw:text-box><text:p text:style-name="P48"><text:span text:style-name="T17">5: # y %rcx y %r8 para imprimirlos en </text:span><text:span text:style-name="T17">hexadecimal</text:span></text:p></draw:text-box></draw:frame><draw:frame draw:style-name="gr105" draw:text-style-name="P49" svg:width="18.419cm" svg:height="0.403cm" svg:x="0.882cm" svg:y="2.718cm"><draw:text-box><text:p text:style-name="P48"><text:span text:style-name="T17">6: # La media la hemos realizado con </text:span><text:span text:style-name="T17">’idiv’. Divide edx:eax entre el </text:span><text:span text:style-name="T17">parametro pasado. </text:span></text:p></draw:text-box></draw:frame><draw:frame draw:style-name="gr134" draw:text-style-name="P49" svg:width="9.529cm" svg:height="0.403cm" svg:x="0cm" svg:y="3.106cm"><draw:text-box><text:p text:style-name="P48"><text:span text:style-name="T17">Almacena el cociente en eax y el </text:span><text:span text:style-name="T17">resto en edx</text:span></text:p></draw:text-box></draw:frame><draw:frame draw:style-name="gr105" draw:text-style-name="P49" svg:width="18.419cm" svg:height="0.403cm" svg:x="0.882cm" svg:y="3.495cm"><draw:text-box><text:p text:style-name="P48"><text:span text:style-name="T17">7: # La media la hemos realizado con </text:span><text:span text:style-name="T17">’idiv’. Divide rdx:rax entre el </text:span><text:span text:style-name="T17">parametro pasado. </text:span></text:p></draw:text-box></draw:frame><draw:frame draw:style-name="gr134" draw:text-style-name="P49" svg:width="9.529cm" svg:height="0.403cm" svg:x="0cm" svg:y="3.883cm"><draw:text-box><text:p text:style-name="P48"><text:span text:style-name="T17">Almacena el cociente en rax y el </text:span><text:span text:style-name="T17">resto en rdx</text:span></text:p></draw:text-box></draw:frame><draw:frame draw:style-name="gr225" draw:text-style-name="P49" svg:width="10.376cm" svg:height="0.403cm" svg:x="0.882cm" svg:y="4.271cm"><draw:text-box><text:p text:style-name="P48"><text:span text:style-name="T17">8: # Por lo demÃ¡s el cÃ³digo es </text:span><text:span text:style-name="T17">igual al del 5.4</text:span></text:p></draw:text-box></draw:frame><draw:frame draw:style-name="gr111" draw:text-style-name="P49" svg:width="0.428cm" svg:height="0.403cm" svg:x="0.882cm" svg:y="4.659cm"><draw:text-box><text:p text:style-name="P48"><text:span text:style-name="T17">9:</text:span></text:p></draw:text-box></draw:frame><draw:frame draw:style-name="gr226" draw:text-style-name="P49" svg:width="7.413cm" svg:height="0.403cm" svg:x="0.67cm" svg:y="5.047cm"><draw:text-box><text:p text:style-name="P48"><text:span text:style-name="T17">10: #COMANDO PARA LA EJECUCIÃ\223N:</text:span></text:p></draw:text-box></draw:frame><draw:frame draw:style-name="gr113" draw:text-style-name="P49" svg:width="18.631cm" svg:height="0.403cm" svg:x="0.67cm" svg:y="5.435cm"><draw:text-box><text:p text:style-name="P48"><text:span text:style-name="T17">11: #for i in $(seq 1 20)</text:span><text:span text:style-name="T20">; do rm </text:span><text:span text:style-name="T20">media; gcc -x assembler-with-cpp -D </text:span><text:span text:style-name="T20">TEST=$i -no-pie med</text:span></text:p></draw:text-box></draw:frame><draw:frame draw:style-name="gr124" draw:text-style-name="P49" svg:width="16.303cm" svg:height="0.403cm" svg:x="0cm" svg:y="5.823cm"><draw:text-box><text:p text:style-name="P48"><text:span text:style-name="T20">ia.s -o media; printf "__TEST%02d__</text:span><text:span text:style-name="T20">%35s\n" $i "" | tr " " "-" ; ./media; </text:span><text:span text:style-name="T20">done</text:span></text:p></draw:text-box></draw:frame><draw:frame draw:style-name="gr101" draw:text-style-name="P49" svg:width="0.639cm" svg:height="0.403cm" svg:x="0.67cm" svg:y="6.211cm"><draw:text-box><text:p text:style-name="P48"><text:span text:style-name="T21">12:</text:span></text:p></draw:text-box></draw:frame><draw:frame draw:style-name="gr115" draw:text-style-name="P49" svg:width="3.814cm" svg:height="0.403cm" svg:x="0.67cm" svg:y="6.599cm"><draw:text-box><text:p text:style-name="P48"><text:span text:style-name="T21">13:</text:span><text:span text:style-name="T17"> .section .data</text:span></text:p></draw:text-box></draw:frame><draw:frame draw:style-name="gr116" draw:text-style-name="P49" svg:width="3.391cm" svg:height="0.403cm" svg:x="0.67cm" svg:y="6.987cm"><draw:text-box><text:p text:style-name="P48"><text:span text:style-name="T17">14: #ifndef TEST</text:span></text:p></draw:text-box></draw:frame><draw:frame draw:style-name="gr227" draw:text-style-name="P49" svg:width="4.026cm" svg:height="0.403cm" svg:x="0.67cm" svg:y="7.375cm"><draw:text-box><text:p text:style-name="P48"><text:span text:style-name="T17">15: #define TEST 20</text:span></text:p></draw:text-box></draw:frame><draw:frame draw:style-name="gr106" draw:text-style-name="P49" svg:width="2.121cm" svg:height="0.403cm" svg:x="0.67cm" svg:y="7.763cm"><draw:text-box><text:p text:style-name="P48"><text:span text:style-name="T17">16: #endif</text:span></text:p></draw:text-box></draw:frame><draw:frame draw:style-name="gr116" draw:text-style-name="P49" svg:width="3.391cm" svg:height="0.403cm" svg:x="0.67cm" svg:y="8.151cm"><draw:text-box><text:p text:style-name="P48"><text:span text:style-name="T17">17: .macro linea</text:span></text:p></draw:text-box></draw:frame><draw:frame draw:style-name="gr224" draw:text-style-name="P49" svg:width="11.223cm" svg:height="0.403cm" svg:x="0.67cm" svg:y="8.539cm"><draw:text-box><text:p text:style-name="P48"><text:span text:style-name="T17">18: #if <text:s/></text:span><text:span text:style-name="T17">TEST==1 <text:s text:c="19"/>//1 <text:s text:c="7"/></text:span><text:span text:style-name="T17"><text:s text:c="5"/>8</text:span></text:p></draw:text-box></draw:frame><draw:frame draw:style-name="gr97" draw:text-style-name="P49" svg:width="5.084cm" svg:height="0.403cm" svg:x="0.67cm" svg:y="8.927cm"><draw:text-box><text:p text:style-name="P48"><text:span text:style-name="T17">19: <text:s text:c="8"/></text:span><text:span text:style-name="T18">.int</text:span><text:span text:style-name="T17"> 1,2,1,2</text:span></text:p></draw:text-box></draw:frame><draw:frame draw:style-name="gr228" draw:text-style-name="P49" svg:width="9.741cm" svg:height="0.403cm" svg:x="0.67cm" svg:y="9.315cm"><draw:text-box><text:p text:style-name="P48"><text:span text:style-name="T17">20: #elif </text:span><text:span text:style-name="T17">TEST==2 <text:s text:c="18"/>//-1 <text:s text:c="3"/>-8</text:span></text:p></draw:text-box></draw:frame><draw:frame draw:style-name="gr229" draw:text-style-name="P49" svg:width="5.931cm" svg:height="0.403cm" svg:x="0.67cm" svg:y="9.703cm"><draw:text-box><text:p text:style-name="P48"><text:span text:style-name="T17">21: <text:s text:c="8"/></text:span><text:span text:style-name="T18">.int</text:span><text:span text:style-name="T17"> -1,-2,-1,-2</text:span></text:p></draw:text-box></draw:frame><draw:frame draw:style-name="gr224" draw:text-style-name="P49" svg:width="11.223cm" svg:height="0.403cm" svg:x="0.67cm" svg:y="10.091cm"><draw:text-box><text:p text:style-name="P48"><text:span text:style-name="T17">22: #elif </text:span><text:span text:style-name="T17">TEST==3 <text:s text:c="18"/></text:span><text:span text:style-name="T17">//2147483647 <text:s text:c="3"/>0</text:span></text:p></draw:text-box></draw:frame><draw:frame draw:style-name="gr118" draw:text-style-name="P49" svg:width="13.339cm" svg:height="0.403cm" svg:x="0.67cm" svg:y="10.48cm"><draw:text-box><text:p text:style-name="P48"><text:span text:style-name="T17">23: <text:s text:c="8"/></text:span><text:span text:style-name="T18">.int</text:span><text:span text:style-name="T17"> 0x7fffffff, </text:span><text:span text:style-name="T17">0x7fffffff, 0x7fffffff, 0x7fffffff</text:span></text:p></draw:text-box></draw:frame><draw:frame draw:style-name="gr224" draw:text-style-name="P49" svg:width="11.223cm" svg:height="0.403cm" svg:x="0.67cm" svg:y="10.868cm"><draw:text-box><text:p text:style-name="P48"><text:span text:style-name="T17">24: #elif </text:span><text:span text:style-name="T17">TEST==4 <text:s text:c="18"/>//-</text:span><text:span text:style-name="T17">2147483648 <text:s text:c="2"/>0</text:span></text:p></draw:text-box></draw:frame><draw:frame draw:style-name="gr118" draw:text-style-name="P49" svg:width="13.339cm" svg:height="0.403cm" svg:x="0.67cm" svg:y="11.256cm"><draw:text-box><text:p text:style-name="P48"><text:span text:style-name="T17">25: <text:s text:c="8"/></text:span><text:span text:style-name="T18">.int</text:span><text:span text:style-name="T17"> 0x80000000, </text:span><text:span text:style-name="T17">0x80000000, 0x80000000, 0x80000000</text:span></text:p></draw:text-box></draw:frame><draw:frame draw:style-name="gr134" draw:text-style-name="P49" svg:width="9.529cm" svg:height="0.403cm" svg:x="0.67cm" svg:y="11.644cm"><draw:text-box><text:p text:style-name="P48"><text:span text:style-name="T17">26: #elif </text:span><text:span text:style-name="T17">TEST==5 <text:s text:c="18"/>//-1 <text:s text:c="3"/>0</text:span></text:p></draw:text-box></draw:frame><draw:frame draw:style-name="gr118" draw:text-style-name="P49" svg:width="13.339cm" svg:height="0.403cm" svg:x="0.67cm" svg:y="12.032cm"><draw:text-box><text:p text:style-name="P48"><text:span text:style-name="T17">27: <text:s text:c="8"/></text:span><text:span text:style-name="T18">.int</text:span><text:span text:style-name="T17"> 0xffffffff, </text:span><text:span text:style-name="T17">0xffffffff, 0xffffffff, 0xffffffff</text:span></text:p></draw:text-box></draw:frame><draw:frame draw:style-name="gr224" draw:text-style-name="P49" svg:width="11.223cm" svg:height="0.403cm" svg:x="0.67cm" svg:y="12.42cm"><draw:text-box><text:p text:style-name="P48"><text:span text:style-name="T17">28: #elif </text:span><text:span text:style-name="T17">TEST==6 <text:s text:c="18"/></text:span><text:span text:style-name="T17">//2000000000 <text:s text:c="3"/>0</text:span></text:p></draw:text-box></draw:frame><draw:frame draw:style-name="gr118" draw:text-style-name="P49" svg:width="13.339cm" svg:height="0.403cm" svg:x="0.67cm" svg:y="12.808cm"><draw:text-box><text:p text:style-name="P48"><text:span text:style-name="T17">29: <text:s text:c="8"/></text:span><text:span text:style-name="T18">.int</text:span><text:span text:style-name="T17"> 2000000000, </text:span><text:span text:style-name="T17">2000000000, 2000000000, 2000000000</text:span></text:p></draw:text-box></draw:frame><draw:frame draw:style-name="gr230" draw:text-style-name="P49" svg:width="14.609cm" svg:height="0.403cm" svg:x="0.67cm" svg:y="13.196cm"><draw:text-box><text:p text:style-name="P48"><text:span text:style-name="T17">30: #elif </text:span><text:span text:style-name="T17">TEST==7 <text:s text:c="18"/></text:span><text:span text:style-name="T17">//desbordamiento--&gt; -1294967296 0</text:span></text:p></draw:text-box></draw:frame><draw:frame draw:style-name="gr118" draw:text-style-name="P49" svg:width="13.339cm" svg:height="0.403cm" svg:x="0.67cm" svg:y="13.584cm"><draw:text-box><text:p text:style-name="P48"><text:span text:style-name="T17">31: <text:s text:c="8"/></text:span><text:span text:style-name="T18">.int</text:span><text:span text:style-name="T17"> 3000000000, </text:span><text:span text:style-name="T17">3000000000, 3000000000, 3000000000</text:span></text:p></draw:text-box></draw:frame><draw:frame draw:style-name="gr224" draw:text-style-name="P49" svg:width="11.223cm" svg:height="0.403cm" svg:x="0.67cm" svg:y="13.972cm"><draw:text-box><text:p text:style-name="P48"><text:span text:style-name="T17">32: #elif </text:span><text:span text:style-name="T17">TEST==8 <text:s text:c="18"/>//-</text:span><text:span text:style-name="T17">2000000000 <text:s text:c="2"/>0</text:span></text:p></draw:text-box></draw:frame><draw:frame draw:style-name="gr231" draw:text-style-name="P49" svg:width="14.186cm" svg:height="0.403cm" svg:x="0.67cm" svg:y="14.36cm"><draw:text-box><text:p text:style-name="P48"><text:span text:style-name="T17">33: <text:s text:c="8"/></text:span><text:span text:style-name="T18">.int</text:span><text:span text:style-name="T17"> -2000000000, -</text:span><text:span text:style-name="T17">2000000000, -2000000000, -2000000000</text:span></text:p></draw:text-box></draw:frame><draw:frame draw:style-name="gr230" draw:text-style-name="P49" svg:width="14.609cm" svg:height="0.403cm" svg:x="0.67cm" svg:y="14.748cm"><draw:text-box><text:p text:style-name="P48"><text:span text:style-name="T17">34: #elif </text:span><text:span text:style-name="T17">TEST==9 <text:s text:c="18"/></text:span><text:span text:style-name="T17">//desbordamiento--&gt; 1294967296 <text:s/>0</text:span></text:p></draw:text-box></draw:frame><draw:frame draw:style-name="gr231" draw:text-style-name="P49" svg:width="14.186cm" svg:height="0.403cm" svg:x="0.67cm" svg:y="15.136cm"><draw:text-box><text:p text:style-name="P48"><text:span text:style-name="T17">35: <text:s text:c="8"/></text:span><text:span text:style-name="T18">.int</text:span><text:span text:style-name="T17"> -3000000000, -</text:span><text:span text:style-name="T17">3000000000, -3000000000, -3000000000</text:span></text:p></draw:text-box></draw:frame><draw:frame draw:style-name="gr232" draw:text-style-name="P49" svg:width="6.354cm" svg:height="0.403cm" svg:x="0.67cm" svg:y="15.524cm"><draw:text-box><text:p text:style-name="P48"><text:span text:style-name="T17">36: #elif TEST&gt;=10 &amp;&amp; TEST&lt;=14</text:span></text:p></draw:text-box></draw:frame><draw:frame draw:style-name="gr107" draw:text-style-name="P49" svg:width="5.719cm" svg:height="0.403cm" svg:x="0.67cm" svg:y="15.912cm"><draw:text-box><text:p text:style-name="P48"><text:span text:style-name="T17">37: <text:s text:c="8"/></text:span><text:span text:style-name="T18">.int</text:span><text:span text:style-name="T17"> 1, 1, 1, 1</text:span></text:p></draw:text-box></draw:frame><draw:frame draw:style-name="gr232" draw:text-style-name="P49" svg:width="6.354cm" svg:height="0.403cm" svg:x="0.67cm" svg:y="16.3cm"><draw:text-box><text:p text:style-name="P48"><text:span text:style-name="T17">38: #elif TEST&gt;=15 &amp;&amp; TEST&lt;=19</text:span></text:p></draw:text-box></draw:frame><draw:frame draw:style-name="gr233" draw:text-style-name="P49" svg:width="6.566cm" svg:height="0.403cm" svg:x="0.67cm" svg:y="16.688cm"><draw:text-box><text:p text:style-name="P48"><text:span text:style-name="T17">39: <text:s text:c="8"/></text:span><text:span text:style-name="T18">.int</text:span><text:span text:style-name="T17"> -1, -1, -1, -1</text:span></text:p></draw:text-box></draw:frame><draw:frame draw:style-name="gr232" draw:text-style-name="P49" svg:width="6.354cm" svg:height="0.403cm" svg:x="0.67cm" svg:y="17.076cm"><draw:text-box><text:p text:style-name="P48"><text:span text:style-name="T17">40: #else <text:s text:c="18"/>//</text:span></text:p></draw:text-box></draw:frame><draw:frame draw:style-name="gr121" draw:text-style-name="P49" svg:width="9.318cm" svg:height="0.403cm" svg:x="0.67cm" svg:y="17.465cm"><draw:text-box><text:p text:style-name="P48"><text:span text:style-name="T17">41: <text:s text:c="8"/></text:span><text:span text:style-name="T18">.error</text:span><text:span text:style-name="T17"> </text:span><text:span text:style-name="T22">"Definir TEST ente </text:span><text:span text:style-name="T22">1..19"</text:span></text:p></draw:text-box></draw:frame><draw:frame draw:style-name="gr232" draw:text-style-name="P49" svg:width="6.354cm" svg:height="0.403cm" svg:x="0.67cm" svg:y="17.853cm"><draw:text-box><text:p text:style-name="P48"><text:span text:style-name="T17">42: #endif <text:s text:c="17"/>//</text:span></text:p></draw:text-box></draw:frame><draw:frame draw:style-name="gr103" draw:text-style-name="P49" svg:width="3.603cm" svg:height="0.403cm" svg:x="0.67cm" svg:y="18.241cm"><draw:text-box><text:p text:style-name="P48"><text:span text:style-name="T17">43: <text:s text:c="8"/></text:span><text:span text:style-name="T18">.endm</text:span></text:p></draw:text-box></draw:frame><draw:frame draw:style-name="gr101" draw:text-style-name="P49" svg:width="0.639cm" svg:height="0.403cm" svg:x="0.67cm" svg:y="18.629cm"><draw:text-box><text:p text:style-name="P48"><text:span text:style-name="T23">44:</text:span></text:p></draw:text-box></draw:frame></draw:g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g text:anchor-type="paragraph" draw:z-index="24" draw:name="Forma25" draw:style-name="gr58"><draw:frame draw:style-name="gr103" draw:text-style-name="P49" svg:width="3.603cm" svg:height="0.403cm" svg:x="0.002cm" svg:y="0.002cm"><draw:text-box><text:p text:style-name="P48"><text:span text:style-name="T17">45: .macro linea0</text:span></text:p></draw:text-box></draw:frame><draw:frame draw:style-name="gr234" draw:text-style-name="P49" svg:width="5.508cm" svg:height="0.403cm" svg:x="0.002cm" svg:y="0.39cm"><draw:text-box><text:p text:style-name="P48"><text:span text:style-name="T17">46: #if TEST&gt;=1 &amp;&amp; TEST&lt;=9</text:span></text:p></draw:text-box></draw:frame><draw:frame draw:style-name="gr235" draw:text-style-name="P49" svg:width="4.238cm" svg:height="0.403cm" svg:x="0.002cm" svg:y="0.778cm"><draw:text-box><text:p text:style-name="P48"><text:span text:style-name="T17">47: <text:s text:c="8"/></text:span><text:span text:style-name="T18">linea</text:span><text:span text:style-name="T17"> <text:s text:c="2"/></text:span></text:p></draw:text-box></draw:frame><draw:frame draw:style-name="gr134" draw:text-style-name="P49" svg:width="9.529cm" svg:height="0.403cm" svg:x="0.002cm" svg:y="1.166cm"><draw:text-box><text:p text:style-name="P48"><text:span text:style-name="T17">48: #elif </text:span><text:span text:style-name="T17">TEST==10 <text:s text:c="17"/>//1 <text:s text:c="4"/>0</text:span></text:p></draw:text-box></draw:frame><draw:frame draw:style-name="gr229" draw:text-style-name="P49" svg:width="5.931cm" svg:height="0.403cm" svg:x="0.002cm" svg:y="1.554cm"><draw:text-box><text:p text:style-name="P48"><text:span text:style-name="T17">49: <text:s text:c="8"/></text:span><text:span text:style-name="T18">.int</text:span><text:span text:style-name="T17"> 0,2,1,1 <text:s text:c="3"/></text:span></text:p></draw:text-box></draw:frame><draw:frame draw:style-name="gr134" draw:text-style-name="P49" svg:width="9.529cm" svg:height="0.403cm" svg:x="0.002cm" svg:y="1.942cm"><draw:text-box><text:p text:style-name="P48"><text:span text:style-name="T17">50: #elif </text:span><text:span text:style-name="T17">TEST==11 <text:s text:c="17"/>//1 <text:s text:c="4"/>1</text:span></text:p></draw:text-box></draw:frame><draw:frame draw:style-name="gr97" draw:text-style-name="P49" svg:width="5.084cm" svg:height="0.403cm" svg:x="0.002cm" svg:y="2.33cm"><draw:text-box><text:p text:style-name="P48"><text:span text:style-name="T17">51: <text:s text:c="8"/></text:span><text:span text:style-name="T18">.int</text:span><text:span text:style-name="T17"> 1,2,1,1</text:span></text:p></draw:text-box></draw:frame><draw:frame draw:style-name="gr134" draw:text-style-name="P49" svg:width="9.529cm" svg:height="0.403cm" svg:x="0.002cm" svg:y="2.718cm"><draw:text-box><text:p text:style-name="P48"><text:span text:style-name="T17">52: #elif </text:span><text:span text:style-name="T17">TEST==12 <text:s text:c="17"/>//1 <text:s text:c="4"/>8</text:span></text:p></draw:text-box></draw:frame><draw:frame draw:style-name="gr97" draw:text-style-name="P49" svg:width="5.084cm" svg:height="0.403cm" svg:x="0.002cm" svg:y="3.106cm"><draw:text-box><text:p text:style-name="P48"><text:span text:style-name="T17">53: <text:s text:c="8"/></text:span><text:span text:style-name="T18">.int</text:span><text:span text:style-name="T17"> 8,2,1,1</text:span></text:p></draw:text-box></draw:frame><draw:frame draw:style-name="gr228" draw:text-style-name="P49" svg:width="9.741cm" svg:height="0.403cm" svg:x="0.002cm" svg:y="3.495cm"><draw:text-box><text:p text:style-name="P48"><text:span text:style-name="T17">54: #elif </text:span><text:span text:style-name="T17">TEST==13 <text:s text:c="17"/>//1 <text:s text:c="4"/>15</text:span></text:p></draw:text-box></draw:frame><draw:frame draw:style-name="gr100" draw:text-style-name="P49" svg:width="5.296cm" svg:height="0.403cm" svg:x="0.002cm" svg:y="3.883cm"><draw:text-box><text:p text:style-name="P48"><text:span text:style-name="T17">55: <text:s text:c="8"/></text:span><text:span text:style-name="T18">.int</text:span><text:span text:style-name="T17"> 15,2,1,1</text:span></text:p></draw:text-box></draw:frame><draw:frame draw:style-name="gr134" draw:text-style-name="P49" svg:width="9.529cm" svg:height="0.403cm" svg:x="0.002cm" svg:y="4.271cm"><draw:text-box><text:p text:style-name="P48"><text:span text:style-name="T17">56: #elif </text:span><text:span text:style-name="T17">TEST==14 <text:s text:c="17"/>//2 <text:s text:c="4"/>0</text:span></text:p></draw:text-box></draw:frame><draw:frame draw:style-name="gr100" draw:text-style-name="P49" svg:width="5.296cm" svg:height="0.403cm" svg:x="0.002cm" svg:y="4.659cm"><draw:text-box><text:p text:style-name="P48"><text:span text:style-name="T17">57: <text:s text:c="8"/></text:span><text:span text:style-name="T18">.int</text:span><text:span text:style-name="T17"> 16,2,1,1</text:span></text:p></draw:text-box></draw:frame><draw:frame draw:style-name="gr134" draw:text-style-name="P49" svg:width="9.529cm" svg:height="0.403cm" svg:x="0.002cm" svg:y="5.047cm"><draw:text-box><text:p text:style-name="P48"><text:span text:style-name="T17">58: #elif </text:span><text:span text:style-name="T17">TEST==15 <text:s text:c="17"/>//-1 <text:s text:c="3"/>0</text:span></text:p></draw:text-box></draw:frame><draw:frame draw:style-name="gr107" draw:text-style-name="P49" svg:width="5.719cm" svg:height="0.403cm" svg:x="0.002cm" svg:y="5.435cm"><draw:text-box><text:p text:style-name="P48"><text:span text:style-name="T17">59: <text:s text:c="8"/></text:span><text:span text:style-name="T18">.int</text:span><text:span text:style-name="T17"> 0,-2,-1,-1</text:span></text:p></draw:text-box></draw:frame><draw:frame draw:style-name="gr228" draw:text-style-name="P49" svg:width="9.741cm" svg:height="0.403cm" svg:x="0.002cm" svg:y="5.823cm"><draw:text-box><text:p text:style-name="P48"><text:span text:style-name="T17">60: #elif </text:span><text:span text:style-name="T17">TEST==16 <text:s text:c="17"/>//-1 <text:s text:c="3"/>-1</text:span></text:p></draw:text-box></draw:frame><draw:frame draw:style-name="gr229" draw:text-style-name="P49" svg:width="5.931cm" svg:height="0.403cm" svg:x="0.002cm" svg:y="6.211cm"><draw:text-box><text:p text:style-name="P48"><text:span text:style-name="T17">61: <text:s text:c="8"/></text:span><text:span text:style-name="T18">.int</text:span><text:span text:style-name="T17"> -1,-2,-1,-1</text:span></text:p></draw:text-box></draw:frame><draw:frame draw:style-name="gr228" draw:text-style-name="P49" svg:width="9.741cm" svg:height="0.403cm" svg:x="0.002cm" svg:y="6.599cm"><draw:text-box><text:p text:style-name="P48"><text:span text:style-name="T17">62: #elif </text:span><text:span text:style-name="T17">TEST==17 <text:s text:c="17"/>//-1 <text:s text:c="3"/>-8</text:span></text:p></draw:text-box></draw:frame><draw:frame draw:style-name="gr229" draw:text-style-name="P49" svg:width="5.931cm" svg:height="0.403cm" svg:x="0.002cm" svg:y="6.987cm"><draw:text-box><text:p text:style-name="P48"><text:span text:style-name="T17">63: <text:s text:c="8"/></text:span><text:span text:style-name="T18">.int</text:span><text:span text:style-name="T17"> -8,-2,-1,-1</text:span></text:p></draw:text-box></draw:frame></draw:g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g text:anchor-type="paragraph" draw:z-index="25" draw:name="Forma26" draw:style-name="gr58"><draw:frame draw:style-name="gr277" draw:text-style-name="P49" svg:width="9.953cm" svg:height="0.403cm" svg:x="0.002cm" svg:y="0.727cm"><draw:text-box><text:p text:style-name="P48"><text:span text:style-name="T17">64: #elif </text:span><text:span text:style-name="T17">TEST==18 <text:s text:c="17"/>//-1 <text:s text:c="3"/>-15</text:span></text:p></draw:text-box></draw:frame><draw:frame draw:style-name="gr160" draw:text-style-name="P49" svg:width="6.143cm" svg:height="0.403cm" svg:x="0.002cm" svg:y="1.073cm"><draw:text-box><text:p text:style-name="P48"><text:span text:style-name="T17">65: <text:s text:c="8"/></text:span><text:span text:style-name="T18">.int</text:span><text:span text:style-name="T17"> -15,-2,-1,-1</text:span></text:p></draw:text-box></draw:frame><draw:frame draw:style-name="gr278" draw:text-style-name="P49" svg:width="9.529cm" svg:height="0.403cm" svg:x="0.002cm" svg:y="1.418cm"><draw:text-box><text:p text:style-name="P48"><text:span text:style-name="T17">66: #elif </text:span><text:span text:style-name="T17">TEST==19 <text:s text:c="17"/>//-2 <text:s text:c="3"/>0</text:span></text:p></draw:text-box></draw:frame><draw:frame draw:style-name="gr160" draw:text-style-name="P49" svg:width="6.143cm" svg:height="0.403cm" svg:x="0.002cm" svg:y="1.764cm"><draw:text-box><text:p text:style-name="P48"><text:span text:style-name="T17">67: <text:s text:c="8"/></text:span><text:span text:style-name="T18">.int</text:span><text:span text:style-name="T17"> -16,-2,-1,-1</text:span></text:p></draw:text-box></draw:frame><draw:frame draw:style-name="gr152" draw:text-style-name="P49" svg:width="1.909cm" svg:height="0.403cm" svg:x="0.002cm" svg:y="2.108cm"><draw:text-box><text:p text:style-name="P48"><text:span text:style-name="T17">68: #else</text:span></text:p></draw:text-box></draw:frame><draw:frame draw:style-name="gr279" draw:text-style-name="P49" svg:width="9.318cm" svg:height="0.403cm" svg:x="0.002cm" svg:y="2.454cm"><draw:text-box><text:p text:style-name="P48"><text:span text:style-name="T17">69: <text:s text:c="8"/></text:span><text:span text:style-name="T18">.error</text:span><text:span text:style-name="T17"> </text:span><text:span text:style-name="T22">"Definir TEST ente </text:span><text:span text:style-name="T22">1..19"</text:span></text:p></draw:text-box></draw:frame><draw:frame draw:style-name="gr156" draw:text-style-name="P49" svg:width="2.121cm" svg:height="0.403cm" svg:x="0.002cm" svg:y="2.8cm"><draw:text-box><text:p text:style-name="P48"><text:span text:style-name="T17">70: #endif</text:span></text:p></draw:text-box></draw:frame><draw:frame draw:style-name="gr280" draw:text-style-name="P49" svg:width="3.603cm" svg:height="0.403cm" svg:x="0.002cm" svg:y="3.145cm"><draw:text-box><text:p text:style-name="P48"><text:span text:style-name="T17">71: <text:s text:c="8"/></text:span><text:span text:style-name="T18">.endm</text:span></text:p></draw:text-box></draw:frame><draw:frame draw:style-name="gr281" draw:text-style-name="P49" svg:width="5.508cm" svg:height="0.403cm" svg:x="0.002cm" svg:y="3.491cm"><draw:text-box><text:p text:style-name="P48"><text:span text:style-name="T23">72:</text:span><text:span text:style-name="T19"> lista:</text:span><text:span text:style-name="T17"> <text:s text:c="9"/>linea0</text:span></text:p></draw:text-box></draw:frame><draw:frame draw:style-name="gr199" draw:text-style-name="P49" svg:width="4.873cm" svg:height="0.403cm" svg:x="0.002cm" svg:y="3.839cm"><draw:text-box><text:p text:style-name="P48"><text:span text:style-name="T17">73: <text:s text:c="8"/></text:span><text:span text:style-name="T18">.irpc</text:span><text:span text:style-name="T17"> i,123</text:span></text:p></draw:text-box></draw:frame><draw:frame draw:style-name="gr161" draw:text-style-name="P49" svg:width="5.296cm" svg:height="0.403cm" svg:x="0.002cm" svg:y="4.182cm"><draw:text-box><text:p text:style-name="P48"><text:span text:style-name="T17">74: <text:s text:c="16"/></text:span><text:span text:style-name="T18">linea</text:span></text:p></draw:text-box></draw:frame><draw:frame draw:style-name="gr282" draw:text-style-name="P49" svg:width="3.603cm" svg:height="0.403cm" svg:x="0.002cm" svg:y="4.528cm"><draw:text-box><text:p text:style-name="P48"><text:span text:style-name="T23">75:</text:span><text:span text:style-name="T17"> <text:s text:c="8"/></text:span><text:span text:style-name="T18">.endr</text:span></text:p></draw:text-box></draw:frame><draw:frame draw:style-name="gr144" draw:text-style-name="P49" svg:width="0.639cm" svg:height="0.403cm" svg:x="0.002cm" svg:y="4.872cm"><draw:text-box><text:p text:style-name="P48"><text:span text:style-name="T23">76:</text:span></text:p></draw:text-box></draw:frame><draw:frame draw:style-name="gr283" draw:text-style-name="P49" svg:width="8.048cm" svg:height="0.403cm" svg:x="0.002cm" svg:y="5.22cm"><draw:text-box><text:p text:style-name="P48"><text:span text:style-name="T17">77:</text:span><text:span text:style-name="T19"> longlista:</text:span><text:span text:style-name="T17"> <text:s text:c="5"/>.int <text:s text:c="2"/>(.-lista)/</text:span><text:span text:style-name="T17">4</text:span></text:p></draw:text-box></draw:frame><draw:frame draw:style-name="gr284" draw:text-style-name="P49" svg:width="6.143cm" svg:height="0.403cm" svg:x="0.002cm" svg:y="5.565cm"><draw:text-box><text:p text:style-name="P48"><text:span text:style-name="T17">78:</text:span><text:span text:style-name="T19"> resultado:</text:span><text:span text:style-name="T17"> <text:s text:c="5"/>.quad <text:s text:c="2"/>0</text:span></text:p></draw:text-box></draw:frame><draw:frame draw:style-name="gr284" draw:text-style-name="P49" svg:width="6.143cm" svg:height="0.403cm" svg:x="0.002cm" svg:y="5.909cm"><draw:text-box><text:p text:style-name="P48"><text:span text:style-name="T17">79:</text:span><text:span text:style-name="T19"> media:</text:span><text:span text:style-name="T17"> <text:s text:c="9"/>.quad <text:s text:c="2"/>0</text:span></text:p></draw:text-box></draw:frame><draw:frame draw:style-name="gr160" draw:text-style-name="P49" svg:width="6.143cm" svg:height="0.403cm" svg:x="0.002cm" svg:y="6.259cm"><draw:text-box><text:p text:style-name="P48"><text:span text:style-name="T17">80:</text:span><text:span text:style-name="T19"> resto:</text:span><text:span text:style-name="T17"> <text:s text:c="9"/>.quad <text:s text:c="2"/>0</text:span></text:p></draw:text-box></draw:frame><draw:frame draw:style-name="gr285" draw:text-style-name="P49" svg:width="12.281cm" svg:height="0.403cm" svg:x="0.002cm" svg:y="6.603cm"><draw:text-box><text:p text:style-name="P48"><text:span text:style-name="T17">81:</text:span><text:span text:style-name="T19"> formato:</text:span><text:span text:style-name="T17"> .ascii </text:span><text:span text:style-name="T22">"media \t = </text:span><text:span text:style-name="T22">%11d \t resto \t = %11d\n"</text:span></text:p></draw:text-box></draw:frame><draw:frame draw:style-name="gr286" draw:text-style-name="P49" svg:width="15.244cm" svg:height="0.403cm" svg:x="0.002cm" svg:y="6.946cm"><draw:text-box><text:p text:style-name="P48"><text:span text:style-name="T17">82: <text:s text:c="17"/></text:span><text:span text:style-name="T18">.asciz</text:span><text:span text:style-name="T17"> </text:span><text:span text:style-name="T22">"media \t </text:span><text:span text:style-name="T22">= 0x %08x \t resto \t = 0x %08x\n"</text:span></text:p></draw:text-box></draw:frame><draw:frame draw:style-name="gr148" draw:text-style-name="P49" svg:width="0.639cm" svg:height="0.403cm" svg:x="0.002cm" svg:y="7.296cm"><draw:text-box><text:p text:style-name="P48"><text:span text:style-name="T17">83:</text:span></text:p></draw:text-box></draw:frame><draw:frame draw:style-name="gr287" draw:text-style-name="P49" svg:width="14.186cm" svg:height="0.403cm" svg:x="0.002cm" svg:y="7.64cm"><draw:text-box><text:p text:style-name="P48"><text:span text:style-name="T17">84:</text:span><text:span text:style-name="T19"> formatoq:</text:span><text:span text:style-name="T17"> .ascii </text:span><text:span text:style-name="T22">"media_x64 \t = </text:span><text:span text:style-name="T22">%11d \t resto_x64 \t = %11d\n"</text:span></text:p></draw:text-box></draw:frame><draw:frame draw:style-name="gr288" draw:text-style-name="P49" svg:width="17.149cm" svg:height="0.403cm" svg:x="0.002cm" svg:y="7.985cm"><draw:text-box><text:p text:style-name="P48"><text:span text:style-name="T17">85: <text:s text:c="18"/></text:span><text:span text:style-name="T18">.asciz</text:span><text:span text:style-name="T17"> </text:span><text:span text:style-name="T22">"media_x64 \t = 0x %08x \t </text:span><text:span text:style-name="T22">resto_x64 \t = 0x %08x\n"</text:span></text:p></draw:text-box></draw:frame><draw:frame draw:style-name="gr148" draw:text-style-name="P49" svg:width="0.639cm" svg:height="0.403cm" svg:x="0.002cm" svg:y="8.331cm"><draw:text-box><text:p text:style-name="P48"><text:span text:style-name="T17">86:</text:span></text:p></draw:text-box></draw:frame><draw:frame draw:style-name="gr198" draw:text-style-name="P49" svg:width="3.814cm" svg:height="0.403cm" svg:x="0.002cm" svg:y="8.677cm"><draw:text-box><text:p text:style-name="P48"><text:span text:style-name="T17">87: .section .text</text:span></text:p></draw:text-box></draw:frame><draw:frame draw:style-name="gr199" draw:text-style-name="P49" svg:width="4.873cm" svg:height="0.403cm" svg:x="0.002cm" svg:y="9.023cm"><draw:text-box><text:p text:style-name="P48"><text:span text:style-name="T17">88:</text:span><text:span text:style-name="T19"> main:</text:span><text:span text:style-name="T17"> .global <text:s/>main</text:span></text:p></draw:text-box></draw:frame><draw:frame draw:style-name="gr148" draw:text-style-name="P49" svg:width="0.639cm" svg:height="0.403cm" svg:x="0.002cm" svg:y="9.368cm"><draw:text-box><text:p text:style-name="P48"><text:span text:style-name="T17">89:</text:span></text:p></draw:text-box></draw:frame><draw:frame draw:style-name="gr137" draw:text-style-name="P49" svg:width="2.756cm" svg:height="0.403cm" svg:x="0.002cm" svg:y="9.714cm"><draw:text-box><text:p text:style-name="P48"><text:span text:style-name="T17">90: #trabajar</text:span></text:p></draw:text-box></draw:frame><draw:frame draw:style-name="gr138" draw:text-style-name="P49" svg:width="6.989cm" svg:height="0.403cm" svg:x="0.002cm" svg:y="10.06cm"><draw:text-box><text:p text:style-name="P48"><text:span text:style-name="T17">91: <text:s text:c="8"/></text:span><text:span text:style-name="T18">movq</text:span><text:span text:style-name="T17"> <text:s text:c="4"/>$lista, %rbx</text:span></text:p></draw:text-box></draw:frame><draw:frame draw:style-name="gr138" draw:text-style-name="P49" svg:width="6.989cm" svg:height="0.403cm" svg:x="0.002cm" svg:y="10.404cm"><draw:text-box><text:p text:style-name="P48"><text:span text:style-name="T17">92: <text:s text:c="8"/></text:span><text:span text:style-name="T18">movl</text:span><text:span text:style-name="T17"> <text:s/>longlista, %ecx</text:span></text:p></draw:text-box></draw:frame><draw:frame draw:style-name="gr289" draw:text-style-name="P49" svg:width="13.763cm" svg:height="0.403cm" svg:x="0.002cm" svg:y="10.749cm"><draw:text-box><text:p text:style-name="P48"><text:span text:style-name="T17">93: <text:s text:c="8"/></text:span><text:span text:style-name="T18">call</text:span><text:span text:style-name="T17"> suma <text:s text:c="14"/># </text:span><text:span text:style-name="T17">== suma(&amp;lista, longlista)</text:span><text:span text:style-name="T20">;</text:span></text:p></draw:text-box></draw:frame><draw:frame draw:style-name="gr201" draw:text-style-name="P49" svg:width="6.354cm" svg:height="0.403cm" svg:x="0.002cm" svg:y="11.095cm"><draw:text-box><text:p text:style-name="P48"><text:span text:style-name="T21">94:</text:span><text:span text:style-name="T20"> <text:s text:c="8"/>mov <text:s text:c="4"/>%esi, %eax</text:span></text:p></draw:text-box></draw:frame><draw:frame draw:style-name="gr290" draw:text-style-name="P49" svg:width="6.354cm" svg:height="0.403cm" svg:x="0.002cm" svg:y="11.441cm"><draw:text-box><text:p text:style-name="P48"><text:span text:style-name="T21">95:</text:span><text:span text:style-name="T17"> <text:s text:c="8"/></text:span><text:span text:style-name="T18">mov</text:span><text:span text:style-name="T17"> <text:s text:c="4"/>%edi, %edx</text:span></text:p></draw:text-box></draw:frame><draw:frame draw:style-name="gr291" draw:text-style-name="P49" svg:width="4.661cm" svg:height="0.403cm" svg:x="0.002cm" svg:y="11.787cm"><draw:text-box><text:p text:style-name="P48"><text:span text:style-name="T17">96: <text:s text:c="8"/></text:span><text:span text:style-name="T18">idivl</text:span><text:span text:style-name="T17"> %ecx</text:span></text:p></draw:text-box></draw:frame><draw:frame draw:style-name="gr160" draw:text-style-name="P49" svg:width="6.143cm" svg:height="0.403cm" svg:x="0.002cm" svg:y="12.132cm"><draw:text-box><text:p text:style-name="P48"><text:span text:style-name="T17">97: <text:s text:c="8"/></text:span><text:span text:style-name="T18">movl</text:span><text:span text:style-name="T17"> <text:s/>%eax, media</text:span></text:p></draw:text-box></draw:frame><draw:frame draw:style-name="gr292" draw:text-style-name="P49" svg:width="5.931cm" svg:height="0.403cm" svg:x="0.002cm" svg:y="12.48cm"><draw:text-box><text:p text:style-name="P48"><text:span text:style-name="T17">98: <text:s text:c="8"/></text:span><text:span text:style-name="T18">movl</text:span><text:span text:style-name="T17"> %edx, resto</text:span></text:p></draw:text-box></draw:frame><draw:frame draw:style-name="gr144" draw:text-style-name="P49" svg:width="0.639cm" svg:height="0.403cm" svg:x="0.002cm" svg:y="12.822cm"><draw:text-box><text:p text:style-name="P48"><text:span text:style-name="T17">99:</text:span></text:p></draw:text-box></draw:frame><draw:frame draw:style-name="gr293" draw:text-style-name="P49" svg:width="2.968cm" svg:height="0.403cm" svg:x="-0.21cm" svg:y="13.169cm"><draw:text-box><text:p text:style-name="P48"><text:span text:style-name="T17">100: #imprim_C</text:span></text:p></draw:text-box></draw:frame><draw:frame draw:style-name="gr294" draw:text-style-name="P49" svg:width="7.201cm" svg:height="0.403cm" svg:x="-0.21cm" svg:y="13.515cm"><draw:text-box><text:p text:style-name="P48"><text:span text:style-name="T17">101: <text:s text:c="8"/></text:span><text:span text:style-name="T18">movq</text:span><text:span text:style-name="T17"> <text:s text:c="2"/>$formato, %rdi</text:span></text:p></draw:text-box></draw:frame><draw:frame draw:style-name="gr201" draw:text-style-name="P49" svg:width="6.354cm" svg:height="0.403cm" svg:x="-0.21cm" svg:y="13.863cm"><draw:text-box><text:p text:style-name="P48"><text:span text:style-name="T17">102: <text:s text:c="8"/></text:span><text:span text:style-name="T18">movl</text:span><text:span text:style-name="T17"> <text:s text:c="2"/>media,%esi</text:span></text:p></draw:text-box></draw:frame><draw:frame draw:style-name="gr201" draw:text-style-name="P49" svg:width="6.354cm" svg:height="0.403cm" svg:x="-0.21cm" svg:y="14.207cm"><draw:text-box><text:p text:style-name="P48"><text:span text:style-name="T17">103: <text:s text:c="8"/></text:span><text:span text:style-name="T18">movl</text:span><text:span text:style-name="T17"> <text:s text:c="2"/>resto,%edx</text:span></text:p></draw:text-box></draw:frame><draw:frame draw:style-name="gr295" draw:text-style-name="P49" svg:width="6.566cm" svg:height="0.403cm" svg:x="-0.21cm" svg:y="14.552cm"><draw:text-box><text:p text:style-name="P48"><text:span text:style-name="T17">104: <text:s text:c="8"/></text:span><text:span text:style-name="T18">movl</text:span><text:span text:style-name="T17"> <text:s text:c="2"/>media, %ecx</text:span></text:p></draw:text-box></draw:frame><draw:frame draw:style-name="gr295" draw:text-style-name="P49" svg:width="6.566cm" svg:height="0.403cm" svg:x="-0.21cm" svg:y="14.9cm"><draw:text-box><text:p text:style-name="P48"><text:span text:style-name="T17">105: <text:s text:c="8"/></text:span><text:span text:style-name="T18">movl</text:span><text:span text:style-name="T17"> <text:s text:c="2"/>resto, %r8d</text:span></text:p></draw:text-box></draw:frame><draw:frame draw:style-name="gr296" draw:text-style-name="P49" svg:width="11.646cm" svg:height="0.403cm" svg:x="-0.21cm" svg:y="15.246cm"><draw:text-box><text:p text:style-name="P48"><text:span text:style-name="T17">106: <text:s text:c="8"/></text:span><text:span text:style-name="T18">movl</text:span><text:span text:style-name="T17"> <text:s text:c="9"/>$0,%eax <text:s text:c="2"/></text:span><text:span text:style-name="T17"># varargin sin xmm</text:span></text:p></draw:text-box></draw:frame><draw:frame draw:style-name="gr297" draw:text-style-name="P49" svg:width="14.398cm" svg:height="0.403cm" svg:x="-0.21cm" svg:y="15.588cm"><draw:text-box><text:p text:style-name="P48"><text:span text:style-name="T17">107: <text:s text:c="8"/></text:span><text:span text:style-name="T18">call</text:span><text:span text:style-name="T17"> <text:s/>printf <text:s text:c="11"/></text:span><text:span text:style-name="T17"># == printf(formato, res, res)</text:span><text:span text:style-name="T20">;</text:span></text:p></draw:text-box></draw:frame><draw:frame draw:style-name="gr214" draw:text-style-name="P49" svg:width="0.851cm" svg:height="0.403cm" svg:x="-0.21cm" svg:y="15.935cm"><draw:text-box><text:p text:style-name="P48"><text:span text:style-name="T21">108:</text:span></text:p></draw:text-box></draw:frame><draw:frame draw:style-name="gr213" draw:text-style-name="P49" svg:width="3.391cm" svg:height="0.403cm" svg:x="-0.21cm" svg:y="16.281cm"><draw:text-box><text:p text:style-name="P48"><text:span text:style-name="T21">109:</text:span><text:span text:style-name="T17"> #trabajar_q</text:span></text:p></draw:text-box></draw:frame><draw:frame draw:style-name="gr294" draw:text-style-name="P49" svg:width="7.201cm" svg:height="0.403cm" svg:x="-0.21cm" svg:y="16.627cm"><draw:text-box><text:p text:style-name="P48"><text:span text:style-name="T17">110: <text:s text:c="8"/></text:span><text:span text:style-name="T18">movq</text:span><text:span text:style-name="T17"> <text:s text:c="4"/>$lista, %rbx</text:span></text:p></draw:text-box></draw:frame><draw:frame draw:style-name="gr294" draw:text-style-name="P49" svg:width="7.201cm" svg:height="0.403cm" svg:x="-0.21cm" svg:y="16.972cm"><draw:text-box><text:p text:style-name="P48"><text:span text:style-name="T17">111: <text:s text:c="8"/></text:span><text:span text:style-name="T18">movq</text:span><text:span text:style-name="T17"> <text:s/>longlista, %rcx</text:span></text:p></draw:text-box></draw:frame><draw:frame draw:style-name="gr298" draw:text-style-name="P49" svg:width="13.974cm" svg:height="0.403cm" svg:x="-0.21cm" svg:y="17.318cm"><draw:text-box><text:p text:style-name="P48"><text:span text:style-name="T17">112: <text:s text:c="8"/></text:span><text:span text:style-name="T18">call</text:span><text:span text:style-name="T17"> sumaq <text:s text:c="13"/></text:span><text:span text:style-name="T17"># == suma(&amp;lista, longlista)</text:span><text:span text:style-name="T20">;</text:span></text:p></draw:text-box></draw:frame><draw:frame draw:style-name="gr295" draw:text-style-name="P49" svg:width="6.566cm" svg:height="0.403cm" svg:x="-0.21cm" svg:y="17.664cm"><draw:text-box><text:p text:style-name="P48"><text:span text:style-name="T21">113:</text:span><text:span text:style-name="T20"> <text:s text:c="8"/>mov <text:s text:c="4"/>%rdi, %rax</text:span></text:p></draw:text-box></draw:frame><draw:frame draw:style-name="gr280" draw:text-style-name="P49" svg:width="3.603cm" svg:height="0.403cm" svg:x="-0.21cm" svg:y="18.01cm"><draw:text-box><text:p text:style-name="P48"><text:span text:style-name="T21">114:</text:span><text:span text:style-name="T17"> <text:s text:c="8"/></text:span><text:span text:style-name="T18">cqto</text:span></text:p></draw:text-box></draw:frame><draw:frame draw:style-name="gr199" draw:text-style-name="P49" svg:width="4.873cm" svg:height="0.403cm" svg:x="-0.21cm" svg:y="18.354cm"><draw:text-box><text:p text:style-name="P48"><text:span text:style-name="T23">115:</text:span><text:span text:style-name="T17"> <text:s text:c="8"/></text:span><text:span text:style-name="T18">idivq</text:span><text:span text:style-name="T17"> %rcx</text:span></text:p></draw:text-box></draw:frame><draw:frame draw:style-name="gr290" draw:text-style-name="P49" svg:width="6.354cm" svg:height="0.403cm" svg:x="-0.21cm" svg:y="18.699cm"><draw:text-box><text:p text:style-name="P48"><text:span text:style-name="T17">116: <text:s text:c="8"/></text:span><text:span text:style-name="T18">movq</text:span><text:span text:style-name="T17"> <text:s/>%rax, media</text:span></text:p></draw:text-box></draw:frame><draw:frame draw:style-name="gr299" draw:text-style-name="P49" svg:width="6.143cm" svg:height="0.403cm" svg:x="-0.21cm" svg:y="19.045cm"><draw:text-box><text:p text:style-name="P48"><text:span text:style-name="T17">117: <text:s text:c="8"/></text:span><text:span text:style-name="T18">movq</text:span><text:span text:style-name="T17"> %rdx, resto</text:span></text:p></draw:text-box></draw:frame><draw:frame draw:style-name="gr214" draw:text-style-name="P49" svg:width="0.851cm" svg:height="0.403cm" svg:x="-0.21cm" svg:y="19.391cm"><draw:text-box><text:p text:style-name="P48"><text:span text:style-name="T17">118:</text:span></text:p></draw:text-box></draw:frame></draw:g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g text:anchor-type="paragraph" draw:z-index="26" draw:name="Forma27" draw:style-name="gr58"><draw:frame draw:style-name="gr104" draw:text-style-name="P49" svg:width="0.851cm" svg:height="0.403cm" svg:x="0.459cm" svg:y="0.002cm"><draw:text-box><text:p text:style-name="P48"><text:span text:style-name="T23">132:</text:span></text:p></draw:text-box></draw:frame><draw:frame draw:style-name="gr106" draw:text-style-name="P49" svg:width="2.121cm" svg:height="0.403cm" svg:x="0.459cm" svg:y="0.39cm"><draw:text-box><text:p text:style-name="P48"><text:span text:style-name="T17">133:</text:span><text:span text:style-name="T19"> suma:</text:span></text:p></draw:text-box></draw:frame><draw:frame draw:style-name="gr271" draw:text-style-name="P49" svg:width="12.493cm" svg:height="0.403cm" svg:x="0.459cm" svg:y="0.778cm"><draw:text-box><text:p text:style-name="P48"><text:span text:style-name="T17">134: <text:s text:c="8"/></text:span><text:span text:style-name="T18">movq</text:span><text:span text:style-name="T17"> <text:s text:c="4"/>$0, %r8 <text:s text:c="7"/></text:span><text:span text:style-name="T17"># iterador de la lista</text:span></text:p></draw:text-box></draw:frame><draw:frame draw:style-name="gr272" draw:text-style-name="P49" svg:width="18.843cm" svg:height="0.403cm" svg:x="0.459cm" svg:y="1.166cm"><draw:text-box><text:p text:style-name="P48"><text:span text:style-name="T17">135: <text:s text:c="8"/></text:span><text:span text:style-name="T18">movl</text:span><text:span text:style-name="T17"> <text:s text:c="4"/>$0, %eax <text:s text:c="6"/></text:span><text:span text:style-name="T17"># En un principio se usarÃ¡ para </text:span><text:span text:style-name="T17">extender el signo a</text:span></text:p></draw:text-box></draw:frame><draw:frame draw:style-name="gr228" draw:text-style-name="P49" svg:width="9.741cm" svg:height="0.403cm" svg:x="0cm" svg:y="1.554cm"><draw:text-box><text:p text:style-name="P48"><text:span text:style-name="T17"><text:s/></text:span><text:span text:style-name="T17">%edx. Representa la parte menos </text:span><text:span text:style-name="T17">significativa</text:span></text:p></draw:text-box></draw:frame><draw:frame draw:style-name="gr272" draw:text-style-name="P49" svg:width="18.843cm" svg:height="0.403cm" svg:x="0.459cm" svg:y="1.942cm"><draw:text-box><text:p text:style-name="P48"><text:span text:style-name="T17">136: <text:s text:c="8"/></text:span><text:span text:style-name="T18">movl</text:span><text:span text:style-name="T17"> <text:s text:c="4"/>$0, %esi <text:s text:c="6"/></text:span><text:span text:style-name="T17"># Acumulador de la suma. Representa </text:span><text:span text:style-name="T17">la parte menos s</text:span></text:p></draw:text-box></draw:frame><draw:frame draw:style-name="gr273" draw:text-style-name="P49" svg:width="2.544cm" svg:height="0.403cm" svg:x="0cm" svg:y="2.33cm"><draw:text-box><text:p text:style-name="P48"><text:span text:style-name="T17">ignificativa</text:span></text:p></draw:text-box></draw:frame><draw:frame draw:style-name="gr272" draw:text-style-name="P49" svg:width="18.843cm" svg:height="0.403cm" svg:x="0.459cm" svg:y="2.718cm"><draw:text-box><text:p text:style-name="P48"><text:span text:style-name="T17">137: <text:s text:c="8"/></text:span><text:span text:style-name="T18">movl</text:span><text:span text:style-name="T17"> <text:s text:c="4"/>$0, %edi <text:s text:c="6"/></text:span><text:span text:style-name="T17"># Acumulador de la suma. Representa </text:span><text:span text:style-name="T17">la parte mÃ¡s si</text:span></text:p></draw:text-box></draw:frame><draw:frame draw:style-name="gr274" draw:text-style-name="P49" svg:width="2.333cm" svg:height="0.403cm" svg:x="0cm" svg:y="3.106cm"><draw:text-box><text:p text:style-name="P48"><text:span text:style-name="T17">gnificativa</text:span></text:p></draw:text-box></draw:frame><draw:frame draw:style-name="gr109" draw:text-style-name="P49" svg:width="2.333cm" svg:height="0.403cm" svg:x="0.459cm" svg:y="3.495cm"><draw:text-box><text:p text:style-name="P48"><text:span text:style-name="T17">138:</text:span><text:span text:style-name="T19"> bucle:</text:span></text:p></draw:text-box></draw:frame><draw:frame draw:style-name="gr275" draw:text-style-name="P49" svg:width="8.259cm" svg:height="0.403cm" svg:x="0.459cm" svg:y="3.883cm"><draw:text-box><text:p text:style-name="P48"><text:span text:style-name="T17">139: <text:s text:c="8"/></text:span><text:span text:style-name="T18">movl</text:span><text:span text:style-name="T17"> <text:s text:c="3"/>(%rbx,%r8,4), </text:span><text:span text:style-name="T17">%eax</text:span></text:p></draw:text-box></draw:frame><draw:frame draw:style-name="gr300" draw:text-style-name="P49" svg:width="3.603cm" svg:height="0.403cm" svg:x="0.459cm" svg:y="4.271cm"><draw:text-box><text:p text:style-name="P48"><text:span text:style-name="T17">140: <text:s text:c="8"/></text:span><text:span text:style-name="T18">cltd</text:span></text:p></draw:text-box></draw:frame><draw:frame draw:style-name="gr233" draw:text-style-name="P49" svg:width="6.566cm" svg:height="0.403cm" svg:x="0.459cm" svg:y="4.659cm"><draw:text-box><text:p text:style-name="P48"><text:span text:style-name="T23">141:</text:span><text:span text:style-name="T17"> <text:s text:c="8"/></text:span><text:span text:style-name="T18">add</text:span><text:span text:style-name="T17"> <text:s text:c="4"/>%eax, %esi</text:span></text:p></draw:text-box></draw:frame><draw:frame draw:style-name="gr233" draw:text-style-name="P49" svg:width="6.566cm" svg:height="0.403cm" svg:x="0.459cm" svg:y="5.047cm"><draw:text-box><text:p text:style-name="P48"><text:span text:style-name="T17">142: <text:s text:c="8"/></text:span><text:span text:style-name="T18">adc</text:span><text:span text:style-name="T17"> <text:s text:c="4"/>%edx, %edi</text:span></text:p></draw:text-box></draw:frame><draw:frame draw:style-name="gr97" draw:text-style-name="P49" svg:width="5.084cm" svg:height="0.403cm" svg:x="0.459cm" svg:y="5.435cm"><draw:text-box><text:p text:style-name="P48"><text:span text:style-name="T17">143: <text:s text:c="8"/></text:span><text:span text:style-name="T18">inc</text:span><text:span text:style-name="T17"> <text:s text:c="4"/>%r8</text:span></text:p></draw:text-box></draw:frame><draw:frame draw:style-name="gr99" draw:text-style-name="P49" svg:width="6.143cm" svg:height="0.403cm" svg:x="0.459cm" svg:y="5.823cm"><draw:text-box><text:p text:style-name="P48"><text:span text:style-name="T17">144: <text:s text:c="8"/></text:span><text:span text:style-name="T18">cmpq</text:span><text:span text:style-name="T17"> <text:s text:c="3"/>%r8,%rcx</text:span></text:p></draw:text-box></draw:frame><draw:frame draw:style-name="gr276" draw:text-style-name="P49" svg:width="5.508cm" svg:height="0.403cm" svg:x="0.459cm" svg:y="6.211cm"><draw:text-box><text:p text:style-name="P48"><text:span text:style-name="T17">145: <text:s text:c="8"/></text:span><text:span text:style-name="T18">jne</text:span><text:span text:style-name="T17"> <text:s text:c="4"/>bucle</text:span></text:p></draw:text-box></draw:frame><draw:frame draw:style-name="gr104" draw:text-style-name="P49" svg:width="0.851cm" svg:height="0.403cm" svg:x="0.459cm" svg:y="6.599cm"><draw:text-box><text:p text:style-name="P48"><text:span text:style-name="T17">146:</text:span></text:p></draw:text-box></draw:frame><draw:frame draw:style-name="gr116" draw:text-style-name="P49" svg:width="3.391cm" svg:height="0.403cm" svg:x="0.459cm" svg:y="6.987cm"><draw:text-box><text:p text:style-name="P48"><text:span text:style-name="T17">147: <text:s text:c="8"/></text:span><text:span text:style-name="T18">ret</text:span></text:p></draw:text-box></draw:frame><draw:frame draw:style-name="gr104" draw:text-style-name="P49" svg:width="0.851cm" svg:height="0.403cm" svg:x="0.459cm" svg:y="7.375cm"><draw:text-box><text:p text:style-name="P48"><text:span text:style-name="T23">148:</text:span></text:p></draw:text-box></draw:frame><draw:frame draw:style-name="gr109" draw:text-style-name="P49" svg:width="2.333cm" svg:height="0.403cm" svg:x="0.459cm" svg:y="7.763cm"><draw:text-box><text:p text:style-name="P48"><text:span text:style-name="T17">149:</text:span><text:span text:style-name="T19"> sumaq:</text:span></text:p></draw:text-box></draw:frame><draw:frame draw:style-name="gr271" draw:text-style-name="P49" svg:width="12.493cm" svg:height="0.403cm" svg:x="0.459cm" svg:y="8.151cm"><draw:text-box><text:p text:style-name="P48"><text:span text:style-name="T17">150: <text:s text:c="8"/></text:span><text:span text:style-name="T18">movq</text:span><text:span text:style-name="T17"> <text:s text:c="4"/>$0, %r8 <text:s text:c="7"/></text:span><text:span text:style-name="T17"># iterador de la lista</text:span></text:p></draw:text-box></draw:frame><draw:frame draw:style-name="gr272" draw:text-style-name="P49" svg:width="18.843cm" svg:height="0.403cm" svg:x="0.459cm" svg:y="8.539cm"><draw:text-box><text:p text:style-name="P48"><text:span text:style-name="T17">151: <text:s text:c="8"/></text:span><text:span text:style-name="T18">movq</text:span><text:span text:style-name="T17"> <text:s text:c="4"/>$0, %rax <text:s text:c="6"/></text:span><text:span text:style-name="T17"># En un principio se usarÃ¡ para </text:span><text:span text:style-name="T17">extender el signo a</text:span></text:p></draw:text-box></draw:frame><draw:frame draw:style-name="gr228" draw:text-style-name="P49" svg:width="9.741cm" svg:height="0.403cm" svg:x="0cm" svg:y="8.927cm"><draw:text-box><text:p text:style-name="P48"><text:span text:style-name="T17"><text:s/></text:span><text:span text:style-name="T17">%edx. Representa la parte menos </text:span><text:span text:style-name="T17">significativa</text:span></text:p></draw:text-box></draw:frame><draw:frame draw:style-name="gr301" draw:text-style-name="P49" svg:width="12.704cm" svg:height="0.403cm" svg:x="0.459cm" svg:y="9.315cm"><draw:text-box><text:p text:style-name="P48"><text:span text:style-name="T17">152: <text:s text:c="8"/></text:span><text:span text:style-name="T18">movq</text:span><text:span text:style-name="T17"> <text:s text:c="4"/>$0, %rdi <text:s text:c="6"/></text:span><text:span text:style-name="T17"># Acumulador de la suma</text:span></text:p></draw:text-box></draw:frame><draw:frame draw:style-name="gr273" draw:text-style-name="P49" svg:width="2.544cm" svg:height="0.403cm" svg:x="0.459cm" svg:y="9.703cm"><draw:text-box><text:p text:style-name="P48"><text:span text:style-name="T17">153:</text:span><text:span text:style-name="T19"> bucleq:</text:span></text:p></draw:text-box></draw:frame><draw:frame draw:style-name="gr275" draw:text-style-name="P49" svg:width="8.259cm" svg:height="0.403cm" svg:x="0.459cm" svg:y="10.091cm"><draw:text-box><text:p text:style-name="P48"><text:span text:style-name="T17">154: <text:s text:c="8"/></text:span><text:span text:style-name="T18">movl</text:span><text:span text:style-name="T17"> <text:s text:c="3"/>(%rbx,%r8,4), </text:span><text:span text:style-name="T17">%eax</text:span></text:p></draw:text-box></draw:frame><draw:frame draw:style-name="gr300" draw:text-style-name="P49" svg:width="3.603cm" svg:height="0.403cm" svg:x="0.459cm" svg:y="10.48cm"><draw:text-box><text:p text:style-name="P48"><text:span text:style-name="T17">155: <text:s text:c="8"/></text:span><text:span text:style-name="T18">cdqe</text:span></text:p></draw:text-box></draw:frame><draw:frame draw:style-name="gr233" draw:text-style-name="P49" svg:width="6.566cm" svg:height="0.403cm" svg:x="0.459cm" svg:y="10.868cm"><draw:text-box><text:p text:style-name="P48"><text:span text:style-name="T23">156:</text:span><text:span text:style-name="T17"> <text:s text:c="8"/></text:span><text:span text:style-name="T18">add</text:span><text:span text:style-name="T17"> <text:s text:c="4"/>%rax, %rdi</text:span></text:p></draw:text-box></draw:frame><draw:frame draw:style-name="gr97" draw:text-style-name="P49" svg:width="5.084cm" svg:height="0.403cm" svg:x="0.459cm" svg:y="11.256cm"><draw:text-box><text:p text:style-name="P48"><text:span text:style-name="T17">157: <text:s text:c="8"/></text:span><text:span text:style-name="T18">inc</text:span><text:span text:style-name="T17"> <text:s text:c="4"/>%r8</text:span></text:p></draw:text-box></draw:frame><draw:frame draw:style-name="gr99" draw:text-style-name="P49" svg:width="6.143cm" svg:height="0.403cm" svg:x="0.459cm" svg:y="11.644cm"><draw:text-box><text:p text:style-name="P48"><text:span text:style-name="T17">158: <text:s text:c="8"/></text:span><text:span text:style-name="T18">cmpq</text:span><text:span text:style-name="T17"> <text:s text:c="3"/>%r8,%rcx</text:span></text:p></draw:text-box></draw:frame><draw:frame draw:style-name="gr107" draw:text-style-name="P49" svg:width="5.719cm" svg:height="0.403cm" svg:x="0.459cm" svg:y="12.032cm"><draw:text-box><text:p text:style-name="P48"><text:span text:style-name="T17">159: <text:s text:c="8"/></text:span><text:span text:style-name="T18">jne</text:span><text:span text:style-name="T17"> <text:s text:c="4"/>bucleq</text:span></text:p></draw:text-box></draw:frame><draw:frame draw:style-name="gr104" draw:text-style-name="P49" svg:width="0.851cm" svg:height="0.403cm" svg:x="0.459cm" svg:y="12.42cm"><draw:text-box><text:p text:style-name="P48"><text:span text:style-name="T17">160:</text:span></text:p></draw:text-box></draw:frame><draw:frame draw:style-name="gr116" draw:text-style-name="P49" svg:width="3.391cm" svg:height="0.403cm" svg:x="0.459cm" svg:y="12.808cm"><draw:text-box><text:p text:style-name="P48"><text:span text:style-name="T17">161: <text:s text:c="8"/></text:span><text:span text:style-name="T18">ret</text:span></text:p></draw:text-box></draw:frame><draw:frame draw:style-name="gr104" draw:text-style-name="P49" svg:width="0.851cm" svg:height="0.403cm" svg:x="0.459cm" svg:y="13.196cm"><draw:text-box><text:p text:style-name="P48"><text:span text:style-name="T23">162:</text:span></text:p></draw:text-box></draw:frame></draw:g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5.5 salida</text:p>
      <text:p text:style-name="P40">rm: no se puede borrar 'media': No existe el archivo o el directorio</text:p>
      <text:p text:style-name="P40">__TEST01__-----------------------------------</text:p>
      <text:p text:style-name="P40">media <text:tab/> = <text:s text:c="10"/>1 <text:tab/> resto <text:tab/> = <text:s text:c="10"/>8</text:p>
      <text:p text:style-name="P40">media <text:tab/> = 0x 00000001 <text:tab/> resto <text:tab/> = 0x 00000008</text:p>
      <text:p text:style-name="P40">media_x64 <text:tab/> = <text:s text:c="10"/>1 <text:tab/> resto_x64 <text:tab/> = <text:s text:c="10"/>8</text:p>
      <text:p text:style-name="P40">media_x64 <text:tab/> = 0x 00000001 <text:tab/> resto_x64 <text:tab/> = 0x 00000008</text:p>
      <text:p text:style-name="P40">__TEST02__-----------------------------------</text:p>
      <text:p text:style-name="P40">media <text:tab/> = <text:s text:c="9"/>-1 <text:tab/> resto <text:tab/> = <text:s text:c="9"/>-8</text:p>
      <text:p text:style-name="P40">media <text:tab/> = 0x ffffffff <text:tab/> resto <text:tab/> = 0x fffffff8</text:p>
      <text:p text:style-name="P40">media_x64 <text:tab/> = <text:s text:c="9"/>-1 <text:tab/> resto_x64 <text:tab/> = <text:s text:c="9"/>-8</text:p>
      <text:p text:style-name="P40">media_x64 <text:tab/> = 0x ffffffff <text:tab/> resto_x64 <text:tab/> = 0x fffffff8</text:p>
      <text:p text:style-name="P40">__TEST03__-----------------------------------</text:p>
      <text:p text:style-name="P40">media <text:tab/> = <text:s/>2147483647 <text:tab/> resto <text:tab/> = <text:s text:c="10"/>0</text:p>
      <text:p text:style-name="P40">media <text:tab/> = 0x 7fffffff <text:tab/> resto <text:tab/> = 0x 00000000</text:p>
      <text:p text:style-name="P40">media_x64 <text:tab/> = <text:s/>2147483647 <text:tab/> resto_x64 <text:tab/> = <text:s text:c="10"/>0</text:p>
      <text:p text:style-name="P40">media_x64 <text:tab/> = 0x 7fffffff <text:tab/> resto_x64 <text:tab/> = 0x 00000000</text:p>
      <text:p text:style-name="P40">__TEST04__-----------------------------------</text:p>
      <text:p text:style-name="P40">media <text:tab/> = -2147483648 <text:tab/> resto <text:tab/> = <text:s text:c="10"/>0</text:p>
      <text:p text:style-name="P40">media <text:tab/> = 0x 80000000 <text:tab/> resto <text:tab/> = 0x 00000000</text:p>
      <text:p text:style-name="P40"><text:soft-page-break/>media_x64 <text:tab/> = -2147483648 <text:tab/> resto_x64 <text:tab/> = <text:s text:c="10"/>0</text:p>
      <text:p text:style-name="P40">media_x64 <text:tab/> = 0x 80000000 <text:tab/> resto_x64 <text:tab/> = 0x 00000000</text:p>
      <text:p text:style-name="P40">__TEST05__-----------------------------------</text:p>
      <text:p text:style-name="P40">media <text:tab/> = <text:s text:c="9"/>-1 <text:tab/> resto <text:tab/> = <text:s text:c="10"/>0</text:p>
      <text:p text:style-name="P40">media <text:tab/> = 0x ffffffff <text:tab/> resto <text:tab/> = 0x 00000000</text:p>
      <text:p text:style-name="P40">media_x64 <text:tab/> = <text:s text:c="9"/>-1 <text:tab/> resto_x64 <text:tab/> = <text:s text:c="10"/>0</text:p>
      <text:p text:style-name="P40">media_x64 <text:tab/> = 0x ffffffff <text:tab/> resto_x64 <text:tab/> = 0x 00000000</text:p>
      <text:p text:style-name="P40">__TEST06__-----------------------------------</text:p>
      <text:p text:style-name="P40">media <text:tab/> = <text:s/>2000000000 <text:tab/> resto <text:tab/> = <text:s text:c="10"/>0</text:p>
      <text:p text:style-name="P40">media <text:tab/> = 0x 77359400 <text:tab/> resto <text:tab/> = 0x 00000000</text:p>
      <text:p text:style-name="P40">media_x64 <text:tab/> = <text:s/>2000000000 <text:tab/> resto_x64 <text:tab/> = <text:s text:c="10"/>0</text:p>
      <text:p text:style-name="P40">media_x64 <text:tab/> = 0x 77359400 <text:tab/> resto_x64 <text:tab/> = 0x 00000000</text:p>
      <text:p text:style-name="P40">__TEST07__-----------------------------------</text:p>
      <text:p text:style-name="P40">media <text:tab/> = -1294967296 <text:tab/> resto <text:tab/> = <text:s text:c="10"/>0</text:p>
      <text:p text:style-name="P40">media <text:tab/> = 0x b2d05e00 <text:tab/> resto <text:tab/> = 0x 00000000</text:p>
      <text:p text:style-name="P40">media_x64 <text:tab/> = -1294967296 <text:tab/> resto_x64 <text:tab/> = <text:s text:c="10"/>0</text:p>
      <text:p text:style-name="P40">media_x64 <text:tab/> = 0x b2d05e00 <text:tab/> resto_x64 <text:tab/> = 0x 00000000</text:p>
      <text:p text:style-name="P40">__TEST08__-----------------------------------</text:p>
      <text:p text:style-name="P40">media <text:tab/> = -2000000000 <text:tab/> resto <text:tab/> = <text:s text:c="10"/>0</text:p>
      <text:p text:style-name="P40">media <text:tab/> = 0x 88ca6c00 <text:tab/> resto <text:tab/> = 0x 00000000</text:p>
      <text:p text:style-name="P40">media_x64 <text:tab/> = -2000000000 <text:tab/> resto_x64 <text:tab/> = <text:s text:c="10"/>0</text:p>
      <text:p text:style-name="P40">media_x64 <text:tab/> = 0x 88ca6c00 <text:tab/> resto_x64 <text:tab/> = 0x 00000000</text:p>
      <text:p text:style-name="P40">media.s: Mensajes del ensamblador:</text:p>
      <text:p text:style-name="P40">media.s:72: Aviso: valora 0xffffffff4d2fa200 truncado a 0x4d2fa200</text:p>
      <text:p text:style-name="P40">media.s:72: Aviso: valora 0xffffffff4d2fa200 truncado a 0x4d2fa200</text:p>
      <text:p text:style-name="P40">media.s:72: Aviso: valora 0xffffffff4d2fa200 truncado a 0x4d2fa200</text:p>
      <text:p text:style-name="P40">media.s:72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media.s:75: Aviso: valora 0xffffffff4d2fa200 truncado a 0x4d2fa200</text:p>
      <text:p text:style-name="P40">__TEST09__-----------------------------------</text:p>
      <text:p text:style-name="P40">media <text:tab/> = <text:s/>1294967296 <text:tab/> resto <text:tab/> = <text:s text:c="10"/>0</text:p>
      <text:p text:style-name="P40">media <text:tab/> = 0x 4d2fa200 <text:tab/> resto <text:tab/> = 0x 00000000</text:p>
      <text:p text:style-name="P40">media_x64 <text:tab/> = <text:s/>1294967296 <text:tab/> resto_x64 <text:tab/> = <text:s text:c="10"/>0</text:p>
      <text:p text:style-name="P40">media_x64 <text:tab/> = 0x 4d2fa200 <text:tab/> resto_x64 <text:tab/> = 0x 00000000</text:p>
      <text:p text:style-name="P40">__TEST10__-----------------------------------</text:p>
      <text:p text:style-name="P40">media <text:tab/> = <text:s text:c="10"/>1 <text:tab/> resto <text:tab/> = <text:s text:c="10"/>0</text:p>
      <text:p text:style-name="P40"><text:soft-page-break/>media <text:tab/> = 0x 00000001 <text:tab/> resto <text:tab/> = 0x 00000000</text:p>
      <text:p text:style-name="P40">media_x64 <text:tab/> = <text:s text:c="10"/>1 <text:tab/> resto_x64 <text:tab/> = <text:s text:c="10"/>0</text:p>
      <text:p text:style-name="P40">media_x64 <text:tab/> = 0x 00000001 <text:tab/> resto_x64 <text:tab/> = 0x 00000000</text:p>
      <text:p text:style-name="P40">__TEST11__-----------------------------------</text:p>
      <text:p text:style-name="P40">media <text:tab/> = <text:s text:c="10"/>1 <text:tab/> resto <text:tab/> = <text:s text:c="10"/>1</text:p>
      <text:p text:style-name="P40">media <text:tab/> = 0x 00000001 <text:tab/> resto <text:tab/> = 0x 00000001</text:p>
      <text:p text:style-name="P40">media_x64 <text:tab/> = <text:s text:c="10"/>1 <text:tab/> resto_x64 <text:tab/> = <text:s text:c="10"/>1</text:p>
      <text:p text:style-name="P40">media_x64 <text:tab/> = 0x 00000001 <text:tab/> resto_x64 <text:tab/> = 0x 00000001</text:p>
      <text:p text:style-name="P40">__TEST12__-----------------------------------</text:p>
      <text:p text:style-name="P40">media <text:tab/> = <text:s text:c="10"/>1 <text:tab/> resto <text:tab/> = <text:s text:c="10"/>8</text:p>
      <text:p text:style-name="P40">media <text:tab/> = 0x 00000001 <text:tab/> resto <text:tab/> = 0x 00000008</text:p>
      <text:p text:style-name="P40">media_x64 <text:tab/> = <text:s text:c="10"/>1 <text:tab/> resto_x64 <text:tab/> = <text:s text:c="10"/>8</text:p>
      <text:p text:style-name="P40">media_x64 <text:tab/> = 0x 00000001 <text:tab/> resto_x64 <text:tab/> = 0x 00000008</text:p>
      <text:p text:style-name="P40">__TEST13__-----------------------------------</text:p>
      <text:p text:style-name="P40">media <text:tab/> = <text:s text:c="10"/>1 <text:tab/> resto <text:tab/> = <text:s text:c="9"/>15</text:p>
      <text:p text:style-name="P40">media <text:tab/> = 0x 00000001 <text:tab/> resto <text:tab/> = 0x 0000000f</text:p>
      <text:p text:style-name="P40">media_x64 <text:tab/> = <text:s text:c="10"/>1 <text:tab/> resto_x64 <text:tab/> = <text:s text:c="9"/>15</text:p>
      <text:p text:style-name="P40">media_x64 <text:tab/> = 0x 00000001 <text:tab/> resto_x64 <text:tab/> = 0x 0000000f</text:p>
      <text:p text:style-name="P40">__TEST14__-----------------------------------</text:p>
      <text:p text:style-name="P40">media <text:tab/> = <text:s text:c="10"/>2 <text:tab/> resto <text:tab/> = <text:s text:c="10"/>0</text:p>
      <text:p text:style-name="P40">media <text:tab/> = 0x 00000002 <text:tab/> resto <text:tab/> = 0x 00000000</text:p>
      <text:p text:style-name="P40">media_x64 <text:tab/> = <text:s text:c="10"/>2 <text:tab/> resto_x64 <text:tab/> = <text:s text:c="10"/>0</text:p>
      <text:p text:style-name="P40">media_x64 <text:tab/> = 0x 00000002 <text:tab/> resto_x64 <text:tab/> = 0x 00000000</text:p>
      <text:p text:style-name="P40">__TEST15__-----------------------------------</text:p>
      <text:p text:style-name="P40">media <text:tab/> = <text:s text:c="9"/>-1 <text:tab/> resto <text:tab/> = <text:s text:c="10"/>0</text:p>
      <text:p text:style-name="P40">media <text:tab/> = 0x ffffffff <text:tab/> resto <text:tab/> = 0x 00000000</text:p>
      <text:p text:style-name="P40">media_x64 <text:tab/> = <text:s text:c="9"/>-1 <text:tab/> resto_x64 <text:tab/> = <text:s text:c="10"/>0</text:p>
      <text:p text:style-name="P40">media_x64 <text:tab/> = 0x ffffffff <text:tab/> resto_x64 <text:tab/> = 0x 00000000</text:p>
      <text:p text:style-name="P40">__TEST16__-----------------------------------</text:p>
      <text:p text:style-name="P40">media <text:tab/> = <text:s text:c="9"/>-1 <text:tab/> resto <text:tab/> = <text:s text:c="9"/>-1</text:p>
      <text:p text:style-name="P40">media <text:tab/> = 0x ffffffff <text:tab/> resto <text:tab/> = 0x ffffffff</text:p>
      <text:p text:style-name="P40">media_x64 <text:tab/> = <text:s text:c="9"/>-1 <text:tab/> resto_x64 <text:tab/> = <text:s text:c="9"/>-1</text:p>
      <text:p text:style-name="P40">media_x64 <text:tab/> = 0x ffffffff <text:tab/> resto_x64 <text:tab/> = 0x ffffffff</text:p>
      <text:p text:style-name="P40">__TEST17__-----------------------------------</text:p>
      <text:p text:style-name="P40">media <text:tab/> = <text:s text:c="9"/>-1 <text:tab/> resto <text:tab/> = <text:s text:c="9"/>-8</text:p>
      <text:p text:style-name="P40">media <text:tab/> = 0x ffffffff <text:tab/> resto <text:tab/> = 0x fffffff8</text:p>
      <text:p text:style-name="P40">media_x64 <text:tab/> = <text:s text:c="9"/>-1 <text:tab/> resto_x64 <text:tab/> = <text:s text:c="9"/>-8</text:p>
      <text:p text:style-name="P40">media_x64 <text:tab/> = 0x ffffffff <text:tab/> resto_x64 <text:tab/> = 0x fffffff8</text:p>
      <text:p text:style-name="P40">__TEST18__-----------------------------------</text:p>
      <text:p text:style-name="P40">media <text:tab/> = <text:s text:c="9"/>-1 <text:tab/> resto <text:tab/> = <text:s text:c="8"/>-15</text:p>
      <text:p text:style-name="P40">media <text:tab/> = 0x ffffffff <text:tab/> resto <text:tab/> = 0x fffffff1</text:p>
      <text:p text:style-name="P40">media_x64 <text:tab/> = <text:s text:c="9"/>-1 <text:tab/> resto_x64 <text:tab/> = <text:s text:c="8"/>-15</text:p>
      <text:p text:style-name="P40">media_x64 <text:tab/> = 0x ffffffff <text:tab/> resto_x64 <text:tab/> = 0x fffffff1</text:p>
      <text:p text:style-name="P40">__TEST19__-----------------------------------</text:p>
      <text:p text:style-name="P40">media <text:tab/> = <text:s text:c="9"/>-2 <text:tab/> resto <text:tab/> = <text:s text:c="10"/>0</text:p>
      <text:p text:style-name="P40">media <text:tab/> = 0x fffffffe <text:tab/> resto <text:tab/> = 0x 00000000</text:p>
      <text:p text:style-name="P40"><text:soft-page-break/>media_x64 <text:tab/> = <text:s text:c="9"/>-2 <text:tab/> resto_x64 <text:tab/> = <text:s text:c="10"/>0</text:p>
      <text:p text:style-name="P40">media_x64 <text:tab/> = 0x fffffffe <text:tab/> resto_x64 <text:tab/> = 0x 00000000</text:p>
      <text:p text:style-name="P40">media.s: Mensajes del ensamblador:</text:p>
      <text:p text:style-name="P40">media.s:72: Error: Definir TEST ente 1..19</text:p>
      <text:p text:style-name="P40">media.s:75: Error: Definir TEST ente 1..19</text:p>
      <text:p text:style-name="P40">media.s:75: Error: Definir TEST ente 1..19</text:p>
      <text:p text:style-name="P40">media.s:75: Error: Definir TEST ente 1..19</text:p>
      <text:p text:style-name="P40">__TEST20__-----------------------------------</text:p>
      <text:p text:style-name="P40">bash: ./media: No existe el archivo o el directo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df34" officeooo:paragraph-rsid="000cdf3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sé Javier Alonso Ramos<text:tab/><text:tab/>jotajota98@correo.ugr.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20:01:40.973837550</meta:creation-date>
    <meta:editing-duration>PT40M43S</meta:editing-duration>
    <meta:editing-cycles>14</meta:editing-cycles>
    <meta:generator>LibreOffice/6.0.6.2$Linux_X86_64 LibreOffice_project/00m0$Build-2</meta:generator>
    <dc:date>2018-10-14T23:01:16.775145547</dc:date>
    <meta:document-statistic meta:table-count="0" meta:image-count="0" meta:object-count="0" meta:page-count="24" meta:paragraph-count="422" meta:word-count="2834" meta:character-count="22223" meta:non-whitespace-character-count="17551"/>
  </office:meta>
</office:document-meta>
</file>